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0.353cm" style:punctuation-wrap="simple" style:line-break="normal"/>
      <style:text-properties fo:font-size="10pt" style:font-size-asian="10pt" style:font-size-complex="10pt"/>
    </style:style>
    <style:style style:name="P2" style:family="paragraph" style:parent-style-name="Standard">
      <style:paragraph-properties fo:line-height="0.353cm" style:punctuation-wrap="simple" style:line-break="normal"/>
      <style:text-properties fo:font-size="10pt" fo:language="ky" fo:country="KG" style:font-size-asian="10pt" style:language-asian="ky" style:country-asian="KG" style:font-size-complex="10pt"/>
    </style:style>
    <style:style style:name="P3" style:family="paragraph" style:parent-style-name="Standard">
      <style:paragraph-properties style:punctuation-wrap="simple" style:line-break="normal"/>
      <style:text-properties fo:font-size="5pt" style:font-size-asian="5pt" style:font-size-complex="5pt"/>
    </style:style>
    <style:style style:name="P4" style:family="paragraph" style:parent-style-name="Standard">
      <style:paragraph-properties fo:margin-top="0.019cm" fo:margin-bottom="0cm" loext:contextual-spacing="false" fo:line-height="0.459cm" style:punctuation-wrap="simple" style:line-break="normal"/>
      <style:text-properties fo:font-size="13pt" style:font-size-asian="13pt" style:font-size-complex="13pt"/>
    </style:style>
    <style:style style:name="P5" style:family="paragraph" style:parent-style-name="Standard">
      <style:paragraph-properties fo:margin-top="0.023cm" fo:margin-bottom="0cm" loext:contextual-spacing="false" fo:line-height="0.459cm" style:punctuation-wrap="simple" style:line-break="normal"/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left="7.299cm" fo:margin-right="7.287cm" fo:margin-top="0.104cm" fo:margin-bottom="0cm" loext:contextual-spacing="false" fo:text-align="center" style:justify-single-word="false" fo:text-indent="0cm" style:auto-text-indent="false" style:punctuation-wrap="simple" style:line-break="normal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top="0.011cm" fo:margin-bottom="0cm" loext:contextual-spacing="false" fo:line-height="0.265cm" style:punctuation-wrap="simple" style:line-break="normal"/>
      <style:text-properties fo:font-size="7.5pt" style:font-size-asian="7.5pt" style:font-size-complex="7.5pt"/>
    </style:style>
    <style:style style:name="P8" style:family="paragraph" style:parent-style-name="Standard">
      <style:paragraph-properties fo:margin-left="1.785cm" fo:margin-right="0cm" fo:margin-top="0.145cm" fo:margin-bottom="0cm" loext:contextual-spacing="false" fo:line-height="95%" fo:text-align="justify" style:justify-single-word="false" fo:text-indent="-0.75cm" style:auto-text-indent="false" style:punctuation-wrap="simple" style:line-break="normal">
        <style:tab-stops>
          <style:tab-stop style:position="2.535cm"/>
        </style:tab-stops>
      </style:paragraph-properties>
    </style:style>
    <style:style style:name="P9" style:family="paragraph" style:parent-style-name="Standard">
      <style:paragraph-properties fo:margin-left="1.785cm" fo:margin-right="0cm" fo:margin-top="0.002cm" fo:margin-bottom="0cm" loext:contextual-spacing="false" fo:line-height="0.388cm" fo:text-indent="-0.75cm" style:auto-text-indent="false" style:punctuation-wrap="simple" style:line-break="normal"/>
    </style:style>
    <style:style style:name="P10" style:family="paragraph" style:parent-style-name="Standard">
      <style:paragraph-properties fo:margin-left="1.785cm" fo:margin-right="0cm" fo:line-height="0.388cm" fo:text-indent="-0.75cm" style:auto-text-indent="false" style:punctuation-wrap="simple" style:line-break="normal"/>
    </style:style>
    <style:style style:name="P11" style:family="paragraph" style:parent-style-name="Standard">
      <style:paragraph-properties fo:margin-left="1.785cm" fo:margin-right="0cm" fo:margin-top="0.004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12" style:family="paragraph" style:parent-style-name="Standard">
      <style:paragraph-properties fo:margin-left="1.785cm" fo:margin-right="0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13" style:family="paragraph" style:parent-style-name="Standard">
      <style:paragraph-properties fo:margin-left="1.785cm" fo:margin-right="0cm" fo:line-height="0.388cm" fo:text-indent="0cm" style:auto-text-indent="false" style:punctuation-wrap="simple" style:line-break="normal"/>
    </style:style>
    <style:style style:name="P14" style:family="paragraph" style:parent-style-name="Standard">
      <style:paragraph-properties fo:margin-left="1.785cm" fo:margin-right="0cm" fo:line-height="0.388cm" fo:text-align="justify" style:justify-single-word="false" fo:text-indent="0cm" style:auto-text-indent="false" style:punctuation-wrap="simple" style:line-break="normal"/>
    </style:style>
    <style:style style:name="P15" style:family="paragraph" style:parent-style-name="Standard">
      <style:paragraph-properties fo:margin-left="1.785cm" fo:margin-right="0.06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16" style:family="paragraph" style:parent-style-name="Standard">
      <style:paragraph-properties fo:margin-left="1.785cm" fo:margin-right="0.062cm" fo:line-height="0.388cm" fo:text-align="justify" style:justify-single-word="false" fo:text-indent="0cm" style:auto-text-indent="false" style:punctuation-wrap="simple" style:line-break="normal"/>
    </style:style>
    <style:style style:name="P17" style:family="paragraph" style:parent-style-name="Standard">
      <style:paragraph-properties fo:margin-left="1.785cm" fo:margin-right="0.062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18" style:family="paragraph" style:parent-style-name="Standard">
      <style:paragraph-properties fo:margin-left="1.035cm" fo:margin-right="0cm" fo:line-height="0.386cm" fo:text-indent="0cm" style:auto-text-indent="false" style:punctuation-wrap="simple" style:line-break="normal"/>
    </style:style>
    <style:style style:name="P19" style:family="paragraph" style:parent-style-name="Standard">
      <style:paragraph-properties fo:margin-left="1.035cm" fo:margin-right="0cm" fo:line-height="0.388cm" fo:text-indent="0cm" style:auto-text-indent="false" style:punctuation-wrap="simple" style:line-break="normal"/>
    </style:style>
    <style:style style:name="P20" style:family="paragraph" style:parent-style-name="Standard">
      <style:paragraph-properties fo:margin-left="1.035cm" fo:margin-right="0cm" fo:line-height="0.39cm" fo:text-indent="0cm" style:auto-text-indent="false" style:punctuation-wrap="simple" style:line-break="normal"/>
    </style:style>
    <style:style style:name="P21" style:family="paragraph" style:parent-style-name="Standard">
      <style:paragraph-properties fo:margin-left="1.785cm" fo:margin-right="0.062cm" fo:line-height="0.388cm" fo:text-indent="-0.75cm" style:auto-text-indent="false" style:punctuation-wrap="simple" style:line-break="normal"/>
    </style:style>
    <style:style style:name="P22" style:family="paragraph" style:parent-style-name="Standard">
      <style:paragraph-properties fo:margin-left="1.785cm" fo:margin-right="0.062cm" fo:line-height="0.388cm" fo:text-align="justify" style:justify-single-word="false" fo:text-indent="-0.75cm" style:auto-text-indent="false" style:punctuation-wrap="simple" style:line-break="normal"/>
    </style:style>
    <style:style style:name="P23" style:family="paragraph" style:parent-style-name="Standard">
      <style:paragraph-properties fo:margin-left="1.037cm" fo:margin-right="0cm" fo:line-height="0.388cm" fo:text-indent="0cm" style:auto-text-indent="false" style:punctuation-wrap="simple" style:line-break="normal">
        <style:tab-stops>
          <style:tab-stop style:position="2.208cm"/>
          <style:tab-stop style:position="3.094cm"/>
          <style:tab-stop style:position="5.182cm"/>
          <style:tab-stop style:position="6.839cm"/>
        </style:tab-stops>
      </style:paragraph-properties>
    </style:style>
    <style:style style:name="P24" style:family="paragraph" style:parent-style-name="Standard">
      <style:paragraph-properties fo:margin-left="1.037cm" fo:margin-right="0cm" fo:line-height="0.388cm" fo:text-indent="0cm" style:auto-text-indent="false" style:punctuation-wrap="simple" style:line-break="normal"/>
    </style:style>
    <style:style style:name="P25" style:family="paragraph" style:parent-style-name="Standard">
      <style:paragraph-properties fo:margin-left="1.037cm" fo:margin-right="0cm" fo:line-height="0.386cm" fo:text-indent="0cm" style:auto-text-indent="false" style:punctuation-wrap="simple" style:line-break="normal"/>
    </style:style>
    <style:style style:name="P26" style:family="paragraph" style:parent-style-name="Standard">
      <style:paragraph-properties fo:margin-left="1.117cm" fo:margin-right="4.401cm" fo:margin-top="0.131cm" fo:margin-bottom="0cm" loext:contextual-spacing="false" fo:text-align="justify" style:justify-single-word="false" fo:text-indent="0cm" style:auto-text-indent="false" fo:break-before="column" style:punctuation-wrap="simple" style:line-break="normal"/>
    </style:style>
    <style:style style:name="P27" style:family="paragraph" style:parent-style-name="Standard">
      <style:paragraph-properties fo:margin-left="0.367cm" fo:margin-right="0cm" fo:line-height="0.388cm" fo:text-indent="0cm" style:auto-text-indent="false" style:punctuation-wrap="simple" style:line-break="normal"/>
    </style:style>
    <style:style style:name="P28" style:family="paragraph" style:parent-style-name="Standard">
      <style:paragraph-properties fo:margin-left="0.367cm" fo:margin-right="0cm" fo:line-height="0.39cm" fo:text-indent="0cm" style:auto-text-indent="false" style:punctuation-wrap="simple" style:line-break="normal"/>
    </style:style>
    <style:style style:name="P29" style:family="paragraph" style:parent-style-name="Standard">
      <style:paragraph-properties fo:margin-left="0.367cm" fo:margin-right="0cm" fo:line-height="0.386cm" fo:text-indent="0cm" style:auto-text-indent="false" style:punctuation-wrap="simple" style:line-break="normal"/>
    </style:style>
    <style:style style:name="P30" style:family="paragraph" style:parent-style-name="Standard">
      <style:paragraph-properties fo:margin-left="1.117cm" fo:margin-right="1.025cm" fo:margin-top="0.002cm" fo:margin-bottom="0cm" loext:contextual-spacing="false" fo:line-height="0.388cm" fo:text-align="justify" style:justify-single-word="false" fo:text-indent="-0.75cm" style:auto-text-indent="false" style:punctuation-wrap="simple" style:line-break="normal"/>
    </style:style>
    <style:style style:name="P31" style:family="paragraph" style:parent-style-name="Standard">
      <style:paragraph-properties fo:margin-left="1.117cm" fo:margin-right="1.025cm" fo:line-height="0.388cm" fo:text-indent="-0.75cm" style:auto-text-indent="false" style:punctuation-wrap="simple" style:line-break="normal"/>
    </style:style>
    <style:style style:name="P32" style:family="paragraph" style:parent-style-name="Standard">
      <style:paragraph-properties fo:margin-left="0.367cm" fo:margin-right="1.025cm" fo:margin-top="0.002cm" fo:margin-bottom="0cm" loext:contextual-spacing="false" fo:line-height="0.388cm" fo:text-align="end" style:justify-single-word="false" fo:text-indent="0.748cm" style:auto-text-indent="false" style:punctuation-wrap="simple" style:line-break="normal">
        <style:tab-stops>
          <style:tab-stop style:position="3.2cm"/>
          <style:tab-stop style:position="4.165cm"/>
          <style:tab-stop style:position="5.523cm"/>
        </style:tab-stops>
      </style:paragraph-properties>
    </style:style>
    <style:style style:name="P33" style:family="paragraph" style:parent-style-name="Standard">
      <style:paragraph-properties fo:margin-left="1.117cm" fo:margin-right="2.538cm" fo:line-height="0.388cm" fo:text-align="justify" style:justify-single-word="false" fo:text-indent="0cm" style:auto-text-indent="false" style:punctuation-wrap="simple" style:line-break="normal"/>
    </style:style>
    <style:style style:name="P34" style:family="paragraph" style:parent-style-name="Standard">
      <style:paragraph-properties fo:margin-left="0.367cm" fo:margin-right="1.025cm" fo:line-height="0.388cm" fo:text-indent="0cm" style:auto-text-indent="false" style:punctuation-wrap="simple" style:line-break="normal"/>
    </style:style>
    <style:style style:name="P35" style:family="paragraph" style:parent-style-name="Standard">
      <style:paragraph-properties fo:margin-left="1.117cm" fo:margin-right="1.025cm" fo:line-height="0.388cm" fo:text-align="justify" style:justify-single-word="false" fo:text-indent="0cm" style:auto-text-indent="false" style:punctuation-wrap="simple" style:line-break="normal"/>
    </style:style>
    <style:style style:name="P36" style:family="paragraph" style:parent-style-name="Standard">
      <style:paragraph-properties fo:margin-left="1.117cm" fo:margin-right="1.025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37" style:family="paragraph" style:parent-style-name="Standard">
      <style:paragraph-properties fo:margin-left="1.117cm" fo:margin-right="3.971cm" fo:line-height="0.39cm" fo:text-align="justify" style:justify-single-word="false" fo:text-indent="0cm" style:auto-text-indent="false" style:punctuation-wrap="simple" style:line-break="normal"/>
    </style:style>
    <style:style style:name="P38" style:family="paragraph" style:parent-style-name="Standard">
      <style:paragraph-properties fo:margin-left="1.117cm" fo:margin-right="3.016cm" fo:line-height="0.388cm" fo:text-align="justify" style:justify-single-word="false" fo:text-indent="0cm" style:auto-text-indent="false" style:punctuation-wrap="simple" style:line-break="normal"/>
    </style:style>
    <style:style style:name="P39" style:family="paragraph" style:parent-style-name="Standard">
      <style:paragraph-properties fo:margin-left="1.117cm" fo:margin-right="0.446cm" fo:margin-top="0.002cm" fo:margin-bottom="0cm" loext:contextual-spacing="false" fo:line-height="0.388cm" fo:text-indent="-0.75cm" style:auto-text-indent="false" style:punctuation-wrap="simple" style:line-break="normal"/>
    </style:style>
    <style:style style:name="P40" style:family="paragraph" style:parent-style-name="Standard">
      <style:paragraph-properties fo:margin-left="0.367cm" fo:margin-right="0.152cm" fo:line-height="0.386cm" fo:text-indent="0cm" style:auto-text-indent="false" style:punctuation-wrap="simple" style:line-break="normal"/>
    </style:style>
    <style:style style:name="P41" style:family="paragraph" style:parent-style-name="Standard">
      <style:paragraph-properties fo:margin-left="1.117cm" fo:margin-right="0.212cm" fo:line-height="0.388cm" fo:text-indent="-0.75cm" style:auto-text-indent="false" style:punctuation-wrap="simple" style:line-break="normal"/>
    </style:style>
    <style:style style:name="P42" style:family="paragraph" style:parent-style-name="Standard">
      <style:paragraph-properties fo:margin-left="0.367cm" fo:margin-right="0.116cm" fo:line-height="0.388cm" fo:text-indent="0cm" style:auto-text-indent="false" style:punctuation-wrap="simple" style:line-break="normal"/>
    </style:style>
    <style:style style:name="P43" style:family="paragraph" style:parent-style-name="Standard">
      <style:paragraph-properties fo:margin-left="0.367cm" fo:margin-right="0cm" fo:line-height="0.388cm" fo:text-indent="0.748cm" style:auto-text-indent="false" style:punctuation-wrap="simple" style:line-break="normal"/>
    </style:style>
    <style:style style:name="P44" style:family="paragraph" style:parent-style-name="Standard">
      <style:paragraph-properties fo:margin-left="1.117cm" fo:margin-right="0.564cm" fo:margin-top="0.002cm" fo:margin-bottom="0cm" loext:contextual-spacing="false" fo:line-height="0.388cm" fo:text-indent="0cm" style:auto-text-indent="false" style:punctuation-wrap="simple" style:line-break="normal"/>
    </style:style>
    <style:style style:name="P45" style:family="paragraph" style:parent-style-name="Standard">
      <style:paragraph-properties fo:margin-left="1.117cm" fo:margin-right="5.3cm" fo:line-height="0.388cm" fo:text-align="justify" style:justify-single-word="false" fo:text-indent="0cm" style:auto-text-indent="false" style:punctuation-wrap="simple" style:line-break="normal"/>
    </style:style>
    <style:style style:name="P46" style:family="paragraph" style:parent-style-name="Standard">
      <style:paragraph-properties fo:margin-left="0.012cm" fo:margin-right="0cm" fo:margin-top="0.131cm" fo:margin-bottom="0cm" loext:contextual-spacing="false" fo:text-align="center" style:justify-single-word="false" fo:text-indent="0cm" style:auto-text-indent="false" fo:break-before="column" style:punctuation-wrap="simple" style:line-break="normal"/>
    </style:style>
    <style:style style:name="P47" style:family="paragraph" style:parent-style-name="Standard">
      <style:paragraph-properties fo:margin-top="0.016cm" fo:margin-bottom="0cm" loext:contextual-spacing="false" fo:line-height="0.423cm" style:punctuation-wrap="simple" style:line-break="normal"/>
      <style:text-properties fo:font-size="10pt" style:font-size-asian="10pt" style:font-size-complex="10pt"/>
    </style:style>
    <style:style style:name="P48" style:family="paragraph" style:parent-style-name="Standard">
      <style:paragraph-properties fo:margin-left="1.785cm" fo:margin-right="0.064cm" fo:margin-top="0.004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49" style:family="paragraph" style:parent-style-name="Standard">
      <style:paragraph-properties fo:margin-left="1.785cm" fo:margin-right="2.417cm" fo:line-height="0.39cm" fo:text-align="justify" style:justify-single-word="false" fo:text-indent="0cm" style:auto-text-indent="false" style:punctuation-wrap="simple" style:line-break="normal"/>
    </style:style>
    <style:style style:name="P50" style:family="paragraph" style:parent-style-name="Standard">
      <style:paragraph-properties fo:margin-left="1.785cm" fo:margin-right="3.2cm" fo:line-height="0.39cm" fo:text-align="justify" style:justify-single-word="false" fo:text-indent="0cm" style:auto-text-indent="false" style:punctuation-wrap="simple" style:line-break="normal"/>
    </style:style>
    <style:style style:name="P51" style:family="paragraph" style:parent-style-name="Standard">
      <style:paragraph-properties fo:margin-left="1.785cm" fo:margin-right="0.06cm" fo:margin-top="0.002cm" fo:margin-bottom="0cm" loext:contextual-spacing="false" fo:line-height="0.388cm" fo:text-align="justify" style:justify-single-word="false" fo:text-indent="-0.75cm" style:auto-text-indent="false" style:punctuation-wrap="simple" style:line-break="normal"/>
    </style:style>
    <style:style style:name="P52" style:family="paragraph" style:parent-style-name="Standard">
      <style:paragraph-properties fo:margin-left="1.115cm" fo:margin-right="1.025cm" fo:margin-top="0.145cm" fo:margin-bottom="0cm" loext:contextual-spacing="false" fo:line-height="95%" fo:text-align="justify" style:justify-single-word="false" fo:text-indent="-0.75cm" style:auto-text-indent="false" fo:break-before="column" style:punctuation-wrap="simple" style:line-break="normal"/>
    </style:style>
    <style:style style:name="P53" style:family="paragraph" style:parent-style-name="Standard">
      <style:paragraph-properties fo:margin-left="1.115cm" fo:margin-right="1.025cm" fo:line-height="0.388cm" fo:text-indent="-0.75cm" style:auto-text-indent="false" style:punctuation-wrap="simple" style:line-break="normal">
        <style:tab-stops>
          <style:tab-stop style:position="2.327cm"/>
          <style:tab-stop style:position="2.962cm"/>
          <style:tab-stop style:position="3.669cm"/>
          <style:tab-stop style:position="5.041cm"/>
        </style:tab-stops>
      </style:paragraph-properties>
    </style:style>
    <style:style style:name="P54" style:family="paragraph" style:parent-style-name="Standard">
      <style:paragraph-properties fo:margin-left="1.115cm" fo:margin-right="1.025cm" fo:line-height="0.388cm" fo:text-indent="-0.75cm" style:auto-text-indent="false" style:punctuation-wrap="simple" style:line-break="normal"/>
    </style:style>
    <style:style style:name="P55" style:family="paragraph" style:parent-style-name="Standard">
      <style:paragraph-properties fo:margin-left="1.115cm" fo:margin-right="1.025cm" fo:margin-top="0.002cm" fo:margin-bottom="0cm" loext:contextual-spacing="false" fo:line-height="0.388cm" fo:text-align="justify" style:justify-single-word="false" fo:text-indent="-0.75cm" style:auto-text-indent="false" style:punctuation-wrap="simple" style:line-break="normal"/>
    </style:style>
    <style:style style:name="P56" style:family="paragraph" style:parent-style-name="Standard" style:list-style-name="WW8Num2">
      <style:paragraph-properties fo:margin-left="1.464cm" fo:margin-right="4.292cm" fo:line-height="0.39cm" fo:text-align="justify" style:justify-single-word="false" fo:text-indent="-0.349cm" style:auto-text-indent="false" style:punctuation-wrap="simple" style:line-break="normal">
        <style:tab-stops>
          <style:tab-stop style:position="1.464cm"/>
        </style:tab-stops>
      </style:paragraph-properties>
    </style:style>
    <style:style style:name="P57" style:family="paragraph" style:parent-style-name="Standard">
      <style:paragraph-properties fo:margin-left="0.365cm" fo:margin-right="0cm" fo:line-height="0.388cm" fo:text-indent="0cm" style:auto-text-indent="false" style:punctuation-wrap="simple" style:line-break="normal"/>
    </style:style>
    <style:style style:name="P58" style:family="paragraph" style:parent-style-name="Standard">
      <style:paragraph-properties fo:margin-left="0.365cm" fo:margin-right="0cm" fo:line-height="0.39cm" fo:text-indent="0cm" style:auto-text-indent="false" style:punctuation-wrap="simple" style:line-break="normal"/>
    </style:style>
    <style:style style:name="P59" style:family="paragraph" style:parent-style-name="Standard">
      <style:paragraph-properties fo:margin-left="0.365cm" fo:margin-right="0cm" fo:line-height="0.386cm" fo:text-indent="0cm" style:auto-text-indent="false" style:punctuation-wrap="simple" style:line-break="normal"/>
    </style:style>
    <style:style style:name="P60" style:family="paragraph" style:parent-style-name="Standard">
      <style:paragraph-properties fo:margin-left="0.365cm" fo:margin-right="0.549cm" fo:line-height="0.39cm" fo:text-indent="0cm" style:auto-text-indent="false" style:punctuation-wrap="simple" style:line-break="normal"/>
    </style:style>
    <style:style style:name="P61" style:family="paragraph" style:parent-style-name="Standard">
      <style:paragraph-properties fo:margin-left="0.365cm" fo:margin-right="0.549cm" fo:line-height="0.388cm" fo:text-indent="0cm" style:auto-text-indent="false" style:punctuation-wrap="simple" style:line-break="normal"/>
    </style:style>
    <style:style style:name="P62" style:family="paragraph" style:parent-style-name="Standard">
      <style:paragraph-properties fo:margin-left="1.115cm" fo:margin-right="0cm" fo:line-height="0.388cm" fo:text-indent="-0.75cm" style:auto-text-indent="false" style:punctuation-wrap="simple" style:line-break="normal"/>
    </style:style>
    <style:style style:name="P63" style:family="paragraph" style:parent-style-name="Standard">
      <style:paragraph-properties fo:margin-left="1.115cm" fo:margin-right="1.025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64" style:family="paragraph" style:parent-style-name="Standard">
      <style:paragraph-properties fo:margin-left="1.115cm" fo:margin-right="5.329cm" fo:line-height="0.388cm" fo:text-align="justify" style:justify-single-word="false" fo:text-indent="0cm" style:auto-text-indent="false" style:punctuation-wrap="simple" style:line-break="normal"/>
    </style:style>
    <style:style style:name="P65" style:family="paragraph" style:parent-style-name="Standard">
      <style:paragraph-properties fo:margin-left="1.115cm" fo:margin-right="4.486cm" fo:line-height="0.39cm" fo:text-align="justify" style:justify-single-word="false" fo:text-indent="0cm" style:auto-text-indent="false" style:punctuation-wrap="simple" style:line-break="normal"/>
    </style:style>
    <style:style style:name="P66" style:family="paragraph" style:parent-style-name="Standard">
      <style:paragraph-properties fo:margin-left="1.115cm" fo:margin-right="0.967cm" fo:line-height="0.388cm" fo:text-indent="-0.75cm" style:auto-text-indent="false" style:punctuation-wrap="simple" style:line-break="normal"/>
    </style:style>
    <style:style style:name="P67" style:family="paragraph" style:parent-style-name="Standard">
      <style:paragraph-properties fo:margin-left="1.115cm" fo:margin-right="1.023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68" style:family="paragraph" style:parent-style-name="Standard">
      <style:paragraph-properties fo:margin-left="0.014cm" fo:margin-right="0cm" fo:margin-top="0.131cm" fo:margin-bottom="0cm" loext:contextual-spacing="false" fo:text-align="center" style:justify-single-word="false" fo:text-indent="0cm" style:auto-text-indent="false" fo:break-before="column" style:punctuation-wrap="simple" style:line-break="normal"/>
    </style:style>
    <style:style style:name="P69" style:family="paragraph" style:parent-style-name="Standard">
      <style:paragraph-properties fo:margin-left="0.014cm" fo:margin-right="0cm" fo:margin-top="0.131cm" fo:margin-bottom="0cm" loext:contextual-spacing="false" fo:text-align="center" style:justify-single-word="false" fo:text-indent="0cm" style:auto-text-indent="false" fo:break-before="column" style:punctuation-wrap="simple" style:line-break="normal"/>
      <style:text-properties fo:font-size="10pt" fo:font-weight="bold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left="1.035cm" fo:margin-right="0.004cm" fo:margin-top="0.002cm" fo:margin-bottom="0cm" loext:contextual-spacing="false" fo:line-height="0.388cm" fo:text-align="end" style:justify-single-word="false" fo:text-indent="0cm" style:auto-text-indent="false" style:punctuation-wrap="simple" style:line-break="normal"/>
    </style:style>
    <style:style style:name="P71" style:family="paragraph" style:parent-style-name="Standard">
      <style:paragraph-properties fo:margin-left="1.785cm" fo:margin-right="0.002cm" fo:line-height="0.388cm" fo:text-align="justify" style:justify-single-word="false" fo:text-indent="0cm" style:auto-text-indent="false" style:punctuation-wrap="simple" style:line-break="normal"/>
    </style:style>
    <style:style style:name="P72" style:family="paragraph" style:parent-style-name="Standard">
      <style:paragraph-properties fo:margin-left="1.785cm" fo:margin-right="0.002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73" style:family="paragraph" style:parent-style-name="Standard">
      <style:paragraph-properties fo:margin-left="1.785cm" fo:margin-right="0.004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74" style:family="paragraph" style:parent-style-name="Standard">
      <style:paragraph-properties fo:margin-left="1.785cm" fo:margin-right="0.004cm" fo:line-height="0.388cm" fo:text-align="justify" style:justify-single-word="false" fo:text-indent="0cm" style:auto-text-indent="false" style:punctuation-wrap="simple" style:line-break="normal"/>
    </style:style>
    <style:style style:name="P75" style:family="paragraph" style:parent-style-name="Standard">
      <style:paragraph-properties fo:margin-left="1.785cm" fo:margin-right="0.002cm" fo:margin-top="0.002cm" fo:margin-bottom="0cm" loext:contextual-spacing="false" fo:line-height="0.388cm" fo:text-align="justify" style:justify-single-word="false" fo:text-indent="-0.75cm" style:auto-text-indent="false" style:punctuation-wrap="simple" style:line-break="normal"/>
    </style:style>
    <style:style style:name="P76" style:family="paragraph" style:parent-style-name="Standard">
      <style:paragraph-properties fo:margin-left="1.785cm" fo:margin-right="2.418cm" fo:line-height="0.388cm" fo:text-align="justify" style:justify-single-word="false" fo:text-indent="0cm" style:auto-text-indent="false" style:punctuation-wrap="simple" style:line-break="normal"/>
    </style:style>
    <style:style style:name="P77" style:family="paragraph" style:parent-style-name="Standard">
      <style:paragraph-properties fo:margin-left="1.785cm" fo:margin-right="4.251cm" fo:line-height="0.388cm" fo:text-align="justify" style:justify-single-word="false" fo:text-indent="0cm" style:auto-text-indent="false" style:punctuation-wrap="simple" style:line-break="normal"/>
    </style:style>
    <style:style style:name="P78" style:family="paragraph" style:parent-style-name="Standard">
      <style:paragraph-properties fo:margin-left="1.175cm" fo:margin-right="1.023cm" fo:line-height="0.388cm" fo:text-align="justify" style:justify-single-word="false" fo:text-indent="-0.75cm" style:auto-text-indent="false" style:punctuation-wrap="simple" style:line-break="normal"/>
    </style:style>
    <style:style style:name="P79" style:family="paragraph" style:parent-style-name="Standard">
      <style:paragraph-properties fo:margin-left="1.175cm" fo:margin-right="1.023cm" fo:margin-top="0.002cm" fo:margin-bottom="0cm" loext:contextual-spacing="false" fo:line-height="0.388cm" fo:text-align="justify" style:justify-single-word="false" fo:text-indent="-0.75cm" style:auto-text-indent="false" style:punctuation-wrap="simple" style:line-break="normal"/>
    </style:style>
    <style:style style:name="P80" style:family="paragraph" style:parent-style-name="Standard">
      <style:paragraph-properties fo:margin-left="1.175cm" fo:margin-right="1.025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81" style:family="paragraph" style:parent-style-name="Standard">
      <style:paragraph-properties fo:margin-left="1.175cm" fo:margin-right="1.025cm" fo:line-height="0.388cm" fo:text-align="justify" style:justify-single-word="false" fo:text-indent="0cm" style:auto-text-indent="false" style:punctuation-wrap="simple" style:line-break="normal"/>
    </style:style>
    <style:style style:name="P82" style:family="paragraph" style:parent-style-name="Standard">
      <style:paragraph-properties fo:margin-left="0.425cm" fo:margin-right="0cm" fo:line-height="0.388cm" fo:text-indent="0cm" style:auto-text-indent="false" style:punctuation-wrap="simple" style:line-break="normal"/>
    </style:style>
    <style:style style:name="P83" style:family="paragraph" style:parent-style-name="Standard">
      <style:paragraph-properties fo:margin-left="1.175cm" fo:margin-right="1.025cm" fo:margin-top="0.002cm" fo:margin-bottom="0cm" loext:contextual-spacing="false" fo:line-height="0.388cm" fo:text-align="justify" style:justify-single-word="false" fo:text-indent="-0.75cm" style:auto-text-indent="false" style:punctuation-wrap="simple" style:line-break="normal"/>
    </style:style>
    <style:style style:name="P84" style:family="paragraph" style:parent-style-name="Standard">
      <style:paragraph-properties fo:margin-left="1.175cm" fo:margin-right="1.025cm" fo:line-height="0.388cm" fo:text-align="justify" style:justify-single-word="false" fo:text-indent="-0.75cm" style:auto-text-indent="false" style:punctuation-wrap="simple" style:line-break="normal"/>
    </style:style>
    <style:style style:name="P85" style:family="paragraph" style:parent-style-name="Standard">
      <style:paragraph-properties fo:margin-left="0.425cm" fo:margin-right="0.563cm" fo:line-height="0.386cm" fo:text-indent="0cm" style:auto-text-indent="false" style:punctuation-wrap="simple" style:line-break="normal"/>
    </style:style>
    <style:style style:name="P86" style:family="paragraph" style:parent-style-name="Standard">
      <style:paragraph-properties fo:margin-left="1.175cm" fo:margin-right="1.028cm" fo:line-height="0.39cm" fo:text-align="justify" style:justify-single-word="false" fo:text-indent="0cm" style:auto-text-indent="false" style:punctuation-wrap="simple" style:line-break="normal"/>
    </style:style>
    <style:style style:name="P87" style:family="paragraph" style:parent-style-name="Standard">
      <style:paragraph-properties fo:margin-left="1.175cm" fo:margin-right="1.028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88" style:family="paragraph" style:parent-style-name="Standard" style:list-style-name="WW8Num2">
      <style:paragraph-properties fo:margin-left="1.6cm" fo:margin-right="1.025cm" fo:line-height="0.388cm" fo:text-align="justify" style:justify-single-word="false" fo:text-indent="-0.427cm" style:auto-text-indent="false" style:punctuation-wrap="simple" style:line-break="normal">
        <style:tab-stops>
          <style:tab-stop style:position="1.6cm"/>
        </style:tab-stops>
      </style:paragraph-properties>
    </style:style>
    <style:style style:name="P89" style:family="paragraph" style:parent-style-name="Standard">
      <style:paragraph-properties fo:margin-left="1.175cm" fo:margin-right="1.023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90" style:family="paragraph" style:parent-style-name="Standard">
      <style:paragraph-properties fo:margin-left="0.425cm" fo:margin-right="0.353cm" fo:line-height="0.386cm" fo:text-indent="0cm" style:auto-text-indent="false" style:punctuation-wrap="simple" style:line-break="normal"/>
    </style:style>
    <style:style style:name="P91" style:family="paragraph" style:parent-style-name="Standard">
      <style:paragraph-properties fo:margin-left="1.175cm" fo:margin-right="5.124cm" fo:line-height="0.388cm" fo:text-align="justify" style:justify-single-word="false" fo:text-indent="0cm" style:auto-text-indent="false" style:punctuation-wrap="simple" style:line-break="normal"/>
    </style:style>
    <style:style style:name="P92" style:family="paragraph" style:parent-style-name="Standard">
      <style:paragraph-properties fo:margin-left="1.175cm" fo:margin-right="1.027cm" fo:margin-top="0.002cm" fo:margin-bottom="0cm" loext:contextual-spacing="false" fo:line-height="0.388cm" fo:text-align="justify" style:justify-single-word="false" fo:text-indent="-0.75cm" style:auto-text-indent="false" style:punctuation-wrap="simple" style:line-break="normal"/>
    </style:style>
    <style:style style:name="P93" style:family="paragraph" style:parent-style-name="Standard">
      <style:paragraph-properties fo:margin-left="1.037cm" fo:margin-right="0.004cm" fo:margin-top="0.131cm" fo:margin-bottom="0cm" loext:contextual-spacing="false" fo:text-indent="0cm" style:auto-text-indent="false" style:punctuation-wrap="simple" style:line-break="normal"/>
    </style:style>
    <style:style style:name="P94" style:family="paragraph" style:parent-style-name="Standard">
      <style:paragraph-properties fo:margin-left="1.785cm" fo:margin-right="0.004cm" fo:line-height="0.388cm" fo:text-indent="-0.75cm" style:auto-text-indent="false" style:punctuation-wrap="simple" style:line-break="normal"/>
    </style:style>
    <style:style style:name="P95" style:family="paragraph" style:parent-style-name="Standard">
      <style:paragraph-properties fo:margin-left="1.177cm" fo:margin-right="0.965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96" style:family="paragraph" style:parent-style-name="Standard">
      <style:paragraph-properties fo:margin-left="1.177cm" fo:margin-right="1.199cm" fo:line-height="0.388cm" fo:text-align="justify" style:justify-single-word="false" fo:text-indent="0cm" style:auto-text-indent="false" style:punctuation-wrap="simple" style:line-break="normal"/>
    </style:style>
    <style:style style:name="P97" style:family="paragraph" style:parent-style-name="Standard">
      <style:paragraph-properties fo:margin-left="0.427cm" fo:margin-right="0.439cm" fo:line-height="0.388cm" fo:text-indent="0cm" style:auto-text-indent="false" style:punctuation-wrap="simple" style:line-break="normal"/>
    </style:style>
    <style:style style:name="P98" style:family="paragraph" style:parent-style-name="Standard">
      <style:paragraph-properties fo:margin-left="1.177cm" fo:margin-right="0cm" fo:margin-top="0.002cm" fo:margin-bottom="0cm" loext:contextual-spacing="false" fo:line-height="0.388cm" fo:text-indent="-0.75cm" style:auto-text-indent="false" style:punctuation-wrap="simple" style:line-break="normal"/>
    </style:style>
    <style:style style:name="P99" style:family="paragraph" style:parent-style-name="Standard">
      <style:paragraph-properties fo:margin-left="0.427cm" fo:margin-right="0.305cm" fo:line-height="0.386cm" fo:text-indent="0cm" style:auto-text-indent="false" style:punctuation-wrap="simple" style:line-break="normal"/>
    </style:style>
    <style:style style:name="P100" style:family="paragraph" style:parent-style-name="Standard">
      <style:paragraph-properties fo:margin-left="0.427cm" fo:margin-right="1.027cm" fo:line-height="0.386cm" fo:text-indent="0cm" style:auto-text-indent="false" style:punctuation-wrap="simple" style:line-break="normal"/>
    </style:style>
    <style:style style:name="P101" style:family="paragraph" style:parent-style-name="Standard">
      <style:paragraph-properties fo:margin-left="0.427cm" fo:margin-right="1.027cm" fo:line-height="0.388cm" fo:text-indent="0cm" style:auto-text-indent="false" style:punctuation-wrap="simple" style:line-break="normal"/>
    </style:style>
    <style:style style:name="P102" style:family="paragraph" style:parent-style-name="Standard">
      <style:paragraph-properties fo:margin-left="1.177cm" fo:margin-right="1.023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103" style:family="paragraph" style:parent-style-name="Standard">
      <style:paragraph-properties fo:margin-left="1.177cm" fo:margin-right="1.023cm" fo:line-height="0.388cm" fo:text-align="justify" style:justify-single-word="false" fo:text-indent="0cm" style:auto-text-indent="false" style:punctuation-wrap="simple" style:line-break="normal"/>
    </style:style>
    <style:style style:name="P104" style:family="paragraph" style:parent-style-name="Standard">
      <style:paragraph-properties fo:margin-left="1.177cm" fo:margin-right="1.025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105" style:family="paragraph" style:parent-style-name="Standard">
      <style:paragraph-properties fo:margin-left="1.177cm" fo:margin-right="1.025cm" fo:line-height="0.388cm" fo:text-align="justify" style:justify-single-word="false" fo:text-indent="0cm" style:auto-text-indent="false" style:punctuation-wrap="simple" style:line-break="normal"/>
    </style:style>
    <style:style style:name="P106" style:family="paragraph" style:parent-style-name="Standard">
      <style:paragraph-properties fo:margin-left="1.177cm" fo:margin-right="0.965cm" fo:margin-top="0.002cm" fo:margin-bottom="0cm" loext:contextual-spacing="false" fo:line-height="0.388cm" fo:text-align="justify" style:justify-single-word="false" fo:text-indent="-0.75cm" style:auto-text-indent="false" style:punctuation-wrap="simple" style:line-break="normal"/>
    </style:style>
    <style:style style:name="P107" style:family="paragraph" style:parent-style-name="Standard" style:list-style-name="WW8Num4">
      <style:paragraph-properties fo:margin-left="1.558cm" fo:margin-right="2.342cm" fo:line-height="0.388cm" fo:text-align="justify" style:justify-single-word="false" fo:text-indent="-0.381cm" style:auto-text-indent="false" style:punctuation-wrap="simple" style:line-break="normal">
        <style:tab-stops>
          <style:tab-stop style:position="1.558cm"/>
        </style:tab-stops>
      </style:paragraph-properties>
    </style:style>
    <style:style style:name="P108" style:family="paragraph" style:parent-style-name="Standard">
      <style:paragraph-properties fo:margin-left="0.427cm" fo:margin-right="0cm" fo:line-height="0.39cm" fo:text-indent="0cm" style:auto-text-indent="false" style:punctuation-wrap="simple" style:line-break="normal"/>
    </style:style>
    <style:style style:name="P109" style:family="paragraph" style:parent-style-name="Standard">
      <style:paragraph-properties fo:margin-left="0.071cm" fo:margin-right="0cm" fo:line-height="0.467cm" fo:text-indent="0cm" style:auto-text-indent="false" style:punctuation-wrap="simple" style:line-break="normal"/>
    </style:style>
    <style:style style:name="P110" style:family="paragraph" style:parent-style-name="Standard" style:master-page-name="Standard">
      <style:paragraph-properties fo:line-height="0.353cm" style:page-number="33" style:punctuation-wrap="simple" style:line-break="normal"/>
      <style:text-properties fo:font-size="10pt" style:font-size-asian="10pt" style:font-size-complex="10pt"/>
    </style:style>
    <style:style style:name="P111" style:family="paragraph" style:parent-style-name="Standard" style:master-page-name="Convert_20_1">
      <style:paragraph-properties fo:line-height="0.353cm" style:page-number="auto" style:punctuation-wrap="simple" style:line-break="normal"/>
      <style:text-properties fo:font-size="10pt" style:font-size-asian="10pt" style:font-size-complex="10pt"/>
    </style:style>
    <style:style style:name="P112" style:family="paragraph" style:parent-style-name="Standard" style:master-page-name="Convert_20_2">
      <style:paragraph-properties fo:line-height="0.353cm" style:page-number="auto" style:punctuation-wrap="simple" style:line-break="normal"/>
      <style:text-properties fo:font-size="10pt" style:font-size-asian="10pt" style:font-size-complex="10pt"/>
    </style:style>
    <style:style style:name="P113" style:family="paragraph" style:parent-style-name="Standard" style:master-page-name="Convert_20_3">
      <style:paragraph-properties fo:line-height="0.353cm" style:page-number="auto" style:punctuation-wrap="simple" style:line-break="normal"/>
      <style:text-properties fo:font-size="10pt" style:font-size-asian="10pt" style:font-size-complex="10pt"/>
    </style:style>
    <style:style style:name="P114" style:family="paragraph" style:parent-style-name="Heading_20_2">
      <style:paragraph-properties style:punctuation-wrap="simple" style:line-break="normal"/>
    </style:style>
    <style:style style:name="P115" style:family="paragraph" style:parent-style-name="Heading_20_2" style:list-style-name="WW8Num1">
      <style:paragraph-properties fo:margin-left="13.194cm" fo:margin-right="0cm" fo:text-indent="-12.158cm" style:auto-text-indent="false" style:punctuation-wrap="simple" style:line-break="normal">
        <style:tab-stops>
          <style:tab-stop style:position="13.194cm"/>
        </style:tab-stops>
      </style:paragraph-properties>
    </style:style>
    <style:style style:name="P116" style:family="paragraph" style:parent-style-name="Heading_20_2">
      <style:paragraph-properties fo:margin-left="0.367cm" fo:margin-right="0cm" fo:margin-top="0cm" fo:margin-bottom="0cm" loext:contextual-spacing="false" fo:line-height="0.388cm" fo:text-indent="0cm" style:auto-text-indent="false" style:punctuation-wrap="simple" style:line-break="normal"/>
    </style:style>
    <style:style style:name="P117" style:family="paragraph" style:parent-style-name="Heading_20_2">
      <style:paragraph-properties fo:margin-left="0.425cm" fo:margin-right="3.494cm" fo:margin-top="0cm" fo:margin-bottom="0cm" loext:contextual-spacing="false" fo:line-height="0.388cm" fo:text-indent="0cm" style:auto-text-indent="false" style:punctuation-wrap="simple" style:line-break="normal"/>
    </style:style>
    <style:style style:name="P118" style:family="paragraph" style:parent-style-name="Text_20_body">
      <style:paragraph-properties fo:line-height="0.388cm" fo:text-align="justify" style:justify-single-word="false" style:punctuation-wrap="simple" style:line-break="normal"/>
    </style:style>
    <style:style style:name="P119" style:family="paragraph" style:parent-style-name="Text_20_body">
      <style:paragraph-properties fo:margin-left="1.785cm" fo:margin-right="0.06cm" fo:line-height="0.388cm" fo:text-align="justify" style:justify-single-word="false" fo:text-indent="0cm" style:auto-text-indent="false" style:punctuation-wrap="simple" style:line-break="normal"/>
    </style:style>
    <style:style style:name="P120" style:family="paragraph" style:parent-style-name="Text_20_body">
      <style:paragraph-properties fo:margin-left="1.785cm" fo:margin-right="0.06cm" fo:margin-top="0.002cm" fo:margin-bottom="0cm" loext:contextual-spacing="false" fo:line-height="0.388cm" fo:text-align="justify" style:justify-single-word="false" fo:text-indent="0cm" style:auto-text-indent="false" style:punctuation-wrap="simple" style:line-break="normal">
        <style:tab-stops>
          <style:tab-stop style:position="2.981cm"/>
        </style:tab-stops>
      </style:paragraph-properties>
    </style:style>
    <style:style style:name="P121" style:family="paragraph" style:parent-style-name="Text_20_body">
      <style:paragraph-properties fo:margin-left="1.785cm" fo:margin-right="2.554cm" fo:line-height="0.39cm" fo:text-align="justify" style:justify-single-word="false" fo:text-indent="0cm" style:auto-text-indent="false" style:punctuation-wrap="simple" style:line-break="normal"/>
    </style:style>
    <style:style style:name="P122" style:family="paragraph" style:parent-style-name="Text_20_body">
      <style:paragraph-properties fo:margin-left="1.117cm" fo:margin-right="1.025cm" fo:line-height="0.388cm" fo:text-align="justify" style:justify-single-word="false" fo:text-indent="0cm" style:auto-text-indent="false" style:punctuation-wrap="simple" style:line-break="normal"/>
    </style:style>
    <style:style style:name="P123" style:family="paragraph" style:parent-style-name="Text_20_body">
      <style:paragraph-properties fo:margin-left="1.117cm" fo:margin-right="1.025cm" fo:line-height="0.39cm" fo:text-align="justify" style:justify-single-word="false" fo:text-indent="0cm" style:auto-text-indent="false" style:punctuation-wrap="simple" style:line-break="normal"/>
    </style:style>
    <style:style style:name="P124" style:family="paragraph" style:parent-style-name="Text_20_body">
      <style:paragraph-properties fo:margin-left="1.117cm" fo:margin-right="1.025cm" fo:margin-top="0.002cm" fo:margin-bottom="0cm" loext:contextual-spacing="false" fo:line-height="0.388cm" fo:text-indent="0cm" style:auto-text-indent="false" style:punctuation-wrap="simple" style:line-break="normal"/>
    </style:style>
    <style:style style:name="P125" style:family="paragraph" style:parent-style-name="Text_20_body">
      <style:paragraph-properties fo:margin-left="1.117cm" fo:margin-right="1.023cm" fo:line-height="0.388cm" fo:text-align="justify" style:justify-single-word="false" fo:text-indent="0cm" style:auto-text-indent="false" style:punctuation-wrap="simple" style:line-break="normal"/>
    </style:style>
    <style:style style:name="P126" style:family="paragraph" style:parent-style-name="Text_20_body">
      <style:paragraph-properties fo:margin-left="1.117cm" fo:margin-right="1.023cm" fo:line-height="0.388cm" fo:text-indent="-0.75cm" style:auto-text-indent="false" style:punctuation-wrap="simple" style:line-break="normal">
        <style:tab-stops>
          <style:tab-stop style:position="1.797cm"/>
          <style:tab-stop style:position="3.755cm"/>
          <style:tab-stop style:position="5.401cm"/>
        </style:tab-stops>
      </style:paragraph-properties>
    </style:style>
    <style:style style:name="P127" style:family="paragraph" style:parent-style-name="Text_20_body">
      <style:paragraph-properties fo:margin-left="1.785cm" fo:margin-right="0.062cm" fo:margin-top="0.145cm" fo:margin-bottom="0cm" loext:contextual-spacing="false" fo:line-height="95%" fo:text-align="justify" style:justify-single-word="false" fo:text-indent="-0.75cm" style:auto-text-indent="false" style:punctuation-wrap="simple" style:line-break="normal"/>
    </style:style>
    <style:style style:name="P128" style:family="paragraph" style:parent-style-name="Text_20_body">
      <style:paragraph-properties fo:margin-left="1.785cm" fo:margin-right="3.672cm" fo:line-height="0.388cm" fo:text-align="justify" style:justify-single-word="false" fo:text-indent="0cm" style:auto-text-indent="false" style:punctuation-wrap="simple" style:line-break="normal"/>
    </style:style>
    <style:style style:name="P129" style:family="paragraph" style:parent-style-name="Text_20_body">
      <style:paragraph-properties fo:margin-left="1.785cm" fo:margin-right="3.81cm" fo:line-height="0.388cm" fo:text-align="justify" style:justify-single-word="false" fo:text-indent="0cm" style:auto-text-indent="false" style:punctuation-wrap="simple" style:line-break="normal"/>
    </style:style>
    <style:style style:name="P130" style:family="paragraph" style:parent-style-name="Text_20_body">
      <style:paragraph-properties fo:margin-left="1.785cm" fo:margin-right="3.064cm" fo:line-height="0.388cm" fo:text-align="justify" style:justify-single-word="false" fo:text-indent="0cm" style:auto-text-indent="false" style:punctuation-wrap="simple" style:line-break="normal"/>
    </style:style>
    <style:style style:name="P131" style:family="paragraph" style:parent-style-name="Text_20_body">
      <style:paragraph-properties fo:margin-left="1.785cm" fo:margin-right="0.064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132" style:family="paragraph" style:parent-style-name="Text_20_body">
      <style:paragraph-properties fo:margin-left="1.785cm" fo:margin-right="0.065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133" style:family="paragraph" style:parent-style-name="Text_20_body">
      <style:paragraph-properties fo:margin-left="1.785cm" fo:margin-right="0.062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134" style:family="paragraph" style:parent-style-name="Text_20_body">
      <style:paragraph-properties fo:margin-left="1.785cm" fo:margin-right="2.591cm" fo:line-height="0.388cm" fo:text-align="justify" style:justify-single-word="false" fo:text-indent="0cm" style:auto-text-indent="false" style:punctuation-wrap="simple" style:line-break="normal"/>
    </style:style>
    <style:style style:name="P135" style:family="paragraph" style:parent-style-name="Text_20_body">
      <style:paragraph-properties fo:margin-left="1.115cm" fo:margin-right="3.736cm" fo:line-height="0.388cm" fo:text-align="justify" style:justify-single-word="false" fo:text-indent="0cm" style:auto-text-indent="false" style:punctuation-wrap="simple" style:line-break="normal"/>
    </style:style>
    <style:style style:name="P136" style:family="paragraph" style:parent-style-name="Text_20_body">
      <style:paragraph-properties fo:margin-left="1.115cm" fo:margin-right="5.913cm" fo:line-height="0.388cm" fo:text-align="justify" style:justify-single-word="false" fo:text-indent="0cm" style:auto-text-indent="false" style:punctuation-wrap="simple" style:line-break="normal"/>
    </style:style>
    <style:style style:name="P137" style:family="paragraph" style:parent-style-name="Text_20_body">
      <style:paragraph-properties fo:margin-left="1.115cm" fo:margin-right="5.563cm" fo:line-height="0.388cm" fo:text-align="justify" style:justify-single-word="false" fo:text-indent="0cm" style:auto-text-indent="false" style:punctuation-wrap="simple" style:line-break="normal"/>
    </style:style>
    <style:style style:name="P138" style:family="paragraph" style:parent-style-name="Text_20_body">
      <style:paragraph-properties fo:margin-left="1.115cm" fo:margin-right="1.025cm" fo:line-height="0.388cm" fo:text-align="justify" style:justify-single-word="false" fo:text-indent="0cm" style:auto-text-indent="false" style:punctuation-wrap="simple" style:line-break="normal"/>
    </style:style>
    <style:style style:name="P139" style:family="paragraph" style:parent-style-name="Text_20_body">
      <style:paragraph-properties fo:margin-left="1.115cm" fo:margin-right="2.566cm" fo:line-height="0.388cm" fo:text-align="justify" style:justify-single-word="false" fo:text-indent="0cm" style:auto-text-indent="false" style:punctuation-wrap="simple" style:line-break="normal"/>
    </style:style>
    <style:style style:name="P140" style:family="paragraph" style:parent-style-name="Text_20_body">
      <style:paragraph-properties fo:margin-left="0.365cm" fo:margin-right="0cm" fo:line-height="0.388cm" fo:text-indent="0cm" style:auto-text-indent="false" style:punctuation-wrap="simple" style:line-break="normal"/>
    </style:style>
    <style:style style:name="P141" style:family="paragraph" style:parent-style-name="Text_20_body">
      <style:paragraph-properties fo:margin-left="1.115cm" fo:margin-right="1.027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142" style:family="paragraph" style:parent-style-name="Text_20_body">
      <style:paragraph-properties fo:margin-left="1.115cm" fo:margin-right="5.117cm" fo:line-height="0.388cm" fo:text-align="justify" style:justify-single-word="false" fo:text-indent="0cm" style:auto-text-indent="false" style:punctuation-wrap="simple" style:line-break="normal"/>
    </style:style>
    <style:style style:name="P143" style:family="paragraph" style:parent-style-name="Text_20_body">
      <style:paragraph-properties fo:margin-left="1.785cm" fo:margin-right="0cm" fo:margin-top="0.15cm" fo:margin-bottom="0cm" loext:contextual-spacing="false" fo:line-height="0.388cm" fo:text-align="justify" style:justify-single-word="false" fo:text-indent="-0.75cm" style:auto-text-indent="false" style:punctuation-wrap="simple" style:line-break="normal"/>
    </style:style>
    <style:style style:name="P144" style:family="paragraph" style:parent-style-name="Text_20_body">
      <style:paragraph-properties fo:margin-left="1.785cm" fo:margin-right="0cm" fo:margin-top="0.002cm" fo:margin-bottom="0cm" loext:contextual-spacing="false" fo:line-height="0.388cm" fo:text-indent="-0.75cm" style:auto-text-indent="false" style:punctuation-wrap="simple" style:line-break="normal"/>
    </style:style>
    <style:style style:name="P145" style:family="paragraph" style:parent-style-name="Text_20_body">
      <style:paragraph-properties fo:margin-left="1.785cm" fo:margin-right="0cm" fo:margin-top="0.002cm" fo:margin-bottom="0cm" loext:contextual-spacing="false" fo:line-height="0.388cm" fo:text-align="justify" style:justify-single-word="false" fo:text-indent="-0.75cm" style:auto-text-indent="false" style:punctuation-wrap="simple" style:line-break="normal"/>
    </style:style>
    <style:style style:name="P146" style:family="paragraph" style:parent-style-name="Text_20_body">
      <style:paragraph-properties fo:margin-left="1.785cm" fo:margin-right="0cm" fo:line-height="0.388cm" fo:text-indent="-0.75cm" style:auto-text-indent="false" style:punctuation-wrap="simple" style:line-break="normal"/>
    </style:style>
    <style:style style:name="P147" style:family="paragraph" style:parent-style-name="Text_20_body">
      <style:paragraph-properties fo:margin-left="1.785cm" fo:margin-right="0cm" fo:line-height="0.388cm" fo:text-indent="-0.75cm" style:auto-text-indent="false" style:punctuation-wrap="simple" style:line-break="normal">
        <style:tab-stops>
          <style:tab-stop style:position="3.321cm"/>
          <style:tab-stop style:position="4.57cm"/>
          <style:tab-stop style:position="6.294cm"/>
        </style:tab-stops>
      </style:paragraph-properties>
    </style:style>
    <style:style style:name="P148" style:family="paragraph" style:parent-style-name="Text_20_body" style:list-style-name="WW8Num2">
      <style:paragraph-properties fo:margin-left="0cm" fo:margin-right="0.002cm" fo:margin-top="0.002cm" fo:margin-bottom="0cm" loext:contextual-spacing="false" fo:line-height="0.388cm" fo:text-align="justify" style:justify-single-word="false" fo:text-indent="0cm" style:auto-text-indent="false" style:punctuation-wrap="simple" style:line-break="normal">
        <style:tab-stops>
          <style:tab-stop style:position="2.293cm"/>
        </style:tab-stops>
      </style:paragraph-properties>
    </style:style>
    <style:style style:name="P149" style:family="paragraph" style:parent-style-name="Text_20_body">
      <style:paragraph-properties fo:margin-left="1.785cm" fo:margin-right="0.004cm" fo:line-height="0.388cm" fo:text-align="justify" style:justify-single-word="false" fo:text-indent="0cm" style:auto-text-indent="false" style:punctuation-wrap="simple" style:line-break="normal"/>
    </style:style>
    <style:style style:name="P150" style:family="paragraph" style:parent-style-name="Text_20_body">
      <style:paragraph-properties fo:margin-left="1.785cm" fo:margin-right="2.325cm" fo:line-height="0.39cm" fo:text-align="justify" style:justify-single-word="false" fo:text-indent="0cm" style:auto-text-indent="false" style:punctuation-wrap="simple" style:line-break="normal"/>
    </style:style>
    <style:style style:name="P151" style:family="paragraph" style:parent-style-name="Text_20_body">
      <style:paragraph-properties fo:margin-left="1.785cm" fo:margin-right="0.002cm" fo:line-height="0.388cm" fo:text-indent="-0.75cm" style:auto-text-indent="false" style:punctuation-wrap="simple" style:line-break="normal"/>
    </style:style>
    <style:style style:name="P152" style:family="paragraph" style:parent-style-name="Text_20_body">
      <style:paragraph-properties fo:margin-left="1.785cm" fo:margin-right="0.002cm" fo:line-height="0.388cm" fo:text-align="justify" style:justify-single-word="false" fo:text-indent="-0.75cm" style:auto-text-indent="false" style:punctuation-wrap="simple" style:line-break="normal"/>
    </style:style>
    <style:style style:name="P153" style:family="paragraph" style:parent-style-name="Text_20_body">
      <style:paragraph-properties fo:margin-left="1.785cm" fo:margin-right="0.002cm" fo:margin-top="0.002cm" fo:margin-bottom="0cm" loext:contextual-spacing="false" fo:line-height="0.388cm" fo:text-align="justify" style:justify-single-word="false" fo:text-indent="-0.75cm" style:auto-text-indent="false" style:punctuation-wrap="simple" style:line-break="normal"/>
    </style:style>
    <style:style style:name="P154" style:family="paragraph" style:parent-style-name="Text_20_body">
      <style:paragraph-properties fo:margin-left="1.785cm" fo:margin-right="0.002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155" style:family="paragraph" style:parent-style-name="Text_20_body">
      <style:paragraph-properties fo:margin-left="1.175cm" fo:margin-right="2.985cm" fo:margin-top="0.131cm" fo:margin-bottom="0cm" loext:contextual-spacing="false" fo:text-align="justify" style:justify-single-word="false" fo:text-indent="0cm" style:auto-text-indent="false" fo:break-before="column" style:punctuation-wrap="simple" style:line-break="normal"/>
    </style:style>
    <style:style style:name="P156" style:family="paragraph" style:parent-style-name="Text_20_body">
      <style:paragraph-properties fo:margin-left="1.175cm" fo:margin-right="3.893cm" fo:line-height="0.388cm" fo:text-align="justify" style:justify-single-word="false" fo:text-indent="0cm" style:auto-text-indent="false" style:punctuation-wrap="simple" style:line-break="normal"/>
    </style:style>
    <style:style style:name="P157" style:family="paragraph" style:parent-style-name="Text_20_body">
      <style:paragraph-properties fo:margin-left="1.175cm" fo:margin-right="3.762cm" fo:line-height="0.388cm" fo:text-align="justify" style:justify-single-word="false" fo:text-indent="0cm" style:auto-text-indent="false" style:punctuation-wrap="simple" style:line-break="normal"/>
    </style:style>
    <style:style style:name="P158" style:family="paragraph" style:parent-style-name="Text_20_body">
      <style:paragraph-properties fo:margin-left="1.175cm" fo:margin-right="1.025cm" fo:line-height="0.39cm" fo:text-align="justify" style:justify-single-word="false" fo:text-indent="0cm" style:auto-text-indent="false" style:punctuation-wrap="simple" style:line-break="normal"/>
    </style:style>
    <style:style style:name="P159" style:family="paragraph" style:parent-style-name="Text_20_body">
      <style:paragraph-properties fo:margin-left="1.175cm" fo:margin-right="5.722cm" fo:line-height="0.39cm" fo:text-align="justify" style:justify-single-word="false" fo:text-indent="0cm" style:auto-text-indent="false" style:punctuation-wrap="simple" style:line-break="normal"/>
    </style:style>
    <style:style style:name="P160" style:family="paragraph" style:parent-style-name="Text_20_body">
      <style:paragraph-properties fo:margin-left="1.175cm" fo:margin-right="3.988cm" fo:line-height="0.388cm" fo:text-align="justify" style:justify-single-word="false" fo:text-indent="0cm" style:auto-text-indent="false" style:punctuation-wrap="simple" style:line-break="normal"/>
    </style:style>
    <style:style style:name="P161" style:family="paragraph" style:parent-style-name="Text_20_body">
      <style:paragraph-properties fo:margin-left="1.785cm" fo:margin-right="1.461cm" fo:line-height="0.388cm" fo:text-align="justify" style:justify-single-word="false" fo:text-indent="0cm" style:auto-text-indent="false" style:punctuation-wrap="simple" style:line-break="normal"/>
    </style:style>
    <style:style style:name="P162" style:family="paragraph" style:parent-style-name="Text_20_body">
      <style:paragraph-properties fo:margin-left="1.035cm" fo:margin-right="0.002cm" fo:margin-top="0.002cm" fo:margin-bottom="0cm" loext:contextual-spacing="false" fo:line-height="0.388cm" fo:text-align="end" style:justify-single-word="false" fo:text-indent="0.748cm" style:auto-text-indent="false" style:punctuation-wrap="simple" style:line-break="normal"/>
    </style:style>
    <style:style style:name="P163" style:family="paragraph" style:parent-style-name="Text_20_body">
      <style:paragraph-properties fo:margin-left="1.785cm" fo:margin-right="0.36cm" fo:line-height="0.388cm" fo:text-align="justify" style:justify-single-word="false" fo:text-indent="0cm" style:auto-text-indent="false" style:punctuation-wrap="simple" style:line-break="normal"/>
    </style:style>
    <style:style style:name="P164" style:family="paragraph" style:parent-style-name="Text_20_body">
      <style:paragraph-properties fo:margin-left="1.785cm" fo:margin-right="4.891cm" fo:line-height="0.388cm" fo:text-align="justify" style:justify-single-word="false" fo:text-indent="0cm" style:auto-text-indent="false" style:punctuation-wrap="simple" style:line-break="normal"/>
    </style:style>
    <style:style style:name="P165" style:family="paragraph" style:parent-style-name="Text_20_body">
      <style:paragraph-properties fo:margin-left="1.785cm" fo:margin-right="3.815cm" fo:line-height="0.388cm" fo:text-align="justify" style:justify-single-word="false" fo:text-indent="0cm" style:auto-text-indent="false" style:punctuation-wrap="simple" style:line-break="normal"/>
    </style:style>
    <style:style style:name="P166" style:family="paragraph" style:parent-style-name="Text_20_body">
      <style:paragraph-properties fo:margin-left="1.785cm" fo:margin-right="1.482cm" fo:line-height="0.39cm" fo:text-align="justify" style:justify-single-word="false" fo:text-indent="0cm" style:auto-text-indent="false" style:punctuation-wrap="simple" style:line-break="normal"/>
    </style:style>
    <style:style style:name="P167" style:family="paragraph" style:parent-style-name="Text_20_body">
      <style:paragraph-properties fo:margin-left="1.785cm" fo:margin-right="3.949cm" fo:line-height="0.388cm" fo:text-align="justify" style:justify-single-word="false" fo:text-indent="0cm" style:auto-text-indent="false" style:punctuation-wrap="simple" style:line-break="normal"/>
    </style:style>
    <style:style style:name="P168" style:family="paragraph" style:parent-style-name="Text_20_body" style:list-style-name="WW8Num3">
      <style:paragraph-properties fo:margin-left="2.242cm" fo:margin-right="0cm" fo:line-height="0.388cm" fo:text-align="justify" style:justify-single-word="false" fo:text-indent="-0.459cm" style:auto-text-indent="false" style:punctuation-wrap="simple" style:line-break="normal">
        <style:tab-stops>
          <style:tab-stop style:position="2.242cm"/>
        </style:tab-stops>
      </style:paragraph-properties>
    </style:style>
    <style:style style:name="P169" style:family="paragraph" style:parent-style-name="Text_20_body" style:list-style-name="WW8Num3">
      <style:paragraph-properties fo:margin-left="2.272cm" fo:margin-right="0cm" fo:line-height="0.388cm" fo:text-align="justify" style:justify-single-word="false" fo:text-indent="-0.487cm" style:auto-text-indent="false" style:punctuation-wrap="simple" style:line-break="normal">
        <style:tab-stops>
          <style:tab-stop style:position="2.272cm"/>
        </style:tab-stops>
      </style:paragraph-properties>
    </style:style>
    <style:style style:name="P170" style:family="paragraph" style:parent-style-name="Text_20_body">
      <style:paragraph-properties fo:margin-left="1.785cm" fo:margin-right="4.512cm" fo:line-height="0.39cm" fo:text-align="justify" style:justify-single-word="false" fo:text-indent="0cm" style:auto-text-indent="false" style:punctuation-wrap="simple" style:line-break="normal"/>
      <style:text-properties style:text-scale="105%"/>
    </style:style>
    <style:style style:name="P171" style:family="paragraph" style:parent-style-name="Text_20_body">
      <style:paragraph-properties fo:margin-left="1.785cm" fo:margin-right="0.887cm" fo:line-height="0.39cm" fo:text-align="justify" style:justify-single-word="false" fo:text-indent="0cm" style:auto-text-indent="false" style:punctuation-wrap="simple" style:line-break="normal"/>
    </style:style>
    <style:style style:name="P172" style:family="paragraph" style:parent-style-name="Text_20_body">
      <style:paragraph-properties fo:margin-left="1.785cm" fo:margin-right="4.486cm" fo:line-height="0.388cm" fo:text-align="justify" style:justify-single-word="false" fo:text-indent="0cm" style:auto-text-indent="false" style:punctuation-wrap="simple" style:line-break="normal"/>
    </style:style>
    <style:style style:name="P173" style:family="paragraph" style:parent-style-name="Text_20_body">
      <style:paragraph-properties fo:margin-left="1.177cm" fo:margin-right="1.023cm" fo:margin-top="0.145cm" fo:margin-bottom="0cm" loext:contextual-spacing="false" fo:line-height="95%" fo:text-align="justify" style:justify-single-word="false" fo:text-indent="0cm" style:auto-text-indent="false" fo:break-before="column" style:punctuation-wrap="simple" style:line-break="normal"/>
    </style:style>
    <style:style style:name="P174" style:family="paragraph" style:parent-style-name="Text_20_body">
      <style:paragraph-properties fo:margin-left="0.427cm" fo:margin-right="0.12cm" fo:line-height="0.39cm" fo:text-indent="0cm" style:auto-text-indent="false" style:punctuation-wrap="simple" style:line-break="normal"/>
    </style:style>
    <style:style style:name="P175" style:family="paragraph" style:parent-style-name="Text_20_body" style:list-style-name="WW8Num4">
      <style:paragraph-properties fo:margin-left="1.577cm" fo:margin-right="1.025cm" fo:line-height="0.388cm" fo:text-align="justify" style:justify-single-word="false" fo:text-indent="-0.4cm" style:auto-text-indent="false" style:punctuation-wrap="simple" style:line-break="normal">
        <style:tab-stops>
          <style:tab-stop style:position="1.577cm"/>
        </style:tab-stops>
      </style:paragraph-properties>
    </style:style>
    <style:style style:name="P176" style:family="paragraph" style:parent-style-name="Text_20_body">
      <style:paragraph-properties fo:margin-left="0.427cm" fo:margin-right="0.439cm" fo:line-height="0.388cm" fo:text-indent="0cm" style:auto-text-indent="false" style:punctuation-wrap="simple" style:line-break="normal"/>
    </style:style>
    <style:style style:name="P177" style:family="paragraph" style:parent-style-name="Text_20_body">
      <style:paragraph-properties fo:margin-left="1.177cm" fo:margin-right="1.025cm" fo:margin-top="0.002cm" fo:margin-bottom="0cm" loext:contextual-spacing="false" fo:line-height="0.388cm" fo:text-indent="-0.75cm" style:auto-text-indent="false" style:punctuation-wrap="simple" style:line-break="normal">
        <style:tab-stops>
          <style:tab-stop style:position="1.863cm"/>
          <style:tab-stop style:position="3.26cm"/>
          <style:tab-stop style:position="5.636cm"/>
        </style:tab-stops>
      </style:paragraph-properties>
    </style:style>
    <style:style style:name="P178" style:family="paragraph" style:parent-style-name="Text_20_body">
      <style:paragraph-properties fo:margin-left="1.177cm" fo:margin-right="1.025cm" fo:margin-top="0.002cm" fo:margin-bottom="0cm" loext:contextual-spacing="false" fo:line-height="0.388cm" fo:text-align="justify" style:justify-single-word="false" fo:text-indent="0cm" style:auto-text-indent="false" style:punctuation-wrap="simple" style:line-break="normal"/>
    </style:style>
    <style:style style:name="P179" style:family="paragraph" style:parent-style-name="Text_20_body">
      <style:paragraph-properties fo:margin-left="1.177cm" fo:margin-right="1.025cm" fo:line-height="0.386cm" fo:text-align="justify" style:justify-single-word="false" fo:text-indent="0cm" style:auto-text-indent="false" style:punctuation-wrap="simple" style:line-break="normal"/>
    </style:style>
    <style:style style:name="P180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font-size-asian="10pt" style:font-size-complex="10pt" style:text-scale="105%"/>
    </style:style>
    <style:style style:name="T6" style:family="text">
      <style:text-properties fo:font-size="10pt" style:font-size-asian="10pt" style:font-size-complex="10pt" style:text-scale="106%"/>
    </style:style>
    <style:style style:name="T7" style:family="text">
      <style:text-properties fo:font-size="10pt" style:font-size-asian="10pt" style:font-size-complex="10pt" style:text-scale="107%"/>
    </style:style>
    <style:style style:name="T8" style:family="text">
      <style:text-properties fo:font-size="10pt" style:font-size-asian="10pt" style:font-size-complex="10pt" style:text-scale="108%"/>
    </style:style>
    <style:style style:name="T9" style:family="text">
      <style:text-properties fo:font-size="10pt" style:font-size-asian="10pt" style:font-size-complex="10pt" style:text-scale="90%"/>
    </style:style>
    <style:style style:name="T10" style:family="text">
      <style:text-properties fo:font-size="10pt" style:font-size-asian="10pt" style:font-size-complex="10pt" style:text-scale="110%"/>
    </style:style>
    <style:style style:name="T11" style:family="text">
      <style:text-properties fo:font-size="10pt" style:font-size-asian="10pt" style:font-size-complex="10pt" style:text-scale="85%"/>
    </style:style>
    <style:style style:name="T12" style:family="text">
      <style:text-properties fo:font-size="10pt" style:font-size-asian="10pt" style:font-size-complex="10pt" style:text-scale="91%"/>
    </style:style>
    <style:style style:name="T13" style:family="text">
      <style:text-properties fo:font-size="10pt" style:font-size-asian="10pt" style:font-size-complex="10pt" style:text-scale="109%"/>
    </style:style>
    <style:style style:name="T14" style:family="text">
      <style:text-properties fo:font-size="10pt" style:font-size-asian="10pt" style:font-size-complex="10pt" style:text-scale="180%"/>
    </style:style>
    <style:style style:name="T15" style:family="text">
      <style:text-properties fo:font-size="10pt" style:font-size-asian="10pt" style:font-size-complex="10pt" style:text-scale="82%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weight-asian="bold" style:font-size-complex="10pt" style:font-weight-complex="bold" style:text-scale="105%"/>
    </style:style>
    <style:style style:name="T18" style:family="text">
      <style:text-properties fo:font-size="10pt" fo:font-weight="bold" style:font-size-asian="10pt" style:font-weight-asian="bold" style:font-size-complex="10pt" style:font-weight-complex="bold" style:text-scale="126%"/>
    </style:style>
    <style:style style:name="T19" style:family="text">
      <style:text-properties fo:font-size="10pt" fo:font-weight="bold" style:font-size-asian="10pt" style:font-weight-asian="bold" style:font-size-complex="10pt" style:font-weight-complex="bold" style:text-scale="110%"/>
    </style:style>
    <style:style style:name="T20" style:family="text">
      <style:text-properties fo:font-size="10pt" fo:font-weight="bold" style:font-size-asian="10pt" style:font-weight-asian="bold" style:font-size-complex="10pt" style:font-weight-complex="bold" style:text-scale="118%"/>
    </style:style>
    <style:style style:name="T21" style:family="text">
      <style:text-properties fo:font-size="10pt" fo:letter-spacing="-0.004cm" fo:font-weight="bold" style:font-size-asian="10pt" style:font-weight-asian="bold" style:font-size-complex="10pt" style:font-weight-complex="bold"/>
    </style:style>
    <style:style style:name="T22" style:family="text">
      <style:text-properties fo:font-size="10pt" fo:letter-spacing="-0.004cm" fo:font-weight="bold" style:font-size-asian="10pt" style:font-weight-asian="bold" style:font-size-complex="10pt" style:font-weight-complex="bold" style:text-scale="105%"/>
    </style:style>
    <style:style style:name="T23" style:family="text">
      <style:text-properties fo:font-size="10pt" fo:letter-spacing="-0.004cm" fo:font-weight="bold" style:font-size-asian="10pt" style:font-weight-asian="bold" style:font-size-complex="10pt" style:font-weight-complex="bold" style:text-scale="110%"/>
    </style:style>
    <style:style style:name="T24" style:family="text">
      <style:text-properties fo:font-size="10pt" fo:letter-spacing="-0.004cm" fo:font-style="italic" style:font-size-asian="10pt" style:font-style-asian="italic" style:font-size-complex="10pt" style:font-style-complex="italic"/>
    </style:style>
    <style:style style:name="T25" style:family="text">
      <style:text-properties fo:font-size="10pt" fo:letter-spacing="-0.004cm" fo:font-style="italic" style:font-size-asian="10pt" style:font-style-asian="italic" style:font-size-complex="10pt" style:font-style-complex="italic" style:text-scale="105%"/>
    </style:style>
    <style:style style:name="T26" style:family="text">
      <style:text-properties fo:font-size="10pt" fo:letter-spacing="-0.004cm" fo:font-style="italic" style:font-size-asian="10pt" style:font-style-asian="italic" style:font-size-complex="10pt" style:font-style-complex="italic" style:text-scale="110%"/>
    </style:style>
    <style:style style:name="T27" style:family="text">
      <style:text-properties fo:font-size="10pt" fo:letter-spacing="-0.004cm" style:font-size-asian="10pt" style:font-size-complex="10pt"/>
    </style:style>
    <style:style style:name="T28" style:family="text">
      <style:text-properties fo:font-size="10pt" fo:letter-spacing="-0.004cm" style:font-size-asian="10pt" style:font-size-complex="10pt" style:text-scale="105%"/>
    </style:style>
    <style:style style:name="T29" style:family="text">
      <style:text-properties fo:font-size="10pt" fo:letter-spacing="-0.004cm" style:font-size-asian="10pt" style:font-size-complex="10pt" style:text-scale="110%"/>
    </style:style>
    <style:style style:name="T30" style:family="text">
      <style:text-properties fo:font-size="10pt" fo:letter-spacing="0.034cm" fo:font-weight="bold" style:font-size-asian="10pt" style:font-weight-asian="bold" style:font-size-complex="10pt" style:font-weight-complex="bold"/>
    </style:style>
    <style:style style:name="T31" style:family="text">
      <style:text-properties fo:font-size="10pt" fo:letter-spacing="0.034cm" fo:font-weight="bold" style:font-size-asian="10pt" style:font-weight-asian="bold" style:font-size-complex="10pt" style:font-weight-complex="bold" style:text-scale="105%"/>
    </style:style>
    <style:style style:name="T32" style:family="text">
      <style:text-properties fo:font-size="10pt" fo:letter-spacing="0.034cm" style:font-size-asian="10pt" style:font-size-complex="10pt"/>
    </style:style>
    <style:style style:name="T33" style:family="text">
      <style:text-properties fo:font-size="10pt" fo:letter-spacing="0.034cm" style:font-size-asian="10pt" style:font-size-complex="10pt" style:text-scale="105%"/>
    </style:style>
    <style:style style:name="T34" style:family="text">
      <style:text-properties fo:font-size="10pt" fo:letter-spacing="0.034cm" fo:font-style="italic" style:font-size-asian="10pt" style:font-style-asian="italic" style:font-size-complex="10pt" style:font-style-complex="italic"/>
    </style:style>
    <style:style style:name="T35" style:family="text">
      <style:text-properties fo:font-size="10pt" fo:letter-spacing="0.042cm" fo:font-weight="bold" style:font-size-asian="10pt" style:font-weight-asian="bold" style:font-size-complex="10pt" style:font-weight-complex="bold"/>
    </style:style>
    <style:style style:name="T36" style:family="text">
      <style:text-properties fo:font-size="10pt" fo:letter-spacing="0.042cm" fo:font-weight="bold" style:font-size-asian="10pt" style:font-weight-asian="bold" style:font-size-complex="10pt" style:font-weight-complex="bold" style:text-scale="105%"/>
    </style:style>
    <style:style style:name="T37" style:family="text">
      <style:text-properties fo:font-size="10pt" fo:letter-spacing="0.042cm" style:font-size-asian="10pt" style:font-size-complex="10pt"/>
    </style:style>
    <style:style style:name="T38" style:family="text">
      <style:text-properties fo:font-size="10pt" fo:letter-spacing="0.042cm" style:font-size-asian="10pt" style:font-size-complex="10pt" style:text-scale="105%"/>
    </style:style>
    <style:style style:name="T39" style:family="text">
      <style:text-properties fo:font-size="10pt" fo:letter-spacing="0.042cm" fo:font-style="italic" style:font-size-asian="10pt" style:font-style-asian="italic" style:font-size-complex="10pt" style:font-style-complex="italic" style:text-scale="105%"/>
    </style:style>
    <style:style style:name="T40" style:family="text">
      <style:text-properties fo:font-size="10pt" fo:letter-spacing="-0.002cm" fo:font-style="italic" style:font-size-asian="10pt" style:font-style-asian="italic" style:font-size-complex="10pt" style:font-style-complex="italic"/>
    </style:style>
    <style:style style:name="T41" style:family="text">
      <style:text-properties fo:font-size="10pt" fo:letter-spacing="-0.002cm" fo:font-style="italic" style:font-size-asian="10pt" style:font-style-asian="italic" style:font-size-complex="10pt" style:font-style-complex="italic" style:text-scale="105%"/>
    </style:style>
    <style:style style:name="T42" style:family="text">
      <style:text-properties fo:font-size="10pt" fo:letter-spacing="-0.002cm" fo:font-style="italic" style:font-size-asian="10pt" style:font-style-asian="italic" style:font-size-complex="10pt" style:font-style-complex="italic" style:text-scale="104%"/>
    </style:style>
    <style:style style:name="T43" style:family="text">
      <style:text-properties fo:font-size="10pt" fo:letter-spacing="-0.002cm" fo:font-style="italic" style:font-size-asian="10pt" style:font-style-asian="italic" style:font-size-complex="10pt" style:font-style-complex="italic" style:text-scale="110%"/>
    </style:style>
    <style:style style:name="T44" style:family="text">
      <style:text-properties fo:font-size="10pt" fo:letter-spacing="-0.002cm" fo:font-weight="bold" style:font-size-asian="10pt" style:font-weight-asian="bold" style:font-size-complex="10pt" style:font-weight-complex="bold"/>
    </style:style>
    <style:style style:name="T45" style:family="text">
      <style:text-properties fo:font-size="10pt" fo:letter-spacing="-0.002cm" fo:font-weight="bold" style:font-size-asian="10pt" style:font-weight-asian="bold" style:font-size-complex="10pt" style:font-weight-complex="bold" style:text-scale="105%"/>
    </style:style>
    <style:style style:name="T46" style:family="text">
      <style:text-properties fo:font-size="10pt" fo:letter-spacing="-0.002cm" style:font-size-asian="10pt" style:font-size-complex="10pt"/>
    </style:style>
    <style:style style:name="T47" style:family="text">
      <style:text-properties fo:font-size="10pt" fo:letter-spacing="-0.002cm" style:font-size-asian="10pt" style:font-size-complex="10pt" style:text-scale="105%"/>
    </style:style>
    <style:style style:name="T48" style:family="text">
      <style:text-properties fo:font-size="10pt" fo:letter-spacing="-0.002cm" style:font-size-asian="10pt" style:font-size-complex="10pt" style:text-scale="108%"/>
    </style:style>
    <style:style style:name="T49" style:family="text">
      <style:text-properties fo:font-size="10pt" fo:letter-spacing="-0.002cm" style:font-size-asian="10pt" style:font-size-complex="10pt" style:text-scale="106%"/>
    </style:style>
    <style:style style:name="T50" style:family="text">
      <style:text-properties fo:font-size="10pt" fo:letter-spacing="-0.002cm" style:font-size-asian="10pt" style:font-size-complex="10pt" style:text-scale="107%"/>
    </style:style>
    <style:style style:name="T51" style:family="text">
      <style:text-properties fo:font-size="10pt" fo:letter-spacing="-0.002cm" style:font-size-asian="10pt" style:font-size-complex="10pt" style:text-scale="110%"/>
    </style:style>
    <style:style style:name="T52" style:family="text">
      <style:text-properties fo:font-size="10pt" fo:font-style="italic" style:font-size-asian="10pt" style:font-style-asian="italic" style:font-size-complex="10pt" style:font-style-complex="italic"/>
    </style:style>
    <style:style style:name="T53" style:family="text">
      <style:text-properties fo:font-size="10pt" fo:font-style="italic" style:font-size-asian="10pt" style:font-style-asian="italic" style:font-size-complex="10pt" style:font-style-complex="italic" style:text-scale="105%"/>
    </style:style>
    <style:style style:name="T54" style:family="text">
      <style:text-properties fo:font-size="10pt" fo:font-style="italic" style:font-size-asian="10pt" style:font-style-asian="italic" style:font-size-complex="10pt" style:font-style-complex="italic" style:text-scale="104%"/>
    </style:style>
    <style:style style:name="T55" style:family="text">
      <style:text-properties fo:font-size="10pt" fo:font-style="italic" style:font-size-asian="10pt" style:font-style-asian="italic" style:font-size-complex="10pt" style:font-style-complex="italic" style:text-scale="107%"/>
    </style:style>
    <style:style style:name="T56" style:family="text">
      <style:text-properties fo:font-size="10pt" fo:font-style="italic" style:font-size-asian="10pt" style:font-style-asian="italic" style:font-size-complex="10pt" style:font-style-complex="italic" style:text-scale="120%"/>
    </style:style>
    <style:style style:name="T57" style:family="text">
      <style:text-properties fo:font-size="10pt" fo:font-style="italic" style:font-size-asian="10pt" style:font-style-asian="italic" style:font-size-complex="10pt" style:font-style-complex="italic" style:text-scale="110%"/>
    </style:style>
    <style:style style:name="T58" style:family="text">
      <style:text-properties fo:font-size="10pt" fo:font-style="italic" style:font-size-asian="10pt" style:font-style-asian="italic" style:font-size-complex="10pt" style:font-style-complex="italic" style:text-scale="94%"/>
    </style:style>
    <style:style style:name="T59" style:family="text">
      <style:text-properties fo:font-size="10pt" fo:font-style="italic" style:font-size-asian="10pt" style:font-style-asian="italic" style:font-size-complex="10pt" style:font-style-complex="italic" style:text-scale="106%"/>
    </style:style>
    <style:style style:name="T60" style:family="text">
      <style:text-properties fo:font-size="10pt" fo:letter-spacing="0.039cm" fo:font-style="italic" style:font-size-asian="10pt" style:font-style-asian="italic" style:font-size-complex="10pt" style:font-style-complex="italic" style:text-scale="105%"/>
    </style:style>
    <style:style style:name="T61" style:family="text">
      <style:text-properties fo:font-size="10pt" fo:letter-spacing="0.039cm" style:font-size-asian="10pt" style:font-size-complex="10pt"/>
    </style:style>
    <style:style style:name="T62" style:family="text">
      <style:text-properties fo:font-size="10pt" fo:letter-spacing="0.039cm" style:font-size-asian="10pt" style:font-size-complex="10pt" style:text-scale="105%"/>
    </style:style>
    <style:style style:name="T63" style:family="text">
      <style:text-properties fo:font-size="10pt" fo:letter-spacing="0.039cm" fo:font-weight="bold" style:font-size-asian="10pt" style:font-weight-asian="bold" style:font-size-complex="10pt" style:font-weight-complex="bold" style:text-scale="105%"/>
    </style:style>
    <style:style style:name="T64" style:family="text">
      <style:text-properties fo:font-size="10pt" fo:letter-spacing="0.032cm" fo:font-style="italic" style:font-size-asian="10pt" style:font-style-asian="italic" style:font-size-complex="10pt" style:font-style-complex="italic"/>
    </style:style>
    <style:style style:name="T65" style:family="text">
      <style:text-properties fo:font-size="10pt" fo:letter-spacing="0.032cm" fo:font-style="italic" style:font-size-asian="10pt" style:font-style-asian="italic" style:font-size-complex="10pt" style:font-style-complex="italic" style:text-scale="105%"/>
    </style:style>
    <style:style style:name="T66" style:family="text">
      <style:text-properties fo:font-size="10pt" fo:letter-spacing="0.032cm" style:font-size-asian="10pt" style:font-size-complex="10pt" style:text-scale="105%"/>
    </style:style>
    <style:style style:name="T67" style:family="text">
      <style:text-properties fo:font-size="10pt" fo:letter-spacing="0.032cm" fo:font-weight="bold" style:font-size-asian="10pt" style:font-weight-asian="bold" style:font-size-complex="10pt" style:font-weight-complex="bold"/>
    </style:style>
    <style:style style:name="T68" style:family="text">
      <style:text-properties fo:font-size="10pt" fo:letter-spacing="0.032cm" fo:font-weight="bold" style:font-size-asian="10pt" style:font-weight-asian="bold" style:font-size-complex="10pt" style:font-weight-complex="bold" style:text-scale="105%"/>
    </style:style>
    <style:style style:name="T69" style:family="text">
      <style:text-properties fo:font-size="10pt" fo:letter-spacing="0.035cm" fo:font-weight="bold" style:font-size-asian="10pt" style:font-weight-asian="bold" style:font-size-complex="10pt" style:font-weight-complex="bold" style:text-scale="105%"/>
    </style:style>
    <style:style style:name="T70" style:family="text">
      <style:text-properties fo:font-size="10pt" fo:letter-spacing="0.035cm" style:font-size-asian="10pt" style:font-size-complex="10pt" style:text-scale="105%"/>
    </style:style>
    <style:style style:name="T71" style:family="text">
      <style:text-properties fo:font-size="10pt" fo:letter-spacing="0.03cm" fo:font-style="italic" style:font-size-asian="10pt" style:font-style-asian="italic" style:font-size-complex="10pt" style:font-style-complex="italic"/>
    </style:style>
    <style:style style:name="T72" style:family="text">
      <style:text-properties fo:font-size="10pt" fo:letter-spacing="0.03cm" fo:font-style="italic" style:font-size-asian="10pt" style:font-style-asian="italic" style:font-size-complex="10pt" style:font-style-complex="italic" style:text-scale="105%"/>
    </style:style>
    <style:style style:name="T73" style:family="text">
      <style:text-properties fo:font-size="10pt" fo:letter-spacing="0.03cm" fo:font-weight="bold" style:font-size-asian="10pt" style:font-weight-asian="bold" style:font-size-complex="10pt" style:font-weight-complex="bold" style:text-scale="105%"/>
    </style:style>
    <style:style style:name="T74" style:family="text">
      <style:text-properties fo:font-size="10pt" fo:letter-spacing="0.03cm" style:font-size-asian="10pt" style:font-size-complex="10pt" style:text-scale="105%"/>
    </style:style>
    <style:style style:name="T75" style:family="text">
      <style:text-properties fo:font-size="10pt" fo:letter-spacing="-0.005cm" fo:font-style="italic" style:font-size-asian="10pt" style:font-style-asian="italic" style:font-size-complex="10pt" style:font-style-complex="italic"/>
    </style:style>
    <style:style style:name="T76" style:family="text">
      <style:text-properties fo:font-size="10pt" fo:letter-spacing="-0.005cm" fo:font-style="italic" style:font-size-asian="10pt" style:font-style-asian="italic" style:font-size-complex="10pt" style:font-style-complex="italic" style:text-scale="105%"/>
    </style:style>
    <style:style style:name="T77" style:family="text">
      <style:text-properties fo:font-size="10pt" fo:letter-spacing="-0.005cm" fo:font-weight="bold" style:font-size-asian="10pt" style:font-weight-asian="bold" style:font-size-complex="10pt" style:font-weight-complex="bold" style:text-scale="105%"/>
    </style:style>
    <style:style style:name="T78" style:family="text">
      <style:text-properties fo:font-size="10pt" fo:letter-spacing="-0.005cm" fo:font-weight="bold" style:font-size-asian="10pt" style:font-weight-asian="bold" style:font-size-complex="10pt" style:font-weight-complex="bold" style:text-scale="110%"/>
    </style:style>
    <style:style style:name="T79" style:family="text">
      <style:text-properties fo:font-size="10pt" fo:letter-spacing="-0.005cm" style:font-size-asian="10pt" style:font-size-complex="10pt" style:text-scale="105%"/>
    </style:style>
    <style:style style:name="T80" style:family="text">
      <style:text-properties fo:font-size="10pt" fo:letter-spacing="-0.005cm" style:font-size-asian="10pt" style:font-size-complex="10pt" style:text-scale="110%"/>
    </style:style>
    <style:style style:name="T81" style:family="text">
      <style:text-properties fo:font-size="10pt" fo:letter-spacing="0.085cm" fo:font-style="italic" style:font-size-asian="10pt" style:font-style-asian="italic" style:font-size-complex="10pt" style:font-style-complex="italic" style:text-scale="105%"/>
    </style:style>
    <style:style style:name="T82" style:family="text">
      <style:text-properties fo:font-size="10pt" fo:letter-spacing="0.085cm" fo:font-weight="bold" style:font-size-asian="10pt" style:font-weight-asian="bold" style:font-size-complex="10pt" style:font-weight-complex="bold" style:text-scale="105%"/>
    </style:style>
    <style:style style:name="T83" style:family="text">
      <style:text-properties fo:font-size="10pt" fo:letter-spacing="0.085cm" style:font-size-asian="10pt" style:font-size-complex="10pt" style:text-scale="105%"/>
    </style:style>
    <style:style style:name="T84" style:family="text">
      <style:text-properties fo:font-size="10pt" fo:letter-spacing="0.088cm" fo:font-style="italic" style:font-size-asian="10pt" style:font-style-asian="italic" style:font-size-complex="10pt" style:font-style-complex="italic" style:text-scale="105%"/>
    </style:style>
    <style:style style:name="T85" style:family="text">
      <style:text-properties fo:font-size="10pt" fo:letter-spacing="0.088cm" style:font-size-asian="10pt" style:font-size-complex="10pt" style:text-scale="105%"/>
    </style:style>
    <style:style style:name="T86" style:family="text">
      <style:text-properties fo:font-size="10pt" fo:letter-spacing="0.088cm" fo:font-weight="bold" style:font-size-asian="10pt" style:font-weight-asian="bold" style:font-size-complex="10pt" style:font-weight-complex="bold" style:text-scale="105%"/>
    </style:style>
    <style:style style:name="T87" style:family="text">
      <style:text-properties fo:font-size="10pt" fo:letter-spacing="0.086cm" fo:font-style="italic" style:font-size-asian="10pt" style:font-style-asian="italic" style:font-size-complex="10pt" style:font-style-complex="italic" style:text-scale="105%"/>
    </style:style>
    <style:style style:name="T88" style:family="text">
      <style:text-properties fo:font-size="10pt" fo:letter-spacing="0.086cm" style:font-size-asian="10pt" style:font-size-complex="10pt" style:text-scale="105%"/>
    </style:style>
    <style:style style:name="T89" style:family="text">
      <style:text-properties fo:font-size="10pt" fo:letter-spacing="0.086cm" fo:font-weight="bold" style:font-size-asian="10pt" style:font-weight-asian="bold" style:font-size-complex="10pt" style:font-weight-complex="bold" style:text-scale="105%"/>
    </style:style>
    <style:style style:name="T90" style:family="text">
      <style:text-properties fo:font-size="10pt" fo:letter-spacing="0.044cm" fo:font-style="italic" style:font-size-asian="10pt" style:font-style-asian="italic" style:font-size-complex="10pt" style:font-style-complex="italic"/>
    </style:style>
    <style:style style:name="T91" style:family="text">
      <style:text-properties fo:font-size="10pt" fo:letter-spacing="0.044cm" fo:font-style="italic" style:font-size-asian="10pt" style:font-style-asian="italic" style:font-size-complex="10pt" style:font-style-complex="italic" style:text-scale="105%"/>
    </style:style>
    <style:style style:name="T92" style:family="text">
      <style:text-properties fo:font-size="10pt" fo:letter-spacing="0.044cm" fo:font-weight="bold" style:font-size-asian="10pt" style:font-weight-asian="bold" style:font-size-complex="10pt" style:font-weight-complex="bold"/>
    </style:style>
    <style:style style:name="T93" style:family="text">
      <style:text-properties fo:font-size="10pt" fo:letter-spacing="0.044cm" fo:font-weight="bold" style:font-size-asian="10pt" style:font-weight-asian="bold" style:font-size-complex="10pt" style:font-weight-complex="bold" style:text-scale="105%"/>
    </style:style>
    <style:style style:name="T94" style:family="text">
      <style:text-properties fo:font-size="10pt" fo:letter-spacing="0.044cm" style:font-size-asian="10pt" style:font-size-complex="10pt"/>
    </style:style>
    <style:style style:name="T95" style:family="text">
      <style:text-properties fo:font-size="10pt" fo:letter-spacing="0.044cm" style:font-size-asian="10pt" style:font-size-complex="10pt" style:text-scale="105%"/>
    </style:style>
    <style:style style:name="T96" style:family="text">
      <style:text-properties fo:font-size="10pt" fo:letter-spacing="0.048cm" fo:font-style="italic" style:font-size-asian="10pt" style:font-style-asian="italic" style:font-size-complex="10pt" style:font-style-complex="italic"/>
    </style:style>
    <style:style style:name="T97" style:family="text">
      <style:text-properties fo:font-size="10pt" fo:letter-spacing="0.048cm" fo:font-style="italic" style:font-size-asian="10pt" style:font-style-asian="italic" style:font-size-complex="10pt" style:font-style-complex="italic" style:text-scale="105%"/>
    </style:style>
    <style:style style:name="T98" style:family="text">
      <style:text-properties fo:font-size="10pt" fo:letter-spacing="0.048cm" style:font-size-asian="10pt" style:font-size-complex="10pt"/>
    </style:style>
    <style:style style:name="T99" style:family="text">
      <style:text-properties fo:font-size="10pt" fo:letter-spacing="0.048cm" style:font-size-asian="10pt" style:font-size-complex="10pt" style:text-scale="105%"/>
    </style:style>
    <style:style style:name="T100" style:family="text">
      <style:text-properties fo:font-size="10pt" fo:letter-spacing="0.048cm" fo:font-weight="bold" style:font-size-asian="10pt" style:font-weight-asian="bold" style:font-size-complex="10pt" style:font-weight-complex="bold"/>
    </style:style>
    <style:style style:name="T101" style:family="text">
      <style:text-properties fo:font-size="10pt" fo:letter-spacing="0.048cm" fo:font-weight="bold" style:font-size-asian="10pt" style:font-weight-asian="bold" style:font-size-complex="10pt" style:font-weight-complex="bold" style:text-scale="105%"/>
    </style:style>
    <style:style style:name="T102" style:family="text">
      <style:text-properties fo:font-size="10pt" fo:letter-spacing="0.049cm" style:font-size-asian="10pt" style:font-size-complex="10pt"/>
    </style:style>
    <style:style style:name="T103" style:family="text">
      <style:text-properties fo:font-size="10pt" fo:letter-spacing="0.049cm" style:font-size-asian="10pt" style:font-size-complex="10pt" style:text-scale="105%"/>
    </style:style>
    <style:style style:name="T104" style:family="text">
      <style:text-properties fo:font-size="10pt" fo:letter-spacing="0.049cm" fo:font-weight="bold" style:font-size-asian="10pt" style:font-weight-asian="bold" style:font-size-complex="10pt" style:font-weight-complex="bold"/>
    </style:style>
    <style:style style:name="T105" style:family="text">
      <style:text-properties fo:font-size="10pt" fo:letter-spacing="0.049cm" fo:font-weight="bold" style:font-size-asian="10pt" style:font-weight-asian="bold" style:font-size-complex="10pt" style:font-weight-complex="bold" style:text-scale="105%"/>
    </style:style>
    <style:style style:name="T106" style:family="text">
      <style:text-properties fo:font-size="10pt" fo:letter-spacing="0.049cm" fo:font-style="italic" style:font-size-asian="10pt" style:font-style-asian="italic" style:font-size-complex="10pt" style:font-style-complex="italic"/>
    </style:style>
    <style:style style:name="T107" style:family="text">
      <style:text-properties fo:font-size="10pt" fo:letter-spacing="0.049cm" fo:font-style="italic" style:font-size-asian="10pt" style:font-style-asian="italic" style:font-size-complex="10pt" style:font-style-complex="italic" style:text-scale="105%"/>
    </style:style>
    <style:style style:name="T108" style:family="text">
      <style:text-properties fo:font-size="10pt" fo:letter-spacing="0.079cm" fo:font-style="italic" style:font-size-asian="10pt" style:font-style-asian="italic" style:font-size-complex="10pt" style:font-style-complex="italic" style:text-scale="105%"/>
    </style:style>
    <style:style style:name="T109" style:family="text">
      <style:text-properties fo:font-size="10pt" fo:letter-spacing="0.079cm" fo:font-weight="bold" style:font-size-asian="10pt" style:font-weight-asian="bold" style:font-size-complex="10pt" style:font-weight-complex="bold"/>
    </style:style>
    <style:style style:name="T110" style:family="text">
      <style:text-properties fo:font-size="10pt" fo:letter-spacing="0.079cm" fo:font-weight="bold" style:font-size-asian="10pt" style:font-weight-asian="bold" style:font-size-complex="10pt" style:font-weight-complex="bold" style:text-scale="105%"/>
    </style:style>
    <style:style style:name="T111" style:family="text">
      <style:text-properties fo:font-size="10pt" fo:letter-spacing="0.079cm" style:font-size-asian="10pt" style:font-size-complex="10pt"/>
    </style:style>
    <style:style style:name="T112" style:family="text">
      <style:text-properties fo:font-size="10pt" fo:letter-spacing="0.079cm" style:font-size-asian="10pt" style:font-size-complex="10pt" style:text-scale="105%"/>
    </style:style>
    <style:style style:name="T113" style:family="text">
      <style:text-properties fo:font-size="10pt" fo:letter-spacing="0.002cm" fo:font-style="italic" style:font-size-asian="10pt" style:font-style-asian="italic" style:font-size-complex="10pt" style:font-style-complex="italic" style:text-scale="105%"/>
    </style:style>
    <style:style style:name="T114" style:family="text">
      <style:text-properties fo:font-size="10pt" fo:letter-spacing="0.002cm" style:font-size-asian="10pt" style:font-size-complex="10pt" style:text-scale="105%"/>
    </style:style>
    <style:style style:name="T115" style:family="text">
      <style:text-properties fo:font-size="10pt" fo:letter-spacing="0.002cm" fo:font-weight="bold" style:font-size-asian="10pt" style:font-weight-asian="bold" style:font-size-complex="10pt" style:font-weight-complex="bold"/>
    </style:style>
    <style:style style:name="T116" style:family="text">
      <style:text-properties fo:font-size="10pt" fo:letter-spacing="0.002cm" fo:font-weight="bold" style:font-size-asian="10pt" style:font-weight-asian="bold" style:font-size-complex="10pt" style:font-weight-complex="bold" style:text-scale="105%"/>
    </style:style>
    <style:style style:name="T117" style:family="text">
      <style:text-properties fo:font-size="10pt" fo:letter-spacing="0.026cm" fo:font-style="italic" style:font-size-asian="10pt" style:font-style-asian="italic" style:font-size-complex="10pt" style:font-style-complex="italic" style:text-scale="105%"/>
    </style:style>
    <style:style style:name="T118" style:family="text">
      <style:text-properties fo:font-size="10pt" fo:letter-spacing="0.026cm" fo:font-weight="bold" style:font-size-asian="10pt" style:font-weight-asian="bold" style:font-size-complex="10pt" style:font-weight-complex="bold"/>
    </style:style>
    <style:style style:name="T119" style:family="text">
      <style:text-properties fo:font-size="10pt" fo:letter-spacing="0.026cm" fo:font-weight="bold" style:font-size-asian="10pt" style:font-weight-asian="bold" style:font-size-complex="10pt" style:font-weight-complex="bold" style:text-scale="105%"/>
    </style:style>
    <style:style style:name="T120" style:family="text">
      <style:text-properties fo:font-size="10pt" fo:letter-spacing="0.026cm" style:font-size-asian="10pt" style:font-size-complex="10pt"/>
    </style:style>
    <style:style style:name="T121" style:family="text">
      <style:text-properties fo:font-size="10pt" fo:letter-spacing="0.026cm" style:font-size-asian="10pt" style:font-size-complex="10pt" style:text-scale="105%"/>
    </style:style>
    <style:style style:name="T122" style:family="text">
      <style:text-properties fo:font-size="10pt" fo:letter-spacing="0.025cm" fo:font-style="italic" style:font-size-asian="10pt" style:font-style-asian="italic" style:font-size-complex="10pt" style:font-style-complex="italic" style:text-scale="105%"/>
    </style:style>
    <style:style style:name="T123" style:family="text">
      <style:text-properties fo:font-size="10pt" fo:letter-spacing="0.025cm" fo:font-weight="bold" style:font-size-asian="10pt" style:font-weight-asian="bold" style:font-size-complex="10pt" style:font-weight-complex="bold"/>
    </style:style>
    <style:style style:name="T124" style:family="text">
      <style:text-properties fo:font-size="10pt" fo:letter-spacing="0.025cm" fo:font-weight="bold" style:font-size-asian="10pt" style:font-weight-asian="bold" style:font-size-complex="10pt" style:font-weight-complex="bold" style:text-scale="105%"/>
    </style:style>
    <style:style style:name="T125" style:family="text">
      <style:text-properties fo:font-size="10pt" fo:letter-spacing="0.025cm" style:font-size-asian="10pt" style:font-size-complex="10pt" style:text-scale="105%"/>
    </style:style>
    <style:style style:name="T126" style:family="text">
      <style:text-properties fo:font-size="10pt" fo:letter-spacing="0.028cm" fo:font-weight="bold" style:font-size-asian="10pt" style:font-weight-asian="bold" style:font-size-complex="10pt" style:font-weight-complex="bold"/>
    </style:style>
    <style:style style:name="T127" style:family="text">
      <style:text-properties fo:font-size="10pt" fo:letter-spacing="0.028cm" fo:font-weight="bold" style:font-size-asian="10pt" style:font-weight-asian="bold" style:font-size-complex="10pt" style:font-weight-complex="bold" style:text-scale="105%"/>
    </style:style>
    <style:style style:name="T128" style:family="text">
      <style:text-properties fo:font-size="10pt" fo:letter-spacing="0.028cm" fo:font-style="italic" style:font-size-asian="10pt" style:font-style-asian="italic" style:font-size-complex="10pt" style:font-style-complex="italic"/>
    </style:style>
    <style:style style:name="T129" style:family="text">
      <style:text-properties fo:font-size="10pt" fo:letter-spacing="0.028cm" fo:font-style="italic" style:font-size-asian="10pt" style:font-style-asian="italic" style:font-size-complex="10pt" style:font-style-complex="italic" style:text-scale="105%"/>
    </style:style>
    <style:style style:name="T130" style:family="text">
      <style:text-properties fo:font-size="10pt" fo:letter-spacing="0.028cm" style:font-size-asian="10pt" style:font-size-complex="10pt"/>
    </style:style>
    <style:style style:name="T131" style:family="text">
      <style:text-properties fo:font-size="10pt" fo:letter-spacing="0.028cm" style:font-size-asian="10pt" style:font-size-complex="10pt" style:text-scale="105%"/>
    </style:style>
    <style:style style:name="T132" style:family="text">
      <style:text-properties fo:font-size="10pt" fo:letter-spacing="0.012cm" fo:font-weight="bold" style:font-size-asian="10pt" style:font-weight-asian="bold" style:font-size-complex="10pt" style:font-weight-complex="bold" style:text-scale="105%"/>
    </style:style>
    <style:style style:name="T133" style:family="text">
      <style:text-properties fo:font-size="10pt" fo:letter-spacing="0.012cm" fo:font-style="italic" style:font-size-asian="10pt" style:font-style-asian="italic" style:font-size-complex="10pt" style:font-style-complex="italic" style:text-scale="105%"/>
    </style:style>
    <style:style style:name="T134" style:family="text">
      <style:text-properties fo:font-size="10pt" fo:letter-spacing="0.012cm" style:font-size-asian="10pt" style:font-size-complex="10pt"/>
    </style:style>
    <style:style style:name="T135" style:family="text">
      <style:text-properties fo:font-size="10pt" fo:letter-spacing="0.012cm" style:font-size-asian="10pt" style:font-size-complex="10pt" style:text-scale="105%"/>
    </style:style>
    <style:style style:name="T136" style:family="text">
      <style:text-properties fo:font-size="10pt" fo:letter-spacing="0.012cm" style:font-size-asian="10pt" style:font-size-complex="10pt" style:text-scale="110%"/>
    </style:style>
    <style:style style:name="T137" style:family="text">
      <style:text-properties fo:font-size="10pt" fo:letter-spacing="0.009cm" style:font-size-asian="10pt" style:font-size-complex="10pt"/>
    </style:style>
    <style:style style:name="T138" style:family="text">
      <style:text-properties fo:font-size="10pt" fo:letter-spacing="0.009cm" style:font-size-asian="10pt" style:font-size-complex="10pt" style:text-scale="105%"/>
    </style:style>
    <style:style style:name="T139" style:family="text">
      <style:text-properties fo:font-size="10pt" fo:letter-spacing="0.009cm" fo:font-weight="bold" style:font-size-asian="10pt" style:font-weight-asian="bold" style:font-size-complex="10pt" style:font-weight-complex="bold"/>
    </style:style>
    <style:style style:name="T140" style:family="text">
      <style:text-properties fo:font-size="10pt" fo:letter-spacing="0.009cm" fo:font-weight="bold" style:font-size-asian="10pt" style:font-weight-asian="bold" style:font-size-complex="10pt" style:font-weight-complex="bold" style:text-scale="105%"/>
    </style:style>
    <style:style style:name="T141" style:family="text">
      <style:text-properties fo:font-size="10pt" fo:letter-spacing="0.009cm" fo:font-weight="bold" style:font-size-asian="10pt" style:font-weight-asian="bold" style:font-size-complex="10pt" style:font-weight-complex="bold" style:text-scale="110%"/>
    </style:style>
    <style:style style:name="T142" style:family="text">
      <style:text-properties fo:font-size="10pt" fo:letter-spacing="0.009cm" fo:font-style="italic" style:font-size-asian="10pt" style:font-style-asian="italic" style:font-size-complex="10pt" style:font-style-complex="italic"/>
    </style:style>
    <style:style style:name="T143" style:family="text">
      <style:text-properties fo:font-size="10pt" fo:letter-spacing="0.009cm" fo:font-style="italic" style:font-size-asian="10pt" style:font-style-asian="italic" style:font-size-complex="10pt" style:font-style-complex="italic" style:text-scale="105%"/>
    </style:style>
    <style:style style:name="T144" style:family="text">
      <style:text-properties fo:font-size="10pt" fo:letter-spacing="0.007cm" style:font-size-asian="10pt" style:font-size-complex="10pt" style:text-scale="105%"/>
    </style:style>
    <style:style style:name="T145" style:family="text">
      <style:text-properties fo:font-size="10pt" fo:letter-spacing="0.007cm" fo:font-weight="bold" style:font-size-asian="10pt" style:font-weight-asian="bold" style:font-size-complex="10pt" style:font-weight-complex="bold"/>
    </style:style>
    <style:style style:name="T146" style:family="text">
      <style:text-properties fo:font-size="10pt" fo:letter-spacing="0.007cm" fo:font-weight="bold" style:font-size-asian="10pt" style:font-weight-asian="bold" style:font-size-complex="10pt" style:font-weight-complex="bold" style:text-scale="105%"/>
    </style:style>
    <style:style style:name="T147" style:family="text">
      <style:text-properties fo:font-size="10pt" fo:letter-spacing="0.007cm" fo:font-style="italic" style:font-size-asian="10pt" style:font-style-asian="italic" style:font-size-complex="10pt" style:font-style-complex="italic"/>
    </style:style>
    <style:style style:name="T148" style:family="text">
      <style:text-properties fo:font-size="10pt" fo:letter-spacing="0.019cm" fo:font-style="italic" style:font-size-asian="10pt" style:font-style-asian="italic" style:font-size-complex="10pt" style:font-style-complex="italic"/>
    </style:style>
    <style:style style:name="T149" style:family="text">
      <style:text-properties fo:font-size="10pt" fo:letter-spacing="0.019cm" fo:font-style="italic" style:font-size-asian="10pt" style:font-style-asian="italic" style:font-size-complex="10pt" style:font-style-complex="italic" style:text-scale="105%"/>
    </style:style>
    <style:style style:name="T150" style:family="text">
      <style:text-properties fo:font-size="10pt" fo:letter-spacing="0.019cm" style:font-size-asian="10pt" style:font-size-complex="10pt"/>
    </style:style>
    <style:style style:name="T151" style:family="text">
      <style:text-properties fo:font-size="10pt" fo:letter-spacing="0.019cm" style:font-size-asian="10pt" style:font-size-complex="10pt" style:text-scale="105%"/>
    </style:style>
    <style:style style:name="T152" style:family="text">
      <style:text-properties fo:font-size="10pt" fo:letter-spacing="0.019cm" fo:font-weight="bold" style:font-size-asian="10pt" style:font-weight-asian="bold" style:font-size-complex="10pt" style:font-weight-complex="bold"/>
    </style:style>
    <style:style style:name="T153" style:family="text">
      <style:text-properties fo:font-size="10pt" fo:letter-spacing="0.019cm" fo:font-weight="bold" style:font-size-asian="10pt" style:font-weight-asian="bold" style:font-size-complex="10pt" style:font-weight-complex="bold" style:text-scale="105%"/>
    </style:style>
    <style:style style:name="T154" style:family="text">
      <style:text-properties fo:font-size="10pt" fo:letter-spacing="0.09cm" fo:font-weight="bold" style:font-size-asian="10pt" style:font-weight-asian="bold" style:font-size-complex="10pt" style:font-weight-complex="bold" style:text-scale="105%"/>
    </style:style>
    <style:style style:name="T155" style:family="text">
      <style:text-properties fo:font-size="10pt" fo:letter-spacing="0.09cm" style:font-size-asian="10pt" style:font-size-complex="10pt" style:text-scale="105%"/>
    </style:style>
    <style:style style:name="T156" style:family="text">
      <style:text-properties fo:font-size="10pt" fo:letter-spacing="0.09cm" fo:font-style="italic" style:font-size-asian="10pt" style:font-style-asian="italic" style:font-size-complex="10pt" style:font-style-complex="italic" style:text-scale="105%"/>
    </style:style>
    <style:style style:name="T157" style:family="text">
      <style:text-properties fo:font-size="10pt" fo:letter-spacing="-0.009cm" fo:font-style="italic" style:font-size-asian="10pt" style:font-style-asian="italic" style:font-size-complex="10pt" style:font-style-complex="italic" style:text-scale="105%"/>
    </style:style>
    <style:style style:name="T158" style:family="text">
      <style:text-properties fo:font-size="10pt" fo:letter-spacing="-0.009cm" fo:font-weight="bold" style:font-size-asian="10pt" style:font-weight-asian="bold" style:font-size-complex="10pt" style:font-weight-complex="bold" style:text-scale="105%"/>
    </style:style>
    <style:style style:name="T159" style:family="text">
      <style:text-properties fo:font-size="10pt" fo:letter-spacing="-0.009cm" style:font-size-asian="10pt" style:font-size-complex="10pt" style:text-scale="105%"/>
    </style:style>
    <style:style style:name="T160" style:family="text">
      <style:text-properties fo:font-size="10pt" fo:letter-spacing="-0.007cm" fo:font-style="italic" style:font-size-asian="10pt" style:font-style-asian="italic" style:font-size-complex="10pt" style:font-style-complex="italic" style:text-scale="105%"/>
    </style:style>
    <style:style style:name="T161" style:family="text">
      <style:text-properties fo:font-size="10pt" fo:letter-spacing="-0.007cm" style:font-size-asian="10pt" style:font-size-complex="10pt" style:text-scale="105%"/>
    </style:style>
    <style:style style:name="T162" style:family="text">
      <style:text-properties fo:font-size="10pt" fo:letter-spacing="-0.007cm" fo:font-weight="bold" style:font-size-asian="10pt" style:font-weight-asian="bold" style:font-size-complex="10pt" style:font-weight-complex="bold" style:text-scale="105%"/>
    </style:style>
    <style:style style:name="T163" style:family="text">
      <style:text-properties fo:font-size="10pt" fo:letter-spacing="0.021cm" fo:font-weight="bold" style:font-size-asian="10pt" style:font-weight-asian="bold" style:font-size-complex="10pt" style:font-weight-complex="bold"/>
    </style:style>
    <style:style style:name="T164" style:family="text">
      <style:text-properties fo:font-size="10pt" fo:letter-spacing="0.021cm" fo:font-weight="bold" style:font-size-asian="10pt" style:font-weight-asian="bold" style:font-size-complex="10pt" style:font-weight-complex="bold" style:text-scale="105%"/>
    </style:style>
    <style:style style:name="T165" style:family="text">
      <style:text-properties fo:font-size="10pt" fo:letter-spacing="0.021cm" style:font-size-asian="10pt" style:font-size-complex="10pt"/>
    </style:style>
    <style:style style:name="T166" style:family="text">
      <style:text-properties fo:font-size="10pt" fo:letter-spacing="0.021cm" style:font-size-asian="10pt" style:font-size-complex="10pt" style:text-scale="105%"/>
    </style:style>
    <style:style style:name="T167" style:family="text">
      <style:text-properties fo:font-size="10pt" fo:letter-spacing="0.021cm" fo:font-style="italic" style:font-size-asian="10pt" style:font-style-asian="italic" style:font-size-complex="10pt" style:font-style-complex="italic" style:text-scale="105%"/>
    </style:style>
    <style:style style:name="T168" style:family="text">
      <style:text-properties fo:font-size="10pt" fo:letter-spacing="0.058cm" fo:font-weight="bold" style:font-size-asian="10pt" style:font-weight-asian="bold" style:font-size-complex="10pt" style:font-weight-complex="bold"/>
    </style:style>
    <style:style style:name="T169" style:family="text">
      <style:text-properties fo:font-size="10pt" fo:letter-spacing="0.058cm" fo:font-weight="bold" style:font-size-asian="10pt" style:font-weight-asian="bold" style:font-size-complex="10pt" style:font-weight-complex="bold" style:text-scale="105%"/>
    </style:style>
    <style:style style:name="T170" style:family="text">
      <style:text-properties fo:font-size="10pt" fo:letter-spacing="0.058cm" fo:font-weight="bold" style:font-size-asian="10pt" style:font-weight-asian="bold" style:font-size-complex="10pt" style:font-weight-complex="bold" style:text-scale="110%"/>
    </style:style>
    <style:style style:name="T171" style:family="text">
      <style:text-properties fo:font-size="10pt" fo:letter-spacing="0.058cm" style:font-size-asian="10pt" style:font-size-complex="10pt"/>
    </style:style>
    <style:style style:name="T172" style:family="text">
      <style:text-properties fo:font-size="10pt" fo:letter-spacing="0.058cm" style:font-size-asian="10pt" style:font-size-complex="10pt" style:text-scale="105%"/>
    </style:style>
    <style:style style:name="T173" style:family="text">
      <style:text-properties fo:font-size="10pt" fo:letter-spacing="0.058cm" fo:font-style="italic" style:font-size-asian="10pt" style:font-style-asian="italic" style:font-size-complex="10pt" style:font-style-complex="italic"/>
    </style:style>
    <style:style style:name="T174" style:family="text">
      <style:text-properties fo:font-size="10pt" fo:letter-spacing="0.058cm" fo:font-style="italic" style:font-size-asian="10pt" style:font-style-asian="italic" style:font-size-complex="10pt" style:font-style-complex="italic" style:text-scale="105%"/>
    </style:style>
    <style:style style:name="T175" style:family="text">
      <style:text-properties fo:font-size="10pt" fo:letter-spacing="0.053cm" style:font-size-asian="10pt" style:font-size-complex="10pt"/>
    </style:style>
    <style:style style:name="T176" style:family="text">
      <style:text-properties fo:font-size="10pt" fo:letter-spacing="0.053cm" style:font-size-asian="10pt" style:font-size-complex="10pt" style:text-scale="105%"/>
    </style:style>
    <style:style style:name="T177" style:family="text">
      <style:text-properties fo:font-size="10pt" fo:letter-spacing="0.053cm" style:font-size-asian="10pt" style:font-size-complex="10pt" style:text-scale="110%"/>
    </style:style>
    <style:style style:name="T178" style:family="text">
      <style:text-properties fo:font-size="10pt" fo:letter-spacing="0.053cm" fo:font-style="italic" style:font-size-asian="10pt" style:font-style-asian="italic" style:font-size-complex="10pt" style:font-style-complex="italic"/>
    </style:style>
    <style:style style:name="T179" style:family="text">
      <style:text-properties fo:font-size="10pt" fo:letter-spacing="0.053cm" fo:font-style="italic" style:font-size-asian="10pt" style:font-style-asian="italic" style:font-size-complex="10pt" style:font-style-complex="italic" style:text-scale="110%"/>
    </style:style>
    <style:style style:name="T180" style:family="text">
      <style:text-properties fo:font-size="10pt" fo:letter-spacing="0.053cm" fo:font-style="italic" style:font-size-asian="10pt" style:font-style-asian="italic" style:font-size-complex="10pt" style:font-style-complex="italic" style:text-scale="105%"/>
    </style:style>
    <style:style style:name="T181" style:family="text">
      <style:text-properties fo:font-size="10pt" fo:letter-spacing="0.053cm" fo:font-weight="bold" style:font-size-asian="10pt" style:font-weight-asian="bold" style:font-size-complex="10pt" style:font-weight-complex="bold" style:text-scale="105%"/>
    </style:style>
    <style:style style:name="T182" style:family="text">
      <style:text-properties fo:font-size="10pt" fo:letter-spacing="0.051cm" style:font-size-asian="10pt" style:font-size-complex="10pt"/>
    </style:style>
    <style:style style:name="T183" style:family="text">
      <style:text-properties fo:font-size="10pt" fo:letter-spacing="0.051cm" style:font-size-asian="10pt" style:font-size-complex="10pt" style:text-scale="105%"/>
    </style:style>
    <style:style style:name="T184" style:family="text">
      <style:text-properties fo:font-size="10pt" fo:letter-spacing="0.051cm" fo:font-style="italic" style:font-size-asian="10pt" style:font-style-asian="italic" style:font-size-complex="10pt" style:font-style-complex="italic" style:text-scale="105%"/>
    </style:style>
    <style:style style:name="T185" style:family="text">
      <style:text-properties fo:font-size="10pt" fo:letter-spacing="0.051cm" fo:font-weight="bold" style:font-size-asian="10pt" style:font-weight-asian="bold" style:font-size-complex="10pt" style:font-weight-complex="bold" style:text-scale="105%"/>
    </style:style>
    <style:style style:name="T186" style:family="text">
      <style:text-properties fo:font-size="10pt" fo:letter-spacing="0.055cm" style:font-size-asian="10pt" style:font-size-complex="10pt" style:text-scale="105%"/>
    </style:style>
    <style:style style:name="T187" style:family="text">
      <style:text-properties fo:font-size="10pt" fo:letter-spacing="0.055cm" fo:font-weight="bold" style:font-size-asian="10pt" style:font-weight-asian="bold" style:font-size-complex="10pt" style:font-weight-complex="bold" style:text-scale="105%"/>
    </style:style>
    <style:style style:name="T188" style:family="text">
      <style:text-properties fo:font-size="10pt" fo:letter-spacing="0.055cm" fo:font-style="italic" style:font-size-asian="10pt" style:font-style-asian="italic" style:font-size-complex="10pt" style:font-style-complex="italic" style:text-scale="105%"/>
    </style:style>
    <style:style style:name="T189" style:family="text">
      <style:text-properties fo:font-size="10pt" fo:letter-spacing="0.004cm" fo:font-style="italic" style:font-size-asian="10pt" style:font-style-asian="italic" style:font-size-complex="10pt" style:font-style-complex="italic"/>
    </style:style>
    <style:style style:name="T190" style:family="text">
      <style:text-properties fo:font-size="10pt" fo:letter-spacing="0.004cm" fo:font-style="italic" style:font-size-asian="10pt" style:font-style-asian="italic" style:font-size-complex="10pt" style:font-style-complex="italic" style:text-scale="105%"/>
    </style:style>
    <style:style style:name="T191" style:family="text">
      <style:text-properties fo:font-size="10pt" fo:letter-spacing="0.004cm" style:font-size-asian="10pt" style:font-size-complex="10pt" style:text-scale="105%"/>
    </style:style>
    <style:style style:name="T192" style:family="text">
      <style:text-properties fo:font-size="10pt" fo:letter-spacing="0.004cm" fo:font-weight="bold" style:font-size-asian="10pt" style:font-weight-asian="bold" style:font-size-complex="10pt" style:font-weight-complex="bold" style:text-scale="105%"/>
    </style:style>
    <style:style style:name="T193" style:family="text">
      <style:text-properties fo:font-size="10pt" fo:letter-spacing="0.011cm" fo:font-weight="bold" style:font-size-asian="10pt" style:font-weight-asian="bold" style:font-size-complex="10pt" style:font-weight-complex="bold"/>
    </style:style>
    <style:style style:name="T194" style:family="text">
      <style:text-properties fo:font-size="10pt" fo:letter-spacing="0.011cm" fo:font-weight="bold" style:font-size-asian="10pt" style:font-weight-asian="bold" style:font-size-complex="10pt" style:font-weight-complex="bold" style:text-scale="105%"/>
    </style:style>
    <style:style style:name="T195" style:family="text">
      <style:text-properties fo:font-size="10pt" fo:letter-spacing="0.011cm" style:font-size-asian="10pt" style:font-size-complex="10pt"/>
    </style:style>
    <style:style style:name="T196" style:family="text">
      <style:text-properties fo:font-size="10pt" fo:letter-spacing="0.011cm" style:font-size-asian="10pt" style:font-size-complex="10pt" style:text-scale="105%"/>
    </style:style>
    <style:style style:name="T197" style:family="text">
      <style:text-properties fo:font-size="10pt" fo:letter-spacing="0.011cm" style:font-size-asian="10pt" style:font-size-complex="10pt" style:text-scale="110%"/>
    </style:style>
    <style:style style:name="T198" style:family="text">
      <style:text-properties fo:font-size="10pt" fo:letter-spacing="0.081cm" fo:font-weight="bold" style:font-size-asian="10pt" style:font-weight-asian="bold" style:font-size-complex="10pt" style:font-weight-complex="bold" style:text-scale="105%"/>
    </style:style>
    <style:style style:name="T199" style:family="text">
      <style:text-properties fo:font-size="10pt" fo:letter-spacing="0.081cm" style:font-size-asian="10pt" style:font-size-complex="10pt" style:text-scale="105%"/>
    </style:style>
    <style:style style:name="T200" style:family="text">
      <style:text-properties fo:font-size="10pt" fo:letter-spacing="0.076cm" style:font-size-asian="10pt" style:font-size-complex="10pt" style:text-scale="105%"/>
    </style:style>
    <style:style style:name="T201" style:family="text">
      <style:text-properties fo:font-size="10pt" fo:letter-spacing="0.076cm" fo:font-weight="bold" style:font-size-asian="10pt" style:font-weight-asian="bold" style:font-size-complex="10pt" style:font-weight-complex="bold" style:text-scale="105%"/>
    </style:style>
    <style:style style:name="T202" style:family="text">
      <style:text-properties fo:font-size="10pt" fo:letter-spacing="0.076cm" fo:font-style="italic" style:font-size-asian="10pt" style:font-style-asian="italic" style:font-size-complex="10pt" style:font-style-complex="italic" style:text-scale="105%"/>
    </style:style>
    <style:style style:name="T203" style:family="text">
      <style:text-properties fo:font-size="10pt" fo:letter-spacing="0.074cm" style:font-size-asian="10pt" style:font-size-complex="10pt"/>
    </style:style>
    <style:style style:name="T204" style:family="text">
      <style:text-properties fo:font-size="10pt" fo:letter-spacing="0.074cm" style:font-size-asian="10pt" style:font-size-complex="10pt" style:text-scale="105%"/>
    </style:style>
    <style:style style:name="T205" style:family="text">
      <style:text-properties fo:font-size="10pt" fo:letter-spacing="0.074cm" fo:font-weight="bold" style:font-size-asian="10pt" style:font-weight-asian="bold" style:font-size-complex="10pt" style:font-weight-complex="bold" style:text-scale="105%"/>
    </style:style>
    <style:style style:name="T206" style:family="text">
      <style:text-properties fo:font-size="10pt" fo:letter-spacing="0.074cm" fo:font-style="italic" style:font-size-asian="10pt" style:font-style-asian="italic" style:font-size-complex="10pt" style:font-style-complex="italic"/>
    </style:style>
    <style:style style:name="T207" style:family="text">
      <style:text-properties fo:font-size="10pt" fo:letter-spacing="0.074cm" fo:font-style="italic" style:font-size-asian="10pt" style:font-style-asian="italic" style:font-size-complex="10pt" style:font-style-complex="italic" style:text-scale="105%"/>
    </style:style>
    <style:style style:name="T208" style:family="text">
      <style:text-properties fo:font-size="10pt" fo:letter-spacing="0.071cm" style:font-size-asian="10pt" style:font-size-complex="10pt"/>
    </style:style>
    <style:style style:name="T209" style:family="text">
      <style:text-properties fo:font-size="10pt" fo:letter-spacing="0.071cm" style:font-size-asian="10pt" style:font-size-complex="10pt" style:text-scale="105%"/>
    </style:style>
    <style:style style:name="T210" style:family="text">
      <style:text-properties fo:font-size="10pt" fo:letter-spacing="0.071cm" fo:font-style="italic" style:font-size-asian="10pt" style:font-style-asian="italic" style:font-size-complex="10pt" style:font-style-complex="italic"/>
    </style:style>
    <style:style style:name="T211" style:family="text">
      <style:text-properties fo:font-size="10pt" fo:letter-spacing="0.071cm" fo:font-weight="bold" style:font-size-asian="10pt" style:font-weight-asian="bold" style:font-size-complex="10pt" style:font-weight-complex="bold"/>
    </style:style>
    <style:style style:name="T212" style:family="text">
      <style:text-properties fo:font-size="10pt" fo:letter-spacing="0.071cm" fo:font-weight="bold" style:font-size-asian="10pt" style:font-weight-asian="bold" style:font-size-complex="10pt" style:font-weight-complex="bold" style:text-scale="105%"/>
    </style:style>
    <style:style style:name="T213" style:family="text">
      <style:text-properties fo:font-size="10pt" fo:letter-spacing="0.005cm" style:font-size-asian="10pt" style:font-size-complex="10pt" style:text-scale="105%"/>
    </style:style>
    <style:style style:name="T214" style:family="text">
      <style:text-properties fo:font-size="10pt" fo:letter-spacing="0.005cm" fo:font-weight="bold" style:font-size-asian="10pt" style:font-weight-asian="bold" style:font-size-complex="10pt" style:font-weight-complex="bold" style:text-scale="105%"/>
    </style:style>
    <style:style style:name="T215" style:family="text">
      <style:text-properties fo:font-size="10pt" fo:letter-spacing="0.046cm" style:font-size-asian="10pt" style:font-size-complex="10pt" style:text-scale="105%"/>
    </style:style>
    <style:style style:name="T216" style:family="text">
      <style:text-properties fo:font-size="10pt" fo:letter-spacing="0.046cm" fo:font-weight="bold" style:font-size-asian="10pt" style:font-weight-asian="bold" style:font-size-complex="10pt" style:font-weight-complex="bold" style:text-scale="105%"/>
    </style:style>
    <style:style style:name="T217" style:family="text">
      <style:text-properties fo:font-size="10pt" fo:letter-spacing="0.046cm" fo:font-style="italic" style:font-size-asian="10pt" style:font-style-asian="italic" style:font-size-complex="10pt" style:font-style-complex="italic"/>
    </style:style>
    <style:style style:name="T218" style:family="text">
      <style:text-properties fo:font-size="10pt" fo:letter-spacing="0.064cm" fo:font-weight="bold" style:font-size-asian="10pt" style:font-weight-asian="bold" style:font-size-complex="10pt" style:font-weight-complex="bold"/>
    </style:style>
    <style:style style:name="T219" style:family="text">
      <style:text-properties fo:font-size="10pt" fo:letter-spacing="0.064cm" fo:font-weight="bold" style:font-size-asian="10pt" style:font-weight-asian="bold" style:font-size-complex="10pt" style:font-weight-complex="bold" style:text-scale="105%"/>
    </style:style>
    <style:style style:name="T220" style:family="text">
      <style:text-properties fo:font-size="10pt" fo:letter-spacing="0.064cm" fo:font-style="italic" style:font-size-asian="10pt" style:font-style-asian="italic" style:font-size-complex="10pt" style:font-style-complex="italic" style:text-scale="105%"/>
    </style:style>
    <style:style style:name="T221" style:family="text">
      <style:text-properties fo:font-size="10pt" fo:letter-spacing="0.064cm" style:font-size-asian="10pt" style:font-size-complex="10pt"/>
    </style:style>
    <style:style style:name="T222" style:family="text">
      <style:text-properties fo:font-size="10pt" fo:letter-spacing="0.064cm" style:font-size-asian="10pt" style:font-size-complex="10pt" style:text-scale="105%"/>
    </style:style>
    <style:style style:name="T223" style:family="text">
      <style:text-properties fo:font-size="10pt" fo:letter-spacing="0.065cm" fo:font-weight="bold" style:font-size-asian="10pt" style:font-weight-asian="bold" style:font-size-complex="10pt" style:font-weight-complex="bold" style:text-scale="105%"/>
    </style:style>
    <style:style style:name="T224" style:family="text">
      <style:text-properties fo:font-size="10pt" fo:letter-spacing="0.065cm" style:font-size-asian="10pt" style:font-size-complex="10pt"/>
    </style:style>
    <style:style style:name="T225" style:family="text">
      <style:text-properties fo:font-size="10pt" fo:letter-spacing="0.065cm" style:font-size-asian="10pt" style:font-size-complex="10pt" style:text-scale="105%"/>
    </style:style>
    <style:style style:name="T226" style:family="text">
      <style:text-properties fo:font-size="10pt" fo:letter-spacing="0.065cm" fo:font-style="italic" style:font-size-asian="10pt" style:font-style-asian="italic" style:font-size-complex="10pt" style:font-style-complex="italic" style:text-scale="105%"/>
    </style:style>
    <style:style style:name="T227" style:family="text">
      <style:text-properties fo:font-size="10pt" fo:letter-spacing="0.062cm" fo:font-weight="bold" style:font-size-asian="10pt" style:font-weight-asian="bold" style:font-size-complex="10pt" style:font-weight-complex="bold"/>
    </style:style>
    <style:style style:name="T228" style:family="text">
      <style:text-properties fo:font-size="10pt" fo:letter-spacing="0.062cm" fo:font-weight="bold" style:font-size-asian="10pt" style:font-weight-asian="bold" style:font-size-complex="10pt" style:font-weight-complex="bold" style:text-scale="105%"/>
    </style:style>
    <style:style style:name="T229" style:family="text">
      <style:text-properties fo:font-size="10pt" fo:letter-spacing="0.062cm" style:font-size-asian="10pt" style:font-size-complex="10pt"/>
    </style:style>
    <style:style style:name="T230" style:family="text">
      <style:text-properties fo:font-size="10pt" fo:letter-spacing="0.062cm" style:font-size-asian="10pt" style:font-size-complex="10pt" style:text-scale="105%"/>
    </style:style>
    <style:style style:name="T231" style:family="text">
      <style:text-properties fo:font-size="10pt" fo:letter-spacing="0.062cm" fo:font-style="italic" style:font-size-asian="10pt" style:font-style-asian="italic" style:font-size-complex="10pt" style:font-style-complex="italic" style:text-scale="105%"/>
    </style:style>
    <style:style style:name="T232" style:family="text">
      <style:text-properties fo:font-size="10pt" fo:letter-spacing="0.078cm" style:font-size-asian="10pt" style:font-size-complex="10pt" style:text-scale="105%"/>
    </style:style>
    <style:style style:name="T233" style:family="text">
      <style:text-properties fo:font-size="10pt" fo:letter-spacing="0.078cm" fo:font-weight="bold" style:font-size-asian="10pt" style:font-weight-asian="bold" style:font-size-complex="10pt" style:font-weight-complex="bold" style:text-scale="105%"/>
    </style:style>
    <style:style style:name="T234" style:family="text">
      <style:text-properties fo:font-size="10pt" fo:letter-spacing="0.078cm" fo:font-style="italic" style:font-size-asian="10pt" style:font-style-asian="italic" style:font-size-complex="10pt" style:font-style-complex="italic"/>
    </style:style>
    <style:style style:name="T235" style:family="text">
      <style:text-properties fo:font-size="10pt" fo:letter-spacing="0.083cm" fo:font-weight="bold" style:font-size-asian="10pt" style:font-weight-asian="bold" style:font-size-complex="10pt" style:font-weight-complex="bold"/>
    </style:style>
    <style:style style:name="T236" style:family="text">
      <style:text-properties fo:font-size="10pt" fo:letter-spacing="0.083cm" fo:font-weight="bold" style:font-size-asian="10pt" style:font-weight-asian="bold" style:font-size-complex="10pt" style:font-weight-complex="bold" style:text-scale="105%"/>
    </style:style>
    <style:style style:name="T237" style:family="text">
      <style:text-properties fo:font-size="10pt" fo:letter-spacing="0.083cm" style:font-size-asian="10pt" style:font-size-complex="10pt" style:text-scale="105%"/>
    </style:style>
    <style:style style:name="T238" style:family="text">
      <style:text-properties fo:font-size="10pt" fo:letter-spacing="-0.016cm" style:font-size-asian="10pt" style:font-size-complex="10pt" style:text-scale="105%"/>
    </style:style>
    <style:style style:name="T239" style:family="text">
      <style:text-properties fo:font-size="10pt" fo:letter-spacing="-0.016cm" style:font-size-asian="10pt" style:font-size-complex="10pt" style:text-scale="110%"/>
    </style:style>
    <style:style style:name="T240" style:family="text">
      <style:text-properties fo:font-size="10pt" fo:letter-spacing="-0.016cm" fo:font-style="italic" style:font-size-asian="10pt" style:font-style-asian="italic" style:font-size-complex="10pt" style:font-style-complex="italic" style:text-scale="105%"/>
    </style:style>
    <style:style style:name="T241" style:family="text">
      <style:text-properties fo:font-size="10pt" fo:letter-spacing="-0.016cm" fo:font-weight="bold" style:font-size-asian="10pt" style:font-weight-asian="bold" style:font-size-complex="10pt" style:font-weight-complex="bold" style:text-scale="105%"/>
    </style:style>
    <style:style style:name="T242" style:family="text">
      <style:text-properties fo:font-size="10pt" fo:letter-spacing="-0.014cm" fo:font-style="italic" style:font-size-asian="10pt" style:font-style-asian="italic" style:font-size-complex="10pt" style:font-style-complex="italic" style:text-scale="105%"/>
    </style:style>
    <style:style style:name="T243" style:family="text">
      <style:text-properties fo:font-size="10pt" fo:letter-spacing="-0.014cm" style:font-size-asian="10pt" style:font-size-complex="10pt" style:text-scale="105%"/>
    </style:style>
    <style:style style:name="T244" style:family="text">
      <style:text-properties fo:font-size="10pt" fo:letter-spacing="-0.014cm" fo:font-weight="bold" style:font-size-asian="10pt" style:font-weight-asian="bold" style:font-size-complex="10pt" style:font-weight-complex="bold" style:text-scale="105%"/>
    </style:style>
    <style:style style:name="T245" style:family="text">
      <style:text-properties fo:font-size="10pt" fo:letter-spacing="-0.014cm" fo:font-weight="bold" style:font-size-asian="10pt" style:font-weight-asian="bold" style:font-size-complex="10pt" style:font-weight-complex="bold" style:text-scale="110%"/>
    </style:style>
    <style:style style:name="T246" style:family="text">
      <style:text-properties fo:font-size="10pt" fo:letter-spacing="-0.018cm" fo:font-style="italic" style:font-size-asian="10pt" style:font-style-asian="italic" style:font-size-complex="10pt" style:font-style-complex="italic" style:text-scale="105%"/>
    </style:style>
    <style:style style:name="T247" style:family="text">
      <style:text-properties fo:font-size="10pt" fo:letter-spacing="-0.018cm" fo:font-weight="bold" style:font-size-asian="10pt" style:font-weight-asian="bold" style:font-size-complex="10pt" style:font-weight-complex="bold" style:text-scale="105%"/>
    </style:style>
    <style:style style:name="T248" style:family="text">
      <style:text-properties fo:font-size="10pt" fo:letter-spacing="-0.018cm" style:font-size-asian="10pt" style:font-size-complex="10pt" style:text-scale="105%"/>
    </style:style>
    <style:style style:name="T249" style:family="text">
      <style:text-properties fo:font-size="10pt" fo:letter-spacing="-0.012cm" style:font-size-asian="10pt" style:font-size-complex="10pt" style:text-scale="105%"/>
    </style:style>
    <style:style style:name="T250" style:family="text">
      <style:text-properties fo:font-size="10pt" fo:letter-spacing="-0.012cm" style:font-size-asian="10pt" style:font-size-complex="10pt" style:text-scale="110%"/>
    </style:style>
    <style:style style:name="T251" style:family="text">
      <style:text-properties fo:font-size="10pt" fo:letter-spacing="-0.012cm" fo:font-style="italic" style:font-size-asian="10pt" style:font-style-asian="italic" style:font-size-complex="10pt" style:font-style-complex="italic" style:text-scale="105%"/>
    </style:style>
    <style:style style:name="T252" style:family="text">
      <style:text-properties fo:font-size="10pt" fo:letter-spacing="-0.012cm" fo:font-weight="bold" style:font-size-asian="10pt" style:font-weight-asian="bold" style:font-size-complex="10pt" style:font-weight-complex="bold" style:text-scale="105%"/>
    </style:style>
    <style:style style:name="T253" style:family="text">
      <style:text-properties fo:font-size="10pt" fo:letter-spacing="-0.012cm" fo:font-weight="bold" style:font-size-asian="10pt" style:font-weight-asian="bold" style:font-size-complex="10pt" style:font-weight-complex="bold" style:text-scale="110%"/>
    </style:style>
    <style:style style:name="T254" style:family="text">
      <style:text-properties fo:font-size="10pt" fo:letter-spacing="-0.019cm" fo:font-style="italic" style:font-size-asian="10pt" style:font-style-asian="italic" style:font-size-complex="10pt" style:font-style-complex="italic" style:text-scale="110%"/>
    </style:style>
    <style:style style:name="T255" style:family="text">
      <style:text-properties fo:font-size="10pt" fo:letter-spacing="-0.019cm" fo:font-style="italic" style:font-size-asian="10pt" style:font-style-asian="italic" style:font-size-complex="10pt" style:font-style-complex="italic" style:text-scale="105%"/>
    </style:style>
    <style:style style:name="T256" style:family="text">
      <style:text-properties fo:font-size="10pt" fo:letter-spacing="-0.019cm" fo:font-weight="bold" style:font-size-asian="10pt" style:font-weight-asian="bold" style:font-size-complex="10pt" style:font-weight-complex="bold" style:text-scale="105%"/>
    </style:style>
    <style:style style:name="T257" style:family="text">
      <style:text-properties fo:font-size="10pt" fo:letter-spacing="-0.019cm" style:font-size-asian="10pt" style:font-size-complex="10pt" style:text-scale="105%"/>
    </style:style>
    <style:style style:name="T258" style:family="text">
      <style:text-properties fo:font-size="10pt" fo:letter-spacing="-0.019cm" style:font-size-asian="10pt" style:font-size-complex="10pt" style:text-scale="110%"/>
    </style:style>
    <style:style style:name="T259" style:family="text">
      <style:text-properties fo:font-size="10pt" fo:letter-spacing="0.092cm" fo:font-weight="bold" style:font-size-asian="10pt" style:font-weight-asian="bold" style:font-size-complex="10pt" style:font-weight-complex="bold" style:text-scale="105%"/>
    </style:style>
    <style:style style:name="T260" style:family="text">
      <style:text-properties fo:font-size="10pt" fo:letter-spacing="0.092cm" style:font-size-asian="10pt" style:font-size-complex="10pt" style:text-scale="105%"/>
    </style:style>
    <style:style style:name="T261" style:family="text">
      <style:text-properties fo:font-size="10pt" fo:letter-spacing="-0.041cm" fo:font-style="italic" style:font-size-asian="10pt" style:font-style-asian="italic" style:font-size-complex="10pt" style:font-style-complex="italic" style:text-scale="105%"/>
    </style:style>
    <style:style style:name="T262" style:family="text">
      <style:text-properties fo:font-size="10pt" fo:letter-spacing="-0.041cm" style:font-size-asian="10pt" style:font-size-complex="10pt" style:text-scale="105%"/>
    </style:style>
    <style:style style:name="T263" style:family="text">
      <style:text-properties fo:font-size="10pt" fo:letter-spacing="-0.023cm" style:font-size-asian="10pt" style:font-size-complex="10pt" style:text-scale="105%"/>
    </style:style>
    <style:style style:name="T264" style:family="text">
      <style:text-properties fo:font-size="10pt" fo:letter-spacing="-0.023cm" fo:font-weight="bold" style:font-size-asian="10pt" style:font-weight-asian="bold" style:font-size-complex="10pt" style:font-weight-complex="bold" style:text-scale="105%"/>
    </style:style>
    <style:style style:name="T265" style:family="text">
      <style:text-properties fo:font-size="10pt" fo:letter-spacing="-0.021cm" fo:font-weight="bold" style:font-size-asian="10pt" style:font-weight-asian="bold" style:font-size-complex="10pt" style:font-weight-complex="bold" style:text-scale="105%"/>
    </style:style>
    <style:style style:name="T266" style:family="text">
      <style:text-properties fo:font-size="10pt" fo:letter-spacing="-0.021cm" style:font-size-asian="10pt" style:font-size-complex="10pt" style:text-scale="105%"/>
    </style:style>
    <style:style style:name="T267" style:family="text">
      <style:text-properties fo:font-size="10pt" fo:letter-spacing="0.067cm" fo:font-weight="bold" style:font-size-asian="10pt" style:font-weight-asian="bold" style:font-size-complex="10pt" style:font-weight-complex="bold"/>
    </style:style>
    <style:style style:name="T268" style:family="text">
      <style:text-properties fo:font-size="10pt" fo:letter-spacing="0.067cm" fo:font-weight="bold" style:font-size-asian="10pt" style:font-weight-asian="bold" style:font-size-complex="10pt" style:font-weight-complex="bold" style:text-scale="105%"/>
    </style:style>
    <style:style style:name="T269" style:family="text">
      <style:text-properties fo:font-size="10pt" fo:letter-spacing="0.067cm" style:font-size-asian="10pt" style:font-size-complex="10pt" style:text-scale="105%"/>
    </style:style>
    <style:style style:name="T270" style:family="text">
      <style:text-properties fo:font-size="10pt" fo:letter-spacing="0.023cm" style:font-size-asian="10pt" style:font-size-complex="10pt" style:text-scale="105%"/>
    </style:style>
    <style:style style:name="T271" style:family="text">
      <style:text-properties fo:font-size="10pt" fo:letter-spacing="0.023cm" fo:font-weight="bold" style:font-size-asian="10pt" style:font-weight-asian="bold" style:font-size-complex="10pt" style:font-weight-complex="bold"/>
    </style:style>
    <style:style style:name="T272" style:family="text">
      <style:text-properties fo:font-size="10pt" fo:letter-spacing="0.023cm" fo:font-weight="bold" style:font-size-asian="10pt" style:font-weight-asian="bold" style:font-size-complex="10pt" style:font-weight-complex="bold" style:text-scale="105%"/>
    </style:style>
    <style:style style:name="T273" style:family="text">
      <style:text-properties fo:font-size="10pt" fo:letter-spacing="0.023cm" fo:font-style="italic" style:font-size-asian="10pt" style:font-style-asian="italic" style:font-size-complex="10pt" style:font-style-complex="italic"/>
    </style:style>
    <style:style style:name="T274" style:family="text">
      <style:text-properties fo:font-size="10pt" fo:letter-spacing="0.056cm" fo:font-weight="bold" style:font-size-asian="10pt" style:font-weight-asian="bold" style:font-size-complex="10pt" style:font-weight-complex="bold"/>
    </style:style>
    <style:style style:name="T275" style:family="text">
      <style:text-properties fo:font-size="10pt" fo:letter-spacing="0.056cm" fo:font-weight="bold" style:font-size-asian="10pt" style:font-weight-asian="bold" style:font-size-complex="10pt" style:font-weight-complex="bold" style:text-scale="105%"/>
    </style:style>
    <style:style style:name="T276" style:family="text">
      <style:text-properties fo:font-size="10pt" fo:letter-spacing="0.056cm" style:font-size-asian="10pt" style:font-size-complex="10pt" style:text-scale="105%"/>
    </style:style>
    <style:style style:name="T277" style:family="text">
      <style:text-properties fo:font-size="10pt" fo:letter-spacing="0.056cm" style:font-size-asian="10pt" style:font-size-complex="10pt" style:text-scale="110%"/>
    </style:style>
    <style:style style:name="T278" style:family="text">
      <style:text-properties fo:font-size="10pt" fo:letter-spacing="0.056cm" fo:font-style="italic" style:font-size-asian="10pt" style:font-style-asian="italic" style:font-size-complex="10pt" style:font-style-complex="italic" style:text-scale="105%"/>
    </style:style>
    <style:style style:name="T279" style:family="text">
      <style:text-properties fo:font-size="10pt" fo:letter-spacing="-0.03cm" fo:font-weight="bold" style:font-size-asian="10pt" style:font-weight-asian="bold" style:font-size-complex="10pt" style:font-weight-complex="bold" style:text-scale="105%"/>
    </style:style>
    <style:style style:name="T280" style:family="text">
      <style:text-properties fo:font-size="10pt" fo:letter-spacing="-0.03cm" style:font-size-asian="10pt" style:font-size-complex="10pt" style:text-scale="105%"/>
    </style:style>
    <style:style style:name="T281" style:family="text">
      <style:text-properties fo:font-size="10pt" fo:letter-spacing="-0.032cm" style:font-size-asian="10pt" style:font-size-complex="10pt" style:text-scale="105%"/>
    </style:style>
    <style:style style:name="T282" style:family="text">
      <style:text-properties fo:font-size="10pt" fo:letter-spacing="-0.032cm" fo:font-weight="bold" style:font-size-asian="10pt" style:font-weight-asian="bold" style:font-size-complex="10pt" style:font-weight-complex="bold" style:text-scale="105%"/>
    </style:style>
    <style:style style:name="T283" style:family="text">
      <style:text-properties fo:font-size="10pt" fo:letter-spacing="0.069cm" style:font-size-asian="10pt" style:font-size-complex="10pt"/>
    </style:style>
    <style:style style:name="T284" style:family="text">
      <style:text-properties fo:font-size="10pt" fo:letter-spacing="0.069cm" style:font-size-asian="10pt" style:font-size-complex="10pt" style:text-scale="105%"/>
    </style:style>
    <style:style style:name="T285" style:family="text">
      <style:text-properties fo:font-size="10pt" fo:letter-spacing="0.069cm" fo:font-weight="bold" style:font-size-asian="10pt" style:font-weight-asian="bold" style:font-size-complex="10pt" style:font-weight-complex="bold"/>
    </style:style>
    <style:style style:name="T286" style:family="text">
      <style:text-properties fo:font-size="10pt" fo:letter-spacing="0.069cm" fo:font-weight="bold" style:font-size-asian="10pt" style:font-weight-asian="bold" style:font-size-complex="10pt" style:font-weight-complex="bold" style:text-scale="105%"/>
    </style:style>
    <style:style style:name="T287" style:family="text">
      <style:text-properties fo:font-size="10pt" fo:letter-spacing="0.069cm" fo:font-style="italic" style:font-size-asian="10pt" style:font-style-asian="italic" style:font-size-complex="10pt" style:font-style-complex="italic"/>
    </style:style>
    <style:style style:name="T288" style:family="text">
      <style:text-properties fo:font-size="10pt" fo:letter-spacing="0.069cm" fo:font-style="italic" style:font-size-asian="10pt" style:font-style-asian="italic" style:font-size-complex="10pt" style:font-style-complex="italic" style:text-scale="105%"/>
    </style:style>
    <style:style style:name="T289" style:family="text">
      <style:text-properties fo:font-size="10pt" fo:letter-spacing="0.018cm" style:font-size-asian="10pt" style:font-size-complex="10pt"/>
    </style:style>
    <style:style style:name="T290" style:family="text">
      <style:text-properties fo:font-size="10pt" fo:letter-spacing="0.018cm" style:font-size-asian="10pt" style:font-size-complex="10pt" style:text-scale="105%"/>
    </style:style>
    <style:style style:name="T291" style:family="text">
      <style:text-properties fo:font-size="10pt" fo:letter-spacing="0.018cm" fo:font-weight="bold" style:font-size-asian="10pt" style:font-weight-asian="bold" style:font-size-complex="10pt" style:font-weight-complex="bold"/>
    </style:style>
    <style:style style:name="T292" style:family="text">
      <style:text-properties fo:font-size="10pt" fo:letter-spacing="0.018cm" fo:font-weight="bold" style:font-size-asian="10pt" style:font-weight-asian="bold" style:font-size-complex="10pt" style:font-weight-complex="bold" style:text-scale="105%"/>
    </style:style>
    <style:style style:name="T293" style:family="text">
      <style:text-properties fo:font-size="10pt" fo:letter-spacing="0.018cm" fo:font-style="italic" style:font-size-asian="10pt" style:font-style-asian="italic" style:font-size-complex="10pt" style:font-style-complex="italic" style:text-scale="105%"/>
    </style:style>
    <style:style style:name="T294" style:family="text">
      <style:text-properties fo:font-size="10pt" fo:letter-spacing="-0.039cm" fo:font-weight="bold" style:font-size-asian="10pt" style:font-weight-asian="bold" style:font-size-complex="10pt" style:font-weight-complex="bold" style:text-scale="105%"/>
    </style:style>
    <style:style style:name="T295" style:family="text">
      <style:text-properties fo:font-size="10pt" fo:letter-spacing="-0.044cm" fo:font-weight="bold" style:font-size-asian="10pt" style:font-weight-asian="bold" style:font-size-complex="10pt" style:font-weight-complex="bold" style:text-scale="105%"/>
    </style:style>
    <style:style style:name="T296" style:family="text">
      <style:text-properties fo:font-size="10pt" fo:letter-spacing="-0.044cm" style:font-size-asian="10pt" style:font-size-complex="10pt" style:text-scale="105%"/>
    </style:style>
    <style:style style:name="T297" style:family="text">
      <style:text-properties fo:font-size="10pt" fo:letter-spacing="-0.046cm" style:font-size-asian="10pt" style:font-size-complex="10pt" style:text-scale="105%"/>
    </style:style>
    <style:style style:name="T298" style:family="text">
      <style:text-properties fo:font-size="10pt" fo:letter-spacing="0.014cm" fo:font-weight="bold" style:font-size-asian="10pt" style:font-weight-asian="bold" style:font-size-complex="10pt" style:font-weight-complex="bold"/>
    </style:style>
    <style:style style:name="T299" style:family="text">
      <style:text-properties fo:font-size="10pt" fo:letter-spacing="0.014cm" fo:font-weight="bold" style:font-size-asian="10pt" style:font-weight-asian="bold" style:font-size-complex="10pt" style:font-weight-complex="bold" style:text-scale="105%"/>
    </style:style>
    <style:style style:name="T300" style:family="text">
      <style:text-properties fo:font-size="10pt" fo:letter-spacing="0.014cm" fo:font-style="italic" style:font-size-asian="10pt" style:font-style-asian="italic" style:font-size-complex="10pt" style:font-style-complex="italic" style:text-scale="105%"/>
    </style:style>
    <style:style style:name="T301" style:family="text">
      <style:text-properties fo:font-size="10pt" fo:letter-spacing="0.014cm" style:font-size-asian="10pt" style:font-size-complex="10pt"/>
    </style:style>
    <style:style style:name="T302" style:family="text">
      <style:text-properties fo:font-size="10pt" fo:letter-spacing="0.014cm" style:font-size-asian="10pt" style:font-size-complex="10pt" style:text-scale="105%"/>
    </style:style>
    <style:style style:name="T303" style:family="text">
      <style:text-properties fo:font-size="10pt" fo:letter-spacing="-0.037cm" style:font-size-asian="10pt" style:font-size-complex="10pt" style:text-scale="105%"/>
    </style:style>
    <style:style style:name="T304" style:family="text">
      <style:text-properties fo:font-size="10pt" fo:letter-spacing="-0.037cm" fo:font-style="italic" style:font-size-asian="10pt" style:font-style-asian="italic" style:font-size-complex="10pt" style:font-style-complex="italic"/>
    </style:style>
    <style:style style:name="T305" style:family="text">
      <style:text-properties fo:font-size="10pt" fo:letter-spacing="0.016cm" style:font-size-asian="10pt" style:font-size-complex="10pt"/>
    </style:style>
    <style:style style:name="T306" style:family="text">
      <style:text-properties fo:font-size="10pt" fo:letter-spacing="0.016cm" style:font-size-asian="10pt" style:font-size-complex="10pt" style:text-scale="105%"/>
    </style:style>
    <style:style style:name="T307" style:family="text">
      <style:text-properties fo:font-size="10pt" fo:letter-spacing="0.016cm" fo:font-weight="bold" style:font-size-asian="10pt" style:font-weight-asian="bold" style:font-size-complex="10pt" style:font-weight-complex="bold"/>
    </style:style>
    <style:style style:name="T308" style:family="text">
      <style:text-properties fo:font-size="10pt" fo:letter-spacing="0.016cm" fo:font-weight="bold" style:font-size-asian="10pt" style:font-weight-asian="bold" style:font-size-complex="10pt" style:font-weight-complex="bold" style:text-scale="105%"/>
    </style:style>
    <style:style style:name="T309" style:family="text">
      <style:text-properties fo:font-size="10pt" fo:letter-spacing="0.016cm" fo:font-weight="bold" style:font-size-asian="10pt" style:font-weight-asian="bold" style:font-size-complex="10pt" style:font-weight-complex="bold" style:text-scale="110%"/>
    </style:style>
    <style:style style:name="T310" style:family="text">
      <style:text-properties fo:font-size="10pt" fo:letter-spacing="0.016cm" fo:font-style="italic" style:font-size-asian="10pt" style:font-style-asian="italic" style:font-size-complex="10pt" style:font-style-complex="italic"/>
    </style:style>
    <style:style style:name="T311" style:family="text">
      <style:text-properties fo:font-size="10pt" fo:letter-spacing="0.016cm" fo:font-style="italic" style:font-size-asian="10pt" style:font-style-asian="italic" style:font-size-complex="10pt" style:font-style-complex="italic" style:text-scale="105%"/>
    </style:style>
    <style:style style:name="T312" style:family="text">
      <style:text-properties fo:font-size="10pt" fo:letter-spacing="0.06cm" style:font-size-asian="10pt" style:font-size-complex="10pt"/>
    </style:style>
    <style:style style:name="T313" style:family="text">
      <style:text-properties fo:font-size="10pt" fo:letter-spacing="0.06cm" style:font-size-asian="10pt" style:font-size-complex="10pt" style:text-scale="105%"/>
    </style:style>
    <style:style style:name="T314" style:family="text">
      <style:text-properties fo:font-size="10pt" fo:letter-spacing="0.06cm" fo:font-weight="bold" style:font-size-asian="10pt" style:font-weight-asian="bold" style:font-size-complex="10pt" style:font-weight-complex="bold"/>
    </style:style>
    <style:style style:name="T315" style:family="text">
      <style:text-properties fo:font-size="10pt" fo:letter-spacing="-0.026cm" fo:font-weight="bold" style:font-size-asian="10pt" style:font-weight-asian="bold" style:font-size-complex="10pt" style:font-weight-complex="bold" style:text-scale="105%"/>
    </style:style>
    <style:style style:name="T316" style:family="text">
      <style:text-properties fo:font-size="10pt" fo:letter-spacing="-0.028cm" style:font-size-asian="10pt" style:font-size-complex="10pt" style:text-scale="105%"/>
    </style:style>
    <style:style style:name="T317" style:family="text">
      <style:text-properties fo:font-size="10pt" fo:letter-spacing="-0.055cm" fo:font-style="italic" style:font-size-asian="10pt" style:font-style-asian="italic" style:font-size-complex="10pt" style:font-style-complex="italic" style:text-scale="105%"/>
    </style:style>
    <style:style style:name="T318" style:family="text">
      <style:text-properties fo:font-size="10pt" fo:letter-spacing="-0.011cm" style:font-size-asian="10pt" style:font-size-complex="10pt" style:text-scale="105%"/>
    </style:style>
    <style:style style:name="T319" style:family="text">
      <style:text-properties fo:font-size="10pt" fo:letter-spacing="-0.011cm" fo:font-weight="bold" style:font-size-asian="10pt" style:font-weight-asian="bold" style:font-size-complex="10pt" style:font-weight-complex="bold" style:text-scale="105%"/>
    </style:style>
    <style:style style:name="T320" style:family="text">
      <style:text-properties fo:font-size="10pt" fo:letter-spacing="-0.025cm" fo:font-style="italic" style:font-size-asian="10pt" style:font-style-asian="italic" style:font-size-complex="10pt" style:font-style-complex="italic" style:text-scale="105%"/>
    </style:style>
    <style:style style:name="T321" style:family="text">
      <style:text-properties fo:font-size="10pt" fo:letter-spacing="-0.025cm" fo:font-weight="bold" style:font-size-asian="10pt" style:font-weight-asian="bold" style:font-size-complex="10pt" style:font-weight-complex="bold" style:text-scale="105%"/>
    </style:style>
    <style:style style:name="T322" style:family="text">
      <style:text-properties fo:font-size="10pt" fo:letter-spacing="-0.025cm" style:font-size-asian="10pt" style:font-size-complex="10pt" style:text-scale="105%"/>
    </style:style>
    <style:style style:name="T323" style:family="text">
      <style:text-properties fo:font-size="10pt" fo:letter-spacing="-0.058cm" fo:font-style="italic" style:font-size-asian="10pt" style:font-style-asian="italic" style:font-size-complex="10pt" style:font-style-complex="italic" style:text-scale="105%"/>
    </style:style>
    <style:style style:name="T324" style:family="text">
      <style:text-properties fo:font-size="10pt" fo:letter-spacing="0.072cm" style:font-size-asian="10pt" style:font-size-complex="10pt"/>
    </style:style>
    <style:style style:name="T325" style:family="text">
      <style:text-properties fo:font-size="10pt" fo:letter-spacing="0.072cm" style:font-size-asian="10pt" style:font-size-complex="10pt" style:text-scale="105%"/>
    </style:style>
    <style:style style:name="T326" style:family="text">
      <style:text-properties fo:font-size="10pt" fo:letter-spacing="0.072cm" fo:font-weight="bold" style:font-size-asian="10pt" style:font-weight-asian="bold" style:font-size-complex="10pt" style:font-weight-complex="bold"/>
    </style:style>
    <style:style style:name="T327" style:family="text">
      <style:text-properties fo:font-size="10pt" fo:letter-spacing="0.072cm" fo:font-weight="bold" style:font-size-asian="10pt" style:font-weight-asian="bold" style:font-size-complex="10pt" style:font-weight-complex="bold" style:text-scale="105%"/>
    </style:style>
    <style:style style:name="T328" style:family="text">
      <style:text-properties fo:font-size="10pt" fo:letter-spacing="0.037cm" fo:font-weight="bold" style:font-size-asian="10pt" style:font-weight-asian="bold" style:font-size-complex="10pt" style:font-weight-complex="bold"/>
    </style:style>
    <style:style style:name="T329" style:family="text">
      <style:text-properties fo:font-size="10pt" fo:letter-spacing="0.037cm" fo:font-weight="bold" style:font-size-asian="10pt" style:font-weight-asian="bold" style:font-size-complex="10pt" style:font-weight-complex="bold" style:text-scale="105%"/>
    </style:style>
    <style:style style:name="T330" style:family="text">
      <style:text-properties fo:font-size="10pt" fo:letter-spacing="0.037cm" style:font-size-asian="10pt" style:font-size-complex="10pt"/>
    </style:style>
    <style:style style:name="T331" style:family="text">
      <style:text-properties fo:font-size="10pt" fo:letter-spacing="0.037cm" style:font-size-asian="10pt" style:font-size-complex="10pt" style:text-scale="105%"/>
    </style:style>
    <style:style style:name="T332" style:family="text">
      <style:text-properties fo:font-size="10pt" fo:letter-spacing="0.037cm" fo:font-style="italic" style:font-size-asian="10pt" style:font-style-asian="italic" style:font-size-complex="10pt" style:font-style-complex="italic" style:text-scale="105%"/>
    </style:style>
    <style:style style:name="T333" style:family="text">
      <style:text-properties fo:font-size="10pt" fo:letter-spacing="0.041cm" style:font-size-asian="10pt" style:font-size-complex="10pt" style:text-scale="105%"/>
    </style:style>
    <style:style style:name="T334" style:family="text">
      <style:text-properties fo:font-size="10pt" fo:letter-spacing="0.041cm" fo:font-weight="bold" style:font-size-asian="10pt" style:font-weight-asian="bold" style:font-size-complex="10pt" style:font-weight-complex="bold" style:text-scale="105%"/>
    </style:style>
    <style:style style:name="T335" style:family="text">
      <style:text-properties fo:font-size="10pt" fo:letter-spacing="0.041cm" fo:font-style="italic" style:font-size-asian="10pt" style:font-style-asian="italic" style:font-size-complex="10pt" style:font-style-complex="italic"/>
    </style:style>
    <style:style style:name="T336" style:family="text">
      <style:text-properties fo:font-size="10pt" fo:letter-spacing="0.041cm" fo:font-style="italic" style:font-size-asian="10pt" style:font-style-asian="italic" style:font-size-complex="10pt" style:font-style-complex="italic" style:text-scale="105%"/>
    </style:style>
    <style:style style:name="T337" style:family="text">
      <style:text-properties fo:font-size="10pt" fo:letter-spacing="-0.051cm" fo:font-weight="bold" style:font-size-asian="10pt" style:font-weight-asian="bold" style:font-size-complex="10pt" style:font-weight-complex="bold" style:text-scale="105%"/>
    </style:style>
    <style:style style:name="T338" style:family="text">
      <style:text-properties fo:font-size="10pt" fo:letter-spacing="-0.042cm" fo:font-weight="bold" style:font-size-asian="10pt" style:font-weight-asian="bold" style:font-size-complex="10pt" style:font-weight-complex="bold" style:text-scale="105%"/>
    </style:style>
    <style:style style:name="T339" style:family="text">
      <style:text-properties fo:font-size="10pt" fo:letter-spacing="-0.034cm" fo:font-weight="bold" style:font-size-asian="10pt" style:font-weight-asian="bold" style:font-size-complex="10pt" style:font-weight-complex="bold" style:text-scale="105%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 style:text-scale="105%"/>
    </style:style>
    <style:style style:name="T342" style:family="text">
      <style:text-properties fo:font-weight="bold" style:font-weight-asian="bold" style:font-weight-complex="bold" style:text-scale="110%"/>
    </style:style>
    <style:style style:name="T343" style:family="text">
      <style:text-properties fo:font-weight="bold" style:font-weight-asian="bold" style:font-weight-complex="bold" style:text-scale="112%"/>
    </style:style>
    <style:style style:name="T344" style:family="text">
      <style:text-properties style:text-scale="105%"/>
    </style:style>
    <style:style style:name="T345" style:family="text">
      <style:text-properties fo:letter-spacing="-0.004cm"/>
    </style:style>
    <style:style style:name="T346" style:family="text">
      <style:text-properties fo:letter-spacing="-0.004cm" fo:font-weight="bold" style:font-weight-asian="bold" style:font-weight-complex="bold" style:text-scale="105%"/>
    </style:style>
    <style:style style:name="T347" style:family="text">
      <style:text-properties fo:letter-spacing="-0.004cm" fo:font-weight="bold" style:font-weight-asian="bold" style:font-weight-complex="bold" style:text-scale="110%"/>
    </style:style>
    <style:style style:name="T348" style:family="text">
      <style:text-properties fo:letter-spacing="-0.004cm" fo:font-style="italic" style:font-style-asian="italic" style:font-style-complex="italic" style:text-scale="105%"/>
    </style:style>
    <style:style style:name="T349" style:family="text">
      <style:text-properties fo:letter-spacing="-0.004cm" fo:font-style="italic" fo:font-weight="normal" style:font-style-asian="italic" style:font-weight-asian="normal" style:font-style-complex="italic" style:font-weight-complex="normal"/>
    </style:style>
    <style:style style:name="T350" style:family="text">
      <style:text-properties fo:letter-spacing="-0.004cm" style:text-scale="110%"/>
    </style:style>
    <style:style style:name="T351" style:family="text">
      <style:text-properties fo:letter-spacing="-0.004cm" style:text-scale="105%"/>
    </style:style>
    <style:style style:name="T352" style:family="text">
      <style:text-properties fo:letter-spacing="0.034cm" style:text-scale="105%"/>
    </style:style>
    <style:style style:name="T353" style:family="text">
      <style:text-properties fo:letter-spacing="0.042cm" fo:font-weight="bold" style:font-weight-asian="bold" style:font-weight-complex="bold" style:text-scale="105%"/>
    </style:style>
    <style:style style:name="T354" style:family="text">
      <style:text-properties fo:letter-spacing="0.042cm" style:text-scale="105%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style:font-style-asian="italic" style:font-style-complex="italic" style:text-scale="105%"/>
    </style:style>
    <style:style style:name="T35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58" style:family="text">
      <style:text-properties fo:letter-spacing="-0.002cm"/>
    </style:style>
    <style:style style:name="T359" style:family="text">
      <style:text-properties fo:letter-spacing="-0.002cm" fo:font-style="italic" fo:font-weight="normal" style:font-style-asian="italic" style:font-weight-asian="normal" style:font-style-complex="italic" style:font-weight-complex="normal"/>
    </style:style>
    <style:style style:name="T360" style:family="text">
      <style:text-properties fo:letter-spacing="-0.002cm" fo:font-weight="bold" style:font-weight-asian="bold" style:font-weight-complex="bold"/>
    </style:style>
    <style:style style:name="T361" style:family="text">
      <style:text-properties fo:letter-spacing="-0.002cm" fo:font-weight="bold" style:font-weight-asian="bold" style:font-weight-complex="bold" style:text-scale="105%"/>
    </style:style>
    <style:style style:name="T362" style:family="text">
      <style:text-properties fo:letter-spacing="-0.002cm" style:text-scale="105%"/>
    </style:style>
    <style:style style:name="T363" style:family="text">
      <style:text-properties fo:letter-spacing="-0.002cm" style:text-scale="110%"/>
    </style:style>
    <style:style style:name="T364" style:family="text">
      <style:text-properties fo:letter-spacing="-0.002cm" fo:font-weight="normal" style:font-weight-asian="normal" style:font-weight-complex="normal"/>
    </style:style>
    <style:style style:name="T365" style:family="text">
      <style:text-properties fo:letter-spacing="-0.002cm" style:text-scale="106%"/>
    </style:style>
    <style:style style:name="T366" style:family="text">
      <style:text-properties fo:letter-spacing="-0.002cm" style:text-scale="108%"/>
    </style:style>
    <style:style style:name="T367" style:family="text">
      <style:text-properties fo:letter-spacing="0.039cm" fo:font-weight="bold" style:font-weight-asian="bold" style:font-weight-complex="bold" style:text-scale="105%"/>
    </style:style>
    <style:style style:name="T368" style:family="text">
      <style:text-properties fo:letter-spacing="0.039cm" style:text-scale="105%"/>
    </style:style>
    <style:style style:name="T369" style:family="text">
      <style:text-properties style:text-scale="104%"/>
    </style:style>
    <style:style style:name="T370" style:family="text">
      <style:text-properties fo:letter-spacing="0.032cm" style:text-scale="105%"/>
    </style:style>
    <style:style style:name="T371" style:family="text">
      <style:text-properties fo:letter-spacing="0.035cm" fo:font-weight="bold" style:font-weight-asian="bold" style:font-weight-complex="bold" style:text-scale="105%"/>
    </style:style>
    <style:style style:name="T372" style:family="text">
      <style:text-properties fo:letter-spacing="0.035cm" style:text-scale="105%"/>
    </style:style>
    <style:style style:name="T373" style:family="text">
      <style:text-properties fo:letter-spacing="0.03cm" fo:font-weight="bold" style:font-weight-asian="bold" style:font-weight-complex="bold" style:text-scale="105%"/>
    </style:style>
    <style:style style:name="T374" style:family="text">
      <style:text-properties fo:letter-spacing="0.03cm" style:text-scale="105%"/>
    </style:style>
    <style:style style:name="T375" style:family="text">
      <style:text-properties fo:letter-spacing="-0.005cm" fo:font-weight="bold" style:font-weight-asian="bold" style:font-weight-complex="bold" style:text-scale="105%"/>
    </style:style>
    <style:style style:name="T376" style:family="text">
      <style:text-properties fo:letter-spacing="-0.005cm" style:text-scale="110%"/>
    </style:style>
    <style:style style:name="T377" style:family="text">
      <style:text-properties fo:letter-spacing="-0.005cm" style:text-scale="105%"/>
    </style:style>
    <style:style style:name="T378" style:family="text">
      <style:text-properties style:text-scale="107%"/>
    </style:style>
    <style:style style:name="T379" style:family="text">
      <style:text-properties fo:letter-spacing="0.044cm" fo:font-weight="bold" style:font-weight-asian="bold" style:font-weight-complex="bold" style:text-scale="105%"/>
    </style:style>
    <style:style style:name="T380" style:family="text">
      <style:text-properties fo:letter-spacing="0.044cm" style:text-scale="105%"/>
    </style:style>
    <style:style style:name="T381" style:family="text">
      <style:text-properties fo:letter-spacing="0.048cm" style:text-scale="105%"/>
    </style:style>
    <style:style style:name="T382" style:family="text">
      <style:text-properties fo:letter-spacing="0.049cm" fo:font-weight="bold" style:font-weight-asian="bold" style:font-weight-complex="bold" style:text-scale="105%"/>
    </style:style>
    <style:style style:name="T383" style:family="text">
      <style:text-properties fo:letter-spacing="0.049cm" style:text-scale="105%"/>
    </style:style>
    <style:style style:name="T384" style:family="text">
      <style:text-properties fo:letter-spacing="0.002cm"/>
    </style:style>
    <style:style style:name="T385" style:family="text">
      <style:text-properties fo:letter-spacing="0.002cm" fo:font-style="italic" style:font-style-asian="italic" style:font-style-complex="italic"/>
    </style:style>
    <style:style style:name="T386" style:family="text">
      <style:text-properties fo:letter-spacing="0.002cm" style:text-scale="110%"/>
    </style:style>
    <style:style style:name="T387" style:family="text">
      <style:text-properties fo:letter-spacing="0.002cm" style:text-scale="105%"/>
    </style:style>
    <style:style style:name="T388" style:family="text">
      <style:text-properties fo:letter-spacing="0.002cm" fo:font-weight="normal" style:font-weight-asian="normal" style:font-weight-complex="normal"/>
    </style:style>
    <style:style style:name="T389" style:family="text">
      <style:text-properties fo:letter-spacing="0.026cm" style:text-scale="105%"/>
    </style:style>
    <style:style style:name="T390" style:family="text">
      <style:text-properties fo:letter-spacing="0.025cm" style:text-scale="105%"/>
    </style:style>
    <style:style style:name="T391" style:family="text">
      <style:text-properties fo:letter-spacing="0.028cm" fo:font-weight="bold" style:font-weight-asian="bold" style:font-weight-complex="bold" style:text-scale="105%"/>
    </style:style>
    <style:style style:name="T392" style:family="text">
      <style:text-properties fo:letter-spacing="0.028cm" style:text-scale="105%"/>
    </style:style>
    <style:style style:name="T393" style:family="text">
      <style:text-properties fo:letter-spacing="0.012cm" fo:font-weight="bold" style:font-weight-asian="bold" style:font-weight-complex="bold" style:text-scale="105%"/>
    </style:style>
    <style:style style:name="T394" style:family="text">
      <style:text-properties fo:letter-spacing="0.012cm" style:text-scale="105%"/>
    </style:style>
    <style:style style:name="T395" style:family="text">
      <style:text-properties fo:letter-spacing="0.009cm" style:text-scale="105%"/>
    </style:style>
    <style:style style:name="T396" style:family="text">
      <style:text-properties fo:letter-spacing="0.007cm" style:text-scale="105%"/>
    </style:style>
    <style:style style:name="T397" style:family="text">
      <style:text-properties fo:letter-spacing="0.019cm" style:text-scale="105%"/>
    </style:style>
    <style:style style:name="T398" style:family="text">
      <style:text-properties fo:letter-spacing="0.019cm" fo:font-weight="bold" style:font-weight-asian="bold" style:font-weight-complex="bold" style:text-scale="105%"/>
    </style:style>
    <style:style style:name="T399" style:family="text">
      <style:text-properties fo:letter-spacing="0.09cm" style:text-scale="105%"/>
    </style:style>
    <style:style style:name="T400" style:family="text">
      <style:text-properties fo:letter-spacing="-0.009cm" fo:font-weight="bold" style:font-weight-asian="bold" style:font-weight-complex="bold" style:text-scale="105%"/>
    </style:style>
    <style:style style:name="T401" style:family="text">
      <style:text-properties fo:letter-spacing="-0.007cm" style:text-scale="110%"/>
    </style:style>
    <style:style style:name="T402" style:family="text">
      <style:text-properties fo:letter-spacing="-0.007cm" fo:font-weight="bold" style:font-weight-asian="bold" style:font-weight-complex="bold" style:text-scale="110%"/>
    </style:style>
    <style:style style:name="T403" style:family="text">
      <style:text-properties fo:letter-spacing="-0.007cm" fo:font-weight="bold" style:font-weight-asian="bold" style:font-weight-complex="bold" style:text-scale="105%"/>
    </style:style>
    <style:style style:name="T404" style:family="text">
      <style:text-properties fo:letter-spacing="-0.007cm" style:text-scale="105%"/>
    </style:style>
    <style:style style:name="T405" style:family="text">
      <style:text-properties fo:letter-spacing="0.021cm" style:text-scale="105%"/>
    </style:style>
    <style:style style:name="T406" style:family="text">
      <style:text-properties fo:letter-spacing="0.058cm" style:text-scale="105%"/>
    </style:style>
    <style:style style:name="T407" style:family="text">
      <style:text-properties fo:letter-spacing="0.053cm" fo:font-weight="bold" style:font-weight-asian="bold" style:font-weight-complex="bold" style:text-scale="105%"/>
    </style:style>
    <style:style style:name="T408" style:family="text">
      <style:text-properties fo:letter-spacing="0.053cm" style:text-scale="105%"/>
    </style:style>
    <style:style style:name="T409" style:family="text">
      <style:text-properties fo:letter-spacing="0.051cm" style:text-scale="110%"/>
    </style:style>
    <style:style style:name="T410" style:family="text">
      <style:text-properties style:text-scale="106%"/>
    </style:style>
    <style:style style:name="T411" style:family="text">
      <style:text-properties fo:letter-spacing="0.055cm" style:text-scale="105%"/>
    </style:style>
    <style:style style:name="T412" style:family="text">
      <style:text-properties fo:letter-spacing="0.004cm"/>
    </style:style>
    <style:style style:name="T413" style:family="text">
      <style:text-properties fo:letter-spacing="0.004cm" style:text-scale="105%"/>
    </style:style>
    <style:style style:name="T414" style:family="text">
      <style:text-properties fo:letter-spacing="0.004cm" fo:font-weight="bold" style:font-weight-asian="bold" style:font-weight-complex="bold" style:text-scale="105%"/>
    </style:style>
    <style:style style:name="T415" style:family="text">
      <style:text-properties fo:letter-spacing="0.011cm" fo:font-weight="bold" style:font-weight-asian="bold" style:font-weight-complex="bold" style:text-scale="105%"/>
    </style:style>
    <style:style style:name="T416" style:family="text">
      <style:text-properties fo:letter-spacing="0.011cm" fo:font-style="italic" style:font-style-asian="italic" style:font-style-complex="italic" style:text-scale="105%"/>
    </style:style>
    <style:style style:name="T417" style:family="text">
      <style:text-properties fo:letter-spacing="0.011cm" style:text-scale="105%"/>
    </style:style>
    <style:style style:name="T418" style:family="text">
      <style:text-properties fo:letter-spacing="0.076cm"/>
    </style:style>
    <style:style style:name="T419" style:family="text">
      <style:text-properties fo:letter-spacing="0.076cm" style:text-scale="105%"/>
    </style:style>
    <style:style style:name="T420" style:family="text">
      <style:text-properties fo:letter-spacing="0.074cm"/>
    </style:style>
    <style:style style:name="T421" style:family="text">
      <style:text-properties fo:letter-spacing="0.071cm" style:text-scale="105%"/>
    </style:style>
    <style:style style:name="T422" style:family="text">
      <style:text-properties fo:letter-spacing="0.005cm" fo:font-weight="bold" style:font-weight-asian="bold" style:font-weight-complex="bold" style:text-scale="105%"/>
    </style:style>
    <style:style style:name="T423" style:family="text">
      <style:text-properties fo:letter-spacing="0.005cm" style:text-scale="105%"/>
    </style:style>
    <style:style style:name="T424" style:family="text">
      <style:text-properties fo:letter-spacing="0.046cm" style:text-scale="105%"/>
    </style:style>
    <style:style style:name="T425" style:family="text">
      <style:text-properties fo:letter-spacing="0.064cm" fo:font-weight="bold" style:font-weight-asian="bold" style:font-weight-complex="bold" style:text-scale="105%"/>
    </style:style>
    <style:style style:name="T426" style:family="text">
      <style:text-properties fo:letter-spacing="0.064cm" style:text-scale="105%"/>
    </style:style>
    <style:style style:name="T427" style:family="text">
      <style:text-properties fo:letter-spacing="0.065cm" style:text-scale="105%"/>
    </style:style>
    <style:style style:name="T428" style:family="text">
      <style:text-properties fo:letter-spacing="0.062cm" style:text-scale="105%"/>
    </style:style>
    <style:style style:name="T429" style:family="text">
      <style:text-properties style:text-scale="108%"/>
    </style:style>
    <style:style style:name="T430" style:family="text">
      <style:text-properties fo:letter-spacing="0.083cm" style:text-scale="105%"/>
    </style:style>
    <style:style style:name="T431" style:family="text">
      <style:text-properties fo:letter-spacing="-0.016cm" fo:font-weight="bold" style:font-weight-asian="bold" style:font-weight-complex="bold" style:text-scale="105%"/>
    </style:style>
    <style:style style:name="T432" style:family="text">
      <style:text-properties fo:letter-spacing="-0.016cm" style:text-scale="105%"/>
    </style:style>
    <style:style style:name="T433" style:family="text">
      <style:text-properties fo:letter-spacing="-0.014cm" style:text-scale="110%"/>
    </style:style>
    <style:style style:name="T434" style:family="text">
      <style:text-properties fo:letter-spacing="-0.014cm" fo:font-weight="bold" style:font-weight-asian="bold" style:font-weight-complex="bold" style:text-scale="110%"/>
    </style:style>
    <style:style style:name="T435" style:family="text">
      <style:text-properties fo:letter-spacing="-0.014cm" fo:font-weight="bold" style:font-weight-asian="bold" style:font-weight-complex="bold" style:text-scale="105%"/>
    </style:style>
    <style:style style:name="T436" style:family="text">
      <style:text-properties fo:letter-spacing="-0.014cm" style:text-scale="105%"/>
    </style:style>
    <style:style style:name="T437" style:family="text">
      <style:text-properties fo:letter-spacing="-0.018cm" fo:font-weight="bold" style:font-weight-asian="bold" style:font-weight-complex="bold" style:text-scale="105%"/>
    </style:style>
    <style:style style:name="T438" style:family="text">
      <style:text-properties fo:letter-spacing="-0.018cm" style:text-scale="110%"/>
    </style:style>
    <style:style style:name="T439" style:family="text">
      <style:text-properties fo:letter-spacing="-0.018cm" style:text-scale="105%"/>
    </style:style>
    <style:style style:name="T440" style:family="text">
      <style:text-properties fo:letter-spacing="-0.012cm" fo:font-weight="bold" style:font-weight-asian="bold" style:font-weight-complex="bold" style:text-scale="110%"/>
    </style:style>
    <style:style style:name="T441" style:family="text">
      <style:text-properties fo:letter-spacing="-0.012cm" fo:font-weight="bold" style:font-weight-asian="bold" style:font-weight-complex="bold" style:text-scale="105%"/>
    </style:style>
    <style:style style:name="T442" style:family="text">
      <style:text-properties fo:letter-spacing="-0.012cm" style:text-scale="105%"/>
    </style:style>
    <style:style style:name="T443" style:family="text">
      <style:text-properties style:text-scale="90%"/>
    </style:style>
    <style:style style:name="T444" style:family="text">
      <style:text-properties style:text-scale="110%"/>
    </style:style>
    <style:style style:name="T445" style:family="text">
      <style:text-properties fo:letter-spacing="-0.019cm" fo:font-weight="bold" style:font-weight-asian="bold" style:font-weight-complex="bold" style:text-scale="105%"/>
    </style:style>
    <style:style style:name="T446" style:family="text">
      <style:text-properties fo:letter-spacing="-0.019cm" style:text-scale="105%"/>
    </style:style>
    <style:style style:name="T447" style:family="text">
      <style:text-properties fo:letter-spacing="-0.025cm" style:text-scale="110%"/>
    </style:style>
    <style:style style:name="T448" style:family="text">
      <style:text-properties fo:letter-spacing="-0.025cm" style:text-scale="105%"/>
    </style:style>
    <style:style style:name="T449" style:family="text">
      <style:text-properties fo:letter-spacing="0.023cm" fo:font-weight="bold" style:font-weight-asian="bold" style:font-weight-complex="bold" style:text-scale="105%"/>
    </style:style>
    <style:style style:name="T450" style:family="text">
      <style:text-properties fo:letter-spacing="0.023cm" style:text-scale="105%"/>
    </style:style>
    <style:style style:name="T451" style:family="text">
      <style:text-properties fo:letter-spacing="0.018cm" style:text-scale="105%"/>
    </style:style>
    <style:style style:name="T452" style:family="text">
      <style:text-properties fo:letter-spacing="0.018cm" fo:font-weight="bold" style:font-weight-asian="bold" style:font-weight-complex="bold" style:text-scale="105%"/>
    </style:style>
    <style:style style:name="T453" style:family="text">
      <style:text-properties fo:letter-spacing="-0.023cm" style:text-scale="105%"/>
    </style:style>
    <style:style style:name="T454" style:family="text">
      <style:text-properties fo:letter-spacing="-0.021cm" fo:font-weight="bold" style:font-weight-asian="bold" style:font-weight-complex="bold" style:text-scale="105%"/>
    </style:style>
    <style:style style:name="T455" style:family="text">
      <style:text-properties fo:letter-spacing="-0.021cm" style:text-scale="105%"/>
    </style:style>
    <style:style style:name="T456" style:family="text">
      <style:text-properties fo:letter-spacing="0.056cm" style:text-scale="105%"/>
    </style:style>
    <style:style style:name="T457" style:family="text">
      <style:text-properties style:text-scale="91%"/>
    </style:style>
    <style:style style:name="T458" style:family="text">
      <style:text-properties fo:letter-spacing="0.041cm" style:text-scale="105%"/>
    </style:style>
    <style:style style:name="T459" style:family="text">
      <style:text-properties fo:letter-spacing="0.041cm" fo:font-weight="bold" style:font-weight-asian="bold" style:font-weight-complex="bold" style:text-scale="105%"/>
    </style:style>
    <style:style style:name="T460" style:family="text">
      <style:text-properties fo:letter-spacing="-0.03cm" style:text-scale="105%"/>
    </style:style>
    <style:style style:name="T461" style:family="text">
      <style:text-properties fo:letter-spacing="0.069cm" style:text-scale="105%"/>
    </style:style>
    <style:style style:name="T462" style:family="text">
      <style:text-properties fo:letter-spacing="0.069cm" fo:font-style="italic" style:font-style-asian="italic" style:font-style-complex="italic" style:text-scale="105%"/>
    </style:style>
    <style:style style:name="T463" style:family="text">
      <style:text-properties fo:letter-spacing="0.016cm" style:text-scale="105%"/>
    </style:style>
    <style:style style:name="T464" style:family="text">
      <style:text-properties fo:letter-spacing="0.016cm" fo:font-weight="bold" style:font-weight-asian="bold" style:font-weight-complex="bold" style:text-scale="105%"/>
    </style:style>
    <style:style style:name="T465" style:family="text">
      <style:text-properties fo:letter-spacing="0.014cm" style:text-scale="105%"/>
    </style:style>
    <style:style style:name="T466" style:family="text">
      <style:text-properties fo:letter-spacing="0.014cm" fo:font-style="italic" style:font-style-asian="italic" style:font-style-complex="italic" style:text-scale="105%"/>
    </style:style>
    <style:style style:name="T467" style:family="text">
      <style:text-properties fo:letter-spacing="0.072cm" style:text-scale="105%"/>
    </style:style>
    <style:style style:name="T468" style:family="text">
      <style:text-properties fo:letter-spacing="-0.011cm" fo:font-weight="bold" style:font-weight-asian="bold" style:font-weight-complex="bold" style:text-scale="110%"/>
    </style:style>
    <style:style style:name="T469" style:family="text">
      <style:text-properties fo:letter-spacing="-0.011cm" style:text-scale="105%"/>
    </style:style>
    <style:style style:name="T470" style:family="text">
      <style:text-properties fo:letter-spacing="-0.056cm" style:text-scale="110%"/>
    </style:style>
    <style:style style:name="T471" style:family="text">
      <style:text-properties fo:letter-spacing="-0.056cm" fo:font-weight="bold" style:font-weight-asian="bold" style:font-weight-complex="bold" style:text-scale="110%"/>
    </style:style>
    <style:style style:name="T472" style:family="text">
      <style:text-properties fo:letter-spacing="-0.058cm" style:text-scale="110%"/>
    </style:style>
    <style:style style:name="T473" style:family="text">
      <style:text-properties fo:letter-spacing="-0.055cm" style:text-scale="110%"/>
    </style:style>
    <style:style style:name="T474" style:family="text">
      <style:text-properties fo:letter-spacing="0.06cm" fo:font-weight="bold" style:font-weight-asian="bold" style:font-weight-complex="bold" style:text-scale="105%"/>
    </style:style>
    <style:style style:name="T475" style:family="text">
      <style:text-properties fo:letter-spacing="0.037cm" fo:font-weight="bold" style:font-weight-asian="bold" style:font-weight-complex="bold" style:text-scale="105%"/>
    </style:style>
    <style:style style:name="T476" style:family="text">
      <style:text-properties fo:letter-spacing="0.037cm" style:text-scale="105%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2cm" fo:border="none"/>
    </style:style>
    <style:style style:name="Sect1" style:family="section">
      <style:section-properties text:dont-balance-text-columns="true" style:writing-mode="lr-tb" style:editable="false">
        <style:columns fo:column-count="2">
          <style:column style:rel-width="4188*" fo:start-indent="0cm" fo:end-indent="0.035cm"/>
          <style:column style:rel-width="4352*" fo:start-indent="0.035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2">
          <style:column style:rel-width="3891*" fo:start-indent="0cm" fo:end-indent="5.156cm"/>
          <style:column style:rel-width="4648*" fo:start-indent="5.156cm" fo:end-indent="0cm"/>
        </style:columns>
      </style:section-properties>
    </style:style>
    <style:style style:name="Sect3" style:family="section">
      <style:section-properties style:writing-mode="lr-tb" style:editable="false">
        <style:columns fo:column-count="1" fo:column-gap="0cm"/>
      </style:section-properties>
    </style:style>
    <style:style style:name="Sect4" style:family="section">
      <style:section-properties text:dont-balance-text-columns="true" style:writing-mode="lr-tb" style:editable="false">
        <style:columns fo:column-count="2">
          <style:column style:rel-width="4189*" fo:start-indent="0cm" fo:end-indent="0.035cm"/>
          <style:column style:rel-width="4351*" fo:start-indent="0.035cm" fo:end-indent="0cm"/>
        </style:columns>
      </style:section-properties>
    </style:style>
    <style:style style:name="Sect5" style:family="section">
      <style:section-properties style:writing-mode="lr-tb" style:editable="false">
        <style:columns fo:column-count="2">
          <style:column style:rel-width="4375*" fo:start-indent="0cm" fo:end-indent="4.658cm"/>
          <style:column style:rel-width="4165*" fo:start-indent="4.658cm" fo:end-indent="0cm"/>
        </style:columns>
      </style:section-properties>
    </style:style>
    <style:style style:name="Sect6" style:family="section">
      <style:section-properties text:dont-balance-text-columns="true" style:writing-mode="lr-tb" style:editable="false">
        <style:columns fo:column-count="2">
          <style:column style:rel-width="4155*" fo:start-indent="0cm" fo:end-indent="0.035cm"/>
          <style:column style:rel-width="4385*" fo:start-indent="0.035cm" fo:end-indent="0cm"/>
        </style:columns>
      </style:section-properties>
    </style:style>
    <style:style style:name="Sect7" style:family="section">
      <style:section-properties style:writing-mode="lr-tb" style:editable="false">
        <style:columns fo:column-count="2">
          <style:column style:rel-width="4023*" fo:start-indent="0cm" fo:end-indent="5.235cm"/>
          <style:column style:rel-width="4516*" fo:start-indent="5.235cm" fo:end-indent="0cm"/>
        </style:columns>
      </style:section-properties>
    </style:style>
    <style:style style:name="Sect8" style:family="section">
      <style:section-properties text:dont-balance-text-columns="true" style:writing-mode="lr-tb" style:editable="false">
        <style:columns fo:column-count="2">
          <style:column style:rel-width="4154*" fo:start-indent="0cm" fo:end-indent="0.035cm"/>
          <style:column style:rel-width="4386*" fo:start-indent="0.035cm" fo:end-indent="0cm"/>
        </style:columns>
      </style:section-properties>
    </style:style>
    <style:style style:name="Sect9" style:family="section">
      <style:section-properties text:dont-balance-text-columns="false" style:editable="false">
        <style:columns fo:column-count="2" fo:column-gap="0cm">
          <style:column style:rel-width="4273*" fo:start-indent="0cm" fo:end-indent="0cm"/>
          <style:column style:rel-width="4273*" fo:start-indent="0cm" fo:end-indent="0cm"/>
        </style:columns>
      </style:section-properties>
    </style:style>
    <style:style style:name="gr1" style:family="graphic">
      <style:graphic-properties draw:stroke="solid" svg:stroke-width="0.021cm" svg:stroke-color="#000000" draw:stroke-linejoin="round" svg:stroke-linecap="square" draw:fill="none" draw:fill-color="#ffffff" draw:textarea-horizontal-align="left" draw:textarea-vertical-align="top" draw:auto-grow-height="false" fo:min-height="0cm" fo:min-width="12.224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ge"/>
    </style:style>
    <style:style style:name="gr2" style:family="graphic">
      <style:graphic-properties draw:stroke="solid" svg:stroke-width="0.028cm" svg:stroke-color="#000000" draw:stroke-linejoin="round" svg:stroke-linecap="square" draw:fill="none" draw:fill-color="#ffffff" draw:textarea-horizontal-align="left" draw:textarea-vertical-align="top" draw:auto-grow-height="false" fo:min-height="15.838cm" fo:min-width="0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ge"/>
    </style:style>
    <style:style style:name="gr3" style:family="graphic">
      <style:graphic-properties draw:stroke="solid" svg:stroke-width="0.028cm" svg:stroke-color="#000000" draw:stroke-linejoin="round" svg:stroke-linecap="square" draw:fill="none" draw:fill-color="#ffffff" draw:textarea-horizontal-align="left" draw:textarea-vertical-align="top" draw:auto-grow-height="false" fo:min-height="17.388cm" fo:min-width="0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9" text:name="Section11">
        <text:p text:style-name="P110"/>
        <text:p text:style-name="P1"/>
        <text:p text:style-name="P1"/>
        <text:p text:style-name="P1"/>
        <text:p text:style-name="P4"/>
        <text:list xml:id="list4636400920088785995" text:style-name="WW8Num1">
          <text:list-item>
            <text:h text:style-name="P115" text:outline-level="2"><draw:custom-shape text:anchor-type="char" draw:z-index="2" draw:style-name="gr1" draw:text-style-name="P180" svg:width="13.106cm" svg:height="0.036cm" svg:x="3.948cm" svg:y="0.736cm"><text:p/><draw:enhanced-geometry svg:viewBox="0 0 7430 20" draw:type="non-primitive" draw:enhanced-path="M 0 0  L 7430 0  N"/></draw:custom-shape>abece</text:h>
          </text:list-item>
        </text:list>
        <text:p text:style-name="P5"/>
        <text:p text:style-name="P6">A</text:p>
        <text:p text:style-name="P7"/>
        <text:p text:style-name="P1"/>
        <text:section text:style-name="Sect1" text:name="Section1">
          <text:p text:style-name="P8"><text:span text:style-name="T17">A</text:span><text:span text:style-name="T22">,</text:span><text:span text:style-name="T17">а</text:span><text:span text:style-name="T31"> </text:span><text:span text:style-name="T17">1.</text:span><text:span text:style-name="T36"> </text:span><text:span text:style-name="T41">түр</text:span><text:span text:style-name="T53">к</text:span><text:span text:style-name="T60"> </text:span><text:span text:style-name="T53">а</text:span><text:span text:style-name="T25">л</text:span><text:span text:style-name="T53">фавитин</text:span><text:span text:style-name="T25">и</text:span><text:span text:style-name="T53">н</text:span><text:span text:style-name="T60"> </text:span><text:span text:style-name="T41">биринчи</text:span><text:span text:style-name="T42"> </text:span><text:span text:style-name="T53">т</text:span><text:span text:style-name="T25">амг</text:span><text:span text:style-name="T53">асы.</text:span><text:span text:style-name="T65"> </text:span><text:span text:style-name="T17">2.</text:span><text:span text:style-name="T69"> </text:span><text:span text:style-name="T53">муз</text:span><text:span text:style-name="T5">.</text:span><text:span text:style-name="T66"> </text:span><text:span text:style-name="T53">«</text:span><text:span text:style-name="T41">ля</text:span><text:span text:style-name="T53">»</text:span><text:span text:style-name="T72"> </text:span><text:span text:style-name="T53">н</text:span><text:span text:style-name="T76">о</text:span><text:span text:style-name="T53">тас</text:span><text:span text:style-name="T76">ы</text:span><text:span text:style-name="T53">нын</text:span><text:span text:style-name="T54"> </text:span><text:span text:style-name="T41">т</text:span><text:span text:style-name="T25">а</text:span><text:span text:style-name="T41">мгала</text:span><text:span text:style-name="T53">й</text:span><text:span text:style-name="T81"> </text:span><text:span text:style-name="T41">белгилениш</text:span><text:span text:style-name="T53">и</text:span><text:span text:style-name="T84"> </text:span><text:span text:style-name="T76">ж</text:span><text:span text:style-name="T53">ана</text:span><text:span text:style-name="T87"> </text:span><text:span text:style-name="T53">бул</text:span><text:span text:style-name="T55"> </text:span><text:span text:style-name="T53">н</text:span><text:span text:style-name="T25">о</text:span><text:span text:style-name="T53">т</text:span><text:span text:style-name="T25">аг</text:span><text:span text:style-name="T53">а</text:span><text:span text:style-name="T91"> </text:span><text:span text:style-name="T53">не</text:span><text:span text:style-name="T25">гиз</text:span><text:span text:style-name="T53">д</text:span><text:span text:style-name="T25">елге</text:span><text:span text:style-name="T53">н</text:span><text:span text:style-name="T97"> </text:span><text:span text:style-name="T41">ачкы</text:span><text:span text:style-name="T53">ч</text:span><text:span text:style-name="T5">.</text:span><text:span text:style-name="T103"> </text:span><text:span text:style-name="T17">3.</text:span><text:span text:style-name="T93"> </text:span><text:span text:style-name="T53">т</text:span><text:span text:style-name="T25">а</text:span><text:span text:style-name="T53">ң </text:span><text:span text:style-name="T41">калу</text:span><text:span text:style-name="T53">у,</text:span><text:span text:style-name="T91"> </text:span><text:span text:style-name="T41">чочуун</text:span><text:span text:style-name="T53">у</text:span><text:span text:style-name="T108"> </text:span><text:span text:style-name="T41">би</text:span><text:span text:style-name="T25">л</text:span><text:span text:style-name="T53">д</text:span><text:span text:style-name="T25">ирге</text:span><text:span text:style-name="T53">н</text:span><text:span text:style-name="T108"> </text:span><text:span text:style-name="T25">сүйлө</text:span><text:span text:style-name="T113">м</text:span><text:span text:style-name="T53">-</text:span><text:span text:style-name="T56"> </text:span><text:span text:style-name="T53">д</text:span><text:span text:style-name="T25">ө</text:span><text:span text:style-name="T41">р</text:span><text:span text:style-name="T53">д</text:span><text:span text:style-name="T25">ү</text:span><text:span text:style-name="T53">н</text:span><text:span text:style-name="T117"> </text:span><text:span text:style-name="T41">б</text:span><text:span text:style-name="T53">аш</text:span><text:span text:style-name="T76">ы</text:span><text:span text:style-name="T53">на</text:span><text:span text:style-name="T117"> </text:span><text:span text:style-name="T41">к</text:span><text:span text:style-name="T53">е</text:span><text:span text:style-name="T41">л</text:span><text:span text:style-name="T53">ет:</text:span><text:span text:style-name="T122"> </text:span><text:span text:style-name="T22">а–</text:span><text:span text:style-name="T17">a!</text:span><text:span text:style-name="T127"> </text:span><text:span text:style-name="T22">b</text:span><text:span text:style-name="T17">u</text:span><text:span text:style-name="T73"> </text:span><text:span text:style-name="T22">da</text:span><text:span text:style-name="T44"> </text:span><text:span text:style-name="T17">ne</text:span><text:span text:style-name="T132"> </text:span><text:span text:style-name="T77">b</text:span><text:span text:style-name="T17">öy</text:span><text:span text:style-name="T22">l</text:span><text:span text:style-name="T17">e!</text:span><text:span text:style-name="T132"> </text:span><text:span text:style-name="T28">апей</text:span><text:span text:style-name="T5">,</text:span><text:span text:style-name="T138"> </text:span><text:span text:style-name="T47">а</text:span><text:span text:style-name="T5">л</text:span><text:span text:style-name="T144"> </text:span><text:span text:style-name="T47">эмнес</text:span><text:span text:style-name="T5">и?</text:span><text:span text:style-name="T144"> </text:span><text:span text:style-name="T17">а</text:span><text:span text:style-name="T132"> </text:span><text:span text:style-name="T77">ne</text:span><text:span text:style-name="T21"> </text:span><text:span text:style-name="T17">gü</text:span><text:span text:style-name="T77">z</text:span><text:span text:style-name="T22">el</text:span><text:span text:style-name="T17">! </text:span><text:span text:style-name="T5">ох,</text:span><text:span text:style-name="T88"> </text:span><text:span text:style-name="T5">канд</text:span><text:span text:style-name="T28">а</text:span><text:span text:style-name="T5">й</text:span><text:span text:style-name="T85"> </text:span><text:span text:style-name="T5">сону</text:span><text:span text:style-name="T47">н</text:span><text:span text:style-name="T5">!</text:span><text:span text:style-name="T88"> </text:span><text:span text:style-name="T17">4. </text:span><text:span text:style-name="T25">эрк</text:span><text:span text:style-name="T53">е-</text:span><text:span text:style-name="T56"> </text:span><text:span text:style-name="T41">ле</text:span><text:span text:style-name="T53">түү</text:span><text:span text:style-name="T117"> </text:span><text:span text:style-name="T53">с</text:span><text:span text:style-name="T25">өз</text:span><text:span text:style-name="T53">д</text:span><text:span text:style-name="T25">ө</text:span><text:span text:style-name="T41">рү</text:span><text:span text:style-name="T53">н</text:span><text:span text:style-name="T25">ү</text:span><text:span text:style-name="T53">н</text:span><text:span text:style-name="T72"> </text:span><text:span text:style-name="T53">алд</text:span><text:span text:style-name="T76">ы</text:span><text:span text:style-name="T53">на</text:span><text:span text:style-name="T149"> </text:span><text:span text:style-name="T41">келе</text:span><text:span text:style-name="T53">т</text:span><text:span text:style-name="T129"> </text:span><text:span text:style-name="T17">a</text:span><text:span text:style-name="T16"> </text:span><text:span text:style-name="T17">can</text:span><text:span text:style-name="T22">ı</text:span><text:span text:style-name="T17">m,</text:span><text:span text:style-name="T154"> </text:span><text:span text:style-name="T77">s</text:span><text:span text:style-name="T22">ö</text:span><text:span text:style-name="T17">yl</text:span><text:span text:style-name="T22">e</text:span><text:span text:style-name="T17">!</text:span><text:span text:style-name="T82"> </text:span><text:span text:style-name="T5">айт</text:span><text:span text:style-name="T28">а</text:span><text:span text:style-name="T5">го</text:span><text:span text:style-name="T114">й</text:span><text:span text:style-name="T5">,</text:span><text:span text:style-name="T88"> </text:span><text:span text:style-name="T47">ж</text:span><text:span text:style-name="T28">а</text:span><text:span text:style-name="T47">ны</text:span><text:span text:style-name="T5">м!</text:span><text:span text:style-name="T88"> </text:span><text:span text:style-name="T17">5.</text:span><text:span text:style-name="T18"> </text:span><text:span text:style-name="T53">ачуул</text:span><text:span text:style-name="T25">а</text:span><text:span text:style-name="T53">н</text:span><text:span text:style-name="T41">у</text:span><text:span text:style-name="T53">у,</text:span><text:span text:style-name="T108"> </text:span><text:span text:style-name="T76">к</text:span><text:span text:style-name="T53">е</text:span><text:span text:style-name="T41">к</text:span><text:span text:style-name="T53">е</text:span><text:span text:style-name="T76">т</text:span><text:span text:style-name="T53">үү</text:span><text:span text:style-name="T122"> </text:span><text:span text:style-name="T41">иретинд</text:span><text:span text:style-name="T53">е</text:span><text:span text:style-name="T122"> </text:span><text:span text:style-name="T53">сүй-</text:span><text:span text:style-name="T56"> </text:span><text:span text:style-name="T25">лө</text:span><text:span text:style-name="T53">мд</text:span><text:span text:style-name="T41">ү</text:span><text:span text:style-name="T53">н</text:span><text:span text:style-name="T157"> </text:span><text:span text:style-name="T53">б</text:span><text:span text:style-name="T76">а</text:span><text:span text:style-name="T53">ш</text:span><text:span text:style-name="T76">ы</text:span><text:span text:style-name="T53">на</text:span><text:span text:style-name="T160"> </text:span><text:span text:style-name="T41">келе</text:span><text:span text:style-name="T53">т</text:span><text:span text:style-name="T157"> </text:span><text:span text:style-name="T17">а,</text:span><text:span text:style-name="T77"> k</text:span><text:span text:style-name="T17">ard</text:span><text:span text:style-name="T22">e</text:span><text:span text:style-name="T17">ş</text:span><text:span text:style-name="T22">im,</text:span><text:span text:style-name="T44"> </text:span><text:span text:style-name="T17">bu<text:tab/>senin</text:span><text:span text:style-name="T164"> </text:span><text:span text:style-name="T17">ya</text:span><text:span text:style-name="T77">p</text:span><text:span text:style-name="T17">t</text:span><text:span text:style-name="T22">ı</text:span><text:span text:style-name="T17">ğ</text:span><text:span text:style-name="T22">ı</text:span><text:span text:style-name="T17">nı</text:span><text:span text:style-name="T124"> </text:span><text:span text:style-name="T17">dü</text:span><text:span text:style-name="T77">ş</text:span><text:span text:style-name="T22">ma</text:span><text:span text:style-name="T17">n</text:span><text:span text:style-name="T124"> </text:span><text:span text:style-name="T22">da</text:span><text:span text:style-name="T44"> </text:span><text:span text:style-name="T17">y</text:span><text:span text:style-name="T22">a</text:span><text:span text:style-name="T17">p</text:span><text:span text:style-name="T77">m</text:span><text:span text:style-name="T17">a</text:span><text:span text:style-name="T77">z</text:span><text:span text:style-name="T17">!</text:span><text:span text:style-name="T169"> </text:span><text:span text:style-name="T47">а</text:span><text:span text:style-name="T5">й,</text:span><text:span text:style-name="T103"> </text:span><text:span text:style-name="T47">тууганы</text:span><text:span text:style-name="T5">м,</text:span><text:span text:style-name="T176"> </text:span><text:span text:style-name="T5">с</text:span><text:span text:style-name="T79">е</text:span><text:span text:style-name="T5">нин</text:span><text:span text:style-name="T183"> </text:span><text:span text:style-name="T5">бул</text:span><text:span text:style-name="T6"> </text:span><text:span text:style-name="T47">кылганыңд</text:span><text:span text:style-name="T5">ы</text:span><text:span text:style-name="T176"> </text:span><text:span text:style-name="T5">д</text:span><text:span text:style-name="T28">у</text:span><text:span text:style-name="T5">шман</text:span><text:span text:style-name="T186"> </text:span><text:span text:style-name="T5">да</text:span><text:span text:style-name="T176"> </text:span><text:span text:style-name="T47">кылбай</text:span><text:span text:style-name="T5">т.</text:span></text:p>
          <text:p text:style-name="P11"><text:span text:style-name="T16">6.</text:span><text:span text:style-name="T104"> </text:span><text:span text:style-name="T40">боо</text:span><text:span text:style-name="T52">р</text:span><text:span text:style-name="T106"> </text:span><text:span text:style-name="T40">ору</text:span><text:span text:style-name="T52">у</text:span><text:span text:style-name="T96"> </text:span><text:span text:style-name="T24">ж</text:span><text:span text:style-name="T52">е</text:span><text:span text:style-name="T106"> </text:span><text:span text:style-name="T52">м</text:span><text:span text:style-name="T40">ою</text:span><text:span text:style-name="T52">н</text:span><text:span text:style-name="T178"> </text:span><text:span text:style-name="T75">с</text:span><text:span text:style-name="T52">у</text:span><text:span text:style-name="T40">нуун</text:span><text:span text:style-name="T52">у</text:span><text:span text:style-name="T178"> </text:span><text:span text:style-name="T40">би</text:span><text:span text:style-name="T52">л-</text:span><text:span text:style-name="T56"> </text:span><text:span text:style-name="T52">ди</text:span><text:span text:style-name="T40">ре</text:span><text:span text:style-name="T52">т</text:span><text:span text:style-name="T189"> </text:span><text:span text:style-name="T16">а</text:span><text:span text:style-name="T193"> </text:span><text:span text:style-name="T16">bira</text:span><text:span text:style-name="T21">d</text:span><text:span text:style-name="T16">er,</text:span><text:span text:style-name="T139"> </text:span><text:span text:style-name="T16">felek</text:span><text:span text:style-name="T139"> </text:span><text:span text:style-name="T16">hiç</text:span><text:span text:style-name="T139"> </text:span><text:span text:style-name="T16">bi</text:span><text:span text:style-name="T21">z</text:span><text:span text:style-name="T16">e</text:span><text:span text:style-name="T139"> </text:span><text:span text:style-name="T16">güler</text:span></text:p>
          <text:p text:style-name="P15"><text:span text:style-name="T22">mi</text:span><text:span text:style-name="T17">?</text:span><text:span text:style-name="T198"> </text:span><text:span text:style-name="T47">олд</text:span><text:span text:style-name="T5">о</text:span><text:span text:style-name="T200"> </text:span><text:span text:style-name="T47">тууганы</text:span><text:span text:style-name="T5">м</text:span><text:span text:style-name="T204"> </text:span><text:span text:style-name="T47">а</text:span><text:span text:style-name="T5">й,</text:span><text:span text:style-name="T209"> </text:span><text:span text:style-name="T5">би</text:span><text:span text:style-name="T28">з</text:span><text:span text:style-name="T5">д</text:span><text:span text:style-name="T47">и</text:span><text:span text:style-name="T5">н</text:span><text:span text:style-name="T7"> </text:span><text:span text:style-name="T47">жолубу</text:span><text:span text:style-name="T5">з</text:span><text:span text:style-name="T213"> </text:span><text:span text:style-name="T47">ка</text:span><text:span text:style-name="T28">ч</text:span><text:span text:style-name="T47">а</text:span><text:span text:style-name="T5">н</text:span><text:span text:style-name="T144"> </text:span><text:span text:style-name="T47">эл</text:span><text:span text:style-name="T5">е</text:span><text:span text:style-name="T213"> </text:span><text:span text:style-name="T5">бол</text:span><text:span text:style-name="T28">ч</text:span><text:span text:style-name="T5">у</text:span><text:span text:style-name="T213"> </text:span><text:span text:style-name="T47">эл</text:span><text:span text:style-name="T5">е?</text:span><text:span text:style-name="T213"> </text:span><text:span text:style-name="T17">а</text:span><text:span text:style-name="T16"> </text:span><text:span text:style-name="T77">z</text:span><text:span text:style-name="T17">ava</text:span><text:span text:style-name="T22">llı</text:span><text:span text:style-name="T17">,</text:span><text:span text:style-name="T201"> </text:span><text:span text:style-name="T17">ne</text:span><text:span text:style-name="T205"> </text:span><text:span text:style-name="T17">o</text:span><text:span text:style-name="T22">l</text:span><text:span text:style-name="T17">ac</text:span><text:span text:style-name="T22">a</text:span><text:span text:style-name="T17">k</text:span><text:span text:style-name="T201"> </text:span><text:span text:style-name="T77">h</text:span><text:span text:style-name="T17">â</text:span><text:span text:style-name="T22">li</text:span><text:span text:style-name="T17">?</text:span><text:span text:style-name="T201"> </text:span><text:span text:style-name="T28">а</text:span><text:span text:style-name="T114">б</text:span><text:span text:style-name="T47">-</text:span><text:span text:style-name="T5">бечара</text:span></text:p>
          <text:p text:style-name="P12"><text:span text:style-name="T47">а</text:span><text:span text:style-name="T5">й</text:span><text:span text:style-name="T47">-ээ</text:span><text:span text:style-name="T5">,</text:span><text:span text:style-name="T95"> </text:span><text:span text:style-name="T47">эм</text:span><text:span text:style-name="T5">и</text:span><text:span text:style-name="T215"> </text:span><text:span text:style-name="T47">канте</text:span><text:span text:style-name="T5">т</text:span><text:span text:style-name="T99"> </text:span><text:span text:style-name="T5">дес</text:span><text:span text:style-name="T79">е</text:span><text:span text:style-name="T5">ң?</text:span><text:span text:style-name="T38"> </text:span><text:span text:style-name="T17">7.</text:span><text:span text:style-name="T181"> </text:span><text:span text:style-name="T41">кы</text:span><text:span text:style-name="T53">-</text:span><text:span text:style-name="T56"> </text:span><text:span text:style-name="T41">жырдану</text:span><text:span text:style-name="T53">у</text:span><text:span text:style-name="T39"> </text:span><text:span text:style-name="T41">ир</text:span><text:span text:style-name="T53">ет</text:span><text:span text:style-name="T41">и</text:span><text:span text:style-name="T53">н</text:span><text:span text:style-name="T25">д</text:span><text:span text:style-name="T53">е</text:span><text:span text:style-name="T91"> </text:span><text:span text:style-name="T41">колдонулат</text:span><text:span text:style-name="T42"> </text:span><text:span text:style-name="T17">а!</text:span><text:span text:style-name="T219"> </text:span><text:span text:style-name="T22">f</text:span><text:span text:style-name="T17">a</text:span><text:span text:style-name="T77">z</text:span><text:span text:style-name="T22">l</text:span><text:span text:style-name="T17">a</text:span><text:span text:style-name="T223"> </text:span><text:span text:style-name="T22">il</text:span><text:span text:style-name="T17">eri</text:span><text:span text:style-name="T219"> </text:span><text:span text:style-name="T17">g</text:span><text:span text:style-name="T22">i</text:span><text:span text:style-name="T17">tt</text:span><text:span text:style-name="T22">i</text:span><text:span text:style-name="T17">n</text:span><text:span text:style-name="T223"> </text:span><text:span text:style-name="T17">a</text:span><text:span text:style-name="T77">r</text:span><text:span text:style-name="T22">tık</text:span><text:span text:style-name="T17">!</text:span><text:span text:style-name="T228"> </text:span><text:span text:style-name="T5">ой,</text:span><text:span text:style-name="T230"> </text:span><text:span text:style-name="T28">ж</text:span><text:span text:style-name="T5">өн</text:span></text:p>
          <text:p text:style-name="P119"><text:span text:style-name="T362">койс</text:span><text:span text:style-name="T344">о</text:span><text:span text:style-name="T370"> </text:span><text:span text:style-name="T362">чекте</text:span><text:span text:style-name="T344">н</text:span><text:span text:style-name="T374"> </text:span><text:span text:style-name="T362">ашы</text:span><text:span text:style-name="T344">п</text:span><text:span text:style-name="T370"> </text:span><text:span text:style-name="T344">бара</text:span><text:span text:style-name="T362">та</text:span><text:span text:style-name="T344">сың</text:span><text:span text:style-name="T352"> </text:span><text:span text:style-name="T344">да!</text:span></text:p>
          <text:p text:style-name="P16"><text:span text:style-name="T16">8.</text:span><text:span text:style-name="T145"> </text:span><text:span text:style-name="T40">айры</text:span><text:span text:style-name="T52">м</text:span><text:span text:style-name="T189"> </text:span><text:span text:style-name="T24">э</text:span><text:span text:style-name="T52">т</text:span><text:span text:style-name="T40">иш</text:span><text:span text:style-name="T52">те</text:span><text:span text:style-name="T24">р</text:span><text:span text:style-name="T52">д</text:span><text:span text:style-name="T24">и</text:span><text:span text:style-name="T52">н</text:span><text:span text:style-name="T189"> </text:span><text:span text:style-name="T52">ма</text:span><text:span text:style-name="T24">а</text:span><text:span text:style-name="T52">нис</text:span><text:span text:style-name="T24">и</text:span><text:span text:style-name="T52">н</text:span><text:span text:style-name="T53"> </text:span><text:span text:style-name="T40">күчөтү</text:span><text:span text:style-name="T52">ү</text:span><text:span text:style-name="T206"> </text:span><text:span text:style-name="T52">үч</text:span><text:span text:style-name="T40">ү</text:span><text:span text:style-name="T52">н</text:span><text:span text:style-name="T210"> </text:span><text:span text:style-name="T40">колдонула</text:span><text:span text:style-name="T52">т</text:span><text:span text:style-name="T206"> </text:span><text:span text:style-name="T16">sen</text:span><text:span text:style-name="T109"> </text:span><text:span text:style-name="T16">su</text:span><text:span text:style-name="T21">s</text:span><text:span text:style-name="T16">!</text:span></text:p>
          <text:p text:style-name="P15"><text:span text:style-name="T22">sustu</text:span><text:span text:style-name="T17">m</text:span><text:span text:style-name="T181"> </text:span><text:span text:style-name="T22">a</text:span><text:span text:style-name="T17">!</text:span><text:span text:style-name="T181"> </text:span><text:span text:style-name="T5">б</text:span><text:span text:style-name="T28">а</text:span><text:span text:style-name="T5">с</text:span><text:span text:style-name="T103"> </text:span><text:span text:style-name="T47">жагыңд</text:span><text:span text:style-name="T5">ы!</text:span><text:span text:style-name="T215"> </text:span><text:span text:style-name="T47">э(п</text:span><text:span text:style-name="T5">)</text:span><text:span text:style-name="T99"> </text:span><text:span text:style-name="T5">бас-</text:span><text:span text:style-name="T8"> </text:span><text:span text:style-name="T47">тымч</text:span><text:span text:style-name="T5">ы,</text:span><text:span text:style-name="T200"> </text:span><text:span text:style-name="T47">мын</text:span><text:span text:style-name="T5">а!</text:span><text:span text:style-name="T232"> </text:span><text:span text:style-name="T22">а</text:span><text:span text:style-name="T17">-a</text:span><text:span text:style-name="T236"> </text:span><text:span text:style-name="T25">ооз</text:span><text:span text:style-name="T5">.</text:span><text:span text:style-name="T232"> </text:span><text:span text:style-name="T47">жо</text:span><text:span text:style-name="T5">к,</text:span><text:span text:style-name="T232"> </text:span><text:span text:style-name="T47">бо</text:span><text:span text:style-name="T5">л-</text:span><text:span text:style-name="T8"> </text:span><text:span text:style-name="T5">б</text:span><text:span text:style-name="T47">о</text:span><text:span text:style-name="T5">йт</text:span><text:span text:style-name="T238"> </text:span><text:span text:style-name="T28">(</text:span><text:span text:style-name="T25">тер</text:span><text:span text:style-name="T53">с</text:span><text:span text:style-name="T242"> </text:span><text:span text:style-name="T25">жоо</text:span><text:span text:style-name="T53">п</text:span><text:span text:style-name="T246"> </text:span><text:span text:style-name="T53">иретинд</text:span><text:span text:style-name="T41">е</text:span><text:span text:style-name="T47">)</text:span><text:span text:style-name="T5">.</text:span><text:span text:style-name="T249"> </text:span><text:span text:style-name="T17">а</text:span><text:span text:style-name="T22">’dan</text:span></text:p>
          <text:p text:style-name="P15"><text:span text:style-name="T77">z</text:span><text:span text:style-name="T17">’ye</text:span><text:span text:style-name="T205"> </text:span><text:span text:style-name="T77">k</text:span><text:span text:style-name="T17">a</text:span><text:span text:style-name="T77">d</text:span><text:span text:style-name="T17">ar</text:span><text:span text:style-name="T205"> </text:span><text:span text:style-name="T5">б</text:span><text:span text:style-name="T28">а</text:span><text:span text:style-name="T5">шта</text:span><text:span text:style-name="T114">н</text:span><text:span text:style-name="T47">-а</text:span><text:span text:style-name="T28">я</text:span><text:span text:style-name="T5">к,</text:span><text:span text:style-name="T209"> </text:span><text:span text:style-name="T47">т</text:span><text:span text:style-name="T5">ү</text:span><text:span text:style-name="T28">г</text:span><text:span text:style-name="T5">өл,</text:span><text:span text:style-name="T9"> </text:span><text:span text:style-name="T5">б</text:span><text:span text:style-name="T47">ү</text:span><text:span text:style-name="T5">т</text:span><text:span text:style-name="T47">ү</text:span><text:span text:style-name="T5">н</text:span><text:span text:style-name="T47">д</text:span><text:span text:style-name="T5">ө</text:span><text:span text:style-name="T114">й</text:span><text:span text:style-name="T5">.</text:span></text:p>
          <text:p text:style-name="P18"><text:span text:style-name="T19">AB </text:span><text:span text:style-name="T170"><text:s/></text:span><text:span text:style-name="T29">(</text:span><text:span text:style-name="T23">Av</text:span><text:span text:style-name="T78">r</text:span><text:span text:style-name="T19">u</text:span><text:span text:style-name="T78">p</text:span><text:span text:style-name="T19">a </text:span><text:span text:style-name="T170"><text:s/></text:span><text:span text:style-name="T23">Birli</text:span><text:span text:style-name="T19">ğ</text:span><text:span text:style-name="T23">i</text:span><text:span text:style-name="T19">`</text:span><text:span text:style-name="T57">нин </text:span><text:span text:style-name="T179"><text:s/></text:span><text:span text:style-name="T26">кыс</text:span><text:span text:style-name="T57">к.</text:span><text:span text:style-name="T254"> </text:span><text:span text:style-name="T10">) </text:span><text:span text:style-name="T177"><text:s/></text:span><text:span text:style-name="T10">EБ</text:span></text:p>
          <text:p text:style-name="P121"><text:span text:style-name="T363">(</text:span><text:span text:style-name="T350">Европ</text:span><text:span text:style-name="T444">а</text:span><text:span text:style-name="T447"> </text:span><text:span text:style-name="T350">Б</text:span><text:span text:style-name="T444">и</text:span><text:span text:style-name="T376">р</text:span><text:span text:style-name="T444">ди</text:span><text:span text:style-name="T376">г</text:span><text:span text:style-name="T386">и</text:span><text:span text:style-name="T363">).</text:span></text:p>
          <text:p text:style-name="P22"><text:span text:style-name="T17">а</text:span><text:span text:style-name="T77">b</text:span><text:span text:style-name="T17">a</text:span><text:span text:style-name="T181"> </text:span><text:span text:style-name="T17">1</text:span><text:span text:style-name="T5">.</text:span><text:span text:style-name="T186"> </text:span><text:span text:style-name="T28">а</text:span><text:span text:style-name="T5">ба</text:span><text:span text:style-name="T215"> </text:span><text:span text:style-name="T47">(</text:span><text:span text:style-name="T53">одуракай</text:span><text:span text:style-name="T113">/</text:span><text:span text:style-name="T25">сер</text:span><text:span text:style-name="T53">т</text:span><text:span text:style-name="T97"> </text:span><text:span text:style-name="T53">т</text:span><text:span text:style-name="T25">о</text:span><text:span text:style-name="T53">ку</text:span><text:span text:style-name="T41">л</text:span><text:span text:style-name="T25">га</text:span><text:span text:style-name="T53">н кездеме.</text:span><text:span text:style-name="T231"> </text:span><text:span text:style-name="T17">2.</text:span><text:span text:style-name="T28">(</text:span><text:span text:style-name="T25">мы</text:span><text:span text:style-name="T53">н</text:span><text:span text:style-name="T25">д</text:span><text:span text:style-name="T41">а</text:span><text:span text:style-name="T53">й</text:span><text:span text:style-name="T240"> </text:span><text:span text:style-name="T41">к</text:span><text:span text:style-name="T53">е</text:span><text:span text:style-name="T25">з</text:span><text:span text:style-name="T53">д</text:span><text:span text:style-name="T25">ем</text:span><text:span text:style-name="T53">ед</text:span><text:span text:style-name="T41">е</text:span><text:span text:style-name="T53">н</text:span><text:span text:style-name="T240"> </text:span><text:span text:style-name="T53">ти</text:span></text:p>
          <text:p text:style-name="P12"><text:span text:style-name="T25">ги</text:span><text:span text:style-name="T53">л</text:span><text:span text:style-name="T25">г</text:span><text:span text:style-name="T41">е</text:span><text:span text:style-name="T113">н</text:span><text:span text:style-name="T5">)</text:span><text:span text:style-name="T138"> </text:span><text:span text:style-name="T28">к</text:span><text:span text:style-name="T5">үр</text:span><text:span text:style-name="T28">м</text:span><text:span text:style-name="T5">ө</text:span><text:span text:style-name="T196"> </text:span><text:span text:style-name="T47">ж</text:span><text:span text:style-name="T5">е</text:span><text:span text:style-name="T196"> </text:span><text:span text:style-name="T47">чапа</text:span><text:span text:style-name="T5">н.</text:span><text:span text:style-name="T138"> </text:span><text:span text:style-name="T17">3.</text:span><text:span text:style-name="T132"> </text:span><text:span text:style-name="T47">(</text:span><text:span text:style-name="T25">де</text:span><text:span text:style-name="T53">р-</text:span><text:span text:style-name="T56"> </text:span><text:span text:style-name="T25">в</text:span><text:span text:style-name="T41">и</text:span><text:span text:style-name="T53">штер</text:span><text:span text:style-name="T180"> </text:span><text:span text:style-name="T41">кий</text:span><text:span text:style-name="T76">г</text:span><text:span text:style-name="T41">е</text:span><text:span text:style-name="T113">н</text:span><text:span text:style-name="T5">)</text:span><text:span text:style-name="T176"> </text:span><text:span text:style-name="T47">чапа</text:span><text:span text:style-name="T5">н.</text:span><text:span text:style-name="T183"> </text:span><text:span text:style-name="T17">~</text:span><text:span text:style-name="T181"> </text:span><text:span text:style-name="T17">a</text:span><text:span text:style-name="T22">l</text:span><text:span text:style-name="T17">t</text:span><text:span text:style-name="T22">ı</text:span><text:span text:style-name="T17">n</text:span><text:span text:style-name="T77">d</text:span><text:span text:style-name="T17">an</text:span><text:span text:style-name="T16"> </text:span><text:span text:style-name="T17">d</text:span><text:span text:style-name="T22">e</text:span><text:span text:style-name="T17">ğn</text:span><text:span text:style-name="T77">e</text:span><text:span text:style-name="T17">k</text:span><text:span text:style-name="T259"> </text:span><text:span text:style-name="T17">göst</text:span><text:span text:style-name="T77">e</text:span><text:span text:style-name="T17">rmek <text:s/></text:span><text:span text:style-name="T47">жыланды</text:span><text:span text:style-name="T5">н</text:span><text:span text:style-name="T85"> </text:span><text:span text:style-name="T5">ба-</text:span></text:p>
          <text:p text:style-name="P120"><text:span text:style-name="T344">шын<text:tab/></text:span><text:span text:style-name="T362">чыгару</text:span><text:span text:style-name="T344">у/</text:span><text:span text:style-name="T362">кылт</text:span><text:span text:style-name="T351">ы</text:span><text:span text:style-name="T344">й</text:span><text:span text:style-name="T362">т</text:span><text:span text:style-name="T351">у</text:span><text:span text:style-name="T387">у</text:span><text:span text:style-name="T344">.</text:span><text:span text:style-name="T430"> </text:span><text:span text:style-name="T341">~yı</text:span><text:span text:style-name="T340"> </text:span><text:span text:style-name="T341">y</text:span><text:span text:style-name="T346">a</text:span><text:span text:style-name="T341">k</text:span><text:span text:style-name="T375">m</text:span><text:span text:style-name="T341">ak</text:span><text:span text:style-name="T449"> </text:span><text:span text:style-name="T348">ооз</text:span><text:span text:style-name="T344">.</text:span><text:span text:style-name="T451"> </text:span><text:span text:style-name="T344">үм</text:span><text:span text:style-name="T362">ү</text:span><text:span text:style-name="T344">т</text:span><text:span text:style-name="T362">с</text:span><text:span text:style-name="T344">үз</text:span><text:span text:style-name="T397"> </text:span><text:span text:style-name="T344">аш</text:span><text:span text:style-name="T351">ы</text:span><text:span text:style-name="T344">к</text:span><text:span text:style-name="T451"> </text:span><text:span text:style-name="T344">болу</text:span><text:span text:style-name="T387">у</text:span><text:span text:style-name="T344">,</text:span><text:span text:style-name="T443"> </text:span><text:span text:style-name="T362">ашыктык</text:span><text:span text:style-name="T344">-тан</text:span><text:span text:style-name="T362"> акылы</text:span><text:span text:style-name="T344">н</text:span><text:span text:style-name="T387"> </text:span><text:span text:style-name="T362">жо</text:span><text:span text:style-name="T351">г</text:span><text:span text:style-name="T344">о</text:span><text:span text:style-name="T362">ту</text:span><text:span text:style-name="T344">у.</text:span></text:p>
          <text:p text:style-name="P23"><text:span text:style-name="T16">a</text:span><text:span text:style-name="T21">b</text:span><text:span text:style-name="T16">a</text:span><text:span text:style-name="T44">c</text:span><text:span text:style-name="T16">ı<text:tab/></text:span><text:span text:style-name="T4">аба<text:tab/></text:span><text:span text:style-name="T52">кездемес</text:span><text:span text:style-name="T24">и</text:span><text:span text:style-name="T52">н<text:tab/>т</text:span><text:span text:style-name="T40">о</text:span><text:span text:style-name="T52">ку</text:span><text:span text:style-name="T40">г</text:span><text:span text:style-name="T52">ан<text:tab/></text:span><text:span text:style-name="T24">же</text:span></text:p>
          <text:p text:style-name="P26"><text:span text:style-name="T41">сатка</text:span><text:span text:style-name="T53">н</text:span><text:span text:style-name="T261"> </text:span><text:span text:style-name="T53">к</text:span><text:span text:style-name="T25">и</text:span><text:span text:style-name="T53">ш</text:span><text:span text:style-name="T25">и</text:span><text:span text:style-name="T53">.</text:span></text:p>
          <text:p text:style-name="P27"><draw:custom-shape text:anchor-type="char" draw:z-index="3" draw:style-name="gr2" draw:text-style-name="P180" svg:width="0.036cm" svg:height="16.297cm" svg:x="10.502cm" svg:y="-0.386cm"><text:p/><draw:enhanced-geometry svg:viewBox="0 0 20 9239" draw:type="non-primitive" draw:enhanced-path="M 0 0  L 0 9240  N"/></draw:custom-shape><text:span text:style-name="T17">a</text:span><text:span text:style-name="T77">b</text:span><text:span text:style-name="T17">a</text:span><text:span text:style-name="T22">j</text:span><text:span text:style-name="T17">ur</text:span><text:span text:style-name="T256"> </text:span><text:span text:style-name="T17">1.</text:span><text:span text:style-name="T241"> </text:span><text:span text:style-name="T28">а</text:span><text:span text:style-name="T5">б</text:span><text:span text:style-name="T28">а</text:span><text:span text:style-name="T47">жу</text:span><text:span text:style-name="T5">р.</text:span><text:span text:style-name="T263"> </text:span><text:span text:style-name="T22">2</text:span><text:span text:style-name="T17">.</text:span><text:span text:style-name="T265"> </text:span><text:span text:style-name="T5">үстөл</text:span><text:span text:style-name="T263"> </text:span><text:span text:style-name="T47">лампасы</text:span></text:p>
          <text:p text:style-name="P30"><text:span text:style-name="T17">a</text:span><text:span text:style-name="T77">b</text:span><text:span text:style-name="T17">a</text:span><text:span text:style-name="T22">l</text:span><text:span text:style-name="T17">ı</text:span><text:span text:style-name="T219"> </text:span><text:span text:style-name="T17">1.</text:span><text:span text:style-name="T268"> </text:span><text:span text:style-name="T28">а</text:span><text:span text:style-name="T5">ба</text:span><text:span text:style-name="T172"> </text:span><text:span text:style-name="T47">кездемесине</text:span><text:span text:style-name="T5">н</text:span><text:span text:style-name="T230"> </text:span><text:span text:style-name="T5">к</text:span><text:span text:style-name="T47">и</text:span><text:span text:style-name="T5">йим</text:span><text:span text:style-name="T230"> </text:span><text:span text:style-name="T28">ки</text:span><text:span text:style-name="T5">й-</text:span><text:span text:style-name="T8"> </text:span><text:span text:style-name="T47">ге</text:span><text:span text:style-name="T5">н</text:span><text:span text:style-name="T125"> </text:span><text:span text:style-name="T47">киш</text:span><text:span text:style-name="T5">и.</text:span><text:span text:style-name="T270"> </text:span><text:span text:style-name="T22">2</text:span><text:span text:style-name="T17">.</text:span><text:span text:style-name="T124"> </text:span><text:span text:style-name="T25">ө</text:span><text:span text:style-name="T53">тм.</text:span><text:span text:style-name="T117"> </text:span><text:span text:style-name="T5">кед</text:span><text:span text:style-name="T28">е</text:span><text:span text:style-name="T5">й,</text:span><text:span text:style-name="T166"> </text:span><text:span text:style-name="T5">колунда</text:span><text:span text:style-name="T6"> </text:span><text:span text:style-name="T47">жо</text:span><text:span text:style-name="T5">к.</text:span><text:span text:style-name="T176"> </text:span><text:span text:style-name="T17">vur</text:span><text:span text:style-name="T181"> </text:span><text:span text:style-name="T22">~ya</text:span><text:span text:style-name="T17">!</text:span><text:span text:style-name="T275"> </text:span><text:span text:style-name="T47">(</text:span><text:span text:style-name="T25">кекетү</text:span><text:span text:style-name="T53">ү</text:span><text:span text:style-name="T184"> </text:span><text:span text:style-name="T41">ир</text:span><text:span text:style-name="T53">ет</text:span><text:span text:style-name="T41">и</text:span><text:span text:style-name="T53">н</text:span><text:span text:style-name="T25">де</text:span></text:p>
          <text:p text:style-name="P32"><text:span text:style-name="T53">айт</text:span><text:span text:style-name="T25">ы</text:span><text:span text:style-name="T53">ла</text:span><text:span text:style-name="T113">т</text:span><text:span text:style-name="T5">)<text:tab/>төө<text:tab/>б</text:span><text:span text:style-name="T28">а</text:span><text:span text:style-name="T5">сты<text:tab/></text:span><text:span text:style-name="T46">кылу</text:span><text:span text:style-name="T4">у;</text:span><text:span text:style-name="T11"> </text:span><text:span text:style-name="T47">жыгылга</text:span><text:span text:style-name="T5">н</text:span><text:span text:style-name="T191"> </text:span><text:span text:style-name="T47">кишин</text:span><text:span text:style-name="T5">и</text:span><text:span text:style-name="T114"> </text:span><text:span text:style-name="T47">үст</text:span><text:span text:style-name="T5">ү</text:span><text:span text:style-name="T47">нө</text:span><text:span text:style-name="T5">н</text:span><text:span text:style-name="T213"> </text:span><text:span text:style-name="T5">б</text:span><text:span text:style-name="T28">а</text:span><text:span text:style-name="T5">суу.</text:span><text:span text:style-name="T12"> </text:span><text:span text:style-name="T17">a</text:span><text:span text:style-name="T77">b</text:span><text:span text:style-name="T17">an</text:span><text:span text:style-name="T77">d</text:span><text:span text:style-name="T17">on</text:span><text:span text:style-name="T77">e</text:span><text:span text:style-name="T17">: </text:span><text:span text:style-name="T205"><text:s/></text:span><text:span text:style-name="T17">~ </text:span><text:span text:style-name="T201"><text:s/></text:span><text:span text:style-name="T22">etme</text:span><text:span text:style-name="T17">k </text:span><text:span text:style-name="T201"><text:s/></text:span><text:span text:style-name="T5">(</text:span><text:span text:style-name="T53">бо</text:span><text:span text:style-name="T76">к</text:span><text:span text:style-name="T25">с</text:span><text:span text:style-name="T53">та</text:span><text:span text:style-name="T5">) </text:span><text:span text:style-name="T209"><text:s/></text:span><text:span text:style-name="T28">а</text:span><text:span text:style-name="T5">т</text:span><text:span text:style-name="T47">аа</text:span><text:span text:style-name="T5">н-</text:span></text:p>
          <text:p text:style-name="P122"><text:span text:style-name="T344">даш</text:span><text:span text:style-name="T351">ы</text:span><text:span text:style-name="T344">н <text:s/></text:span><text:span text:style-name="T354"><text:s/></text:span><text:span text:style-name="T362">жеңилүүг</text:span><text:span text:style-name="T344">ө <text:s/></text:span><text:span text:style-name="T380"><text:s/></text:span><text:span text:style-name="T362">уч</text:span><text:span text:style-name="T351">ур</text:span><text:span text:style-name="T362">ату</text:span><text:span text:style-name="T387">у</text:span><text:span text:style-name="T344">. <text:s/></text:span><text:span text:style-name="T458"><text:s/></text:span><text:span text:style-name="T341">~</text:span></text:p>
          <text:p text:style-name="P33"><text:span text:style-name="T17">o</text:span><text:span text:style-name="T22">l</text:span><text:span text:style-name="T17">m</text:span><text:span text:style-name="T22">a</text:span><text:span text:style-name="T17">k</text:span><text:span text:style-name="T279"> </text:span><text:span text:style-name="T28">(</text:span><text:span text:style-name="T25">бокст</text:span><text:span text:style-name="T113">а</text:span><text:span text:style-name="T5">)</text:span><text:span text:style-name="T281"> </text:span><text:span text:style-name="T5">жеңи</text:span><text:span text:style-name="T28">л</text:span><text:span text:style-name="T47">ү</text:span><text:span text:style-name="T114">ү</text:span><text:span text:style-name="T5">.</text:span></text:p>
          <text:p text:style-name="P34"><text:span text:style-name="T17">a</text:span><text:span text:style-name="T77">b</text:span><text:span text:style-name="T17">an</text:span><text:span text:style-name="T77">m</text:span><text:span text:style-name="T17">ak</text:span><text:span text:style-name="T233"> </text:span><text:span text:style-name="T22">1</text:span><text:span text:style-name="T5">.</text:span><text:span text:style-name="T112"> </text:span><text:span text:style-name="T5">и</text:span><text:span text:style-name="T47">й</text:span><text:span text:style-name="T5">и</text:span><text:span text:style-name="T28">л</text:span><text:span text:style-name="T5">үү,</text:span><text:span text:style-name="T200"> </text:span><text:span text:style-name="T47">та</text:span><text:span text:style-name="T28">я</text:span><text:span text:style-name="T5">н</text:span><text:span text:style-name="T47">у</text:span><text:span text:style-name="T5">у,</text:span><text:span text:style-name="T200"> </text:span><text:span text:style-name="T47">сү</text:span><text:span text:style-name="T5">йө</text:span><text:span text:style-name="T47">нү</text:span><text:span text:style-name="T5">ү,</text:span></text:p>
          <text:p text:style-name="P123"><text:span text:style-name="T362">жаздану</text:span><text:span text:style-name="T344">у.</text:span><text:span text:style-name="T450"> </text:span><text:span text:style-name="T341">2</text:span><text:span text:style-name="T344">.</text:span><text:span text:style-name="T450"> </text:span><text:span text:style-name="T344">каршы</text:span><text:span text:style-name="T390"> </text:span><text:span text:style-name="T362">туруу</text:span><text:span text:style-name="T344">,</text:span><text:span text:style-name="T389"> </text:span><text:span text:style-name="T362">чыдо</text:span><text:span text:style-name="T344">о.</text:span></text:p>
          <text:p text:style-name="P35"><text:span text:style-name="T17">3</text:span><text:span text:style-name="T5">. </text:span><text:span text:style-name="T269"><text:s/></text:span><text:span text:style-name="T25">ооз</text:span><text:span text:style-name="T5">. </text:span><text:span text:style-name="T269"><text:s/></text:span><text:span text:style-name="T5">күч </text:span><text:span text:style-name="T284"><text:s/></text:span><text:span text:style-name="T47">колдону</text:span><text:span text:style-name="T5">п </text:span><text:span text:style-name="T284"><text:s/></text:span><text:span text:style-name="T47">(</text:span><text:span text:style-name="T25">бирөө</text:span><text:span text:style-name="T53">н</text:span><text:span text:style-name="T113">ү</text:span><text:span text:style-name="T5">)</text:span></text:p>
          <text:p text:style-name="P125"><text:span text:style-name="T362">жеңү</text:span><text:span text:style-name="T387">ү</text:span><text:span text:style-name="T344">, </text:span><text:span text:style-name="T463"><text:s/></text:span><text:span text:style-name="T362">жыгу</text:span><text:span text:style-name="T344">у. </text:span><text:span text:style-name="T465"><text:s/></text:span><text:span text:style-name="T341">4</text:span><text:span text:style-name="T344">. </text:span><text:span text:style-name="T465"><text:s/></text:span><text:span text:style-name="T348">арг</text:span><text:span text:style-name="T356">о </text:span><text:span text:style-name="T466"><text:s/></text:span><text:span text:style-name="T344">өз </text:span><text:span text:style-name="T463"><text:s/></text:span><text:span text:style-name="T344">жүгүн</text:span></text:p>
          <text:p text:style-name="P37"><text:span text:style-name="T47">(</text:span><text:span text:style-name="T25">бирөөг</text:span><text:span text:style-name="T53">ө</text:span><text:span text:style-name="T5">)</text:span><text:span text:style-name="T238"> </text:span><text:span text:style-name="T5">ар</text:span><text:span text:style-name="T114">т</text:span><text:span text:style-name="T47">у</text:span><text:span text:style-name="T5">у.</text:span></text:p>
          <text:p text:style-name="P31"><text:span text:style-name="T16">a</text:span><text:span text:style-name="T21">b</text:span><text:span text:style-name="T16">a</text:span><text:span text:style-name="T21">n</text:span><text:span text:style-name="T16">oz <text:s/></text:span><text:span text:style-name="T271"><text:s/></text:span><text:span text:style-name="T46">э</text:span><text:span text:style-name="T4">б</text:span><text:span text:style-name="T46">е</text:span><text:span text:style-name="T4">н <text:s/></text:span><text:span text:style-name="T165"><text:s/></text:span><text:span text:style-name="T46">(</text:span><text:span text:style-name="T40">жыгач</text:span><text:span text:style-name="T52">ы</text:span><text:span text:style-name="T46">)</text:span><text:span text:style-name="T4">. <text:s/></text:span><text:span text:style-name="T150"><text:s/></text:span><text:span text:style-name="T16">~ <text:s/></text:span><text:span text:style-name="T152"><text:s/></text:span><text:span text:style-name="T16">g</text:span><text:span text:style-name="T44">i</text:span><text:span text:style-name="T16">bi <text:s/></text:span><text:span text:style-name="T118"><text:s/></text:span><text:span text:style-name="T46">э</text:span><text:span text:style-name="T4">б</text:span><text:span text:style-name="T46">ен</text:span><text:span text:style-name="T47"> </text:span><text:span text:style-name="T46">сыякту</text:span><text:span text:style-name="T4">у </text:span><text:span text:style-name="T94"><text:s/></text:span><text:span text:style-name="T46">(</text:span><text:span text:style-name="T40">өт</text:span><text:span text:style-name="T52">ө </text:span><text:span text:style-name="T90"><text:s/></text:span><text:span text:style-name="T52">катуу</text:span><text:span text:style-name="T46">)</text:span><text:span text:style-name="T4">. </text:span><text:span text:style-name="T37"><text:s/></text:span><text:span text:style-name="T16">~ </text:span><text:span text:style-name="T104"><text:s/></text:span><text:span text:style-name="T44">kesilmek</text:span></text:p>
          <text:p text:style-name="P38"><text:span text:style-name="T47">(</text:span><text:span text:style-name="T53">кирде</text:span><text:span text:style-name="T113">н</text:span><text:span text:style-name="T5">)</text:span><text:span text:style-name="T290"> </text:span><text:span text:style-name="T47">к</text:span><text:span text:style-name="T28">а</text:span><text:span text:style-name="T47">ты</text:span><text:span text:style-name="T5">п</text:span><text:span text:style-name="T166"> </text:span><text:span text:style-name="T47">калу</text:span><text:span text:style-name="T5">у.</text:span></text:p>
          <text:p text:style-name="P126"><text:span text:style-name="T341">a</text:span><text:span text:style-name="T375">b</text:span><text:span text:style-name="T341">artı<text:tab/></text:span><text:span text:style-name="T362">апыртм</text:span><text:span text:style-name="T344">а,<text:tab/></text:span><text:span text:style-name="T351">а</text:span><text:span text:style-name="T344">ш</text:span><text:span text:style-name="T351">ы</text:span><text:span text:style-name="T344">ры<text:tab/></text:span><text:span text:style-name="T362">жалга</text:span><text:span text:style-name="T344">н,</text:span><text:span text:style-name="T443"> </text:span><text:span text:style-name="T362">күчөтү</text:span><text:span text:style-name="T344">п</text:span><text:span text:style-name="T362"> </text:span><text:span text:style-name="T351">а</text:span><text:span text:style-name="T344">йт</text:span><text:span text:style-name="T351">ы</text:span><text:span text:style-name="T362">л</text:span><text:span text:style-name="T351">г</text:span><text:span text:style-name="T362">а</text:span><text:span text:style-name="T344">н</text:span><text:span text:style-name="T387"> </text:span><text:span text:style-name="T344">сөз.</text:span></text:p>
          <text:p text:style-name="P39"><text:span text:style-name="T17">a</text:span><text:span text:style-name="T77">b</text:span><text:span text:style-name="T17">art</text:span><text:span text:style-name="T22">ıl</text:span><text:span text:style-name="T17">ı </text:span><text:span text:style-name="T214"><text:s/></text:span><text:span text:style-name="T47">апыртылга</text:span><text:span text:style-name="T114">н</text:span><text:span text:style-name="T5">, </text:span><text:span text:style-name="T114"><text:s/></text:span><text:span text:style-name="T47">ап</text:span><text:span text:style-name="T28">ы</text:span><text:span text:style-name="T5">р</text:span><text:span text:style-name="T47">тмалу</text:span><text:span text:style-name="T114">у</text:span><text:span text:style-name="T5">, </text:span><text:span text:style-name="T114"><text:s/></text:span><text:span text:style-name="T28">к</text:span><text:span text:style-name="T5">ү-</text:span><text:span text:style-name="T8"> </text:span><text:span text:style-name="T47">чөтүлгө</text:span><text:span text:style-name="T114">н</text:span><text:span text:style-name="T5">.</text:span></text:p>
          <text:p text:style-name="P40"><text:span text:style-name="T17">a</text:span><text:span text:style-name="T77">b</text:span><text:span text:style-name="T17">art</text:span><text:span text:style-name="T22">ılma</text:span><text:span text:style-name="T17">k</text:span><text:span text:style-name="T294"> </text:span><text:span text:style-name="T47">а</text:span><text:span text:style-name="T28">п</text:span><text:span text:style-name="T47">ыртылу</text:span><text:span text:style-name="T114">у</text:span><text:span text:style-name="T5">,</text:span><text:span text:style-name="T262"> </text:span><text:span text:style-name="T28">к</text:span><text:span text:style-name="T5">ү</text:span><text:span text:style-name="T28">ч</text:span><text:span text:style-name="T5">өтү</text:span><text:span text:style-name="T28">лү</text:span><text:span text:style-name="T114">ү</text:span><text:span text:style-name="T5">.</text:span></text:p>
          <text:p text:style-name="P28"><text:span text:style-name="T17">a</text:span><text:span text:style-name="T77">b</text:span><text:span text:style-name="T17">art</text:span><text:span text:style-name="T77">m</text:span><text:span text:style-name="T17">a</text:span><text:span text:style-name="T295"> </text:span><text:span text:style-name="T47">ап</text:span><text:span text:style-name="T28">ы</text:span><text:span text:style-name="T5">р</text:span><text:span text:style-name="T47">тм</text:span><text:span text:style-name="T114">а</text:span><text:span text:style-name="T5">,</text:span><text:span text:style-name="T297"> </text:span><text:span text:style-name="T28">к</text:span><text:span text:style-name="T5">ү</text:span><text:span text:style-name="T47">ч</text:span><text:span text:style-name="T5">өт</text:span><text:span text:style-name="T28">м</text:span><text:span text:style-name="T114">ө</text:span><text:span text:style-name="T5">.</text:span></text:p>
          <text:p text:style-name="P41"><text:span text:style-name="T17">a</text:span><text:span text:style-name="T77">b</text:span><text:span text:style-name="T17">art</text:span><text:span text:style-name="T77">m</text:span><text:span text:style-name="T17">a</text:span><text:span text:style-name="T22">l</text:span><text:span text:style-name="T17">ı </text:span><text:span text:style-name="T299"><text:s/></text:span><text:span text:style-name="T47">а</text:span><text:span text:style-name="T28">п</text:span><text:span text:style-name="T47">ыртмалу</text:span><text:span text:style-name="T114">у</text:span><text:span text:style-name="T5">, </text:span><text:span text:style-name="T138"><text:s/></text:span><text:span text:style-name="T28">ж</text:span><text:span text:style-name="T47">ал</text:span><text:span text:style-name="T28">г</text:span><text:span text:style-name="T47">а</text:span><text:span text:style-name="T5">н, </text:span><text:span text:style-name="T196"><text:s/></text:span><text:span text:style-name="T47">күч</text:span><text:span text:style-name="T114">ө</text:span><text:span text:style-name="T5">-</text:span><text:span text:style-name="T8"> </text:span><text:span text:style-name="T5">тү</text:span><text:span text:style-name="T28">л</text:span><text:span text:style-name="T5">үп</text:span><text:span text:style-name="T213"> </text:span><text:span text:style-name="T47">айтылга</text:span><text:span text:style-name="T114">н</text:span><text:span text:style-name="T5">.</text:span></text:p>
          <text:p text:style-name="P42"><text:span text:style-name="T17">a</text:span><text:span text:style-name="T77">b</text:span><text:span text:style-name="T17">a</text:span><text:span text:style-name="T77">z</text:span><text:span text:style-name="T17">an </text:span><text:span text:style-name="T228"><text:s/></text:span><text:span text:style-name="T45">1</text:span><text:span text:style-name="T17">. </text:span><text:span text:style-name="T275"><text:s/></text:span><text:span text:style-name="T47">ачк</text:span><text:span text:style-name="T5">а, </text:span><text:span text:style-name="T276"><text:s/></text:span><text:span text:style-name="T47">ачкачылы</text:span><text:span text:style-name="T5">к </text:span><text:span text:style-name="T172"><text:s/></text:span><text:span text:style-name="T5">тартк</text:span><text:span text:style-name="T28">а</text:span><text:span text:style-name="T5">н.</text:span></text:p>
          <text:p text:style-name="P43"><text:span text:style-name="T17">2.</text:span><text:span text:style-name="T25">арг</text:span><text:span text:style-name="T53">о</text:span><text:span text:style-name="T41"> </text:span><text:span text:style-name="T47">ач</text:span><text:span text:style-name="T5">, </text:span><text:span text:style-name="T47">көз</text:span><text:span text:style-name="T5">ү</text:span><text:span text:style-name="T114"> </text:span><text:span text:style-name="T47">катк</text:span><text:span text:style-name="T28">а</text:span><text:span text:style-name="T5">н </text:span><text:span text:style-name="T47">(</text:span><text:span text:style-name="T41">аялд</text:span><text:span text:style-name="T25">а</text:span><text:span text:style-name="T113">н</text:span><text:span text:style-name="T47">).</text:span></text:p>
          <text:h text:style-name="P116" text:outline-level="2">ABD <text:span text:style-name="T418"><text:s/></text:span><text:span text:style-name="T364">(</text:span><text:span text:style-name="T358">Amer</text:span><text:span text:style-name="T345">i</text:span><text:span text:style-name="T358">k</text:span>a <text:span text:style-name="T418"><text:s/></text:span><text:span text:style-name="T358">Birle</text:span>ş<text:span text:style-name="T358">i</text:span>k <text:span text:style-name="T420"><text:s/></text:span><text:span text:style-name="T358">De</text:span>v<text:span text:style-name="T358">letleri</text:span><text:span text:style-name="T2">`</text:span><text:span text:style-name="T357">н</text:span><text:span text:style-name="T349">и</text:span><text:span text:style-name="T357">н</text:span></text:h>
          <text:p text:style-name="P124"><text:span text:style-name="T348">кыс</text:span><text:span text:style-name="T356">к.</text:span><text:span text:style-name="T416"> </text:span><text:span text:style-name="T362">)</text:span><text:span text:style-name="T344">. </text:span><text:span text:style-name="T419"><text:s/></text:span><text:span text:style-name="T362">АК</text:span><text:span text:style-name="T344">Ш </text:span><text:span text:style-name="T461"><text:s/></text:span><text:span text:style-name="T362">(Амер</text:span><text:span text:style-name="T344">и</text:span><text:span text:style-name="T351">к</text:span><text:span text:style-name="T344">а </text:span><text:span text:style-name="T467"><text:s/></text:span><text:span text:style-name="T344">К</text:span><text:span text:style-name="T362">о</text:span><text:span text:style-name="T344">шмо</text:span><text:span text:style-name="T369"> </text:span><text:span text:style-name="T344">Шта</text:span><text:span text:style-name="T362">т</text:span><text:span text:style-name="T344">тар</text:span><text:span text:style-name="T387">ы</text:span><text:span text:style-name="T362">).</text:span></text:p>
          <text:p text:style-name="P29"><text:span text:style-name="T17">abd</text:span><text:span text:style-name="T77">e</text:span><text:span text:style-name="T17">st,</text:span><text:span text:style-name="T110"> </text:span><text:span text:style-name="T22">-</text:span><text:span text:style-name="T17">ti</text:span><text:span text:style-name="T198"> </text:span><text:span text:style-name="T17">1.</text:span><text:span text:style-name="T205"> </text:span><text:span text:style-name="T47">апте</text:span><text:span text:style-name="T114">с</text:span><text:span text:style-name="T5">,</text:span><text:span text:style-name="T200"> </text:span><text:span text:style-name="T5">даар</text:span><text:span text:style-name="T28">а</text:span><text:span text:style-name="T114">т</text:span><text:span text:style-name="T5">.</text:span><text:span text:style-name="T204"> </text:span><text:span text:style-name="T17">2.</text:span><text:span text:style-name="T201"> </text:span><text:span text:style-name="T5">даар</text:span><text:span text:style-name="T28">а</text:span><text:span text:style-name="T114">т</text:span><text:span text:style-name="T5">,</text:span></text:p>
          <text:p text:style-name="P36"><text:span text:style-name="T47">ушату</text:span><text:span text:style-name="T114">у</text:span><text:span text:style-name="T5">.</text:span><text:span text:style-name="T85"> </text:span><text:span text:style-name="T17">~</text:span><text:span text:style-name="T86"> </text:span><text:span text:style-name="T17">almak</text:span><text:span text:style-name="T86"> </text:span><text:span text:style-name="T5">даар</text:span><text:span text:style-name="T28">а</text:span><text:span text:style-name="T5">т</text:span><text:span text:style-name="T88"> </text:span><text:span text:style-name="T47">алу</text:span><text:span text:style-name="T5">у.</text:span><text:span text:style-name="T155"> </text:span><text:span text:style-name="T22">~i</text:span><text:span text:style-name="T44"> </text:span><text:span text:style-name="T17">bo</text:span><text:span text:style-name="T77">z</text:span><text:span text:style-name="T17">ulmak</text:span><text:span text:style-name="T185"> </text:span><text:span text:style-name="T5">д</text:span><text:span text:style-name="T28">а</text:span><text:span text:style-name="T5">араты</text:span><text:span text:style-name="T99"> </text:span><text:span text:style-name="T5">бузу</text:span><text:span text:style-name="T28">л</text:span><text:span text:style-name="T47">у</text:span><text:span text:style-name="T114">у</text:span><text:span text:style-name="T5">.</text:span><text:span text:style-name="T176"> </text:span><text:span text:style-name="T22">~i</text:span><text:span text:style-name="T77">n</text:span><text:span text:style-name="T17">de</text:span><text:span text:style-name="T16"> </text:span><text:span text:style-name="T17">na</text:span><text:span text:style-name="T77">m</text:span><text:span text:style-name="T17">a</text:span><text:span text:style-name="T77">z</text:span><text:span text:style-name="T22">ı</text:span><text:span text:style-name="T17">nda</text:span><text:span text:style-name="T154"> </text:span><text:span text:style-name="T47">д</text:span><text:span text:style-name="T5">и</text:span><text:span text:style-name="T47">н</text:span><text:span text:style-name="T5">д</text:span><text:span text:style-name="T47">а</text:span><text:span text:style-name="T114">р</text:span><text:span text:style-name="T5">,</text:span><text:span text:style-name="T83"> </text:span><text:span text:style-name="T5">так</text:span><text:span text:style-name="T28">ы</text:span><text:span text:style-name="T5">ба</text:span><text:span text:style-name="T114">а</text:span><text:span text:style-name="T5">.</text:span><text:span text:style-name="T88"> </text:span><text:span text:style-name="T28">~</text:span><text:span text:style-name="T22">in-</text:span></text:p>
          <text:p text:style-name="P44"><text:span text:style-name="T17">den</text:span><text:span text:style-name="T146"> </text:span><text:span text:style-name="T77">ş</text:span><text:span text:style-name="T22">üphes</text:span><text:span text:style-name="T17">i</text:span><text:span text:style-name="T140"> </text:span><text:span text:style-name="T22">olmama</text:span><text:span text:style-name="T17">k</text:span><text:span text:style-name="T194"> </text:span><text:span text:style-name="T47">жас</text:span><text:span text:style-name="T28">а</text:span><text:span text:style-name="T47">га</text:span><text:span text:style-name="T5">н</text:span><text:span text:style-name="T144"> </text:span><text:span text:style-name="T47">и</text:span><text:span text:style-name="T5">ш-</text:span><text:span text:style-name="T8"> </text:span><text:span text:style-name="T5">инен</text:span><text:span text:style-name="T249"> </text:span><text:span text:style-name="T47">ка</text:span><text:span text:style-name="T5">м</text:span><text:span text:style-name="T238"> </text:span><text:span text:style-name="T5">са</text:span><text:span text:style-name="T28">н</text:span><text:span text:style-name="T47">а</text:span><text:span text:style-name="T5">бо</text:span><text:span text:style-name="T47">о</text:span><text:span text:style-name="T5">,</text:span><text:span text:style-name="T249"> </text:span><text:span text:style-name="T5">ө</text:span><text:span text:style-name="T28">з</text:span><text:span text:style-name="T5">ү</text:span><text:span text:style-name="T28">н</text:span><text:span text:style-name="T5">ө</text:span><text:span text:style-name="T243"> </text:span><text:span text:style-name="T47">и</text:span><text:span text:style-name="T5">ш</text:span><text:span text:style-name="T47">ен</text:span><text:span text:style-name="T5">ү</text:span><text:span text:style-name="T114">ү</text:span><text:span text:style-name="T5">.</text:span></text:p>
          <text:p text:style-name="P29"><text:span text:style-name="T16">abd</text:span><text:span text:style-name="T21">e</text:span><text:span text:style-name="T16">st</text:span><text:span text:style-name="T21">h</text:span><text:span text:style-name="T16">ane</text:span><text:span text:style-name="T235"> </text:span><text:span text:style-name="T4">д</text:span><text:span text:style-name="T27">а</text:span><text:span text:style-name="T4">араткана.</text:span></text:p>
          <text:p text:style-name="P28"><text:span text:style-name="T17">abd</text:span><text:span text:style-name="T77">e</text:span><text:span text:style-name="T17">stli</text:span><text:span text:style-name="T282"> </text:span><text:span text:style-name="T5">д</text:span><text:span text:style-name="T47">а</text:span><text:span text:style-name="T28">а</text:span><text:span text:style-name="T5">р</text:span><text:span text:style-name="T28">а</text:span><text:span text:style-name="T5">тт</text:span><text:span text:style-name="T47">у</text:span><text:span text:style-name="T114">у</text:span><text:span text:style-name="T5">,</text:span><text:span text:style-name="T303"> </text:span><text:span text:style-name="T5">даараты</text:span><text:span text:style-name="T303"> </text:span><text:span text:style-name="T47">бузу</text:span><text:span text:style-name="T28">л</text:span><text:span text:style-name="T5">б</text:span><text:span text:style-name="T47">ага</text:span><text:span text:style-name="T114">н</text:span><text:span text:style-name="T5">.</text:span></text:p>
          <text:p text:style-name="P27"><text:span text:style-name="T17">abd</text:span><text:span text:style-name="T77">e</text:span><text:span text:style-name="T17">stsiz</text:span><text:span text:style-name="T292"> </text:span><text:span text:style-name="T5">да</text:span><text:span text:style-name="T28">а</text:span><text:span text:style-name="T5">ратсыз,</text:span><text:span text:style-name="T306"> </text:span><text:span text:style-name="T47">даарат</text:span><text:span text:style-name="T5">ы</text:span><text:span text:style-name="T290"> </text:span><text:span text:style-name="T47">бузулга</text:span><text:span text:style-name="T5">н.</text:span></text:p>
          <text:p text:style-name="P45"><text:span text:style-name="T40">к</text:span><text:span text:style-name="T52">.</text:span><text:span text:style-name="T147"> </text:span><text:span text:style-name="T44">ap</text:span><text:span text:style-name="T16">t</text:span><text:span text:style-name="T44">es.</text:span></text:p>
          <text:p text:style-name="P28"><text:span text:style-name="T17">abece</text:span><text:span text:style-name="T247"> </text:span><text:span text:style-name="T17">1</text:span><text:span text:style-name="T5">.</text:span><text:span text:style-name="T238"> </text:span><text:span text:style-name="T47">алф</text:span><text:span text:style-name="T28">а</text:span><text:span text:style-name="T47">ви</text:span><text:span text:style-name="T5">т,</text:span><text:span text:style-name="T257"> </text:span><text:span text:style-name="T47">алипп</text:span><text:span text:style-name="T5">е.</text:span><text:span text:style-name="T266"> </text:span><text:span text:style-name="T17">2</text:span><text:span text:style-name="T5">.</text:span><text:span text:style-name="T266"> </text:span><text:span text:style-name="T28">A</text:span><text:span text:style-name="T5">В</text:span><text:span text:style-name="T47">С</text:span><text:span text:style-name="T5">.</text:span></text:p>
        </text:section>
        <text:p text:style-name="P111"/>
        <text:p text:style-name="P1"/>
        <text:p text:style-name="P1"/>
        <text:p text:style-name="P1"/>
        <text:p text:style-name="P4"/>
        <text:section text:style-name="Sect2" text:name="Section2">
          <text:h text:style-name="P114" text:outline-level="2"><draw:custom-shape text:anchor-type="char" draw:z-index="4" draw:style-name="gr1" draw:text-style-name="P180" svg:width="13.106cm" svg:height="0.036cm" svg:x="3.948cm" svg:y="0.736cm"><text:p/><draw:enhanced-geometry svg:viewBox="0 0 7430 20" draw:type="non-primitive" draw:enhanced-path="M 0 0  L 7430 0  N"/></draw:custom-shape>abes</text:h>
          <text:p text:style-name="P46"><text:span text:style-name="T16">ac</text:span><text:span text:style-name="T44">a</text:span><text:span text:style-name="T16">y</text:span><text:span text:style-name="T44">i</text:span><text:span text:style-name="T16">p</text:span></text:p>
        </text:section>
        <text:section text:style-name="Sect3" text:name="Section3">
          <text:p text:style-name="P47"/>
        </text:section>
        <text:section text:style-name="Sect4" text:name="Section4">
          <text:p text:style-name="P127"><text:span text:style-name="T342">abes</text:span><text:span text:style-name="T440"> </text:span><text:span text:style-name="T347">1</text:span><text:span text:style-name="T342">.</text:span><text:span text:style-name="T468"> </text:span><text:span text:style-name="T444">ишке</text:span><text:span text:style-name="T433"> </text:span><text:span text:style-name="T350">жарабага</text:span><text:span text:style-name="T386">н</text:span><text:span text:style-name="T444">.</text:span><text:span text:style-name="T438"> </text:span><text:span text:style-name="T342">2.</text:span><text:span text:style-name="T434"> </text:span><text:span text:style-name="T376">а</text:span><text:span text:style-name="T444">бс</text:span><text:span text:style-name="T376">у</text:span><text:span text:style-name="T444">рд,</text:span><text:span text:style-name="T433"> </text:span><text:span text:style-name="T350">м</text:span><text:span text:style-name="T376">а</text:span><text:span text:style-name="T444">-</text:span><text:span text:style-name="T429"> </text:span><text:span text:style-name="T350">ңызсы</text:span><text:span text:style-name="T444">з,</text:span><text:span text:style-name="T470"> </text:span><text:span text:style-name="T444">ма</text:span><text:span text:style-name="T376">ан</text:span><text:span text:style-name="T444">и</text:span><text:span text:style-name="T350">с</text:span><text:span text:style-name="T444">из.</text:span><text:span text:style-name="T472"> </text:span><text:span text:style-name="T342">3.</text:span><text:span text:style-name="T471"> </text:span><text:span text:style-name="T444">бо</text:span><text:span text:style-name="T376">л</text:span><text:span text:style-name="T350">б</text:span><text:span text:style-name="T444">огон</text:span><text:span text:style-name="T473"> </text:span><text:span text:style-name="T350">ж</text:span><text:span text:style-name="T444">у-</text:span><text:span text:style-name="T429"> </text:span><text:span text:style-name="T350">му</text:span><text:span text:style-name="T444">ш.</text:span><text:span text:style-name="T401"> </text:span><text:span text:style-name="T342">~</text:span><text:span text:style-name="T402"> </text:span><text:span text:style-name="T347">k</text:span><text:span text:style-name="T342">a</text:span><text:span text:style-name="T347">çm</text:span><text:span text:style-name="T342">ak</text:span><text:span text:style-name="T347"> </text:span><text:span text:style-name="T350">ыңг</text:span><text:span text:style-name="T376">а</text:span><text:span text:style-name="T350">йсызды</text:span><text:span text:style-name="T444">к</text:span><text:span text:style-name="T350"> ж</text:span><text:span text:style-name="T444">а-</text:span><text:span text:style-name="T429"> </text:span><text:span text:style-name="T444">ратуу, </text:span><text:span text:style-name="T409"><text:s/></text:span><text:span text:style-name="T350">о</text:span><text:span text:style-name="T444">ңт</text:span><text:span text:style-name="T350">о</text:span><text:span text:style-name="T444">йс</text:span><text:span text:style-name="T350">уз</text:span><text:span text:style-name="T444">/</text:span><text:span text:style-name="T350">о</text:span><text:span text:style-name="T444">р</text:span><text:span text:style-name="T350">у</text:span><text:span text:style-name="T444">нс</text:span><text:span text:style-name="T350">у</text:span><text:span text:style-name="T444">з </text:span><text:span text:style-name="T409"><text:s/></text:span><text:span text:style-name="T444">болу</text:span><text:span text:style-name="T350">у</text:span><text:span text:style-name="T444">.</text:span></text:p>
          <text:p text:style-name="P48"><text:span text:style-name="T17">~</text:span><text:span text:style-name="T22">l</text:span><text:span text:style-name="T17">e</text:span><text:span text:style-name="T93"> </text:span><text:span text:style-name="T17">uğ</text:span><text:span text:style-name="T77">r</text:span><text:span text:style-name="T17">aş</text:span><text:span text:style-name="T77">m</text:span><text:span text:style-name="T17">ak</text:span><text:span text:style-name="T36"> </text:span><text:span text:style-name="T5">бо</text:span><text:span text:style-name="T28">л</text:span><text:span text:style-name="T5">бо</text:span><text:span text:style-name="T28">г</text:span><text:span text:style-name="T47">о</text:span><text:span text:style-name="T5">н</text:span><text:span text:style-name="T38"> </text:span><text:span text:style-name="T47">и</text:span><text:span text:style-name="T5">ш</text:span><text:span text:style-name="T62"> </text:span><text:span text:style-name="T47">мен</text:span><text:span text:style-name="T28">е</text:span><text:span text:style-name="T5">н</text:span><text:span text:style-name="T7"> </text:span><text:span text:style-name="T47">алышу</text:span><text:span text:style-name="T114">у</text:span><text:span text:style-name="T5">.</text:span></text:p>
          <text:p text:style-name="P19"><text:span text:style-name="T16">ab</text:span><text:span text:style-name="T44">ıh</text:span><text:span text:style-name="T16">a</text:span><text:span text:style-name="T44">ya</text:span><text:span text:style-name="T16">t,</text:span><text:span text:style-name="T267"> </text:span><text:span text:style-name="T16">-tı</text:span><text:span text:style-name="T218"> </text:span><text:span text:style-name="T16">1</text:span><text:span text:style-name="T4">.</text:span><text:span text:style-name="T208"> </text:span><text:span text:style-name="T27">м</text:span><text:span text:style-name="T4">ү</text:span><text:span text:style-name="T27">р</text:span><text:span text:style-name="T4">ө</text:span><text:span text:style-name="T46">кт</text:span><text:span text:style-name="T4">үн</text:span><text:span text:style-name="T312"> </text:span><text:span text:style-name="T4">суусу.</text:span><text:span text:style-name="T312"> </text:span><text:span text:style-name="T16">2.</text:span><text:span text:style-name="T314"> </text:span><text:span text:style-name="T40">ооз</text:span><text:span text:style-name="T52">.</text:span></text:p>
          <text:p text:style-name="P128"><text:span text:style-name="T362">ликё</text:span><text:span text:style-name="T344">р,</text:span><text:span text:style-name="T387"> </text:span><text:span text:style-name="T351">а</text:span><text:span text:style-name="T344">р</text:span><text:span text:style-name="T362">а</text:span><text:span text:style-name="T344">к.</text:span></text:p>
          <text:p text:style-name="P19"><text:span text:style-name="T16">abi</text:span><text:span text:style-name="T291"> </text:span><text:span text:style-name="T4">(</text:span><text:span text:style-name="T44">ağ</text:span><text:span text:style-name="T16">ab</text:span><text:span text:style-name="T21">e</text:span><text:span text:style-name="T16">y</text:span><text:span text:style-name="T46">’</text:span><text:span text:style-name="T40">ди</text:span><text:span text:style-name="T52">н</text:span><text:span text:style-name="T148"> </text:span><text:span text:style-name="T40">кыс</text:span><text:span text:style-name="T52">к</text:span><text:span text:style-name="T142">.</text:span><text:span text:style-name="T273"> </text:span><text:span text:style-name="T52">)</text:span><text:span text:style-name="T210"> </text:span><text:span text:style-name="T46">ага</text:span><text:span text:style-name="T4">,</text:span><text:span text:style-name="T305"> </text:span><text:span text:style-name="T4">б</text:span><text:span text:style-name="T27">а</text:span><text:span text:style-name="T4">йке.</text:span></text:p>
          <text:p text:style-name="P20"><text:span text:style-name="T17">ab</text:span><text:span text:style-name="T22">i</text:span><text:span text:style-name="T17">de</text:span><text:span text:style-name="T315"> </text:span><text:span text:style-name="T47">эстел</text:span><text:span text:style-name="T5">и</text:span><text:span text:style-name="T47">к</text:span><text:span text:style-name="T5">,</text:span><text:span text:style-name="T316"> </text:span><text:span text:style-name="T47">монумен</text:span><text:span text:style-name="T114">т</text:span><text:span text:style-name="T5">.</text:span></text:p>
          <text:p text:style-name="P24"><text:span text:style-name="T17">ab</text:span><text:span text:style-name="T22">i</text:span><text:span text:style-name="T17">ye</text:span><text:span text:style-name="T116"> </text:span><text:span text:style-name="T17">1.</text:span><text:span text:style-name="T214"> </text:span><text:span text:style-name="T47">ж</text:span><text:span text:style-name="T28">а</text:span><text:span text:style-name="T47">р</text:span><text:span text:style-name="T28">а</text:span><text:span text:style-name="T47">шыкту</text:span><text:span text:style-name="T114">у</text:span><text:span text:style-name="T5">, </text:span><text:span text:style-name="T47">а</text:span><text:span text:style-name="T5">д</text:span><text:span text:style-name="T47">ем</text:span><text:span text:style-name="T5">и </text:span><text:span text:style-name="T47">(</text:span><text:span text:style-name="T41">кийи</text:span><text:span text:style-name="T113">м</text:span><text:span text:style-name="T28">)</text:span><text:span text:style-name="T5">.</text:span><text:span text:style-name="T213"> </text:span><text:span text:style-name="T22">2.</text:span></text:p>
          <text:p text:style-name="P129"><text:span text:style-name="T362">татынак</text:span><text:span text:style-name="T351">а</text:span><text:span text:style-name="T387">й</text:span><text:span text:style-name="T344">.</text:span></text:p>
          <text:p text:style-name="P9"><text:span text:style-name="T17">ab</text:span><text:span text:style-name="T22">l</text:span><text:span text:style-name="T17">a</text:span><text:span text:style-name="T110"> </text:span><text:span text:style-name="T17">1.</text:span><text:span text:style-name="T198"> </text:span><text:span text:style-name="T47">эже</text:span><text:span text:style-name="T5">.</text:span><text:span text:style-name="T237"> </text:span><text:span text:style-name="T17">2.</text:span><text:span text:style-name="T198"> </text:span><text:span text:style-name="T5">жашы</text:span><text:span text:style-name="T200"> </text:span><text:span text:style-name="T47">ул</text:span><text:span text:style-name="T28">у</text:span><text:span text:style-name="T5">у</text:span><text:span text:style-name="T200"> </text:span><text:span text:style-name="T47">аялзатына</text:span><text:span text:style-name="T48"> </text:span><text:span text:style-name="T47">кайрылу</text:span><text:span text:style-name="T5">у.</text:span></text:p>
          <text:p text:style-name="P18"><text:span text:style-name="T16">ab</text:span><text:span text:style-name="T44">l</text:span><text:span text:style-name="T16">a</text:span><text:span text:style-name="T44">c</text:span><text:span text:style-name="T16">ı</text:span><text:span text:style-name="T67"> </text:span><text:span text:style-name="T40">арг</text:span><text:span text:style-name="T52">о</text:span><text:span text:style-name="T128"> </text:span><text:span text:style-name="T46">лезбие</text:span><text:span text:style-name="T4">н.</text:span></text:p>
          <text:p text:style-name="P20"><text:span text:style-name="T17">ab</text:span><text:span text:style-name="T22">la</text:span><text:span text:style-name="T17">k </text:span><text:span text:style-name="T47">тегере</text:span><text:span text:style-name="T5">к бет</text:span><text:span text:style-name="T47">т</text:span><text:span text:style-name="T5">үү,</text:span><text:span text:style-name="T28"> </text:span><text:span text:style-name="T5">бо</text:span><text:span text:style-name="T28">л</text:span><text:span text:style-name="T47">т</text:span><text:span text:style-name="T5">ого</text:span><text:span text:style-name="T114">й</text:span><text:span text:style-name="T5">.</text:span><text:span text:style-name="T28"> </text:span><text:span text:style-name="T17">~</text:span><text:span text:style-name="T22"> yüzlü</text:span></text:p>
          <text:p text:style-name="P130"><text:span text:style-name="T362">тегере</text:span><text:span text:style-name="T344">к</text:span><text:span text:style-name="T442"> </text:span><text:span text:style-name="T344">жүздүү.</text:span></text:p>
          <text:p text:style-name="P19"><text:span text:style-name="T16">ab</text:span><text:span text:style-name="T44">l</text:span><text:span text:style-name="T16">a</text:span><text:span text:style-name="T44">lı</text:span><text:span text:style-name="T16">k</text:span><text:span text:style-name="T44">,-</text:span><text:span text:style-name="T16">ğı <text:s/></text:span><text:span text:style-name="T307"><text:s/></text:span><text:span text:style-name="T46">эжел</text:span><text:span text:style-name="T4">ик, <text:s/></text:span><text:span text:style-name="T195"><text:s/></text:span><text:span text:style-name="T46">улу</text:span><text:span text:style-name="T27">у</text:span><text:span text:style-name="T46">лу</text:span><text:span text:style-name="T4">к. <text:s/></text:span><text:span text:style-name="T137"><text:s/></text:span><text:span text:style-name="T16">~ <text:s/></text:span><text:span text:style-name="T152"><text:s/></text:span><text:span text:style-name="T16">etm</text:span><text:span text:style-name="T21">e</text:span><text:span text:style-name="T16">k</text:span></text:p>
          <text:p text:style-name="P131"><text:span text:style-name="T362">эжел</text:span><text:span text:style-name="T344">ик</text:span><text:span text:style-name="T394"> </text:span><text:span text:style-name="T362">кылу</text:span><text:span text:style-name="T344">у,</text:span><text:span text:style-name="T417"> </text:span><text:span text:style-name="T362">эж</text:span><text:span text:style-name="T344">е</text:span><text:span text:style-name="T417"> </text:span><text:span text:style-name="T344">милдетин</text:span><text:span text:style-name="T410"> </text:span><text:span text:style-name="T362">аткару</text:span><text:span text:style-name="T387">у</text:span><text:span text:style-name="T344">.</text:span></text:p>
          <text:p text:style-name="P18"><text:span text:style-name="T17">ab</text:span><text:span text:style-name="T22">lat</text:span><text:span text:style-name="T17">ya</text:span><text:span text:style-name="T153"> </text:span><text:span text:style-name="T47">(</text:span><text:span text:style-name="T53">уз</text:span><text:span text:style-name="T41">ун</text:span><text:span text:style-name="T53">у</text:span><text:span text:style-name="T293"> </text:span><text:span text:style-name="T53">1</text:span><text:span text:style-name="T41">5</text:span><text:span text:style-name="T53">0,</text:span><text:span text:style-name="T202"> </text:span><text:span text:style-name="T53">т</text:span><text:span text:style-name="T41">у</text:span><text:span text:style-name="T53">ур</text:span><text:span text:style-name="T25">ас</text:span><text:span text:style-name="T53">ы</text:span><text:span text:style-name="T293"> </text:span><text:span text:style-name="T53">4</text:span><text:span text:style-name="T317">-</text:span><text:span text:style-name="T53">10</text:span><text:span text:style-name="T133"> </text:span><text:span text:style-name="T41">кулач</text:span></text:p>
          <text:p text:style-name="P49"><text:span text:style-name="T25">болго</text:span><text:span text:style-name="T113">н</text:span><text:span text:style-name="T53">)</text:span><text:span text:style-name="T122"> </text:span><text:span text:style-name="T47">бал</text:span><text:span text:style-name="T28">ы</text:span><text:span text:style-name="T5">к</text:span><text:span text:style-name="T243"> </text:span><text:span text:style-name="T5">тору.</text:span></text:p>
          <text:p text:style-name="P19"><text:span text:style-name="T16">ab</text:span><text:span text:style-name="T44">l</text:span><text:span text:style-name="T16">u</text:span><text:span text:style-name="T21">k</text:span><text:span text:style-name="T16">a <text:s/></text:span><text:span text:style-name="T227"><text:s/></text:span><text:span text:style-name="T4">к</text:span><text:span text:style-name="T27">у</text:span><text:span text:style-name="T4">р</text:span><text:span text:style-name="T27">ч</text:span><text:span text:style-name="T4">оо, <text:s/></text:span><text:span text:style-name="T175"><text:s/></text:span><text:span text:style-name="T4">блок</text:span><text:span text:style-name="T27">а</text:span><text:span text:style-name="T4">да. <text:s/></text:span><text:span text:style-name="T229"><text:s/></text:span><text:span text:style-name="T44">~y</text:span><text:span text:style-name="T16">a <text:s/></text:span><text:span text:style-name="T314"><text:s/></text:span><text:span text:style-name="T16">a</text:span><text:span text:style-name="T44">l</text:span><text:span text:style-name="T21">m</text:span><text:span text:style-name="T16">ak</text:span></text:p>
          <text:p text:style-name="P16"><text:span text:style-name="T47">курчоог</text:span><text:span text:style-name="T5">о</text:span><text:span text:style-name="T135"> </text:span><text:span text:style-name="T47">ал</text:span><text:span text:style-name="T28">у</text:span><text:span text:style-name="T5">у.</text:span><text:span text:style-name="T135"> </text:span><text:span text:style-name="T17">~yı</text:span><text:span text:style-name="T132"> </text:span><text:span text:style-name="T22">kal</text:span><text:span text:style-name="T17">d</text:span><text:span text:style-name="T22">ı</text:span><text:span text:style-name="T77">r</text:span><text:span text:style-name="T22">m</text:span><text:span text:style-name="T17">ak</text:span><text:span text:style-name="T299"> </text:span><text:span text:style-name="T47">ку</text:span><text:span text:style-name="T5">р-</text:span></text:p>
          <text:p text:style-name="P17"><text:span text:style-name="T5">чоону</text:span><text:span text:style-name="T209"> </text:span><text:span text:style-name="T47">токтоту</text:span><text:span text:style-name="T114">у</text:span><text:span text:style-name="T5">.</text:span><text:span text:style-name="T200"> </text:span><text:span text:style-name="T22">~</text:span><text:span text:style-name="T17">yı</text:span><text:span text:style-name="T205"> </text:span><text:span text:style-name="T17">ya</text:span><text:span text:style-name="T77">r</text:span><text:span text:style-name="T17">mak</text:span><text:span text:style-name="T201"> </text:span><text:span text:style-name="T47">ку</text:span><text:span text:style-name="T5">р-</text:span><text:span text:style-name="T8"> </text:span><text:span text:style-name="T5">чоону</text:span><text:span text:style-name="T318"> </text:span><text:span text:style-name="T47">жары</text:span><text:span text:style-name="T5">п</text:span><text:span text:style-name="T249"> </text:span><text:span text:style-name="T5">ө</text:span><text:span text:style-name="T47">т</text:span><text:span text:style-name="T5">ү</text:span><text:span text:style-name="T114">ү</text:span><text:span text:style-name="T5">.</text:span></text:p>
          <text:p text:style-name="P18"><text:span text:style-name="T17">a</text:span><text:span text:style-name="T77">b</text:span><text:span text:style-name="T17">o!</text:span><text:span text:style-name="T223"> </text:span><text:span text:style-name="T53">диал</text:span><text:span text:style-name="T5">.</text:span><text:span text:style-name="T313"> </text:span><text:span text:style-name="T5">о</text:span><text:span text:style-name="T47">о</text:span><text:span text:style-name="T5">!</text:span><text:span text:style-name="T230"> </text:span><text:span text:style-name="T47">у</text:span><text:span text:style-name="T5">у!</text:span><text:span text:style-name="T313"> </text:span><text:span text:style-name="T53">(</text:span><text:span text:style-name="T41">таң</text:span><text:span text:style-name="T53">д</text:span><text:span text:style-name="T41">а</text:span><text:span text:style-name="T53">н</text:span><text:span text:style-name="T41">уу</text:span><text:span text:style-name="T53">ну</text:span><text:span text:style-name="T220"> </text:span><text:span text:style-name="T53">билди-</text:span></text:p>
          <text:p text:style-name="P50"><text:span text:style-name="T25">рге</text:span><text:span text:style-name="T53">н</text:span><text:span text:style-name="T320"> </text:span><text:span text:style-name="T25">сыр</text:span><text:span text:style-name="T113">д</text:span><text:span text:style-name="T53">.</text:span><text:span text:style-name="T174"> </text:span><text:span text:style-name="T53">с.</text:span><text:span text:style-name="T251"> </text:span><text:span text:style-name="T53">)</text:span><text:span text:style-name="T323"> </text:span><text:span text:style-name="T53">.</text:span></text:p>
          <text:p text:style-name="P21"><text:span text:style-name="T17">a</text:span><text:span text:style-name="T77">b</text:span><text:span text:style-name="T17">one</text:span><text:span text:style-name="T275"> </text:span><text:span text:style-name="T17">1.</text:span><text:span text:style-name="T169"> </text:span><text:span text:style-name="T47">абонемен</text:span><text:span text:style-name="T114">т</text:span><text:span text:style-name="T5">,</text:span><text:span text:style-name="T186"> </text:span><text:span text:style-name="T47">(</text:span><text:span text:style-name="T41">би</text:span><text:span text:style-name="T53">р</text:span><text:span text:style-name="T180"> </text:span><text:span text:style-name="T53">нерсе</text:span><text:span text:style-name="T25">г</text:span><text:span text:style-name="T53">е</text:span><text:span text:style-name="T5">)</text:span><text:span text:style-name="T176"> </text:span><text:span text:style-name="T47">ж</text:span><text:span text:style-name="T5">а-</text:span><text:span text:style-name="T8"> </text:span><text:span text:style-name="T47">зылу</text:span><text:span text:style-name="T5">у. </text:span><text:span text:style-name="T232"><text:s/></text:span><text:span text:style-name="T17">2. </text:span><text:span text:style-name="T233"><text:s/></text:span><text:span text:style-name="T28">а</text:span><text:span text:style-name="T5">бон</text:span><text:span text:style-name="T28">е</text:span><text:span text:style-name="T5">н</text:span><text:span text:style-name="T114">т</text:span><text:span text:style-name="T5">, </text:span><text:span text:style-name="T204"><text:s/></text:span><text:span text:style-name="T47">б</text:span><text:span text:style-name="T5">ир </text:span><text:span text:style-name="T325"><text:s/></text:span><text:span text:style-name="T47">нерсеге</text:span></text:p>
          <text:p text:style-name="P17"><text:span text:style-name="T47">жазылга</text:span><text:span text:style-name="T5">н</text:span><text:span text:style-name="T99"> </text:span><text:span text:style-name="T47">киш</text:span><text:span text:style-name="T5">и</text:span><text:span text:style-name="T176"> </text:span><text:span text:style-name="T17">3.</text:span><text:span text:style-name="T105"> </text:span><text:span text:style-name="T25">ооз</text:span><text:span text:style-name="T5">.</text:span><text:span text:style-name="T99"> </text:span><text:span text:style-name="T5">дайым</text:span><text:span text:style-name="T47">а</text:span><text:span text:style-name="T5">,</text:span><text:span text:style-name="T9"> </text:span><text:span text:style-name="T47">турукту</text:span><text:span text:style-name="T114">у</text:span><text:span text:style-name="T5">.</text:span><text:span text:style-name="T318"> </text:span><text:span text:style-name="T22">~</text:span><text:span text:style-name="T17">yi</text:span><text:span text:style-name="T244"> </text:span><text:span text:style-name="T22">kesme</text:span><text:span text:style-name="T17">k</text:span><text:span text:style-name="T319"> </text:span><text:span text:style-name="T47">абонементин токтоту</text:span><text:span text:style-name="T114">у</text:span><text:span text:style-name="T5">. </text:span><text:span text:style-name="T166"><text:s/></text:span><text:span text:style-name="T17">~ </text:span><text:span text:style-name="T124"><text:s/></text:span><text:span text:style-name="T17">o</text:span><text:span text:style-name="T22">l</text:span><text:span text:style-name="T17">m</text:span><text:span text:style-name="T22">a</text:span><text:span text:style-name="T17">k </text:span><text:span text:style-name="T127"><text:s/></text:span><text:span text:style-name="T47">(</text:span><text:span text:style-name="T41">би</text:span><text:span text:style-name="T53">р </text:span><text:span text:style-name="T167"><text:s/></text:span><text:span text:style-name="T53">нерсе</text:span><text:span text:style-name="T25">г</text:span><text:span text:style-name="T53">е</text:span><text:span text:style-name="T5">)</text:span></text:p>
          <text:p text:style-name="P17"><text:span text:style-name="T47">жазылу</text:span><text:span text:style-name="T5">у,</text:span><text:span text:style-name="T200"> </text:span><text:span text:style-name="T28">а</text:span><text:span text:style-name="T5">бон</text:span><text:span text:style-name="T28">е</text:span><text:span text:style-name="T5">нт</text:span><text:span text:style-name="T204"> </text:span><text:span text:style-name="T5">бо</text:span><text:span text:style-name="T28">л</text:span><text:span text:style-name="T47">у</text:span><text:span text:style-name="T5">у,</text:span><text:span text:style-name="T232"> </text:span><text:span text:style-name="T47">(</text:span><text:span text:style-name="T41">бир</text:span><text:span text:style-name="T42"> </text:span><text:span text:style-name="T53">нерсе</text:span><text:span text:style-name="T25">г</text:span><text:span text:style-name="T53">е</text:span><text:span text:style-name="T5">)</text:span><text:span text:style-name="T138"> </text:span><text:span text:style-name="T47">дайым</text:span><text:span text:style-name="T5">а</text:span><text:span text:style-name="T306"> </text:span><text:span text:style-name="T5">бары</text:span><text:span text:style-name="T47">п/катышып</text:span><text:span text:style-name="T49"> </text:span><text:span text:style-name="T47">туру</text:span><text:span text:style-name="T5">у.</text:span><text:span text:style-name="T62"> </text:span><text:span text:style-name="T17">~</text:span><text:span text:style-name="T329"> </text:span><text:span text:style-name="T17">ücr</text:span><text:span text:style-name="T77">e</text:span><text:span text:style-name="T17">ti</text:span><text:span text:style-name="T216"> </text:span><text:span text:style-name="T22">1</text:span><text:span text:style-name="T17">)</text:span><text:span text:style-name="T216"> </text:span><text:span text:style-name="T47">ж</text:span><text:span text:style-name="T28">а</text:span><text:span text:style-name="T47">зыл</text:span><text:span text:style-name="T28">у</text:span><text:span text:style-name="T5">у</text:span><text:span text:style-name="T333"> </text:span><text:span text:style-name="T5">баасы.</text:span></text:p>
          <text:p text:style-name="P132"><text:span text:style-name="T341">2)</text:span><text:span text:style-name="T407"> </text:span><text:span text:style-name="T344">бел</text:span><text:span text:style-name="T351">г</text:span><text:span text:style-name="T344">ил</text:span><text:span text:style-name="T362">ү</text:span><text:span text:style-name="T344">ү</text:span><text:span text:style-name="T411"> </text:span><text:span text:style-name="T344">мөөн</text:span><text:span text:style-name="T362">ө</text:span><text:span text:style-name="T344">ттө</text:span><text:span text:style-name="T351">г</text:span><text:span text:style-name="T344">ү</text:span><text:span text:style-name="T406"> </text:span><text:span text:style-name="T362">б</text:span><text:span text:style-name="T344">и</text:span><text:span text:style-name="T362">летт</text:span><text:span text:style-name="T344">ин</text:span><text:span text:style-name="T378"> </text:span><text:span text:style-name="T344">баасы.</text:span></text:p>
          <text:p text:style-name="P18"><text:span text:style-name="T17">a</text:span><text:span text:style-name="T77">b</text:span><text:span text:style-name="T17">one</text:span><text:span text:style-name="T22">li</text:span><text:span text:style-name="T17">k</text:span><text:span text:style-name="T256"> </text:span><text:span text:style-name="T47">а</text:span><text:span text:style-name="T5">бо</text:span><text:span text:style-name="T28">н</text:span><text:span text:style-name="T47">е</text:span><text:span text:style-name="T5">нт</text:span><text:span text:style-name="T47">т</text:span><text:span text:style-name="T5">ик,</text:span><text:span text:style-name="T263"> </text:span><text:span text:style-name="T28">а</text:span><text:span text:style-name="T5">бон</text:span><text:span text:style-name="T28">е</text:span><text:span text:style-name="T5">нт</text:span><text:span text:style-name="T47">т</text:span><text:span text:style-name="T5">ик</text:span><text:span text:style-name="T257"> </text:span><text:span text:style-name="T47">ак</text:span><text:span text:style-name="T5">ы.</text:span></text:p>
          <text:p text:style-name="P51"><text:span text:style-name="T17">a</text:span><text:span text:style-name="T77">b</text:span><text:span text:style-name="T17">on</text:span><text:span text:style-name="T77">m</text:span><text:span text:style-name="T17">an</text:span><text:span text:style-name="T68"> </text:span><text:span text:style-name="T22">1</text:span><text:span text:style-name="T17">.</text:span><text:span text:style-name="T68"> </text:span><text:span text:style-name="T28">а</text:span><text:span text:style-name="T5">бон</text:span><text:span text:style-name="T28">е</text:span><text:span text:style-name="T5">н</text:span><text:span text:style-name="T114">т</text:span><text:span text:style-name="T5">,</text:span><text:span text:style-name="T131"> </text:span><text:span text:style-name="T47">(</text:span><text:span text:style-name="T41">би</text:span><text:span text:style-name="T53">р</text:span><text:span text:style-name="T129"> </text:span><text:span text:style-name="T53">нерсе</text:span><text:span text:style-name="T25">г</text:span><text:span text:style-name="T53">е</text:span><text:span text:style-name="T5">)</text:span><text:span text:style-name="T74"> </text:span><text:span text:style-name="T47">ж</text:span><text:span text:style-name="T5">а-</text:span><text:span text:style-name="T8"> </text:span><text:span text:style-name="T47">зылга</text:span><text:span text:style-name="T5">н</text:span><text:span text:style-name="T196"> </text:span><text:span text:style-name="T47">киш</text:span><text:span text:style-name="T5">и.</text:span><text:span text:style-name="T138"> </text:span><text:span text:style-name="T17">2.</text:span><text:span text:style-name="T194"> </text:span><text:span text:style-name="T47">убактыл</text:span><text:span text:style-name="T28">у</text:span><text:span text:style-name="T5">у</text:span><text:span text:style-name="T135"> </text:span><text:span text:style-name="T5">берил-</text:span><text:span text:style-name="T8"> </text:span><text:span text:style-name="T47">ге</text:span><text:span text:style-name="T5">н</text:span><text:span text:style-name="T270"> </text:span><text:span text:style-name="T5">билет.</text:span><text:span text:style-name="T270"> </text:span><text:span text:style-name="T22">3</text:span><text:span text:style-name="T17">.</text:span><text:span text:style-name="T153"> </text:span><text:span text:style-name="T5">коомдук</text:span><text:span text:style-name="T270"> </text:span><text:span text:style-name="T47">тейлө</text:span><text:span text:style-name="T5">ө</text:span><text:span text:style-name="T125"> </text:span><text:span text:style-name="T47">кы</text:span><text:span text:style-name="T5">з-</text:span></text:p>
          <text:p text:style-name="P133"><text:span text:style-name="T344">маттары</text:span><text:span text:style-name="T397"> </text:span><text:span text:style-name="T362">м</text:span><text:span text:style-name="T351">е</text:span><text:span text:style-name="T362">не</text:span><text:span text:style-name="T344">н</text:span><text:span text:style-name="T405"> </text:span><text:span text:style-name="T344">кард</text:span><text:span text:style-name="T351">а</text:span><text:span text:style-name="T344">р</text:span><text:span text:style-name="T405"> </text:span><text:span text:style-name="T362">арасы</text:span><text:span text:style-name="T387">н</text:span><text:span text:style-name="T344">-</text:span><text:span text:style-name="T429"> </text:span><text:span text:style-name="T362">даг</text:span><text:span text:style-name="T344">ы</text:span><text:span text:style-name="T352"> </text:span><text:span text:style-name="T362">келиши</text:span><text:span text:style-name="T344">м.</text:span><text:span text:style-name="T352"> </text:span><text:span text:style-name="T341">~</text:span><text:span text:style-name="T459"> </text:span><text:span text:style-name="T341">bileti</text:span><text:span text:style-name="T475"> </text:span><text:span text:style-name="T362">убактылуу</text:span><text:span text:style-name="T365"> </text:span><text:span text:style-name="T362">бе</text:span><text:span text:style-name="T351">р</text:span><text:span text:style-name="T344">и</text:span><text:span text:style-name="T362">лге</text:span><text:span text:style-name="T387">н</text:span><text:span text:style-name="T362">/</text:span><text:span text:style-name="T344">бе</text:span><text:span text:style-name="T351">лг</text:span><text:span text:style-name="T344">ил</text:span><text:span text:style-name="T362">ү</text:span><text:span text:style-name="T344">ү <text:s/></text:span><text:span text:style-name="T450"><text:s/></text:span><text:span text:style-name="T362">мөөнө</text:span><text:span text:style-name="T344">т <text:s/></text:span><text:span text:style-name="T390"><text:s/></text:span><text:span text:style-name="T344">ү</text:span><text:span text:style-name="T351">ч</text:span><text:span text:style-name="T344">үн</text:span></text:p>
          <text:p text:style-name="P134"><text:span text:style-name="T362">чыгарылга</text:span><text:span text:style-name="T344">н</text:span><text:span text:style-name="T442"> </text:span><text:span text:style-name="T362">б</text:span><text:span text:style-name="T344">и</text:span><text:span text:style-name="T362">ле</text:span><text:span text:style-name="T387">т</text:span><text:span text:style-name="T344">.</text:span></text:p>
          <text:p text:style-name="P52"><text:span text:style-name="T17">ab</text:span><text:span text:style-name="T77">r</text:span><text:span text:style-name="T17">aş</text:span><text:span text:style-name="T89"> </text:span><text:span text:style-name="T17">1.</text:span><text:span text:style-name="T82"> </text:span><text:span text:style-name="T47">чаа</text:span><text:span text:style-name="T114">р</text:span><text:span text:style-name="T5">,</text:span><text:span text:style-name="T83"> </text:span><text:span text:style-name="T5">темгил</text:span><text:span text:style-name="T83"> </text:span><text:span text:style-name="T28">(</text:span><text:span text:style-name="T41">ай</text:span><text:span text:style-name="T53">ба</text:span><text:span text:style-name="T113">н</text:span><text:span text:style-name="T47">)</text:span><text:span text:style-name="T5">.</text:span><text:span text:style-name="T112"> </text:span><text:span text:style-name="T17">2.</text:span><text:span text:style-name="T86"> </text:span><text:span text:style-name="T5">ө</text:span><text:span text:style-name="T28">ң</text:span><text:span text:style-name="T5">ү</text:span><text:span text:style-name="T6"> </text:span><text:span text:style-name="T47">өчкө</text:span><text:span text:style-name="T5">н,</text:span><text:span text:style-name="T125"> </text:span><text:span text:style-name="T5">боё</text:span><text:span text:style-name="T79">г</text:span><text:span text:style-name="T5">у</text:span><text:span text:style-name="T131"> </text:span><text:span text:style-name="T47">чыкка</text:span><text:span text:style-name="T5">н</text:span><text:span text:style-name="T131"> </text:span><text:span text:style-name="T47">(</text:span><text:span text:style-name="T53">кездем</text:span><text:span text:style-name="T25">е</text:span><text:span text:style-name="T53">,</text:span><text:span text:style-name="T58"> </text:span><text:span text:style-name="T41">кийи</text:span><text:span text:style-name="T113">м</text:span><text:span text:style-name="T47">)</text:span><text:span text:style-name="T5">.</text:span><text:span text:style-name="T135"> </text:span><text:span text:style-name="T22">3</text:span><text:span text:style-name="T17">.</text:span><text:span text:style-name="T292"> </text:span><text:span text:style-name="T76">о</text:span><text:span text:style-name="T25">о</text:span><text:span text:style-name="T41">з</text:span><text:span text:style-name="T53">.</text:span><text:span text:style-name="T311"> </text:span><text:span text:style-name="T47">ал</text:span><text:span text:style-name="T5">а,</text:span><text:span text:style-name="T135"> </text:span><text:span text:style-name="T47">ал</text:span><text:span text:style-name="T5">а</text:span><text:span text:style-name="T47">-бул</text:span><text:span text:style-name="T5">а.</text:span><text:span text:style-name="T135"> </text:span><text:span text:style-name="T22">4.</text:span><text:span text:style-name="T44"> </text:span><text:span text:style-name="T47">сепкилдү</text:span><text:span text:style-name="T114">ү</text:span><text:span text:style-name="T5">,</text:span><text:span text:style-name="T230"> </text:span><text:span text:style-name="T47">безетк</text:span><text:span text:style-name="T5">и</text:span><text:span text:style-name="T225"> </text:span><text:span text:style-name="T5">б</text:span><text:span text:style-name="T28">а</text:span><text:span text:style-name="T5">ск</text:span><text:span text:style-name="T28">а</text:span><text:span text:style-name="T5">н</text:span><text:span text:style-name="T222"> </text:span><text:span text:style-name="T47">(</text:span><text:span text:style-name="T25">жү</text:span><text:span text:style-name="T53">з</text:span><text:span text:style-name="T47">).</text:span></text:p>
          <text:list xml:id="list4999082423672728094" text:style-name="WW8Num2">
            <text:list-item>
              <text:p text:style-name="P56"><draw:custom-shape text:anchor-type="char" draw:z-index="5" draw:style-name="gr3" draw:text-style-name="P180" svg:width="0.036cm" svg:height="17.848cm" svg:x="10.502cm" svg:y="-1.547cm"><text:p/><draw:enhanced-geometry svg:viewBox="0 0 20 10118" draw:type="non-primitive" draw:enhanced-path="M 0 0  L 0 10119  N"/></draw:custom-shape><text:span text:style-name="T47">че</text:span><text:span text:style-name="T28">к</text:span><text:span text:style-name="T5">ир</text:span><text:span text:style-name="T33"> </text:span><text:span text:style-name="T47">(</text:span><text:span text:style-name="T25">көз</text:span><text:span text:style-name="T47">).</text:span></text:p>
            </text:list-item>
          </text:list>
          <text:p text:style-name="P57"><text:span text:style-name="T17">ab</text:span><text:span text:style-name="T77">s</text:span><text:span text:style-name="T17">or</text:span><text:span text:style-name="T77">b</text:span><text:span text:style-name="T17">an</text:span><text:span text:style-name="T337"> </text:span><text:span text:style-name="T47">абсорб</text:span><text:span text:style-name="T28">ц</text:span><text:span text:style-name="T5">и</text:span><text:span text:style-name="T47">ялы</text:span><text:span text:style-name="T5">к.</text:span></text:p>
          <text:p text:style-name="P58"><text:span text:style-name="T16">ab</text:span><text:span text:style-name="T21">s</text:span><text:span text:style-name="T16">orbe <text:s/></text:span><text:span text:style-name="T285"><text:s/></text:span><text:span text:style-name="T27">а</text:span><text:span text:style-name="T4">б</text:span><text:span text:style-name="T27">с</text:span><text:span text:style-name="T4">орб</text:span><text:span text:style-name="T27">ц</text:span><text:span text:style-name="T4">ия, <text:s/></text:span><text:span text:style-name="T229"><text:s/></text:span><text:span text:style-name="T46">с</text:span><text:span text:style-name="T4">о</text:span><text:span text:style-name="T46">ру</text:span><text:span text:style-name="T4">у. <text:s/></text:span><text:span text:style-name="T283"><text:s/></text:span><text:span text:style-name="T16">~ <text:s/></text:span><text:span text:style-name="T285"><text:s/></text:span><text:span text:style-name="T16">etm</text:span><text:span text:style-name="T21">e</text:span><text:span text:style-name="T16">k</text:span></text:p>
          <text:p text:style-name="P135"><text:span text:style-name="T344">абсорб</text:span><text:span text:style-name="T351">ц</text:span><text:span text:style-name="T344">ия</text:span><text:span text:style-name="T469"> </text:span><text:span text:style-name="T351">ж</text:span><text:span text:style-name="T362">а</text:span><text:span text:style-name="T344">соо.</text:span></text:p>
          <text:p text:style-name="P57"><text:span text:style-name="T17">ab</text:span><text:span text:style-name="T77">s</text:span><text:span text:style-name="T17">orps</text:span><text:span text:style-name="T77">i</text:span><text:span text:style-name="T17">y</text:span><text:span text:style-name="T22">o</text:span><text:span text:style-name="T17">n</text:span><text:span text:style-name="T338"> </text:span><text:span text:style-name="T41">фи</text:span><text:span text:style-name="T53">з</text:span><text:span text:style-name="T5">.</text:span><text:span text:style-name="T296"> </text:span><text:span text:style-name="T5">абсорб</text:span><text:span text:style-name="T28">ц</text:span><text:span text:style-name="T5">ия,</text:span><text:span text:style-name="T297"> </text:span><text:span text:style-name="T5">сору</text:span><text:span text:style-name="T47">у</text:span><text:span text:style-name="T5">.</text:span></text:p>
          <text:p text:style-name="P60"><text:span text:style-name="T16">ab</text:span><text:span text:style-name="T21">s</text:span><text:span text:style-name="T16">tr</text:span><text:span text:style-name="T44">a</text:span><text:span text:style-name="T16">kt</text:span><text:span text:style-name="T30"> </text:span><text:span text:style-name="T46">абстрактту</text:span><text:span text:style-name="T4">у.</text:span><text:span text:style-name="T32"> </text:span><text:span text:style-name="T40">к</text:span><text:span text:style-name="T4">.</text:span><text:span text:style-name="T32"> </text:span><text:span text:style-name="T16">a</text:span><text:span text:style-name="T21">b</text:span><text:span text:style-name="T16">str</text:span><text:span text:style-name="T44">e</text:span><text:span text:style-name="T4">.</text:span></text:p>
          <text:p text:style-name="P62"><text:span text:style-name="T17">ab</text:span><text:span text:style-name="T77">s</text:span><text:span text:style-name="T17">tre</text:span><text:span text:style-name="T292"> </text:span><text:span text:style-name="T5">аб</text:span><text:span text:style-name="T47">с</text:span><text:span text:style-name="T5">тр</text:span><text:span text:style-name="T28">а</text:span><text:span text:style-name="T5">кттуу</text:span><text:span text:style-name="T290"> </text:span><text:span text:style-name="T47">(конк</text:span><text:span text:style-name="T28">ре</text:span><text:span text:style-name="T47">ттү</text:span><text:span text:style-name="T114">ү</text:span><text:span text:style-name="T25">`</text:span><text:span text:style-name="T53">н</text:span><text:span text:style-name="T41">ү</text:span><text:span text:style-name="T53">н</text:span><text:span text:style-name="T300"> </text:span><text:span text:style-name="T53">ан-</text:span><text:span text:style-name="T56"> </text:span><text:span text:style-name="T53">т</text:span><text:span text:style-name="T25">о</text:span><text:span text:style-name="T53">н</text:span><text:span text:style-name="T25">и</text:span><text:span text:style-name="T53">ми</text:span><text:span text:style-name="T47">)</text:span><text:span text:style-name="T5">.</text:span><text:span text:style-name="T331"> </text:span><text:span text:style-name="T17">~</text:span><text:span text:style-name="T69"> </text:span><text:span text:style-name="T77">s</text:span><text:span text:style-name="T17">ayı</text:span><text:span text:style-name="T334"> </text:span><text:span text:style-name="T41">ма</text:span><text:span text:style-name="T53">т</text:span><text:span text:style-name="T5">.</text:span><text:span text:style-name="T331"> </text:span><text:span text:style-name="T47">абс</text:span><text:span text:style-name="T5">т</text:span><text:span text:style-name="T47">ракттуу</text:span></text:p>
          <text:p text:style-name="P136">сан.</text:p>
          <text:p text:style-name="P61"><text:span text:style-name="T16">ab</text:span><text:span text:style-name="T21">s</text:span><text:span text:style-name="T16">ürd</text:span><text:span text:style-name="T328"> </text:span><text:span text:style-name="T27">а</text:span><text:span text:style-name="T4">бс</text:span><text:span text:style-name="T27">ур</text:span><text:span text:style-name="T4">д.</text:span></text:p>
          <text:p text:style-name="P57"><text:span text:style-name="T17">ab</text:span><text:span text:style-name="T77">u</text:span><text:span text:style-name="T17">k:</text:span><text:span text:style-name="T132"> </text:span><text:span text:style-name="T17">~</text:span><text:span text:style-name="T132"> </text:span><text:span text:style-name="T77">s</text:span><text:span text:style-name="T17">a</text:span><text:span text:style-name="T77">bu</text:span><text:span text:style-name="T17">k</text:span><text:span text:style-name="T132"> </text:span><text:span text:style-name="T25">ооз</text:span><text:span text:style-name="T5">.</text:span><text:span text:style-name="T144"> </text:span><text:span text:style-name="T17">1.</text:span><text:span text:style-name="T140"> </text:span><text:span text:style-name="T5">маани</text:span><text:span text:style-name="T47">с</text:span><text:span text:style-name="T5">из,</text:span><text:span text:style-name="T144"> </text:span><text:span text:style-name="T47">маңы</text:span><text:span text:style-name="T5">з-</text:span></text:p>
          <text:p text:style-name="P63"><text:span text:style-name="T47">сы</text:span><text:span text:style-name="T5">з,</text:span><text:span text:style-name="T213"> </text:span><text:span text:style-name="T28">т</text:span><text:span text:style-name="T5">ү</text:span><text:span text:style-name="T28">ш</text:span><text:span text:style-name="T5">ү</text:span><text:span text:style-name="T28">н</text:span><text:span text:style-name="T5">ү</text:span><text:span text:style-name="T28">к</text:span><text:span text:style-name="T5">сүз.</text:span><text:span text:style-name="T191"> </text:span><text:span text:style-name="T17">2.</text:span><text:span text:style-name="T214"> </text:span><text:span text:style-name="T5">б</text:span><text:span text:style-name="T28">а</text:span><text:span text:style-name="T5">йл</text:span><text:span text:style-name="T28">a</text:span><text:span text:style-name="T47">ны</text:span><text:span text:style-name="T5">шс</text:span><text:span text:style-name="T47">ыз</text:span><text:span text:style-name="T5">,</text:span><text:span text:style-name="T9"> </text:span><text:span text:style-name="T5">өйдө</text:span><text:span text:style-name="T47">-т</text:span><text:span text:style-name="T5">ө</text:span><text:span text:style-name="T47">м</text:span><text:span text:style-name="T5">өн</text:span><text:span text:style-name="T95"> </text:span><text:span text:style-name="T28">(</text:span><text:span text:style-name="T25">сүйлө</text:span><text:span text:style-name="T53">ө</text:span><text:span text:style-name="T47">)</text:span><text:span text:style-name="T5">.</text:span><text:span text:style-name="T215"> </text:span><text:span text:style-name="T17">~</text:span><text:span text:style-name="T216"> </text:span><text:span text:style-name="T17">konuş</text:span><text:span text:style-name="T77">m</text:span><text:span text:style-name="T17">ak</text:span><text:span text:style-name="T16"> </text:span><text:span text:style-name="T5">маани</text:span><text:span text:style-name="T47">с</text:span><text:span text:style-name="T5">из</text:span><text:span text:style-name="T135"> </text:span><text:span text:style-name="T47">сүйлө</text:span><text:span text:style-name="T5">ө,</text:span><text:span text:style-name="T306"> </text:span><text:span text:style-name="T5">оозуна</text:span><text:span text:style-name="T306"> </text:span><text:span text:style-name="T28">к</text:span><text:span text:style-name="T47">ел</text:span><text:span text:style-name="T28">ге</text:span><text:span text:style-name="T5">нди</text:span></text:p>
          <text:p text:style-name="P137">отт<text:span text:style-name="T358">о</text:span>о.</text:p>
          <text:p text:style-name="P53"><text:span text:style-name="T22">abullab</text:span><text:span text:style-name="T77">u</text:span><text:span text:style-name="T17">t</text:span><text:span text:style-name="T321"> </text:span><text:span text:style-name="T17">1</text:span><text:span text:style-name="T5">.</text:span><text:span text:style-name="T322"> </text:span><text:span text:style-name="T76">о</text:span><text:span text:style-name="T25">о</text:span><text:span text:style-name="T41">з</text:span><text:span text:style-name="T5">.</text:span><text:span text:style-name="T322"> </text:span><text:span text:style-name="T47">аңко</text:span><text:span text:style-name="T114">о</text:span><text:span text:style-name="T5">,</text:span><text:span text:style-name="T316"> </text:span><text:span text:style-name="T47">т</text:span><text:span text:style-name="T5">ү</text:span><text:span text:style-name="T47">рк</text:span><text:span text:style-name="T5">өй,</text:span><text:span text:style-name="T280"> </text:span><text:span text:style-name="T47">а</text:span><text:span text:style-name="T5">д</text:span><text:span text:style-name="T47">еп</text:span><text:span text:style-name="T5">сиз,</text:span><text:span text:style-name="T9"> </text:span><text:span text:style-name="T5">ор</text:span><text:span text:style-name="T47">о</text:span><text:span text:style-name="T5">й.<text:tab/></text:span><text:span text:style-name="T17">2.<text:tab/></text:span><text:span text:style-name="T47">ө</text:span><text:span text:style-name="T5">з<text:tab/></text:span><text:span text:style-name="T47">боюн</text:span><text:span text:style-name="T5">а<text:tab/></text:span><text:span text:style-name="T47">ка</text:span><text:span text:style-name="T5">р</text:span><text:span text:style-name="T47">а</text:span><text:span text:style-name="T5">б</text:span><text:span text:style-name="T47">ага</text:span><text:span text:style-name="T5">н</text:span></text:p>
          <text:p text:style-name="P64"><text:span text:style-name="T47">(</text:span><text:span text:style-name="T53">киши</text:span><text:span text:style-name="T47">).</text:span></text:p>
          <text:p text:style-name="P54"><text:span text:style-name="T17">abu</text:span><text:span text:style-name="T77">r</text:span><text:span text:style-name="T17">:</text:span><text:span text:style-name="T205"> </text:span><text:span text:style-name="T17">~</text:span><text:span text:style-name="T327"> </text:span><text:span text:style-name="T22">c</text:span><text:span text:style-name="T17">u</text:span><text:span text:style-name="T22">bu</text:span><text:span text:style-name="T17">r</text:span><text:span text:style-name="T327"> </text:span><text:span text:style-name="T17">1</text:span><text:span text:style-name="T5">.</text:span><text:span text:style-name="T204"> </text:span><text:span text:style-name="T47">маалсыз</text:span><text:span text:style-name="T5">,</text:span><text:span text:style-name="T269"> </text:span><text:span text:style-name="T5">туш</text:span><text:span text:style-name="T284"> </text:span><text:span text:style-name="T47">келди</text:span><text:span text:style-name="T50"> </text:span><text:span text:style-name="T47">желге</text:span><text:span text:style-name="T5">н</text:span><text:span text:style-name="T191"> </text:span><text:span text:style-name="T47">(</text:span><text:span text:style-name="T53">т</text:span><text:span text:style-name="T25">ам</text:span><text:span text:style-name="T53">ак</text:span><text:span text:style-name="T47">)</text:span><text:span text:style-name="T5">.</text:span><text:span text:style-name="T114"> </text:span><text:span text:style-name="T22">2</text:span><text:span text:style-name="T17">.</text:span><text:span text:style-name="T47">маңызсы</text:span><text:span text:style-name="T5">з, ба</text:span><text:span text:style-name="T114">ш</text:span><text:span text:style-name="T5">-</text:span></text:p>
          <text:p text:style-name="P138"><text:span text:style-name="T362">алама</text:span><text:span text:style-name="T344">н </text:span><text:span text:style-name="T390"><text:s/></text:span><text:span text:style-name="T362">сү</text:span><text:span text:style-name="T344">й</text:span><text:span text:style-name="T351">л</text:span><text:span text:style-name="T344">өн</text:span><text:span text:style-name="T351">г</text:span><text:span text:style-name="T344">өн </text:span><text:span text:style-name="T450"><text:s/></text:span><text:span text:style-name="T362">(</text:span><text:span text:style-name="T348">сө</text:span><text:span text:style-name="T356">з</text:span><text:span text:style-name="T362">)</text:span><text:span text:style-name="T344">. </text:span><text:span text:style-name="T390"><text:s/></text:span><text:span text:style-name="T341">3.</text:span><text:span text:style-name="T344">кат</text:span><text:span text:style-name="T351">а</text:span><text:span text:style-name="T344">р-</text:span></text:p>
          <text:p text:style-name="P139"><text:span text:style-name="T362">даг</text:span><text:span text:style-name="T344">ы, </text:span><text:span text:style-name="T362">карап</text:span><text:span text:style-name="T351">а</text:span><text:span text:style-name="T362">йы</text:span><text:span text:style-name="T344">м</text:span><text:span text:style-name="T413"> </text:span><text:span text:style-name="T362">(</text:span><text:span text:style-name="T356">киши</text:span><text:span text:style-name="T362">).</text:span></text:p>
          <text:p text:style-name="P140"><text:span text:style-name="T341">ab</text:span><text:span text:style-name="T375">u</text:span><text:span text:style-name="T341">s <text:s/></text:span><text:span text:style-name="T367"><text:s/></text:span><text:span text:style-name="T344">тү</text:span><text:span text:style-name="T351">н</text:span><text:span text:style-name="T344">т, <text:s/></text:span><text:span text:style-name="T370"><text:s/></text:span><text:span text:style-name="T362">катаа</text:span><text:span text:style-name="T344">л, <text:s/></text:span><text:span text:style-name="T372"><text:s/></text:span><text:span text:style-name="T362">т</text:span><text:span text:style-name="T344">ү</text:span><text:span text:style-name="T362">н</text:span><text:span text:style-name="T344">өр</text:span><text:span text:style-name="T351">г</text:span><text:span text:style-name="T344">өн, <text:s/></text:span><text:span text:style-name="T352"><text:s/></text:span><text:span text:style-name="T362">кырс</text:span></text:p>
          <text:p text:style-name="P65"><text:span text:style-name="T46">(</text:span><text:span text:style-name="T52">киши, </text:span><text:span text:style-name="T310"><text:s/></text:span><text:span text:style-name="T24">жү</text:span><text:span text:style-name="T52">з</text:span><text:span text:style-name="T46">).</text:span></text:p>
          <text:p text:style-name="P66"><text:span text:style-name="T17">ac</text:span><text:span text:style-name="T22">a</text:span><text:span text:style-name="T17">ba</text:span><text:span text:style-name="T93"> </text:span><text:span text:style-name="T17">1.</text:span><text:span text:style-name="T101"> </text:span><text:span text:style-name="T25">б</text:span><text:span text:style-name="T76">о</text:span><text:span text:style-name="T25">жомол</text:span><text:span text:style-name="T53">,</text:span><text:span text:style-name="T81"> </text:span><text:span text:style-name="T25">күдүктөнү</text:span><text:span text:style-name="T53">ү</text:span><text:span text:style-name="T91"> </text:span><text:span text:style-name="T41">билд</text:span><text:span text:style-name="T53">и-</text:span><text:span text:style-name="T56"> </text:span><text:span text:style-name="T41">ре</text:span><text:span text:style-name="T53">т </text:span><text:span text:style-name="T156"><text:s/></text:span><text:span text:style-name="T17">.</text:span><text:span text:style-name="T45">.</text:span><text:span text:style-name="T17">. <text:s/></text:span><text:span text:style-name="T116"><text:s/></text:span><text:span text:style-name="T5">бо</text:span><text:span text:style-name="T28">л</text:span><text:span text:style-name="T5">ду </text:span><text:span text:style-name="T155"><text:s/></text:span><text:span text:style-name="T47">беке</text:span><text:span text:style-name="T114">н</text:span><text:span text:style-name="T5">? </text:span><text:span text:style-name="T85"><text:s/></text:span><text:span text:style-name="T45">.</text:span><text:span text:style-name="T17">.. </text:span><text:span text:style-name="T154"><text:s/></text:span><text:span text:style-name="T47">болду</text:span></text:p>
          <text:p text:style-name="P67"><text:span text:style-name="T47">эке</text:span><text:span text:style-name="T5">н?</text:span><text:span text:style-name="T276"> </text:span><text:span text:style-name="T47">кызы</text:span><text:span text:style-name="T5">к</text:span><text:span text:style-name="T172"> </text:span><text:span text:style-name="T17">...</text:span><text:span text:style-name="T187"> </text:span><text:span text:style-name="T17">~</text:span><text:span text:style-name="T228"> </text:span><text:span text:style-name="T22">gelmeyece</text:span><text:span text:style-name="T17">k</text:span><text:span text:style-name="T228"> </text:span><text:span text:style-name="T22">mi?</text:span><text:span text:style-name="T44"> </text:span><text:span text:style-name="T47">келбей</text:span><text:span text:style-name="T5">т</text:span><text:span text:style-name="T222"> </text:span><text:span text:style-name="T5">б</text:span><text:span text:style-name="T47">о</text:span><text:span text:style-name="T5">лду</text:span><text:span text:style-name="T222"> </text:span><text:span text:style-name="T47">беке</text:span><text:span text:style-name="T114">н</text:span><text:span text:style-name="T5">?</text:span><text:span text:style-name="T230"> </text:span><text:span text:style-name="T17">2.</text:span><text:span text:style-name="T219"> </text:span><text:span text:style-name="T25">ооз</text:span><text:span text:style-name="T5">.</text:span><text:span text:style-name="T12"> </text:span><text:span text:style-name="T5">ош</text:span><text:span text:style-name="T47">о</text:span><text:span text:style-name="T5">ндойб</text:span><text:span text:style-name="T114">у</text:span><text:span text:style-name="T5">?</text:span><text:span text:style-name="T213"> </text:span><text:span text:style-name="T47">чы</text:span><text:span text:style-name="T5">н</text:span><text:span text:style-name="T138"> </text:span><text:span text:style-name="T47">эле</text:span><text:span text:style-name="T5">би?</text:span></text:p>
          <text:p text:style-name="P55"><text:span text:style-name="T17">acar</text:span><text:span text:style-name="T45"> </text:span><text:span text:style-name="T22">1</text:span><text:span text:style-name="T17">.</text:span><text:span text:style-name="T192"> </text:span><text:span text:style-name="T28">к</text:span><text:span text:style-name="T5">ү</text:span><text:span text:style-name="T47">чт</text:span><text:span text:style-name="T28">ү</text:span><text:span text:style-name="T114">ү</text:span><text:span text:style-name="T5">,</text:span><text:span text:style-name="T28"> </text:span><text:span text:style-name="T47">к</text:span><text:span text:style-name="T28">у</text:span><text:span text:style-name="T47">батту</text:span><text:span text:style-name="T114">у</text:span><text:span text:style-name="T5">.</text:span><text:span text:style-name="T28"> </text:span><text:span text:style-name="T22">2</text:span><text:span text:style-name="T5">.</text:span><text:span text:style-name="T28"> </text:span><text:span text:style-name="T47">тынч</text:span><text:span text:style-name="T5">ы</text:span><text:span text:style-name="T28"> </text:span><text:span text:style-name="T47">жок</text:span><text:span text:style-name="T5">,</text:span><text:span text:style-name="T9"> </text:span><text:span text:style-name="T5">азоо.</text:span><text:span text:style-name="T138"> </text:span><text:span text:style-name="T17">3.</text:span><text:span text:style-name="T299"> </text:span><text:span text:style-name="T28">ж</text:span><text:span text:style-name="T5">ү</text:span><text:span text:style-name="T28">рө</text:span><text:span text:style-name="T47">к</text:span><text:span text:style-name="T5">т</text:span><text:span text:style-name="T28">ү</text:span><text:span text:style-name="T114">ү</text:span><text:span text:style-name="T5">,</text:span><text:span text:style-name="T135"> </text:span><text:span text:style-name="T5">тайм</text:span><text:span text:style-name="T28">ан</text:span><text:span text:style-name="T5">ба</text:span><text:span text:style-name="T114">с</text:span><text:span text:style-name="T5">,</text:span><text:span text:style-name="T135"> </text:span><text:span text:style-name="T47">ка</text:span><text:span text:style-name="T5">й-</text:span><text:span text:style-name="T8"> </text:span><text:span text:style-name="T5">ратту</text:span><text:span text:style-name="T114">у</text:span><text:span text:style-name="T5">.</text:span><text:span text:style-name="T196"> </text:span><text:span text:style-name="T17">4.</text:span><text:span text:style-name="T308"> </text:span><text:span text:style-name="T41">диал</text:span><text:span text:style-name="T5">.</text:span><text:span text:style-name="T135"> </text:span><text:span text:style-name="T47">жаңы</text:span><text:span text:style-name="T5">.</text:span><text:span text:style-name="T151"> </text:span><text:span text:style-name="T22">eskis</text:span><text:span text:style-name="T17">i</text:span><text:span text:style-name="T153"> </text:span><text:span text:style-name="T22">olma-</text:span></text:p>
          <text:p text:style-name="P67"><text:span text:style-name="T17">y</text:span><text:span text:style-name="T22">a</text:span><text:span text:style-name="T17">n</text:span><text:span text:style-name="T22">ı</text:span><text:span text:style-name="T17">n</text:span><text:span text:style-name="T119"> </text:span><text:span text:style-name="T17">~ı</text:span><text:span text:style-name="T124"> </text:span><text:span text:style-name="T17">o</text:span><text:span text:style-name="T22">l</text:span><text:span text:style-name="T17">m</text:span><text:span text:style-name="T22">a</text:span><text:span text:style-name="T17">z</text:span><text:span text:style-name="T272"> </text:span><text:span text:style-name="T53">мак.</text:span><text:span text:style-name="T160"> </text:span><text:span text:style-name="T47">эск</text:span><text:span text:style-name="T5">и</text:span><text:span text:style-name="T47">с</text:span><text:span text:style-name="T5">и</text:span><text:span text:style-name="T270"> </text:span><text:span text:style-name="T5">бо</text:span><text:span text:style-name="T28">л</text:span><text:span text:style-name="T5">б</text:span><text:span text:style-name="T114">о</text:span><text:span text:style-name="T5">-</text:span><text:span text:style-name="T8"> </text:span><text:span text:style-name="T47">гонду</text:span><text:span text:style-name="T5">н</text:span><text:span text:style-name="T249"> </text:span><text:span text:style-name="T5">ж</text:span><text:span text:style-name="T28">а</text:span><text:span text:style-name="T5">ң</text:span><text:span text:style-name="T28">ы</text:span><text:span text:style-name="T5">сы</text:span><text:span text:style-name="T249"> </text:span><text:span text:style-name="T5">да</text:span><text:span text:style-name="T243"> </text:span><text:span text:style-name="T5">бо</text:span><text:span text:style-name="T28">л</text:span><text:span text:style-name="T5">б</text:span><text:span text:style-name="T47">ой</text:span><text:span text:style-name="T114">т</text:span><text:span text:style-name="T5">.</text:span></text:p>
          <text:p text:style-name="P59"><text:span text:style-name="T17">ac</text:span><text:span text:style-name="T22">a</text:span><text:span text:style-name="T17">y</text:span><text:span text:style-name="T22">i</text:span><text:span text:style-name="T17">p</text:span><text:span text:style-name="T22">,</text:span><text:span text:style-name="T17">-bi</text:span><text:span text:style-name="T185"> </text:span><text:span text:style-name="T22">1</text:span><text:span text:style-name="T17">.</text:span><text:span text:style-name="T181"> </text:span><text:span text:style-name="T47">кызы</text:span><text:span text:style-name="T5">к,</text:span><text:span text:style-name="T103"> </text:span><text:span text:style-name="T5">т</text:span><text:span text:style-name="T28">а</text:span><text:span text:style-name="T5">ң</text:span><text:span text:style-name="T103"> </text:span><text:span text:style-name="T28">к</text:span><text:span text:style-name="T47">ала</text:span><text:span text:style-name="T5">р</text:span><text:span text:style-name="T47">лы</text:span><text:span text:style-name="T5">к,</text:span><text:span text:style-name="T103"> </text:span><text:span text:style-name="T47">у</text:span><text:span text:style-name="T5">к-</text:span></text:p>
          <text:p text:style-name="P141"><text:span text:style-name="T362">мушту</text:span><text:span text:style-name="T387">у</text:span><text:span text:style-name="T344">,</text:span><text:span text:style-name="T423"> </text:span><text:span text:style-name="T351">к</text:span><text:span text:style-name="T344">ө</text:span><text:span text:style-name="T351">зг</text:span><text:span text:style-name="T344">ө</text:span><text:span text:style-name="T395"> </text:span><text:span text:style-name="T362">чоочу</text:span><text:span text:style-name="T344">н,</text:span><text:span text:style-name="T423"> </text:span><text:span text:style-name="T362">жийирк</text:span><text:span text:style-name="T344">е-</text:span> <text:span text:style-name="T362">ничтү</text:span><text:span text:style-name="T387">ү</text:span><text:span text:style-name="T344">,</text:span><text:span text:style-name="T465"> </text:span><text:span text:style-name="T351">а</text:span><text:span text:style-name="T344">д</text:span><text:span text:style-name="T362">а</text:span><text:span text:style-name="T344">т</text:span><text:span text:style-name="T351">т</text:span><text:span text:style-name="T362">а</text:span><text:span text:style-name="T344">н</text:span><text:span text:style-name="T463"> </text:span><text:span text:style-name="T344">т</text:span><text:span text:style-name="T351">ы</text:span><text:span text:style-name="T344">шкар</text:span><text:span text:style-name="T387">ы</text:span><text:span text:style-name="T344">,</text:span><text:span text:style-name="T394"> </text:span><text:span text:style-name="T362">жагы</text:span><text:span text:style-name="T344">м-</text:span> <text:span text:style-name="T362">сы</text:span><text:span text:style-name="T344">з.</text:span><text:span text:style-name="T432"> </text:span><text:span text:style-name="T341">~</text:span><text:span text:style-name="T346">in</text:span><text:span text:style-name="T341">e</text:span><text:span text:style-name="T403"> </text:span><text:span text:style-name="T346">gitme</text:span><text:span text:style-name="T341">k</text:span><text:span text:style-name="T400"> </text:span><text:span text:style-name="T344">таң</text:span><text:span text:style-name="T442"> </text:span><text:span text:style-name="T362">кал</text:span><text:span text:style-name="T351">у</text:span><text:span text:style-name="T344">у,</text:span><text:span text:style-name="T442"> </text:span><text:span text:style-name="T362">жипк</text:span><text:span text:style-name="T344">и-</text:span></text:p>
          <text:p text:style-name="P67"><text:span text:style-name="T47">рү</text:span><text:span text:style-name="T114">ү</text:span><text:span text:style-name="T5">,</text:span><text:span text:style-name="T225"> </text:span><text:span text:style-name="T5">ж</text:span><text:span text:style-name="T28">а</text:span><text:span text:style-name="T5">тыр</text:span><text:span text:style-name="T28">к</text:span><text:span text:style-name="T5">о</text:span><text:span text:style-name="T114">о</text:span><text:span text:style-name="T5">.</text:span><text:span text:style-name="T222"> </text:span><text:span text:style-name="T17">2.</text:span><text:span text:style-name="T219"> </text:span><text:span text:style-name="T41">т</text:span><text:span text:style-name="T53">аœ</text:span><text:span text:style-name="T231"> </text:span><text:span text:style-name="T41">калууну</text:span><text:span text:style-name="T43"> </text:span><text:span text:style-name="T41">билдирге</text:span><text:span text:style-name="T53">н</text:span><text:span text:style-name="T39"> </text:span><text:span text:style-name="T25">с</text:span><text:span text:style-name="T76">ы</text:span><text:span text:style-name="T25">р</text:span><text:span text:style-name="T113">д</text:span><text:span text:style-name="T53">.</text:span><text:span text:style-name="T60"> </text:span><text:span text:style-name="T53">с</text:span><text:span text:style-name="T5">.</text:span><text:span text:style-name="T62"> </text:span><text:span text:style-name="T17">~</text:span><text:span text:style-name="T36"> </text:span><text:span text:style-name="T17">!</text:span><text:span text:style-name="T93"> </text:span><text:span text:style-name="T47">к</text:span><text:span text:style-name="T28">ы</text:span><text:span text:style-name="T47">зы</text:span><text:span text:style-name="T5">к!</text:span><text:span text:style-name="T333"> </text:span><text:span text:style-name="T5">таң</text:span><text:span text:style-name="T6"> </text:span><text:span text:style-name="T47">калычту</text:span><text:span text:style-name="T114">у</text:span><text:span text:style-name="T5">! <text:s/></text:span><text:span text:style-name="T74"><text:s/></text:span><text:span text:style-name="T5">~ <text:s/></text:span><text:span text:style-name="T33"><text:s/></text:span><text:span text:style-name="T17">o</text:span><text:span text:style-name="T22">l</text:span><text:span text:style-name="T17">mak <text:s/></text:span><text:span text:style-name="T69"><text:s/></text:span><text:span text:style-name="T47">көзг</text:span><text:span text:style-name="T5">ө <text:s/></text:span><text:span text:style-name="T66"><text:s/></text:span><text:span text:style-name="T47">жат</text:span></text:p>
          <text:p text:style-name="P142"><text:span text:style-name="T362">көрүнү</text:span><text:span text:style-name="T387">ү</text:span><text:span text:style-name="T344">.</text:span></text:p>
        </text:section>
        <text:p text:style-name="P112"/>
        <text:p text:style-name="P1"/>
        <text:p text:style-name="P1"/>
        <text:p text:style-name="P1"/>
        <text:p text:style-name="P4"/>
        <text:section text:style-name="Sect5" text:name="Section5">
          <text:h text:style-name="P114" text:outline-level="2"><draw:custom-shape text:anchor-type="char" draw:z-index="6" draw:style-name="gr1" draw:text-style-name="P180" svg:width="13.106cm" svg:height="0.036cm" svg:x="3.948cm" svg:y="0.736cm"><text:p/><draw:enhanced-geometry svg:viewBox="0 0 7430 20" draw:type="non-primitive" draw:enhanced-path="M 0 0  L 7430 0  N"/></draw:custom-shape>a<text:span text:style-name="T358">ca</text:span>y<text:span text:style-name="T358">ipl</text:span>eş<text:span text:style-name="T358">mek</text:span></text:h>
          <text:p text:style-name="P68"><text:span text:style-name="T16">a</text:span><text:span text:style-name="T44">cıl</text:span><text:span text:style-name="T16">ı</text:span></text:p>
        </text:section>
        <text:section text:style-name="Sect3" text:name="Section6">
          <text:p text:style-name="P47"/>
        </text:section>
        <text:section text:style-name="Sect6" text:name="Section7">
          <text:p text:style-name="P143"><text:span text:style-name="T341">a</text:span><text:span text:style-name="T346">ca</text:span><text:span text:style-name="T341">y</text:span><text:span text:style-name="T346">ipl</text:span><text:span text:style-name="T341">eş</text:span><text:span text:style-name="T346">me</text:span><text:span text:style-name="T341">k</text:span><text:span text:style-name="T382"> </text:span><text:span text:style-name="T344">таң</text:span><text:span text:style-name="T381"> </text:span><text:span text:style-name="T362">калычту</text:span><text:span text:style-name="T344">у</text:span><text:span text:style-name="T424"> </text:span><text:span text:style-name="T344">болу</text:span><text:span text:style-name="T387">у</text:span><text:span text:style-name="T344">,</text:span><text:span text:style-name="T380"> </text:span><text:span text:style-name="T344">т</text:span><text:span text:style-name="T351">а</text:span><text:span text:style-name="T344">ң</text:span><text:span text:style-name="T378"> </text:span><text:span text:style-name="T362">калтыру</text:span><text:span text:style-name="T344">у,</text:span><text:span text:style-name="T428"> </text:span><text:span text:style-name="T351">ж</text:span><text:span text:style-name="T362">а</text:span><text:span text:style-name="T344">т</text:span><text:span text:style-name="T362">ы</text:span><text:span text:style-name="T344">р</text:span><text:span text:style-name="T362">ка</text:span><text:span text:style-name="T344">й</text:span><text:span text:style-name="T428"> </text:span><text:span text:style-name="T344">тур</text:span><text:span text:style-name="T351">г</text:span><text:span text:style-name="T344">ан</text:span><text:span text:style-name="T428"> </text:span><text:span text:style-name="T344">абал-</text:span><text:span text:style-name="T429"> </text:span><text:span text:style-name="T362">г</text:span><text:span text:style-name="T344">а</text:span><text:span text:style-name="T442"> </text:span><text:span text:style-name="T362">келү</text:span><text:span text:style-name="T344">ү.</text:span></text:p>
          <text:p text:style-name="P70"><text:span text:style-name="T17">a</text:span><text:span text:style-name="T22">ca</text:span><text:span text:style-name="T17">y</text:span><text:span text:style-name="T22">iplik,</text:span><text:span text:style-name="T116">-</text:span><text:span text:style-name="T17">ği</text:span><text:span text:style-name="T169"> </text:span><text:span text:style-name="T5">таң</text:span><text:span text:style-name="T172"> </text:span><text:span text:style-name="T47">каларл</text:span><text:span text:style-name="T28">ы</text:span><text:span text:style-name="T5">к,</text:span><text:span text:style-name="T276"> </text:span><text:span text:style-name="T47">кызы</text:span><text:span text:style-name="T5">к,</text:span><text:span text:style-name="T172"> </text:span><text:span text:style-name="T47">ук</text:span><text:span text:style-name="T5">-</text:span><text:span text:style-name="T8"> </text:span><text:span text:style-name="T47">муштуулу</text:span><text:span text:style-name="T114">к</text:span><text:span text:style-name="T5">,</text:span><text:span text:style-name="T114"> </text:span><text:span text:style-name="T28">а</text:span><text:span text:style-name="T5">датт</text:span><text:span text:style-name="T28">а</text:span><text:span text:style-name="T5">н</text:span><text:span text:style-name="T144"> </text:span><text:span text:style-name="T5">т</text:span><text:span text:style-name="T28">ы</text:span><text:span text:style-name="T5">ш</text:span><text:span text:style-name="T28">к</text:span><text:span text:style-name="T5">арылык.</text:span><text:span text:style-name="T12"> <text:s/></text:span><text:span text:style-name="T22">acel</text:span><text:span text:style-name="T17">e</text:span><text:span text:style-name="T299"> </text:span><text:span text:style-name="T17">1.</text:span><text:span text:style-name="T308"> </text:span><text:span text:style-name="T5">ш</text:span><text:span text:style-name="T28">а</text:span><text:span text:style-name="T47">шы</text:span><text:span text:style-name="T5">лы</text:span><text:span text:style-name="T114">ш</text:span><text:span text:style-name="T5">,</text:span><text:span text:style-name="T196"> </text:span><text:span text:style-name="T5">ба</text:span><text:span text:style-name="T47">т</text:span><text:span text:style-name="T5">,</text:span><text:span text:style-name="T135"> </text:span><text:span text:style-name="T47">те</text:span><text:span text:style-name="T5">з,</text:span><text:span text:style-name="T135"> </text:span><text:span text:style-name="T47">чыдамс</text:span><text:span text:style-name="T28">ы</text:span><text:span text:style-name="T47">з</text:span><text:span text:style-name="T5">.</text:span></text:p>
          <text:list xml:id="list105745228749651" text:continue-numbering="true" text:style-name="WW8Num2">
            <text:list-item>
              <text:list>
                <text:list-item>
                  <text:p text:style-name="P148"><text:span text:style-name="T344">ш</text:span><text:span text:style-name="T351">а</text:span><text:span text:style-name="T344">ша</text:span><text:span text:style-name="T362">-</text:span><text:span text:style-name="T344">б</text:span><text:span text:style-name="T351">у</text:span><text:span text:style-name="T344">ша,</text:span><text:span text:style-name="T411"> </text:span><text:span text:style-name="T351">а</text:span><text:span text:style-name="T344">р</text:span><text:span text:style-name="T362">ы</text:span><text:span text:style-name="T344">д</text:span><text:span text:style-name="T351">а</text:span><text:span text:style-name="T387">н</text:span><text:span text:style-name="T351">-</text:span><text:span text:style-name="T344">бе</text:span><text:span text:style-name="T351">р</text:span><text:span text:style-name="T344">и</text:span><text:span text:style-name="T456"> </text:span><text:span text:style-name="T362">ж</text:span><text:span text:style-name="T344">а-</text:span><text:span text:style-name="T429"> </text:span><text:span text:style-name="T362">салга</text:span><text:span text:style-name="T344">н</text:span><text:span text:style-name="T352"> </text:span><text:span text:style-name="T362">(</text:span><text:span text:style-name="T348">и</text:span><text:span text:style-name="T356">ш</text:span><text:span text:style-name="T362">)</text:span><text:span text:style-name="T344">.</text:span><text:span text:style-name="T370"> </text:span><text:span text:style-name="T341">3.</text:span><text:span text:style-name="T373"> </text:span><text:span text:style-name="T344">ш</text:span><text:span text:style-name="T351">а</text:span><text:span text:style-name="T344">ша</text:span><text:span text:style-name="T351">-</text:span><text:span text:style-name="T344">б</text:span><text:span text:style-name="T351">у</text:span><text:span text:style-name="T344">ша,</text:span><text:span text:style-name="T352"> </text:span><text:span text:style-name="T362">чы</text:span><text:span text:style-name="T344">-</text:span><text:span text:style-name="T429"> </text:span><text:span text:style-name="T362">дамсы</text:span><text:span text:style-name="T351">з</text:span><text:span text:style-name="T362">ды</text:span><text:span text:style-name="T344">к</text:span><text:span text:style-name="T389"> </text:span><text:span text:style-name="T362">мене</text:span><text:span text:style-name="T344">н,</text:span><text:span text:style-name="T390"> </text:span><text:span text:style-name="T344">ш</text:span><text:span text:style-name="T351">а</text:span><text:span text:style-name="T344">шы</text:span><text:span text:style-name="T351">л</text:span><text:span text:style-name="T362">ы</text:span><text:span text:style-name="T387">ш</text:span><text:span text:style-name="T344">.</text:span><text:span text:style-name="T390"> </text:span><text:span text:style-name="T341">~</text:span><text:span text:style-name="T373"> </text:span><text:span text:style-name="T341">~</text:span></text:p>
                </text:list-item>
              </text:list>
            </text:list-item>
          </text:list>
          <text:p text:style-name="P71"><text:span text:style-name="T46">шаштыры</text:span><text:span text:style-name="T4">п</text:span><text:span text:style-name="T27">-</text:span><text:span text:style-name="T46">буштуру</text:span><text:span text:style-name="T4">п. </text:span><text:span text:style-name="T171"><text:s/></text:span><text:span text:style-name="T16">~ye </text:span><text:span text:style-name="T211"><text:s/></text:span><text:span text:style-name="T16">gelmek</text:span></text:p>
          <text:p text:style-name="P149"><text:span text:style-name="T344">шашыл</text:span><text:span text:style-name="T351">ы</text:span><text:span text:style-name="T344">ш </text:span><text:span text:style-name="T370"><text:s/></text:span><text:span text:style-name="T362">болу</text:span><text:span text:style-name="T344">п </text:span><text:span text:style-name="T352"><text:s/></text:span><text:span text:style-name="T362">калу</text:span><text:span text:style-name="T344">у</text:span><text:span text:style-name="T362">/жасалу</text:span><text:span text:style-name="T344">у.</text:span></text:p>
          <text:p text:style-name="P71"><text:span text:style-name="T17">~ye</text:span><text:span text:style-name="T252"> </text:span><text:span text:style-name="T17">getirmek</text:span><text:span text:style-name="T252"> </text:span><text:span text:style-name="T17">1)</text:span><text:span text:style-name="T158"> </text:span><text:span text:style-name="T47">ая</text:span><text:span text:style-name="T5">л</text:span><text:span text:style-name="T28">-</text:span><text:span text:style-name="T47">буялг</text:span><text:span text:style-name="T5">а</text:span><text:span text:style-name="T238"> </text:span><text:span text:style-name="T5">келтир-</text:span></text:p>
          <text:p text:style-name="P72"><text:span text:style-name="T5">бө</text:span><text:span text:style-name="T47">ө</text:span><text:span text:style-name="T5">,</text:span><text:span text:style-name="T66"> </text:span><text:span text:style-name="T47">шаш</text:span><text:span text:style-name="T5">т</text:span><text:span text:style-name="T28">ы</text:span><text:span text:style-name="T5">р</text:span><text:span text:style-name="T47">у</text:span><text:span text:style-name="T114">у</text:span><text:span text:style-name="T5">.</text:span><text:span text:style-name="T62"> </text:span><text:span text:style-name="T17">2)</text:span><text:span text:style-name="T68"> </text:span><text:span text:style-name="T47">б</text:span><text:span text:style-name="T5">ир</text:span><text:span text:style-name="T33"> </text:span><text:span text:style-name="T47">нерсе</text:span><text:span text:style-name="T28">н</text:span><text:span text:style-name="T5">и</text:span><text:span text:style-name="T13"> </text:span><text:span text:style-name="T47">чал</text:span><text:span text:style-name="T5">а</text:span><text:span text:style-name="T47">-бул</text:span><text:span text:style-name="T5">а/</text:span><text:span text:style-name="T155"> </text:span><text:span text:style-name="T5">шашыл</text:span><text:span text:style-name="T28">ы</text:span><text:span text:style-name="T5">ш</text:span><text:span text:style-name="T213"> </text:span><text:span text:style-name="T28">ж</text:span><text:span text:style-name="T47">а</text:span><text:span text:style-name="T5">сатуу.</text:span><text:span text:style-name="T114"> </text:span><text:span text:style-name="T17">~</text:span><text:span text:style-name="T20"> </text:span><text:span text:style-name="T22">il</text:span><text:span text:style-name="T17">e</text:span><text:span text:style-name="T327"> </text:span><text:span text:style-name="T5">шашыл</text:span><text:span text:style-name="T28">ы</text:span><text:span text:style-name="T5">ш</text:span><text:span text:style-name="T325"> </text:span><text:span text:style-name="T47">түрд</text:span><text:span text:style-name="T114">ө</text:span><text:span text:style-name="T5">.</text:span><text:span text:style-name="T284"> </text:span><text:span text:style-name="T17">~</text:span><text:span text:style-name="T286"> </text:span><text:span text:style-name="T22">i</text:span><text:span text:style-name="T17">şe</text:span><text:span text:style-name="T327"> </text:span><text:span text:style-name="T17">ş</text:span><text:span text:style-name="T22">eytan</text:span></text:p>
          <text:p text:style-name="P73"><text:span text:style-name="T17">ka</text:span><text:span text:style-name="T22">rı</text:span><text:span text:style-name="T17">ş</text:span><text:span text:style-name="T22">ı</text:span><text:span text:style-name="T17">r</text:span><text:span text:style-name="T154"> </text:span><text:span text:style-name="T53">мак. <text:s/></text:span><text:span text:style-name="T5">ш</text:span><text:span text:style-name="T28">а</text:span><text:span text:style-name="T5">шкан</text:span><text:span text:style-name="T85"> </text:span><text:span text:style-name="T5">ш</text:span><text:span text:style-name="T28">а</text:span><text:span text:style-name="T5">йта</text:span><text:span text:style-name="T28">н</text:span><text:span text:style-name="T5">дын и</text:span><text:span text:style-name="T47">ш</text:span><text:span text:style-name="T5">и.</text:span><text:span text:style-name="T248"> </text:span><text:span text:style-name="T17">~si</text:span><text:span text:style-name="T319"> </text:span><text:span text:style-name="T22">y</text:span><text:span text:style-name="T17">ok</text:span><text:span text:style-name="T252"> </text:span><text:span text:style-name="T5">шашыл</text:span><text:span text:style-name="T28">ы</text:span><text:span text:style-name="T5">ш</text:span><text:span text:style-name="T249"> </text:span><text:span text:style-name="T28">э</text:span><text:span text:style-name="T47">м</text:span><text:span text:style-name="T28">е</text:span><text:span text:style-name="T5">с.</text:span></text:p>
          <text:p text:style-name="P25"><text:span text:style-name="T22">acelec</text:span><text:span text:style-name="T17">i </text:span><text:span text:style-name="T36"><text:s/></text:span><text:span text:style-name="T5">ш</text:span><text:span text:style-name="T28">а</text:span><text:span text:style-name="T47">шм</text:span><text:span text:style-name="T5">а, </text:span><text:span text:style-name="T331"><text:s/></text:span><text:span text:style-name="T5">ш</text:span><text:span text:style-name="T28">а</text:span><text:span text:style-name="T5">шкал</text:span><text:span text:style-name="T28">а</text:span><text:span text:style-name="T5">к, </text:span><text:span text:style-name="T62"><text:s/></text:span><text:span text:style-name="T47">күйпөлөк</text:span><text:span text:style-name="T5">,</text:span></text:p>
          <text:p text:style-name="P150"><text:span text:style-name="T344">күй</text:span><text:span text:style-name="T351">к</text:span><text:span text:style-name="T344">өлөк,</text:span><text:span text:style-name="T465"> </text:span><text:span text:style-name="T362">к</text:span><text:span text:style-name="T351">а</text:span><text:span text:style-name="T362">рбала</text:span><text:span text:style-name="T387">с</text:span><text:span text:style-name="T344">.</text:span></text:p>
          <text:p text:style-name="P152"><text:span text:style-name="T346">acelesi</text:span><text:span text:style-name="T341">z</text:span><text:span text:style-name="T431"> </text:span><text:span text:style-name="T344">шаш</text:span><text:span text:style-name="T351">п</text:span><text:span text:style-name="T344">аста</text:span><text:span text:style-name="T387">н</text:span><text:span text:style-name="T344">,</text:span><text:span text:style-name="T446"> </text:span><text:span text:style-name="T362">жайб</text:span><text:span text:style-name="T351">а</text:span><text:span text:style-name="T344">р</text:span><text:span text:style-name="T362">ака</text:span><text:span text:style-name="T387">т</text:span><text:span text:style-name="T344">,</text:span><text:span text:style-name="T439"> </text:span><text:span text:style-name="T362">кама</text:span><text:span text:style-name="T344">а-</text:span><text:span text:style-name="T429"> </text:span><text:span text:style-name="T344">раб</text:span><text:span text:style-name="T351">а</text:span><text:span text:style-name="T344">й.</text:span></text:p>
          <text:p text:style-name="P75"><text:span text:style-name="T17">Acem</text:span><text:span text:style-name="T146"> </text:span><text:span text:style-name="T25">ооз</text:span><text:span text:style-name="T5">.</text:span><text:span text:style-name="T114"> </text:span><text:span text:style-name="T17">1.</text:span><text:span text:style-name="T192"> </text:span><text:span text:style-name="T5">ира</text:span><text:span text:style-name="T28">н</text:span><text:span text:style-name="T5">ды</text:span><text:span text:style-name="T114">к</text:span><text:span text:style-name="T5">,</text:span><text:span text:style-name="T191"> </text:span><text:span text:style-name="T47">пер</text:span><text:span text:style-name="T114">с</text:span><text:span text:style-name="T5">.</text:span><text:span text:style-name="T191"> </text:span><text:span text:style-name="T17">2.</text:span><text:span text:style-name="T192"> </text:span><text:span text:style-name="T47">фар</text:span><text:span text:style-name="T5">с</text:span><text:span text:style-name="T191"> </text:span><text:span text:style-name="T47">т</text:span><text:span text:style-name="T5">и-</text:span><text:span text:style-name="T8"> </text:span><text:span text:style-name="T47">л</text:span><text:span text:style-name="T5">и.</text:span><text:span text:style-name="T95"> </text:span><text:span text:style-name="T22">3</text:span><text:span text:style-name="T17">.</text:span><text:span text:style-name="T105"> </text:span><text:span text:style-name="T5">Ира</text:span><text:span text:style-name="T47">н</text:span><text:span text:style-name="T5">,</text:span><text:span text:style-name="T38"> </text:span><text:span text:style-name="T5">Пер</text:span><text:span text:style-name="T47">с</text:span><text:span text:style-name="T5">ия.</text:span><text:span text:style-name="T215"> </text:span><text:span text:style-name="T17">~</text:span><text:span text:style-name="T36"> </text:span><text:span text:style-name="T22">halı</text:span><text:span text:style-name="T17">sı</text:span><text:span text:style-name="T185"> </text:span><text:span text:style-name="T47">перс килем</text:span><text:span text:style-name="T5">и. </text:span><text:span text:style-name="T17">~</text:span><text:span text:style-name="T214"> </text:span><text:span text:style-name="T17">k</text:span><text:span text:style-name="T22">ılıc</text:span><text:span text:style-name="T17">ı</text:span><text:span text:style-name="T146"> </text:span><text:span text:style-name="T17">g</text:span><text:span text:style-name="T22">i</text:span><text:span text:style-name="T17">bi</text:span><text:span text:style-name="T214"> </text:span><text:span text:style-name="T17">1)</text:span><text:span text:style-name="T146"> </text:span><text:span text:style-name="T47">эк</text:span><text:span text:style-name="T5">и</text:span><text:span text:style-name="T191"> </text:span><text:span text:style-name="T5">миздү</text:span><text:span text:style-name="T47">ү</text:span><text:span text:style-name="T5">.</text:span></text:p>
          <text:p text:style-name="P76"><text:span text:style-name="T17">2)</text:span><text:span text:style-name="T265"> </text:span><text:span text:style-name="T76">ө</text:span><text:span text:style-name="T53">тм</text:span><text:span text:style-name="T5">.</text:span><text:span text:style-name="T322"> </text:span><text:span text:style-name="T47">эк</text:span><text:span text:style-name="T5">и</text:span><text:span text:style-name="T266"> </text:span><text:span text:style-name="T28">ж</text:span><text:span text:style-name="T5">үз</text:span><text:span text:style-name="T47">д</text:span><text:span text:style-name="T28">ү</text:span><text:span text:style-name="T114">ү</text:span><text:span text:style-name="T5">.</text:span></text:p>
          <text:p text:style-name="P19"><text:span text:style-name="T22">Acemc</text:span><text:span text:style-name="T17">e</text:span><text:span text:style-name="T319"> </text:span><text:span text:style-name="T22">1</text:span><text:span text:style-name="T17">.</text:span><text:span text:style-name="T158"> </text:span><text:span text:style-name="T47">фар</text:span><text:span text:style-name="T5">с</text:span><text:span text:style-name="T238"> </text:span><text:span text:style-name="T5">ти</text:span><text:span text:style-name="T28">л</text:span><text:span text:style-name="T5">и.</text:span><text:span text:style-name="T238"> </text:span><text:span text:style-name="T22">2</text:span><text:span text:style-name="T17">.</text:span><text:span text:style-name="T244"> </text:span><text:span text:style-name="T47">фарсч</text:span><text:span text:style-name="T5">а</text:span><text:span text:style-name="T238"> </text:span><text:span text:style-name="T47">(</text:span><text:span text:style-name="T41">жазуу</text:span><text:span text:style-name="T53">,</text:span></text:p>
          <text:p text:style-name="P77"><text:span text:style-name="T40">сүйлө</text:span><text:span text:style-name="T52">ө</text:span><text:span text:style-name="T46">).</text:span></text:p>
          <text:p text:style-name="P153"><text:span text:style-name="T341">acemî</text:span><text:span text:style-name="T346"> </text:span><text:span text:style-name="T341">1.</text:span><text:span text:style-name="T361"> </text:span><text:span text:style-name="T362">ү</text:span><text:span text:style-name="T344">й</text:span><text:span text:style-name="T362">рөнч</text:span><text:span text:style-name="T344">үк,</text:span><text:span text:style-name="T404"> </text:span><text:span text:style-name="T362">жаң</text:span><text:span text:style-name="T344">ы</text:span><text:span text:style-name="T404"> </text:span><text:span text:style-name="T362">баштага</text:span><text:span text:style-name="T387">н</text:span><text:span text:style-name="T344">,</text:span><text:span text:style-name="T404"> </text:span><text:span text:style-name="T362">эби</text:span><text:span text:style-name="T365"> </text:span><text:span text:style-name="T362">жо</text:span><text:span text:style-name="T344">к,</text:span><text:span text:style-name="T427"> </text:span><text:span text:style-name="T344">ша</text:span><text:span text:style-name="T351">к</text:span><text:span text:style-name="T344">и</text:span><text:span text:style-name="T351">р</text:span><text:span text:style-name="T344">т.</text:span><text:span text:style-name="T426"> </text:span><text:span text:style-name="T341">2.</text:span><text:span text:style-name="T425"> </text:span><text:span text:style-name="T344">тажыр</text:span><text:span text:style-name="T351">ы</text:span><text:span text:style-name="T344">йб</text:span><text:span text:style-name="T351">а</text:span><text:span text:style-name="T344">сы</text:span><text:span text:style-name="T387">з</text:span><text:span text:style-name="T344">,</text:span><text:span text:style-name="T443"> </text:span><text:span text:style-name="T344">би</text:span><text:span text:style-name="T351">л</text:span><text:span text:style-name="T344">им</text:span><text:span text:style-name="T362">с</text:span><text:span text:style-name="T344">из,</text:span><text:span text:style-name="T467"> </text:span><text:span text:style-name="T351">м</text:span><text:span text:style-name="T362">аалыматсы</text:span><text:span text:style-name="T387">з</text:span><text:span text:style-name="T344">,</text:span><text:span text:style-name="T421"> </text:span><text:span text:style-name="T344">көзү</text:span><text:span text:style-name="T467"> </text:span><text:span text:style-name="T362">к</text:span><text:span text:style-name="T344">а-</text:span></text:p>
          <text:p text:style-name="P72"><text:span text:style-name="T10">на</text:span><text:span text:style-name="T258"> </text:span><text:span text:style-name="T29">эле</text:span><text:span text:style-name="T10">к</text:span><text:span text:style-name="T239"> </text:span><text:span text:style-name="T51">(</text:span><text:span text:style-name="T57">киши</text:span><text:span text:style-name="T51">)</text:span><text:span text:style-name="T10">.</text:span><text:span text:style-name="T250"> </text:span><text:span text:style-name="T19">ben</text:span><text:span text:style-name="T245"> </text:span><text:span text:style-name="T19">bu</text:span><text:span text:style-name="T253"> </text:span><text:span text:style-name="T23">i</text:span><text:span text:style-name="T19">ş</text:span><text:span text:style-name="T78">i</text:span><text:span text:style-name="T19">n</text:span><text:span text:style-name="T245"> </text:span><text:span text:style-name="T23">~si</text:span><text:span text:style-name="T19">y</text:span><text:span text:style-name="T23">im</text:span><text:span text:style-name="T44"> </text:span><text:span text:style-name="T10">менин</text:span><text:span text:style-name="T277"> </text:span><text:span text:style-name="T10">бул</text:span><text:span text:style-name="T277"> </text:span><text:span text:style-name="T10">и</text:span><text:span text:style-name="T29">ш</text:span><text:span text:style-name="T10">те</text:span><text:span text:style-name="T277"> </text:span><text:span text:style-name="T10">тажы</text:span><text:span text:style-name="T80">р</text:span><text:span text:style-name="T29">ы</text:span><text:span text:style-name="T10">йбам/</text:span><text:span text:style-name="T14"> </text:span><text:span text:style-name="T29">э</text:span><text:span text:style-name="T10">бим</text:span><text:span text:style-name="T197"> </text:span><text:span text:style-name="T29">жо</text:span><text:span text:style-name="T10">к.</text:span><text:span text:style-name="T136"> </text:span><text:span text:style-name="T19">~</text:span><text:span text:style-name="T141"> </text:span><text:span text:style-name="T19">asker</text:span><text:span text:style-name="T309"> </text:span><text:span text:style-name="T29">ж</text:span><text:span text:style-name="T80">а</text:span><text:span text:style-name="T29">ң</text:span><text:span text:style-name="T10">ы</text:span><text:span text:style-name="T136"> </text:span><text:span text:style-name="T29">алынган</text:span></text:p>
          <text:p text:style-name="P154"><text:span text:style-name="T362">аске</text:span><text:span text:style-name="T387">р</text:span><text:span text:style-name="T344">.</text:span><text:span text:style-name="T352"> </text:span><text:span text:style-name="T341">3.</text:span><text:span text:style-name="T373"> </text:span><text:span text:style-name="T362">чорко</text:span><text:span text:style-name="T344">к,</text:span><text:span text:style-name="T374"> </text:span><text:span text:style-name="T362">кол</text:span><text:span text:style-name="T351">у</text:span><text:span text:style-name="T362">на</text:span><text:span text:style-name="T344">н</text:span><text:span text:style-name="T370"> </text:span><text:span text:style-name="T362">и</text:span><text:span text:style-name="T344">ш</text:span><text:span text:style-name="T370"> </text:span><text:span text:style-name="T362">ке</text:span><text:span text:style-name="T344">л-</text:span><text:span text:style-name="T429"> </text:span><text:span text:style-name="T344">бе</text:span><text:span text:style-name="T351">ге</text:span><text:span text:style-name="T344">н,</text:span><text:span text:style-name="T362"> </text:span><text:span text:style-name="T344">о</text:span><text:span text:style-name="T351">л</text:span><text:span text:style-name="T344">док</text:span><text:span text:style-name="T362">с</text:span><text:span text:style-name="T344">о</text:span><text:span text:style-name="T387">н</text:span><text:span text:style-name="T344">.</text:span><text:span text:style-name="T362"> </text:span><text:span text:style-name="T341">~ </text:span><text:span text:style-name="T375">ç</text:span><text:span text:style-name="T341">ay</text:span><text:span text:style-name="T375">l</text:span><text:span text:style-name="T341">ak</text:span><text:span text:style-name="T414"> </text:span><text:span text:style-name="T362">са</text:span><text:span text:style-name="T344">ры</text:span><text:span text:style-name="T362"> </text:span><text:span text:style-name="T344">ооз </text:span><text:span text:style-name="T362">балапа</text:span><text:span text:style-name="T387">н</text:span><text:span text:style-name="T344">,</text:span><text:span text:style-name="T368"> </text:span><text:span text:style-name="T362">та</text:span><text:span text:style-name="T351">ж</text:span><text:span text:style-name="T362">ырыйбасы</text:span><text:span text:style-name="T344">з,</text:span><text:span text:style-name="T368"> </text:span><text:span text:style-name="T362">э</text:span><text:span text:style-name="T344">би</text:span><text:span text:style-name="T354"> </text:span><text:span text:style-name="T351">ж</text:span><text:span text:style-name="T344">ок.</text:span></text:p>
          <text:p text:style-name="P72"><text:span text:style-name="T17">~</text:span><text:span text:style-name="T36"> </text:span><text:span text:style-name="T17">oğ</text:span><text:span text:style-name="T77">l</text:span><text:span text:style-name="T17">anı</text:span><text:span text:style-name="T36"> </text:span><text:span text:style-name="T41">та</text:span><text:span text:style-name="T53">р.</text:span><text:span text:style-name="T60"> </text:span><text:span text:style-name="T47">жаң</text:span><text:span text:style-name="T5">ы</text:span><text:span text:style-name="T70"> </text:span><text:span text:style-name="T47">черүүлүккө</text:span><text:span text:style-name="T49"> </text:span><text:span text:style-name="T47">(</text:span><text:span text:style-name="T41">янычарлы</text:span><text:span text:style-name="T53">к)</text:span><text:span text:style-name="T84"> </text:span><text:span text:style-name="T47">жаң</text:span><text:span text:style-name="T5">ы</text:span><text:span text:style-name="T62"> </text:span><text:span text:style-name="T47">алынга</text:span><text:span text:style-name="T5">н</text:span><text:span text:style-name="T333"> </text:span><text:span text:style-name="T47">хри</text:span><text:span text:style-name="T114">с</text:span><text:span text:style-name="T5">-</text:span><text:span text:style-name="T8"> </text:span><text:span text:style-name="T5">тиан</text:span><text:span text:style-name="T159"> </text:span><text:span text:style-name="T5">өс</text:span><text:span text:style-name="T28">п</text:span><text:span text:style-name="T5">ү</text:span><text:span text:style-name="T28">р</text:span><text:span text:style-name="T5">ү</text:span><text:span text:style-name="T47">м</text:span><text:span text:style-name="T5">.</text:span></text:p>
          <text:p text:style-name="P145"><text:span text:style-name="T346">acemic</text:span><text:span text:style-name="T341">e</text:span><text:span text:style-name="T422"> </text:span><text:span text:style-name="T362">эпси</text:span><text:span text:style-name="T344">з, </text:span><text:span text:style-name="T362">эб</text:span><text:span text:style-name="T387">и</text:span><text:span text:style-name="T362">-</text:span><text:span text:style-name="T344">сыны</text:span><text:span text:style-name="T399"> </text:span><text:span text:style-name="T362">жо</text:span><text:span text:style-name="T344">к, о</text:span><text:span text:style-name="T351">л</text:span><text:span text:style-name="T344">док-</text:span><text:span text:style-name="T429"> </text:span><text:span text:style-name="T344">сон,</text:span><text:span text:style-name="T455"> </text:span><text:span text:style-name="T344">чорко</text:span><text:span text:style-name="T362">к</text:span><text:span text:style-name="T344">,</text:span><text:span text:style-name="T446"> </text:span><text:span text:style-name="T362">кожойго</text:span><text:span text:style-name="T387">н</text:span><text:span text:style-name="T344">.</text:span></text:p>
          <text:p text:style-name="P25"><text:span text:style-name="T17">a</text:span><text:span text:style-name="T22">cemilik,</text:span><text:span text:style-name="T77">-</text:span><text:span text:style-name="T17">ği </text:span><text:span text:style-name="T214"><text:s/></text:span><text:span text:style-name="T47">эпс</text:span><text:span text:style-name="T5">и</text:span><text:span text:style-name="T47">зд</text:span><text:span text:style-name="T5">и</text:span><text:span text:style-name="T47">к</text:span><text:span text:style-name="T5">, </text:span><text:span text:style-name="T191"><text:s/></text:span><text:span text:style-name="T47">т</text:span><text:span text:style-name="T28">а</text:span><text:span text:style-name="T47">жырыйбасы</text:span><text:span text:style-name="T5">з-</text:span></text:p>
          <text:p text:style-name="P154"><text:span text:style-name="T344">дык, олдо</text:span><text:span text:style-name="T351">к</text:span><text:span text:style-name="T344">со</text:span><text:span text:style-name="T351">н</text:span><text:span text:style-name="T344">ду</text:span><text:span text:style-name="T387">к</text:span><text:span text:style-name="T344">,</text:span><text:span text:style-name="T387"> </text:span><text:span text:style-name="T362">чоркокту</text:span><text:span text:style-name="T387">к</text:span><text:span text:style-name="T344">,</text:span><text:span text:style-name="T443"> </text:span><text:span text:style-name="T344">и</text:span><text:span text:style-name="T362">ш</text:span><text:span text:style-name="T344">т</text:span><text:span text:style-name="T362">и</text:span><text:span text:style-name="T344">н</text:span><text:span text:style-name="T392"> </text:span><text:span text:style-name="T362">көзү</text:span><text:span text:style-name="T344">н</text:span><text:span text:style-name="T374"> </text:span><text:span text:style-name="T362">б</text:span><text:span text:style-name="T344">и</text:span><text:span text:style-name="T362">л</text:span><text:span text:style-name="T344">б</text:span><text:span text:style-name="T362">е</text:span><text:span text:style-name="T387">ш</text:span><text:span text:style-name="T344">.</text:span><text:span text:style-name="T389"> </text:span><text:span text:style-name="T341">~</text:span><text:span text:style-name="T391"> </text:span><text:span text:style-name="T346">çekmek</text:span><text:span text:style-name="T360"> </text:span><text:span text:style-name="T344">үйрөн</text:span><text:span text:style-name="T351">ч</text:span><text:span text:style-name="T344">үк</text:span><text:span text:style-name="T362">т</text:span><text:span text:style-name="T344">үк/</text:span><text:span text:style-name="T362">тажыр</text:span><text:span text:style-name="T351">ы</text:span><text:span text:style-name="T362">йб</text:span><text:span text:style-name="T351">а</text:span><text:span text:style-name="T344">с</text:span><text:span text:style-name="T362">ыздык</text:span></text:p>
          <text:p text:style-name="P14"><text:span text:style-name="T47">кылу</text:span><text:span text:style-name="T5">у. <text:s text:c="2"/></text:span><text:span text:style-name="T62"><text:s/></text:span><text:span text:style-name="T17">~ <text:s text:c="2"/></text:span><text:span text:style-name="T93"><text:s/></text:span><text:span text:style-name="T17">etmek <text:s text:c="2"/></text:span><text:span text:style-name="T101"><text:s/></text:span><text:span text:style-name="T47">(</text:span><text:span text:style-name="T41">би</text:span><text:span text:style-name="T53">р <text:s text:c="2"/></text:span><text:span text:style-name="T332"><text:s/></text:span><text:span text:style-name="T25">ишк</text:span><text:span text:style-name="T53">е</text:span><text:span text:style-name="T5">)</text:span></text:p>
          <text:p text:style-name="P155"><text:span text:style-name="T362">жаңылыгы</text:span><text:span text:style-name="T344">н</text:span><text:span text:style-name="T395"> </text:span><text:span text:style-name="T362">көрсөтү</text:span><text:span text:style-name="T387">ү</text:span><text:span text:style-name="T344">.</text:span></text:p>
          <text:h text:style-name="P117" text:outline-level="2"><draw:custom-shape text:anchor-type="char" draw:z-index="7" draw:style-name="gr3" draw:text-style-name="P180" svg:width="0.036cm" svg:height="17.848cm" svg:x="10.502cm" svg:y="-0.386cm"><text:p/><draw:enhanced-geometry svg:viewBox="0 0 20 10118" draw:type="non-primitive" draw:enhanced-path="M 0 0  L 0 10119  N"/></draw:custom-shape>acenta<text:span text:style-name="T384"> </text:span><text:span text:style-name="T359">к</text:span><text:span text:style-name="T355">.</text:span><text:span text:style-name="T385"> </text:span><text:span text:style-name="T358">acente. </text:span>acenta<text:span text:style-name="T358">lı</text:span>k<text:span text:style-name="T412"> </text:span><text:span text:style-name="T349">к</text:span><text:span text:style-name="T2">.</text:span><text:span text:style-name="T388"> </text:span>a<text:span text:style-name="T345">c</text:span>entelik.</text:h>
          <text:p text:style-name="P78"><text:span text:style-name="T17">acente</text:span><text:span text:style-name="T140"> </text:span><text:span text:style-name="T17">1.</text:span><text:span text:style-name="T194"> </text:span><text:span text:style-name="T47">аге</text:span><text:span text:style-name="T28">н</text:span><text:span text:style-name="T47">тти</text:span><text:span text:style-name="T5">к.</text:span><text:span text:style-name="T213"> </text:span><text:span text:style-name="T22">emlâ</text:span><text:span text:style-name="T17">k</text:span><text:span text:style-name="T194"> </text:span><text:span text:style-name="T22">~s</text:span><text:span text:style-name="T17">i</text:span><text:span text:style-name="T140"> </text:span><text:span text:style-name="T5">козголбос </text:span><text:span text:style-name="T47">мүл</text:span><text:span text:style-name="T5">к</text:span><text:span text:style-name="T112"> </text:span><text:span text:style-name="T47">алы</text:span><text:span text:style-name="T5">м</text:span><text:span text:style-name="T47">-са</text:span><text:span text:style-name="T5">т</text:span><text:span text:style-name="T47">ым</text:span><text:span text:style-name="T5">ы.</text:span><text:span text:style-name="T200"> </text:span><text:span text:style-name="T22">2</text:span><text:span text:style-name="T17">.</text:span><text:span text:style-name="T233"> </text:span><text:span text:style-name="T47">компани</text:span><text:span text:style-name="T5">я,</text:span><text:span text:style-name="T9"> </text:span><text:span text:style-name="T5">орто</text:span><text:span text:style-name="T28">к</text:span><text:span text:style-name="T5">тук,</text:span><text:span text:style-name="T238"> </text:span><text:span text:style-name="T5">б</text:span><text:span text:style-name="T47">ө</text:span><text:span text:style-name="T5">лүм,</text:span><text:span text:style-name="T249"> </text:span><text:span text:style-name="T28">ф</text:span><text:span text:style-name="T5">и</text:span><text:span text:style-name="T47">л</text:span><text:span text:style-name="T5">и</text:span><text:span text:style-name="T47">а</text:span><text:span text:style-name="T5">л.</text:span><text:span text:style-name="T243"> </text:span><text:span text:style-name="T17">o</text:span><text:span text:style-name="T22">t</text:span><text:span text:style-name="T17">o</text:span><text:span text:style-name="T77">m</text:span><text:span text:style-name="T17">ob</text:span><text:span text:style-name="T22">i</text:span><text:span text:style-name="T17">l</text:span></text:p>
          <text:p text:style-name="P80"><text:span text:style-name="T17">~si</text:span><text:span text:style-name="T164"> </text:span><text:span text:style-name="T47">автомобил</text:span><text:span text:style-name="T5">ь</text:span><text:span text:style-name="T151"> </text:span><text:span text:style-name="T47">компанияс</text:span><text:span text:style-name="T5">ы.</text:span><text:span text:style-name="T306"> </text:span><text:span text:style-name="T22">3.</text:span><text:span text:style-name="T44"> </text:span><text:span text:style-name="T47">аген</text:span><text:span text:style-name="T5">т,</text:span><text:span text:style-name="T135"> </text:span><text:span text:style-name="T47">кызматке</text:span><text:span text:style-name="T5">р,</text:span><text:span text:style-name="T302"> </text:span><text:span text:style-name="T5">өкү</text:span><text:span text:style-name="T47">л</text:span><text:span text:style-name="T5">,</text:span><text:span text:style-name="T302"> </text:span><text:span text:style-name="T47">жооптуу (</text:span><text:span text:style-name="T53">киши</text:span><text:span text:style-name="T47">)</text:span><text:span text:style-name="T5">.</text:span><text:span text:style-name="T83"> </text:span><text:span text:style-name="T17">s</text:span><text:span text:style-name="T22">i</text:span><text:span text:style-name="T17">go</text:span><text:span text:style-name="T77">r</text:span><text:span text:style-name="T17">ta <text:s/></text:span><text:span text:style-name="T22">~</text:span><text:span text:style-name="T17">si</text:span><text:span text:style-name="T154"> </text:span><text:span text:style-name="T47">камс</text:span><text:span text:style-name="T28">ы</text:span><text:span text:style-name="T5">з</text:span><text:span text:style-name="T47">данд</text:span><text:span text:style-name="T114">ы</text:span><text:span text:style-name="T5">-</text:span></text:p>
          <text:p text:style-name="P156"><text:span text:style-name="T362">ру</text:span><text:span text:style-name="T344">у</text:span><text:span text:style-name="T450"> </text:span><text:span text:style-name="T362">кызматк</text:span><text:span text:style-name="T351">е</text:span><text:span text:style-name="T362">р</text:span><text:span text:style-name="T387">и</text:span><text:span text:style-name="T344">.</text:span></text:p>
          <text:p text:style-name="P82"><text:span text:style-name="T44">acentelik,</text:span><text:span text:style-name="T21">-</text:span><text:span text:style-name="T16">ği</text:span><text:span text:style-name="T92"> </text:span><text:span text:style-name="T4">агентти</text:span><text:span text:style-name="T46">к</text:span><text:span text:style-name="T4">,</text:span><text:span text:style-name="T61"> </text:span><text:span text:style-name="T4">б</text:span><text:span text:style-name="T27">юр</text:span><text:span text:style-name="T4">о.</text:span><text:span text:style-name="T330"> </text:span><text:span text:style-name="T16">seya</text:span><text:span text:style-name="T21">h</text:span><text:span text:style-name="T16">at</text:span><text:span text:style-name="T92"> </text:span><text:span text:style-name="T21">~</text:span><text:span text:style-name="T16">ği</text:span></text:p>
          <text:p text:style-name="P157"><text:span text:style-name="T362">саяка</text:span><text:span text:style-name="T344">т</text:span><text:span text:style-name="T362"> агенттиг</text:span><text:span text:style-name="T387">и</text:span><text:span text:style-name="T344">.</text:span></text:p>
          <text:p text:style-name="P83"><text:span text:style-name="T17">acep</text:span><text:span text:style-name="T228"> </text:span><text:span text:style-name="T25">ооз</text:span><text:span text:style-name="T53">.</text:span><text:span text:style-name="T188"> </text:span><text:span text:style-name="T17">1.</text:span><text:span text:style-name="T181"> </text:span><text:span text:style-name="T41">к</text:span><text:span text:style-name="T53">.</text:span><text:span text:style-name="T278"> </text:span><text:span text:style-name="T17">а</text:span><text:span text:style-name="T77">c</text:span><text:span text:style-name="T17">a</text:span><text:span text:style-name="T77">b</text:span><text:span text:style-name="T17">a.</text:span><text:span text:style-name="T228"> </text:span><text:span text:style-name="T47">к</text:span><text:span text:style-name="T28">ы</text:span><text:span text:style-name="T47">зы</text:span><text:span text:style-name="T5">к!</text:span><text:span text:style-name="T276"> </text:span><text:span text:style-name="T5">т</text:span><text:span text:style-name="T28">а</text:span><text:span text:style-name="T5">ң</text:span><text:span text:style-name="T276"> </text:span><text:span text:style-name="T47">к</text:span><text:span text:style-name="T5">а-</text:span><text:span text:style-name="T8"> </text:span><text:span text:style-name="T47">лычту</text:span><text:span text:style-name="T5">у!</text:span><text:span text:style-name="T243"> </text:span><text:span text:style-name="T17">ne</text:span><text:span text:style-name="T158"> </text:span><text:span text:style-name="T17">~!</text:span><text:span text:style-name="T241"> </text:span><text:span text:style-name="T5">канд</text:span><text:span text:style-name="T28">а</text:span><text:span text:style-name="T5">й</text:span><text:span text:style-name="T318"> </text:span><text:span text:style-name="T47">кыз</text:span><text:span text:style-name="T28">ы</text:span><text:span text:style-name="T5">к!</text:span></text:p>
          <text:p text:style-name="P85"><text:span text:style-name="T17">a</text:span><text:span text:style-name="T22">c</text:span><text:span text:style-name="T17">ı </text:span><text:span text:style-name="T192"><text:s/></text:span><text:span text:style-name="T17">1. </text:span><text:span text:style-name="T214"><text:s/></text:span><text:span text:style-name="T47">ачу</text:span><text:span text:style-name="T5">у,</text:span><text:span text:style-name="T260"> </text:span><text:span text:style-name="T47">жагымсы</text:span><text:span text:style-name="T5">з </text:span><text:span text:style-name="T114"><text:s/></text:span><text:span text:style-name="T47">(</text:span><text:span text:style-name="T41">даа</text:span><text:span text:style-name="T53">м</text:span><text:span text:style-name="T28">)</text:span><text:span text:style-name="T5">,</text:span><text:span text:style-name="T260"> </text:span><text:span text:style-name="T47">ачы</text:span><text:span text:style-name="T114">ш</text:span><text:span text:style-name="T5">-</text:span></text:p>
          <text:p text:style-name="P86"><text:span text:style-name="T47">тырга</text:span><text:span text:style-name="T114">н</text:span><text:span text:style-name="T5">, </text:span><text:span text:style-name="T88"><text:s/></text:span><text:span text:style-name="T47">к</text:span><text:span text:style-name="T28">у</text:span><text:span text:style-name="T47">р</text:span><text:span text:style-name="T5">ч </text:span><text:span text:style-name="T88"><text:s/></text:span><text:span text:style-name="T47">(</text:span><text:span text:style-name="T41">калемпир</text:span><text:span text:style-name="T53">, <text:s/></text:span><text:span text:style-name="T188"><text:s/></text:span><text:span text:style-name="T53">му</text:span><text:span text:style-name="T25">р</text:span><text:span text:style-name="T53">ч</text:span><text:span text:style-name="T47">).</text:span></text:p>
          <text:p text:style-name="P81"><text:span text:style-name="T17">2.</text:span><text:span text:style-name="T47">кату</text:span><text:span text:style-name="T5">у </text:span><text:span text:style-name="T213"><text:s/></text:span><text:span text:style-name="T47">ыс</text:span><text:span text:style-name="T28">ы</text:span><text:span text:style-name="T5">к/</text:span><text:span text:style-name="T47">суу</text:span><text:span text:style-name="T5">к </text:span><text:span text:style-name="T213"><text:s/></text:span><text:span text:style-name="T47">(</text:span><text:span text:style-name="T41">кү</text:span><text:span text:style-name="T113">н</text:span><text:span text:style-name="T53">, </text:span><text:span text:style-name="T288"><text:s/></text:span><text:span text:style-name="T53">ша</text:span><text:span text:style-name="T25">м</text:span><text:span text:style-name="T53">ал</text:span><text:span text:style-name="T47">).</text:span></text:p>
          <text:list xml:id="list105744366410435" text:continue-numbering="true" text:style-name="WW8Num2">
            <text:list-item>
              <text:list>
                <text:list-item>
                  <text:p text:style-name="P88"><text:span text:style-name="T47">о</text:span><text:span text:style-name="T5">ору</text:span><text:span text:style-name="T276"> </text:span><text:span text:style-name="T47">(</text:span><text:span text:style-name="T41">фи</text:span><text:span text:style-name="T53">з</text:span><text:span text:style-name="T47">.</text:span><text:span text:style-name="T5">)</text:span><text:span text:style-name="T276"> </text:span><text:span text:style-name="T17">~</text:span><text:span text:style-name="T275"> </text:span><text:span text:style-name="T17">y</text:span><text:span text:style-name="T22">i</text:span><text:span text:style-name="T17">t</text:span><text:span text:style-name="T22">i</text:span><text:span text:style-name="T17">mi</text:span><text:span text:style-name="T228"> </text:span><text:span text:style-name="T53">м</text:span><text:span text:style-name="T25">е</text:span><text:span text:style-name="T113">д</text:span><text:span text:style-name="T53">. </text:span><text:span text:style-name="T220"><text:s/></text:span><text:span text:style-name="T5">о</text:span><text:span text:style-name="T47">о</text:span><text:span text:style-name="T5">ру</text:span></text:p>
                </text:list-item>
              </text:list>
            </text:list-item>
          </text:list>
          <text:p text:style-name="P89"><text:span text:style-name="T4">сезб</text:span><text:span text:style-name="T46">ө</text:span><text:span text:style-name="T4">ө,</text:span><text:span text:style-name="T111"> </text:span><text:span text:style-name="T46">анестези</text:span><text:span text:style-name="T4">я.</text:span><text:span text:style-name="T111"> </text:span><text:span text:style-name="T16">4.</text:span><text:span text:style-name="T115"> </text:span><text:span text:style-name="T46">к</text:span><text:span text:style-name="T27">а</text:span><text:span text:style-name="T46">йг</text:span><text:span text:style-name="T4">ы,</text:span><text:span text:style-name="T111"> </text:span><text:span text:style-name="T4">санаа,</text:span><text:span text:style-name="T9"> </text:span><text:span text:style-name="T46">аза</text:span><text:span text:style-name="T4">п,</text:span><text:span text:style-name="T305"> </text:span><text:span text:style-name="T46">таарыны</text:span><text:span text:style-name="T4">ч,</text:span><text:span text:style-name="T305"> </text:span><text:span text:style-name="T46">жа</text:span><text:span text:style-name="T4">н</text:span><text:span text:style-name="T305"> </text:span><text:span text:style-name="T46">кейи</text:span><text:span text:style-name="T4">ш,</text:span><text:span text:style-name="T305"> </text:span><text:span text:style-name="T46">му</text:span><text:span text:style-name="T4">œ,</text:span><text:span text:style-name="T15"> </text:span><text:span text:style-name="T4">көңүл </text:span><text:span text:style-name="T324"><text:s/></text:span><text:span text:style-name="T4">о</text:span><text:span text:style-name="T46">о</text:span><text:span text:style-name="T4">ру</text:span><text:span text:style-name="T27">у</text:span><text:span text:style-name="T4">су. </text:span><text:span text:style-name="T203"><text:s/></text:span><text:span text:style-name="T16">~sı </text:span><text:span text:style-name="T235"><text:s/></text:span><text:span text:style-name="T44">içine/</text:span><text:span text:style-name="T16">yü</text:span><text:span text:style-name="T44">r</text:span><text:span text:style-name="T21">e</text:span><text:span text:style-name="T16">ğ</text:span><text:span text:style-name="T44">ine</text:span></text:p>
          <text:p text:style-name="P89"><text:span text:style-name="T22">çökt</text:span><text:span text:style-name="T17">ü</text:span><text:span text:style-name="T153"> </text:span><text:span text:style-name="T47">кайг</text:span><text:span text:style-name="T28">ы</text:span><text:span text:style-name="T5">сы</text:span><text:span text:style-name="T302"> </text:span><text:span text:style-name="T47">жанын</text:span><text:span text:style-name="T5">а</text:span><text:span text:style-name="T135"> </text:span><text:span text:style-name="T5">батты.</text:span><text:span text:style-name="T135"> </text:span><text:span text:style-name="T17">~</text:span><text:span text:style-name="T16"> </text:span><text:span text:style-name="T17">gö</text:span><text:span text:style-name="T77">r</text:span><text:span text:style-name="T17">müş</text:span><text:span text:style-name="T272"> </text:span><text:span text:style-name="T47">ач</text:span><text:span text:style-name="T28">у</text:span><text:span text:style-name="T5">у</text:span><text:span text:style-name="T47">-</text:span><text:span text:style-name="T5">таттууну</text:span><text:span text:style-name="T306"> </text:span><text:span text:style-name="T5">баш</text:span><text:span text:style-name="T28">ы</text:span><text:span text:style-name="T5">нан</text:span><text:span text:style-name="T6"> </text:span><text:span text:style-name="T5">өткөрг</text:span><text:span text:style-name="T47">ө</text:span><text:span text:style-name="T5">н.</text:span><text:span text:style-name="T38"> </text:span><text:span text:style-name="T17">~</text:span><text:span text:style-name="T334"> </text:span><text:span text:style-name="T17">~</text:span><text:span text:style-name="T36"> </text:span><text:span text:style-name="T22">1</text:span><text:span text:style-name="T17">)</text:span><text:span text:style-name="T36"> </text:span><text:span text:style-name="T47">кату</text:span><text:span text:style-name="T5">у.</text:span><text:span text:style-name="T62"> </text:span><text:span text:style-name="T17">~</text:span><text:span text:style-name="T216"> </text:span><text:span text:style-name="T17">~</text:span><text:span text:style-name="T334"> </text:span><text:span text:style-name="T17">ağ</text:span><text:span text:style-name="T77">l</text:span><text:span text:style-name="T17">adı</text:span></text:p>
          <text:p text:style-name="P80"><text:span text:style-name="T5">бо</text:span><text:span text:style-name="T28">з</text:span><text:span text:style-name="T5">доп</text:span><text:span text:style-name="T47">-сы</text:span><text:span text:style-name="T28">з</text:span><text:span text:style-name="T5">д</text:span><text:span text:style-name="T28">а</text:span><text:span text:style-name="T5">п</text:span><text:span text:style-name="T302"> </text:span><text:span text:style-name="T5">ыйлады.</text:span><text:span text:style-name="T196"> </text:span><text:span text:style-name="T17">2)</text:span><text:span text:style-name="T299"> </text:span><text:span text:style-name="T47">жа</text:span><text:span text:style-name="T5">н</text:span><text:span text:style-name="T302"> </text:span><text:span text:style-name="T47">к</text:span><text:span text:style-name="T5">е-</text:span><text:span text:style-name="T8"> </text:span><text:span text:style-name="T5">й</text:span><text:span text:style-name="T47">и</text:span><text:span text:style-name="T5">тке</text:span><text:span text:style-name="T114">н</text:span><text:span text:style-name="T5">,</text:span><text:span text:style-name="T172"> </text:span><text:span text:style-name="T47">көңүлг</text:span><text:span text:style-name="T5">ө</text:span><text:span text:style-name="T230"> </text:span><text:span text:style-name="T47">т</text:span><text:span text:style-name="T5">ий</text:span><text:span text:style-name="T47">г</text:span><text:span text:style-name="T5">е</text:span><text:span text:style-name="T114">н</text:span><text:span text:style-name="T5">.</text:span><text:span text:style-name="T186"> </text:span><text:span text:style-name="T17">~</text:span><text:span text:style-name="T223"> </text:span><text:span text:style-name="T17">gerçek</text:span><text:span text:style-name="T16"> </text:span><text:span text:style-name="T47">аёосу</text:span><text:span text:style-name="T5">з</text:span><text:span text:style-name="T249"> </text:span><text:span text:style-name="T47">чынды</text:span><text:span text:style-name="T5">к.</text:span><text:span text:style-name="T249"> </text:span><text:span text:style-name="T17">~</text:span><text:span text:style-name="T244"> </text:span><text:span text:style-name="T17">kahve</text:span><text:span text:style-name="T77"> </text:span><text:span text:style-name="T47">ачу</text:span><text:span text:style-name="T5">у</text:span><text:span text:style-name="T249"> </text:span><text:span text:style-name="T47">коф</text:span><text:span text:style-name="T5">е.</text:span></text:p>
          <text:p text:style-name="P87"><text:span text:style-name="T17">~</text:span><text:span text:style-name="T124"> </text:span><text:span text:style-name="T17">son</text:span><text:span text:style-name="T31"> </text:span><text:span text:style-name="T47">кейиштү</text:span><text:span text:style-name="T5">ү</text:span><text:span text:style-name="T131"> </text:span><text:span text:style-name="T5">соң.</text:span><text:span text:style-name="T121"> </text:span><text:span text:style-name="T17">~</text:span><text:span text:style-name="T119"> </text:span><text:span text:style-name="T22">sözle</text:span><text:span text:style-name="T17">r</text:span><text:span text:style-name="T68"> </text:span><text:span text:style-name="T47">ач</text:span><text:span text:style-name="T114">у</text:span><text:span text:style-name="T5">у сөз</text:span><text:span text:style-name="T47">д</text:span><text:span text:style-name="T5">ө</text:span><text:span text:style-name="T114">р</text:span><text:span text:style-name="T5">.</text:span><text:span text:style-name="T248"> </text:span><text:span text:style-name="T17">~</text:span><text:span text:style-name="T247"> </text:span><text:span text:style-name="T17">söy</text:span><text:span text:style-name="T77">l</text:span><text:span text:style-name="T17">emek</text:span><text:span text:style-name="T244"> </text:span><text:span text:style-name="T47">көңү</text:span><text:span text:style-name="T5">л</text:span><text:span text:style-name="T238"> </text:span><text:span text:style-name="T47">о</text:span><text:span text:style-name="T5">ор</text:span><text:span text:style-name="T47">у</text:span><text:span text:style-name="T5">т</text:span><text:span text:style-name="T47">кан</text:span><text:span text:style-name="T49"> </text:span><text:span text:style-name="T5">сөз</text:span><text:span text:style-name="T47">д</text:span><text:span text:style-name="T5">өр</text:span><text:span text:style-name="T243"> </text:span><text:span text:style-name="T47">сүйлө</text:span><text:span text:style-name="T114">ө</text:span><text:span text:style-name="T5">.</text:span><text:span text:style-name="T243"> </text:span><text:span text:style-name="T17">~</text:span><text:span text:style-name="T244"> </text:span><text:span text:style-name="T17">t</text:span><text:span text:style-name="T22">a</text:span><text:span text:style-name="T17">t</text:span><text:span text:style-name="T22">l</text:span><text:span text:style-name="T17">ı</text:span><text:span text:style-name="T158"> </text:span><text:span text:style-name="T47">ачу</text:span><text:span text:style-name="T5">у</text:span><text:span text:style-name="T47">-</text:span><text:span text:style-name="T5">таттуу.</text:span></text:p>
          <text:p text:style-name="P79"><text:span text:style-name="T17">a</text:span><text:span text:style-name="T22">cıbade</text:span><text:span text:style-name="T17">m</text:span><text:span text:style-name="T241"> </text:span><text:span text:style-name="T17">1.</text:span><text:span text:style-name="T244"> </text:span><text:span text:style-name="T47">ачу</text:span><text:span text:style-name="T5">у</text:span><text:span text:style-name="T248"> </text:span><text:span text:style-name="T5">бадам.</text:span><text:span text:style-name="T257"> </text:span><text:span text:style-name="T17">2.</text:span><text:span text:style-name="T256"> </text:span><text:span text:style-name="T25">арг</text:span><text:span text:style-name="T53">о</text:span><text:span text:style-name="T255"> </text:span><text:span text:style-name="T47">ку</text:span><text:span text:style-name="T5">у,</text:span><text:span text:style-name="T257"> </text:span><text:span text:style-name="T47">м</text:span><text:span text:style-name="T5">и-</text:span><text:span text:style-name="T8"> </text:span><text:span text:style-name="T5">тайым,</text:span><text:span text:style-name="T248"> </text:span><text:span text:style-name="T47">шыл</text:span><text:span text:style-name="T28">у</text:span><text:span text:style-name="T47">у</text:span><text:span text:style-name="T114">н</text:span><text:span text:style-name="T5">.</text:span></text:p>
          <text:p text:style-name="P90"><text:span text:style-name="T17">a</text:span><text:span text:style-name="T22">cı</text:span><text:span text:style-name="T17">k</text:span><text:span text:style-name="T22">l</text:span><text:span text:style-name="T17">ı <text:s/></text:span><text:span text:style-name="T101"><text:s/></text:span><text:span text:style-name="T17">1. <text:s/></text:span><text:span text:style-name="T93"><text:s/></text:span><text:span text:style-name="T47">к</text:span><text:span text:style-name="T28">а</text:span><text:span text:style-name="T47">йгылу</text:span><text:span text:style-name="T114">у</text:span><text:span text:style-name="T5">, <text:s/></text:span><text:span text:style-name="T95"><text:s/></text:span><text:span text:style-name="T47">муңду</text:span><text:span text:style-name="T5">у, <text:s/></text:span><text:span text:style-name="T95"><text:s/></text:span><text:span text:style-name="T47">көңүл</text:span></text:p>
          <text:p text:style-name="P158"><text:span text:style-name="T344">оорутк</text:span><text:span text:style-name="T351">а</text:span><text:span text:style-name="T344">н, <text:s text:c="3"/></text:span><text:span text:style-name="T383"><text:s/></text:span><text:span text:style-name="T362">зээ</text:span><text:span text:style-name="T344">н/</text:span><text:span text:style-name="T362">жа</text:span><text:span text:style-name="T344">н <text:s text:c="3"/></text:span><text:span text:style-name="T383"><text:s/></text:span><text:span text:style-name="T362">к</text:span><text:span text:style-name="T351">е</text:span><text:span text:style-name="T362">йитке</text:span><text:span text:style-name="T344">н.</text:span></text:p>
          <text:p text:style-name="P91"><text:span text:style-name="T17">2.</text:span><text:span text:style-name="T47">азалу</text:span><text:span text:style-name="T5">у.</text:span></text:p>
          <text:p text:style-name="P82"><text:span text:style-name="T17">a</text:span><text:span text:style-name="T22">cı</text:span><text:span text:style-name="T17">k</text:span><text:span text:style-name="T77">m</text:span><text:span text:style-name="T17">ak </text:span><text:span text:style-name="T86"><text:s/></text:span><text:span text:style-name="T47">ач</text:span><text:span text:style-name="T28">к</text:span><text:span text:style-name="T5">а </text:span><text:span text:style-name="T237"><text:s/></text:span><text:span text:style-name="T5">болуу, </text:span><text:span text:style-name="T199"><text:s/></text:span><text:span text:style-name="T47">к</text:span><text:span text:style-name="T28">у</text:span><text:span text:style-name="T47">рсаг</text:span><text:span text:style-name="T5">ы/</text:span><text:span text:style-name="T47">карды</text:span></text:p>
          <text:p text:style-name="P159"><text:span text:style-name="T358">ачу</text:span>у.</text:p>
          <text:p text:style-name="P84"><text:span text:style-name="T17">a</text:span><text:span text:style-name="T22">cı</text:span><text:span text:style-name="T17">kt</text:span><text:span text:style-name="T22">ı</text:span><text:span text:style-name="T17">r</text:span><text:span text:style-name="T77">m</text:span><text:span text:style-name="T17">ak</text:span><text:span text:style-name="T292"> </text:span><text:span text:style-name="T47">ачк</text:span><text:span text:style-name="T5">а</text:span><text:span text:style-name="T302"> </text:span><text:span text:style-name="T47">калтыру</text:span><text:span text:style-name="T5">у,</text:span><text:span text:style-name="T302"> </text:span><text:span text:style-name="T47">курсак</text:span><text:span text:style-name="T50"> </text:span><text:span text:style-name="T47">ачтыру</text:span><text:span text:style-name="T114">у</text:span><text:span text:style-name="T5">.</text:span></text:p>
          <text:p text:style-name="P83"><text:span text:style-name="T17">a</text:span><text:span text:style-name="T22">cıl</text:span><text:span text:style-name="T17">aş</text:span><text:span text:style-name="T77">m</text:span><text:span text:style-name="T17">ak</text:span><text:span text:style-name="T77"> </text:span><text:span text:style-name="T17">1.</text:span><text:span text:style-name="T158"> </text:span><text:span text:style-name="T47">ачу</text:span><text:span text:style-name="T5">у</text:span><text:span text:style-name="T161"> </text:span><text:span text:style-name="T5">тарту</text:span><text:span text:style-name="T114">у</text:span><text:span text:style-name="T5">,</text:span><text:span text:style-name="T161"> </text:span><text:span text:style-name="T47">бузулу</text:span><text:span text:style-name="T114">у</text:span><text:span text:style-name="T5">,</text:span><text:span text:style-name="T159"> </text:span><text:span text:style-name="T47">кы</text:span><text:span text:style-name="T5">ч-</text:span><text:span text:style-name="T8"> </text:span><text:span text:style-name="T47">кылдану</text:span><text:span text:style-name="T114">у</text:span><text:span text:style-name="T5">,</text:span><text:span text:style-name="T284"> </text:span><text:span text:style-name="T28">к</text:span><text:span text:style-name="T47">ычу</text:span><text:span text:style-name="T5">у</text:span><text:span text:style-name="T284"> </text:span><text:span text:style-name="T47">(</text:span><text:span text:style-name="T53">да</text:span><text:span text:style-name="T25">а</text:span><text:span text:style-name="T53">м</text:span><text:span text:style-name="T47">)</text:span><text:span text:style-name="T5">.</text:span><text:span text:style-name="T225"> </text:span><text:span text:style-name="T17">2.</text:span><text:span text:style-name="T212"> </text:span><text:span text:style-name="T47">се</text:span><text:span text:style-name="T28">р</text:span><text:span text:style-name="T5">т-</text:span><text:span text:style-name="T8"> </text:span><text:span text:style-name="T47">тешү</text:span><text:span text:style-name="T5">ү,</text:span><text:span text:style-name="T249"> </text:span><text:span text:style-name="T5">о</text:span><text:span text:style-name="T28">р</text:span><text:span text:style-name="T5">ой</text:span><text:span text:style-name="T238"> </text:span><text:span text:style-name="T5">болуу</text:span><text:span text:style-name="T318"> </text:span><text:span text:style-name="T47">(</text:span><text:span text:style-name="T25">сө</text:span><text:span text:style-name="T53">з,</text:span><text:span text:style-name="T336"> </text:span><text:span text:style-name="T41">ү</text:span><text:span text:style-name="T113">н</text:span><text:span text:style-name="T47">).</text:span></text:p>
          <text:p text:style-name="P92"><text:span text:style-name="T17">a</text:span><text:span text:style-name="T22">cıl</text:span><text:span text:style-name="T17">ı</text:span><text:span text:style-name="T132"> </text:span><text:span text:style-name="T17">1.</text:span><text:span text:style-name="T146"> </text:span><text:span text:style-name="T47">ачу</text:span><text:span text:style-name="T5">у,</text:span><text:span text:style-name="T144"> </text:span><text:span text:style-name="T47">ачуус</text:span><text:span text:style-name="T5">у</text:span><text:span text:style-name="T144"> </text:span><text:span text:style-name="T47">кө</text:span><text:span text:style-name="T5">п,</text:span><text:span text:style-name="T144"> </text:span><text:span text:style-name="T47">кычкылдуу</text:span><text:span text:style-name="T49"> </text:span><text:span text:style-name="T47">(</text:span><text:span text:style-name="T53">да</text:span><text:span text:style-name="T25">а</text:span><text:span text:style-name="T53">м</text:span><text:span text:style-name="T47">)</text:span><text:span text:style-name="T5">.</text:span><text:span text:style-name="T238"> </text:span><text:span text:style-name="T22">2</text:span><text:span text:style-name="T17">.</text:span><text:span text:style-name="T241"> </text:span><text:span text:style-name="T47">к</text:span><text:span text:style-name="T28">а</text:span><text:span text:style-name="T47">йгылу</text:span><text:span text:style-name="T114">у</text:span><text:span text:style-name="T5">,</text:span><text:span text:style-name="T238"> </text:span><text:span text:style-name="T47">му</text:span><text:span text:style-name="T79">œ</text:span><text:span text:style-name="T47">ду</text:span><text:span text:style-name="T5">у,</text:span><text:span text:style-name="T238"> </text:span><text:span text:style-name="T47">кап</text:span><text:span text:style-name="T5">а-</text:span><text:span text:style-name="T8"> </text:span><text:span text:style-name="T47">лу</text:span><text:span text:style-name="T5">у, </text:span><text:span text:style-name="T232"><text:s/></text:span><text:span text:style-name="T47">санаал</text:span><text:span text:style-name="T28">у</text:span><text:span text:style-name="T5">у, </text:span><text:span text:style-name="T232"><text:s/></text:span><text:span text:style-name="T47">азалу</text:span><text:span text:style-name="T5">у. </text:span><text:span text:style-name="T232"><text:s/></text:span><text:span text:style-name="T17">~ </text:span><text:span text:style-name="T198"><text:s/></text:span><text:span text:style-name="T17">gö</text:span><text:span text:style-name="T77">z</text:span><text:span text:style-name="T22">le</text:span><text:span text:style-name="T17">r</text:span></text:p>
          <text:p text:style-name="P160"><text:span text:style-name="T362">капалу</text:span><text:span text:style-name="T344">у</text:span><text:span text:style-name="T417"> </text:span><text:span text:style-name="T362">көздө</text:span><text:span text:style-name="T344">р.</text:span></text:p>
        </text:section>
        <text:p text:style-name="P113"/>
        <text:p text:style-name="P1"/>
        <text:p text:style-name="P1"/>
        <text:p text:style-name="P1"/>
        <text:p text:style-name="P4"/>
        <text:section text:style-name="Sect7" text:name="Section8">
          <text:h text:style-name="P114" text:outline-level="2"><draw:custom-shape text:anchor-type="char" draw:z-index="8" draw:style-name="gr1" draw:text-style-name="P180" svg:width="13.106cm" svg:height="0.036cm" svg:x="3.948cm" svg:y="0.736cm"><text:p/><draw:enhanced-geometry svg:viewBox="0 0 7430 20" draw:type="non-primitive" draw:enhanced-path="M 0 0  L 7430 0  N"/></draw:custom-shape>a<text:span text:style-name="T358">cılı</text:span>k</text:h>
          <text:p text:style-name="P69">açar</text:p>
        </text:section>
        <text:section text:style-name="Sect3" text:name="Section9">
          <text:p text:style-name="P47"/>
        </text:section>
        <text:section text:style-name="Sect8" text:name="Section10">
          <text:p text:style-name="P93"><text:span text:style-name="T17">a</text:span><text:span text:style-name="T22">cılı</text:span><text:span text:style-name="T17">k,</text:span><text:span text:style-name="T22">-</text:span><text:span text:style-name="T17">ğı</text:span><text:span text:style-name="T127"> </text:span><text:span text:style-name="T22">1</text:span><text:span text:style-name="T17">.</text:span><text:span text:style-name="T124"> </text:span><text:span text:style-name="T47">ачу</text:span><text:span text:style-name="T5">у,</text:span><text:span text:style-name="T121"> </text:span><text:span text:style-name="T47">кычкы</text:span><text:span text:style-name="T5">л,</text:span><text:span text:style-name="T166"> </text:span><text:span text:style-name="T47">кур</text:span><text:span text:style-name="T5">ч</text:span><text:span text:style-name="T121"> </text:span><text:span text:style-name="T47">(</text:span><text:span text:style-name="T53">д</text:span><text:span text:style-name="T76">а</text:span><text:span text:style-name="T53">ам</text:span><text:span text:style-name="T47">).</text:span></text:p>
          <text:p text:style-name="P161"><text:span text:style-name="T341">2.</text:span><text:span text:style-name="T454"> </text:span><text:span text:style-name="T362">к</text:span><text:span text:style-name="T351">а</text:span><text:span text:style-name="T362">йг</text:span><text:span text:style-name="T344">ы,</text:span><text:span text:style-name="T446"> </text:span><text:span text:style-name="T362">муң</text:span><text:span text:style-name="T344">,</text:span><text:span text:style-name="T446"> </text:span><text:span text:style-name="T344">сана</text:span><text:span text:style-name="T362">а</text:span><text:span text:style-name="T344">,</text:span><text:span text:style-name="T455"> </text:span><text:span text:style-name="T362">аза</text:span><text:span text:style-name="T344">п.</text:span></text:p>
          <text:p text:style-name="P19"><text:span text:style-name="T17">a</text:span><text:span text:style-name="T22">cım</text:span><text:span text:style-name="T17">a</text:span><text:span text:style-name="T73"> </text:span><text:span text:style-name="T22">1</text:span><text:span text:style-name="T17">.</text:span><text:span text:style-name="T119"> </text:span><text:span text:style-name="T47">боо</text:span><text:span text:style-name="T5">р</text:span><text:span text:style-name="T131"> </text:span><text:span text:style-name="T5">о</text:span><text:span text:style-name="T47">о</text:span><text:span text:style-name="T5">руу,</text:span><text:span text:style-name="T125"> </text:span><text:span text:style-name="T47">жан</text:span><text:span text:style-name="T5">ы</text:span><text:span text:style-name="T121"> </text:span><text:span text:style-name="T47">ачу</text:span><text:span text:style-name="T5">у,</text:span><text:span text:style-name="T121"> </text:span><text:span text:style-name="T47">зээни</text:span></text:p>
          <text:p text:style-name="P162"><text:span text:style-name="T362">кейү</text:span><text:span text:style-name="T387">ү</text:span><text:span text:style-name="T344">,</text:span><text:span text:style-name="T380"> </text:span><text:span text:style-name="T362">аёо</text:span><text:span text:style-name="T344">,</text:span><text:span text:style-name="T380"> </text:span><text:span text:style-name="T351">к</text:span><text:span text:style-name="T362">айгысы</text:span><text:span text:style-name="T344">н</text:span><text:span text:style-name="T424"> </text:span><text:span text:style-name="T344">бө</text:span><text:span text:style-name="T351">л</text:span><text:span text:style-name="T344">ү</text:span><text:span text:style-name="T362">шү</text:span><text:span text:style-name="T387">ү</text:span><text:span text:style-name="T344">.</text:span><text:span text:style-name="T380"> </text:span><text:span text:style-name="T346">2.</text:span><text:span text:style-name="T360"> </text:span><text:span text:style-name="T362">жан</text:span><text:span text:style-name="T344">ы</text:span><text:span text:style-name="T436"> </text:span><text:span text:style-name="T362">кейү</text:span><text:span text:style-name="T344">ү,</text:span><text:span text:style-name="T432"> </text:span><text:span text:style-name="T344">оору</text:span><text:span text:style-name="T387">у</text:span><text:span text:style-name="T344">,</text:span><text:span text:style-name="T432"> </text:span><text:span text:style-name="T344">жаб</text:span><text:span text:style-name="T351">ы</text:span><text:span text:style-name="T344">р</text:span><text:span text:style-name="T442"> </text:span><text:span text:style-name="T344">тарту</text:span><text:span text:style-name="T387">у</text:span><text:span text:style-name="T344">.</text:span><text:span text:style-name="T457"> </text:span><text:span text:style-name="T341">a</text:span><text:span text:style-name="T346">cıma</text:span><text:span text:style-name="T341">k </text:span><text:span text:style-name="T474"><text:s/></text:span><text:span text:style-name="T341">1. </text:span><text:span text:style-name="T474"><text:s/></text:span><text:span text:style-name="T362">о</text:span><text:span text:style-name="T344">ор</text:span><text:span text:style-name="T362">у</text:span><text:span text:style-name="T344">у, </text:span><text:span text:style-name="T411"><text:s/></text:span><text:span text:style-name="T362">жан</text:span><text:span text:style-name="T344">ы </text:span><text:span text:style-name="T406"><text:s/></text:span><text:span text:style-name="T362">кейү</text:span><text:span text:style-name="T387">ү</text:span><text:span text:style-name="T344">, </text:span><text:span text:style-name="T456"><text:s/></text:span><text:span text:style-name="T344">н</text:span><text:span text:style-name="T362">оо</text:span><text:span text:style-name="T344">-</text:span></text:p>
          <text:p text:style-name="P12"><text:span text:style-name="T5">касто</text:span><text:span text:style-name="T114">о</text:span><text:span text:style-name="T5">.</text:span><text:span text:style-name="T263"> </text:span><text:span text:style-name="T22">k</text:span><text:span text:style-name="T17">o</text:span><text:span text:style-name="T22">lu</text:span><text:span text:style-name="T17">m</text:span><text:span text:style-name="T247"> </text:span><text:span text:style-name="T17">a</text:span><text:span text:style-name="T22">cıy</text:span><text:span text:style-name="T17">or</text:span><text:span text:style-name="T264"> </text:span><text:span text:style-name="T47">ко</text:span><text:span text:style-name="T28">л</text:span><text:span text:style-name="T47">у</text:span><text:span text:style-name="T5">м</text:span><text:span text:style-name="T266"> </text:span><text:span text:style-name="T5">сыздап </text:span><text:span text:style-name="T47">жата</text:span><text:span text:style-name="T114">т</text:span><text:span text:style-name="T5">.</text:span><text:span text:style-name="T151"> </text:span><text:span text:style-name="T17">2.</text:span><text:span text:style-name="T164"> </text:span><text:span text:style-name="T5">б</text:span><text:span text:style-name="T47">оо</text:span><text:span text:style-name="T5">р</text:span><text:span text:style-name="T125"> </text:span><text:span text:style-name="T5">о</text:span><text:span text:style-name="T47">о</text:span><text:span text:style-name="T5">руу,</text:span><text:span text:style-name="T270"> </text:span><text:span text:style-name="T47">зээн</text:span><text:span text:style-name="T5">и</text:span><text:span text:style-name="T270"> </text:span><text:span text:style-name="T47">кейү</text:span><text:span text:style-name="T114">ү</text:span><text:span text:style-name="T5">,</text:span><text:span text:style-name="T9"> </text:span><text:span text:style-name="T47">кайгысын</text:span><text:span text:style-name="T5">а </text:span><text:span text:style-name="T47">о</text:span><text:span text:style-name="T5">рток </text:span><text:span text:style-name="T47">болу</text:span><text:span text:style-name="T5">у.</text:span><text:span text:style-name="T47"> </text:span><text:span text:style-name="T22">gençli</text:span><text:span text:style-name="T17">ğ</text:span><text:span text:style-name="T22">ine</text:span></text:p>
          <text:p text:style-name="P14"><text:span text:style-name="T17">a</text:span><text:span text:style-name="T22">cı</text:span><text:span text:style-name="T17">d</text:span><text:span text:style-name="T22">ı</text:span><text:span text:style-name="T17">m</text:span><text:span text:style-name="T252"> </text:span><text:span text:style-name="T47">жаштыгын</text:span><text:span text:style-name="T5">а</text:span><text:span text:style-name="T243"> </text:span><text:span text:style-name="T5">боор</text:span><text:span text:style-name="T28">у</text:span><text:span text:style-name="T5">м</text:span><text:span text:style-name="T243"> </text:span><text:span text:style-name="T47">ачыд</text:span><text:span text:style-name="T5">ы.</text:span></text:p>
          <text:p text:style-name="P13"><text:span text:style-name="T5">3. </text:span><text:span text:style-name="T199"><text:s/></text:span><text:span text:style-name="T47">ачы</text:span><text:span text:style-name="T5">п </text:span><text:span text:style-name="T199"><text:s/></text:span><text:span text:style-name="T5">кетүү, </text:span><text:span text:style-name="T199"><text:s/></text:span><text:span text:style-name="T47">кычкы</text:span><text:span text:style-name="T5">л </text:span><text:span text:style-name="T83"><text:s/></text:span><text:span text:style-name="T5">тарту</text:span><text:span text:style-name="T114">у</text:span><text:span text:style-name="T5">,</text:span><text:span text:style-name="T9"> </text:span><text:span text:style-name="T47">бузулу</text:span><text:span text:style-name="T5">у</text:span><text:span text:style-name="T144"> </text:span><text:span text:style-name="T28">(</text:span><text:span text:style-name="T53">ма</text:span><text:span text:style-name="T41">й</text:span><text:span text:style-name="T5">,</text:span><text:span text:style-name="T144"> </text:span><text:span text:style-name="T41">айр</text:span><text:span text:style-name="T25">а</text:span><text:span text:style-name="T53">н</text:span><text:span text:style-name="T143"> </text:span><text:span text:style-name="T25">ж</text:span><text:span text:style-name="T53">. б.</text:span><text:span text:style-name="T41"> </text:span><text:span text:style-name="T47">)</text:span><text:span text:style-name="T5">.</text:span><text:span text:style-name="T213"> </text:span><text:span text:style-name="T28">4</text:span><text:span text:style-name="T5">.</text:span><text:span text:style-name="T213"> </text:span><text:span text:style-name="T5">и</text:span><text:span text:style-name="T28">ч</text:span><text:span text:style-name="T5">и</text:span></text:p>
          <text:p text:style-name="P163"><text:span text:style-name="T362">күйү</text:span><text:span text:style-name="T344">ү,</text:span><text:span text:style-name="T439"> </text:span><text:span text:style-name="T362">өкүнү</text:span><text:span text:style-name="T387">ү</text:span><text:span text:style-name="T344">,</text:span><text:span text:style-name="T432"> </text:span><text:span text:style-name="T344">б</text:span><text:span text:style-name="T351">у</text:span><text:span text:style-name="T344">шайм</text:span><text:span text:style-name="T351">а</text:span><text:span text:style-name="T344">н</text:span><text:span text:style-name="T436"> </text:span><text:span text:style-name="T344">болу</text:span><text:span text:style-name="T387">у</text:span><text:span text:style-name="T344">.</text:span></text:p>
          <text:p text:style-name="P151"><text:span text:style-name="T341">a</text:span><text:span text:style-name="T346">cı</text:span><text:span text:style-name="T341">mas</text:span><text:span text:style-name="T346">ı</text:span><text:span text:style-name="T341">z </text:span><text:span text:style-name="T353"><text:s/></text:span><text:span text:style-name="T344">бо</text:span><text:span text:style-name="T362">о</text:span><text:span text:style-name="T344">ру </text:span><text:span text:style-name="T458"><text:s/></text:span><text:span text:style-name="T344">та</text:span><text:span text:style-name="T387">ш</text:span><text:span text:style-name="T344">, </text:span><text:span text:style-name="T476"><text:s/></text:span><text:span text:style-name="T344">т</text:span><text:span text:style-name="T351">а</text:span><text:span text:style-name="T344">ш </text:span><text:span text:style-name="T368"><text:s/></text:span><text:span text:style-name="T344">б</text:span><text:span text:style-name="T362">о</text:span><text:span text:style-name="T344">ор, </text:span><text:span text:style-name="T458"><text:s/></text:span><text:span text:style-name="T362">к</text:span><text:span text:style-name="T351">а</text:span><text:span text:style-name="T362">й</text:span><text:span text:style-name="T344">-</text:span><text:span text:style-name="T429"> </text:span><text:span text:style-name="T362">рымсы</text:span><text:span text:style-name="T344">з, </text:span><text:span text:style-name="T370"><text:s/></text:span><text:span text:style-name="T362">а</text:span><text:span text:style-name="T351">ё</text:span><text:span text:style-name="T362">осу</text:span><text:span text:style-name="T344">з, </text:span><text:span text:style-name="T352"><text:s/></text:span><text:span text:style-name="T362">катаал</text:span><text:span text:style-name="T344">, </text:span><text:span text:style-name="T370"><text:s/></text:span><text:span text:style-name="T362">мээр</text:span><text:span text:style-name="T344">им-</text:span></text:p>
          <text:p text:style-name="P164"><text:span text:style-name="T344">си</text:span><text:span text:style-name="T362">з</text:span><text:span text:style-name="T344">.</text:span></text:p>
          <text:p text:style-name="P146"><text:span text:style-name="T341">a</text:span><text:span text:style-name="T346">cı</text:span><text:span text:style-name="T341">mas</text:span><text:span text:style-name="T346">ı</text:span><text:span text:style-name="T375">z</text:span><text:span text:style-name="T346">c</text:span><text:span text:style-name="T341">a</text:span><text:span text:style-name="T371"> </text:span><text:span text:style-name="T344">б</text:span><text:span text:style-name="T362">о</text:span><text:span text:style-name="T344">ору</text:span><text:span text:style-name="T374"> </text:span><text:span text:style-name="T362">ташты</text:span><text:span text:style-name="T344">к</text:span><text:span text:style-name="T370"> </text:span><text:span text:style-name="T362">кылы</text:span><text:span text:style-name="T344">п,</text:span><text:span text:style-name="T370"> </text:span><text:span text:style-name="T344">боор</text:span><text:span text:style-name="T369"> </text:span><text:span text:style-name="T344">оор</text:span><text:span text:style-name="T351">у</text:span><text:span text:style-name="T344">бай,</text:span><text:span text:style-name="T392"> </text:span><text:span text:style-name="T362">а</text:span><text:span text:style-name="T351">я</text:span><text:span text:style-name="T362">ба</text:span><text:span text:style-name="T387">й</text:span><text:span text:style-name="T344">,</text:span><text:span text:style-name="T392"> </text:span><text:span text:style-name="T362">а</text:span><text:span text:style-name="T351">я</text:span><text:span text:style-name="T362">нычсыз</text:span><text:span text:style-name="T344">,</text:span><text:span text:style-name="T374"> </text:span><text:span text:style-name="T362">аёосу</text:span><text:span text:style-name="T344">з-</text:span></text:p>
          <text:p text:style-name="P165"><text:span text:style-name="T344">дук</text:span><text:span text:style-name="T439"> </text:span><text:span text:style-name="T362">мене</text:span><text:span text:style-name="T344">н.</text:span></text:p>
          <text:p text:style-name="P10"><text:span text:style-name="T17">a</text:span><text:span text:style-name="T22">cı</text:span><text:span text:style-name="T17">mas</text:span><text:span text:style-name="T22">ı</text:span><text:span text:style-name="T77">z</text:span><text:span text:style-name="T22">lı</text:span><text:span text:style-name="T17">k,</text:span><text:span text:style-name="T268"> </text:span><text:span text:style-name="T17">-ğı</text:span><text:span text:style-name="T286"> </text:span><text:span text:style-name="T5">таш</text:span><text:span text:style-name="T225"> </text:span><text:span text:style-name="T5">б</text:span><text:span text:style-name="T47">о</text:span><text:span text:style-name="T5">о</text:span><text:span text:style-name="T28">р</text:span><text:span text:style-name="T5">ду</text:span><text:span text:style-name="T114">к</text:span><text:span text:style-name="T5">,</text:span><text:span text:style-name="T225"> </text:span><text:span text:style-name="T47">к</text:span><text:span text:style-name="T28">а</text:span><text:span text:style-name="T47">йрым</text:span><text:span text:style-name="T5">-</text:span><text:span text:style-name="T4"> </text:span><text:span text:style-name="T47">сызды</text:span><text:span text:style-name="T5">к,</text:span><text:span text:style-name="T238"> </text:span><text:span text:style-name="T47">аёосузду</text:span><text:span text:style-name="T114">к</text:span><text:span text:style-name="T5">,</text:span><text:span text:style-name="T318"> </text:span><text:span text:style-name="T47">к</text:span><text:span text:style-name="T28">а</text:span><text:span text:style-name="T47">таа</text:span><text:span text:style-name="T28">л</text:span><text:span text:style-name="T47">ды</text:span><text:span text:style-name="T114">к</text:span><text:span text:style-name="T5">.</text:span></text:p>
          <text:p text:style-name="P144"><text:span text:style-name="T341">a</text:span><text:span text:style-name="T346">cım</text:span><text:span text:style-name="T341">t</text:span><text:span text:style-name="T346">ıra</text:span><text:span text:style-name="T341">k</text:span><text:span text:style-name="T435"> </text:span><text:span text:style-name="T362">к</text:span><text:span text:style-name="T351">ы</text:span><text:span text:style-name="T362">йгы</text:span><text:span text:style-name="T344">л,</text:span><text:span text:style-name="T439"> </text:span><text:span text:style-name="T362">кычк</text:span><text:span text:style-name="T351">ы</text:span><text:span text:style-name="T344">л,</text:span><text:span text:style-name="T439"> </text:span><text:span text:style-name="T362">ачкы</text:span><text:span text:style-name="T344">л,</text:span><text:span text:style-name="T439"> </text:span><text:span text:style-name="T362">ачуу тарты</text:span><text:span text:style-name="T344">п</text:span><text:span text:style-name="T395"> </text:span><text:span text:style-name="T362">калг</text:span><text:span text:style-name="T351">а</text:span><text:span text:style-name="T344">н.</text:span></text:p>
          <text:p text:style-name="P18"><text:span text:style-name="T17">a</text:span><text:span text:style-name="T22">cı</text:span><text:span text:style-name="T17">na</text:span><text:span text:style-name="T77">c</text:span><text:span text:style-name="T17">ak</text:span><text:span text:style-name="T116"> </text:span><text:span text:style-name="T47">боо</text:span><text:span text:style-name="T5">р оор</text:span><text:span text:style-name="T28">у</text:span><text:span text:style-name="T5">й </text:span><text:span text:style-name="T47">т</text:span><text:span text:style-name="T28">у</text:span><text:span text:style-name="T47">рга</text:span><text:span text:style-name="T5">н, </text:span><text:span text:style-name="T47">кейи</text:span><text:span text:style-name="T5">ш</text:span><text:span text:style-name="T47">т</text:span><text:span text:style-name="T5">ү</text:span><text:span text:style-name="T114">ү</text:span><text:span text:style-name="T5">,</text:span></text:p>
          <text:p text:style-name="P166"><text:span text:style-name="T362">зээ</text:span><text:span text:style-name="T344">н</text:span><text:span text:style-name="T463"> </text:span><text:span text:style-name="T362">кейитке</text:span><text:span text:style-name="T344">н,</text:span><text:span text:style-name="T463"> </text:span><text:span text:style-name="T362">аянычтуу</text:span><text:span text:style-name="T344">.</text:span></text:p>
          <text:p text:style-name="P147"><text:span text:style-name="T341">a</text:span><text:span text:style-name="T346">cı</text:span><text:span text:style-name="T341">nd</text:span><text:span text:style-name="T346">ı</text:span><text:span text:style-name="T341">r</text:span><text:span text:style-name="T375">m</text:span><text:span text:style-name="T341">ak</text:span><text:span text:style-name="T379"> </text:span><text:span text:style-name="T362">зээ</text:span><text:span text:style-name="T344">н</text:span><text:span text:style-name="T368"> </text:span><text:span text:style-name="T344">кейи</text:span><text:span text:style-name="T362">т</text:span><text:span text:style-name="T344">үү,</text:span><text:span text:style-name="T476"> </text:span><text:span text:style-name="T344">өкү</text:span><text:span text:style-name="T351">н</text:span><text:span text:style-name="T344">тү</text:span><text:span text:style-name="T387">ү</text:span><text:span text:style-name="T344">,</text:span><text:span text:style-name="T458"> </text:span><text:span text:style-name="T362">к</text:span><text:span text:style-name="T344">е-</text:span><text:span text:style-name="T429"> </text:span><text:span text:style-name="T344">й</text:span><text:span text:style-name="T362">и</text:span><text:span text:style-name="T344">т</text:span><text:span text:style-name="T362">ү</text:span><text:span text:style-name="T387">ү</text:span><text:span text:style-name="T344">,<text:tab/>бо</text:span><text:span text:style-name="T362">о</text:span><text:span text:style-name="T344">р<text:tab/></text:span><text:span text:style-name="T362">ачыту</text:span><text:span text:style-name="T344">у,<text:tab/></text:span><text:span text:style-name="T362">аяныч</text:span></text:p>
          <text:p text:style-name="P167"><text:span text:style-name="T362">туудуру</text:span><text:span text:style-name="T387">у</text:span><text:span text:style-name="T344">.</text:span></text:p>
          <text:p text:style-name="P94"><text:span text:style-name="T17">a</text:span><text:span text:style-name="T22">cı</text:span><text:span text:style-name="T17">n</text:span><text:span text:style-name="T77">m</text:span><text:span text:style-name="T17">ak </text:span><text:span text:style-name="T327"><text:s/></text:span><text:span text:style-name="T47">(</text:span><text:span text:style-name="T25">бирөөг</text:span><text:span text:style-name="T113">ө</text:span><text:span text:style-name="T5">) </text:span><text:span text:style-name="T209"><text:s/></text:span><text:span text:style-name="T5">боор </text:span><text:span text:style-name="T209"><text:s/></text:span><text:span text:style-name="T5">оору</text:span><text:span text:style-name="T47">у</text:span><text:span text:style-name="T5">, </text:span><text:span text:style-name="T209"><text:s/></text:span><text:span text:style-name="T47">аёо</text:span><text:span text:style-name="T5">,</text:span><text:span text:style-name="T9"> </text:span><text:span text:style-name="T47">зээн</text:span><text:span text:style-name="T5">и</text:span><text:span text:style-name="T79"> </text:span><text:span text:style-name="T47">кейү</text:span><text:span text:style-name="T114">ү</text:span><text:span text:style-name="T5">,</text:span><text:span text:style-name="T161"> </text:span><text:span text:style-name="T47">жан</text:span><text:span text:style-name="T5">ы</text:span><text:span text:style-name="T161"> </text:span><text:span text:style-name="T47">ачу</text:span><text:span text:style-name="T5">у.</text:span></text:p>
          <text:p text:style-name="P19"><text:span text:style-name="T17">a</text:span><text:span text:style-name="T22">cı</text:span><text:span text:style-name="T17">s</text:span><text:span text:style-name="T22">ı</text:span><text:span text:style-name="T17">z <text:s/></text:span><text:span text:style-name="T223"><text:s/></text:span><text:span text:style-name="T17">1. <text:s/></text:span><text:span text:style-name="T228"><text:s/></text:span><text:span text:style-name="T28">о</text:span><text:span text:style-name="T5">ор</text:span><text:span text:style-name="T47">у</text:span><text:span text:style-name="T5">т</text:span><text:span text:style-name="T47">п</text:span><text:span text:style-name="T28">а</text:span><text:span text:style-name="T114">й</text:span><text:span text:style-name="T5">, <text:s/></text:span><text:span text:style-name="T230"><text:s/></text:span><text:span text:style-name="T47">ж</text:span><text:span text:style-name="T28">а</text:span><text:span text:style-name="T5">н <text:s/></text:span><text:span text:style-name="T222"><text:s/></text:span><text:span text:style-name="T47">кейитп</text:span><text:span text:style-name="T28">е</text:span><text:span text:style-name="T114">й</text:span><text:span text:style-name="T5">.</text:span></text:p>
          <text:list xml:id="list9140773669529268274" text:style-name="WW8Num3">
            <text:list-item>
              <text:p text:style-name="P168"><text:span text:style-name="T362">ачуусуз</text:span><text:span text:style-name="T344">,</text:span><text:span text:style-name="T411"> </text:span><text:span text:style-name="T362">ачу</text:span><text:span text:style-name="T344">у</text:span><text:span text:style-name="T411"> </text:span><text:span text:style-name="T362">даам</text:span><text:span text:style-name="T344">ы</text:span><text:span text:style-name="T411"> </text:span><text:span text:style-name="T362">бол</text:span><text:span text:style-name="T344">б</text:span><text:span text:style-name="T362">ого</text:span><text:span text:style-name="T387">н</text:span><text:span text:style-name="T344">.</text:span></text:p>
            </text:list-item>
            <text:list-item>
              <text:p text:style-name="P169"><text:span text:style-name="T362">к</text:span><text:span text:style-name="T351">а</text:span><text:span text:style-name="T362">йг</text:span><text:span text:style-name="T344">ы</text:span><text:span text:style-name="T362">-капасы</text:span><text:span text:style-name="T387">з</text:span><text:span text:style-name="T344">, </text:span><text:span text:style-name="T395"><text:s/></text:span><text:span text:style-name="T362">с</text:span><text:span text:style-name="T351">а</text:span><text:span text:style-name="T362">наасы</text:span><text:span text:style-name="T344">з, </text:span><text:span text:style-name="T417"><text:s/></text:span><text:span text:style-name="T344">б</text:span><text:span text:style-name="T377">е</text:span><text:span text:style-name="T344">й-</text:span></text:p>
            </text:list-item>
          </text:list>
          <text:p text:style-name="P170"><text:span text:style-name="T358">капа</text:span>р.</text:p>
          <text:p text:style-name="P19"><text:span text:style-name="T17">a</text:span><text:span text:style-name="T22">cı</text:span><text:span text:style-name="T17">t</text:span><text:span text:style-name="T77">m</text:span><text:span text:style-name="T17">ak </text:span><text:span text:style-name="T153"><text:s/></text:span><text:span text:style-name="T45">1</text:span><text:span text:style-name="T17">. </text:span><text:span text:style-name="T292"><text:s/></text:span><text:span text:style-name="T47">ачыту</text:span><text:span text:style-name="T5">у, </text:span><text:span text:style-name="T306"><text:s/></text:span><text:span text:style-name="T47">ачу</text:span><text:span text:style-name="T5">у </text:span><text:span text:style-name="T306"><text:s/></text:span><text:span text:style-name="T47">даа</text:span><text:span text:style-name="T5">м </text:span><text:span text:style-name="T306"><text:s/></text:span><text:span text:style-name="T47">кату</text:span><text:span text:style-name="T5">у.</text:span></text:p>
          <text:p text:style-name="P118"><text:span text:style-name="T341">2.</text:span><text:span text:style-name="T362">жа</text:span><text:span text:style-name="T344">н</text:span><text:span text:style-name="T408"> </text:span><text:span text:style-name="T362">к</text:span><text:span text:style-name="T351">е</text:span><text:span text:style-name="T362">йитү</text:span><text:span text:style-name="T344">ү,</text:span><text:span text:style-name="T408"> </text:span><text:span text:style-name="T362">о</text:span><text:span text:style-name="T344">ор</text:span><text:span text:style-name="T362">у</text:span><text:span text:style-name="T344">т</text:span><text:span text:style-name="T362">у</text:span><text:span text:style-name="T344">у,</text:span><text:span text:style-name="T408"> </text:span><text:span text:style-name="T362">жарало</text:span><text:span text:style-name="T387">о</text:span><text:span text:style-name="T344">,</text:span></text:p>
          <text:p text:style-name="P171"><text:span text:style-name="T344">көңүл </text:span><text:span text:style-name="T362">калт</text:span><text:span text:style-name="T351">ы</text:span><text:span text:style-name="T344">р</text:span><text:span text:style-name="T362">у</text:span><text:span text:style-name="T387">у</text:span><text:span text:style-name="T344">,</text:span><text:span text:style-name="T413"> </text:span><text:span text:style-name="T362">кап</text:span><text:span text:style-name="T344">а</text:span><text:span text:style-name="T413"> </text:span><text:span text:style-name="T362">кы</text:span><text:span text:style-name="T351">л</text:span><text:span text:style-name="T362">у</text:span><text:span text:style-name="T344">у.</text:span></text:p>
          <text:p text:style-name="P19"><text:span text:style-name="T17">ac</text:span><text:span text:style-name="T22">i</text:span><text:span text:style-name="T17">l</text:span><text:span text:style-name="T334"> </text:span><text:span text:style-name="T17">1.</text:span><text:span text:style-name="T329"> </text:span><text:span text:style-name="T5">ш</text:span><text:span text:style-name="T28">а</text:span><text:span text:style-name="T5">ш</text:span><text:span text:style-name="T28">ы</text:span><text:span text:style-name="T5">лы</text:span><text:span text:style-name="T114">ш</text:span><text:span text:style-name="T5">,</text:span><text:span text:style-name="T70"> </text:span><text:span text:style-name="T47">ыкча</text:span><text:span text:style-name="T5">м,</text:span><text:span text:style-name="T70"> </text:span><text:span text:style-name="T47">те</text:span><text:span text:style-name="T5">з</text:span><text:span text:style-name="T70"> </text:span><text:span text:style-name="T5">арада.</text:span><text:span text:style-name="T331"> </text:span><text:span text:style-name="T17">2.</text:span></text:p>
          <text:p text:style-name="P74"><text:span text:style-name="T46">те</text:span><text:span text:style-name="T4">з,</text:span><text:span text:style-name="T120"> </text:span><text:span text:style-name="T4">б</text:span><text:span text:style-name="T27">а</text:span><text:span text:style-name="T4">т,</text:span><text:span text:style-name="T130"> </text:span><text:span text:style-name="T4">д</text:span><text:span text:style-name="T27">а</text:span><text:span text:style-name="T4">р</text:span><text:span text:style-name="T46">о</text:span><text:span text:style-name="T4">о.</text:span><text:span text:style-name="T120"> </text:span><text:span text:style-name="T16">~</text:span><text:span text:style-name="T126"> </text:span><text:span text:style-name="T44">ihtiy</text:span><text:span text:style-name="T16">aç</text:span><text:span text:style-name="T67"> </text:span><text:span text:style-name="T46">ша</text:span><text:span text:style-name="T4">ш</text:span><text:span text:style-name="T46">ылыш</text:span></text:p>
          <text:p text:style-name="P12"><text:span text:style-name="T47">муктажды</text:span><text:span text:style-name="T114">к</text:span><text:span text:style-name="T5">.</text:span><text:span text:style-name="T284"> </text:span><text:span text:style-name="T17">~</text:span><text:span text:style-name="T205"> </text:span><text:span text:style-name="T17">şifa</text:span><text:span text:style-name="T77">l</text:span><text:span text:style-name="T17">ar</text:span><text:span text:style-name="T233"> </text:span><text:span text:style-name="T17">dilemek</text:span><text:span text:style-name="T233"> </text:span><text:span text:style-name="T47">тез</text:span><text:span text:style-name="T49"> </text:span><text:span text:style-name="T47">сакайы</text:span><text:span text:style-name="T5">п</text:span><text:span text:style-name="T99"> </text:span><text:span text:style-name="T28">ке</text:span><text:span text:style-name="T5">т</text:span><text:span text:style-name="T47">ү</text:span><text:span text:style-name="T5">ү</text:span><text:span text:style-name="T47">с</text:span><text:span text:style-name="T5">үн</text:span><text:span text:style-name="T103"> </text:span><text:span text:style-name="T47">тил</text:span><text:span text:style-name="T5">өө.</text:span><text:span text:style-name="T99"> </text:span><text:span text:style-name="T17">~</text:span><text:span text:style-name="T16"> </text:span><text:span text:style-name="T17">tedbirler </text:span><text:span text:style-name="T105"><text:s/></text:span><text:span text:style-name="T17">a</text:span><text:span text:style-name="T77">l</text:span><text:span text:style-name="T17">mak </text:span><text:span text:style-name="T101"><text:s/></text:span><text:span text:style-name="T5">шашы</text:span><text:span text:style-name="T28">л</text:span><text:span text:style-name="T47">ы</text:span><text:span text:style-name="T5">ш </text:span><text:span text:style-name="T99"><text:s/></text:span><text:span text:style-name="T47">чара</text:span></text:p>
          <text:p text:style-name="P172"><text:span text:style-name="T362">көрү</text:span><text:span text:style-name="T387">ү</text:span><text:span text:style-name="T344">.</text:span></text:p>
          <text:p text:style-name="P146"><text:span text:style-name="T341">a</text:span><text:span text:style-name="T346">cile</text:span><text:span text:style-name="T341">n</text:span><text:span text:style-name="T393"> </text:span><text:span text:style-name="T344">ш</text:span><text:span text:style-name="T351">а</text:span><text:span text:style-name="T344">ш</text:span><text:span text:style-name="T351">ы</text:span><text:span text:style-name="T344">лы</text:span><text:span text:style-name="T387">ш</text:span><text:span text:style-name="T344">,</text:span><text:span text:style-name="T395"> </text:span><text:span text:style-name="T362">те</text:span><text:span text:style-name="T344">з,</text:span><text:span text:style-name="T395"> </text:span><text:span text:style-name="T362">те</text:span><text:span text:style-name="T344">з</text:span><text:span text:style-name="T396"> </text:span><text:span text:style-name="T344">арада,</text:span><text:span text:style-name="T395"> </text:span><text:span text:style-name="T344">да</text:span><text:span text:style-name="T351">р</text:span><text:span text:style-name="T344">оо,</text:span><text:span text:style-name="T443"> </text:span><text:span text:style-name="T344">күт</text:span><text:span text:style-name="T362">т</text:span><text:span text:style-name="T344">ү</text:span><text:span text:style-name="T351">р</text:span><text:span text:style-name="T344">б</text:span><text:span text:style-name="T362">ө</text:span><text:span text:style-name="T344">ст</text:span><text:span text:style-name="T362">ө</text:span><text:span text:style-name="T344">н,</text:span><text:span text:style-name="T436"> </text:span><text:span text:style-name="T344">тез</text:span><text:span text:style-name="T362">д</text:span><text:span text:style-name="T344">ик</text:span><text:span text:style-name="T442"> </text:span><text:span text:style-name="T362">мен</text:span><text:span text:style-name="T351">е</text:span><text:span text:style-name="T344">н.</text:span></text:p>
          <text:p text:style-name="P24"><text:span text:style-name="T17">ac</text:span><text:span text:style-name="T22">i</text:span><text:span text:style-name="T77">z</text:span><text:span text:style-name="T17">,-c</text:span><text:span text:style-name="T77">z</text:span><text:span text:style-name="T17">i 1.</text:span><text:span text:style-name="T22"> </text:span><text:span text:style-name="T47">алсызды</text:span><text:span text:style-name="T114">к</text:span><text:span text:style-name="T5">,</text:span><text:span text:style-name="T28"> к</text:span><text:span text:style-name="T5">ү</text:span><text:span text:style-name="T47">чс</text:span><text:span text:style-name="T5">үз</text:span><text:span text:style-name="T28">д</text:span><text:span text:style-name="T5">үк,</text:span><text:span text:style-name="T79"> </text:span><text:span text:style-name="T47">чаба</text:span><text:span text:style-name="T5">л-</text:span></text:p>
          <text:p text:style-name="P173"><text:span text:style-name="T344">дык,</text:span><text:span text:style-name="T450"> </text:span><text:span text:style-name="T351">ж</text:span><text:span text:style-name="T344">ү</text:span><text:span text:style-name="T351">үн</text:span><text:span text:style-name="T344">ү</text:span><text:span text:style-name="T450"> </text:span><text:span text:style-name="T344">б</text:span><text:span text:style-name="T362">о</text:span><text:span text:style-name="T344">шту</text:span><text:span text:style-name="T387">к</text:span><text:span text:style-name="T344">.</text:span><text:span text:style-name="T405"> </text:span><text:span text:style-name="T341">2.</text:span><text:span text:style-name="T449"> </text:span><text:span text:style-name="T362">жөндө</text:span><text:span text:style-name="T344">м-</text:span><text:span text:style-name="T429"> </text:span><text:span text:style-name="T344">сү</text:span><text:span text:style-name="T351">з</text:span><text:span text:style-name="T344">дү</text:span><text:span text:style-name="T362">к</text:span><text:span text:style-name="T344">,</text:span><text:span text:style-name="T458"> </text:span><text:span text:style-name="T362">шал</text:span><text:span text:style-name="T351">а</text:span><text:span text:style-name="T362">кылы</text:span><text:span text:style-name="T344">к,</text:span><text:span text:style-name="T458"> </text:span><text:span text:style-name="T344">чор</text:span><text:span text:style-name="T351">к</text:span><text:span text:style-name="T344">октук.</text:span><text:span text:style-name="T354"> </text:span><text:span text:style-name="T341">3.</text:span><text:span text:style-name="T343"> </text:span><text:span text:style-name="T356">ук.</text:span><text:span text:style-name="T462"> </text:span><text:span text:style-name="T344">төл</text:span><text:span text:style-name="T362">ө</text:span><text:span text:style-name="T344">й</text:span><text:span text:style-name="T428"> </text:span><text:span text:style-name="T351">а</text:span><text:span text:style-name="T362">л</text:span><text:span text:style-name="T344">б</text:span><text:span text:style-name="T362">а</text:span><text:span text:style-name="T344">й</text:span><text:span text:style-name="T428"> </text:span><text:span text:style-name="T362">кал</text:span><text:span text:style-name="T351">у</text:span><text:span text:style-name="T344">у,</text:span><text:span text:style-name="T456"> </text:span><text:span text:style-name="T362">жакы</text:span><text:span text:style-name="T344">р-</text:span><text:span text:style-name="T429"> </text:span><text:span text:style-name="T344">дануу,</text:span><text:span text:style-name="T460"> </text:span><text:span text:style-name="T344">бан</text:span><text:span text:style-name="T351">кр</text:span><text:span text:style-name="T344">о</text:span><text:span text:style-name="T387">т</text:span><text:span text:style-name="T344">.</text:span></text:p>
          <text:p text:style-name="P174"><draw:custom-shape text:anchor-type="char" draw:z-index="9" draw:style-name="gr3" draw:text-style-name="P180" svg:width="0.036cm" svg:height="17.848cm" svg:x="10.502cm" svg:y="-1.547cm"><text:p/><draw:enhanced-geometry svg:viewBox="0 0 20 10118" draw:type="non-primitive" draw:enhanced-path="M 0 0  L 0 10119  N"/></draw:custom-shape><text:span text:style-name="T341">âc</text:span><text:span text:style-name="T346">i</text:span><text:span text:style-name="T341">z</text:span><text:span text:style-name="T445"> </text:span><text:span text:style-name="T341">1.</text:span><text:span text:style-name="T431"> </text:span><text:span text:style-name="T362">алсы</text:span><text:span text:style-name="T344">з,</text:span><text:span text:style-name="T448"> </text:span><text:span text:style-name="T344">күчсүз,</text:span><text:span text:style-name="T455"> </text:span><text:span text:style-name="T362">чабал</text:span><text:span text:style-name="T344">,</text:span><text:span text:style-name="T446"> </text:span><text:span text:style-name="T362">жүүн</text:span><text:span text:style-name="T344">ү</text:span><text:span text:style-name="T453"> </text:span><text:span text:style-name="T344">б</text:span><text:span text:style-name="T362">о</text:span><text:span text:style-name="T387">ш</text:span><text:span text:style-name="T344">.</text:span></text:p>
          <text:list xml:id="list4695671857884267692" text:style-name="WW8Num4">
            <text:list-item>
              <text:p text:style-name="P175"><text:span text:style-name="T362">жөндөмсүз</text:span><text:span text:style-name="T344">,</text:span><text:span text:style-name="T413"> </text:span><text:span text:style-name="T344">чоркок,</text:span><text:span text:style-name="T413"> </text:span><text:span text:style-name="T362">эпс</text:span><text:span text:style-name="T344">из,</text:span><text:span text:style-name="T413"> </text:span><text:span text:style-name="T362">арг</text:span><text:span text:style-name="T344">а-</text:span></text:p>
            </text:list-item>
          </text:list>
          <text:p text:style-name="P95"><text:span text:style-name="T46">сы</text:span><text:span text:style-name="T4">з.</text:span><text:span text:style-name="T98"> </text:span><text:span text:style-name="T16">~</text:span><text:span text:style-name="T100"> </text:span><text:span text:style-name="T44">kal</text:span><text:span text:style-name="T21">m</text:span><text:span text:style-name="T44">a</text:span><text:span text:style-name="T16">k</text:span><text:span text:style-name="T274"> </text:span><text:span text:style-name="T46">колуна</text:span><text:span text:style-name="T4">н</text:span><text:span text:style-name="T102"> </text:span><text:span text:style-name="T27">э</text:span><text:span text:style-name="T4">ч</text:span><text:span text:style-name="T98"> </text:span><text:span text:style-name="T4">нерсе</text:span><text:span text:style-name="T5"> </text:span><text:span text:style-name="T46">келбе</text:span><text:span text:style-name="T4">й</text:span><text:span text:style-name="T165"> </text:span><text:span text:style-name="T46">кал</text:span><text:span text:style-name="T27">у</text:span><text:span text:style-name="T4">у.</text:span><text:span text:style-name="T289"> </text:span><text:span text:style-name="T16">~</text:span><text:span text:style-name="T291"> </text:span><text:span text:style-name="T44">k</text:span><text:span text:style-name="T16">a</text:span><text:span text:style-name="T44">na</text:span><text:span text:style-name="T16">at</text:span><text:span text:style-name="T44">imizc</text:span><text:span text:style-name="T16">e</text:span><text:span text:style-name="T123"> </text:span><text:span text:style-name="T46">ж</text:span><text:span text:style-name="T4">а-</text:span><text:span text:style-name="T8"> </text:span><text:span text:style-name="T46">ма</text:span><text:span text:style-name="T4">н</text:span><text:span text:style-name="T224"> </text:span><text:span text:style-name="T4">оюмда.</text:span><text:span text:style-name="T229"> </text:span><text:span text:style-name="T44">~ler</text:span><text:span text:style-name="T16">i</text:span><text:span text:style-name="T326"> </text:span><text:span text:style-name="T40">эс</text:span><text:span text:style-name="T52">к</text:span><text:span text:style-name="T4">.</text:span><text:span text:style-name="T221"> </text:span><text:span text:style-name="T46">ме</text:span><text:span text:style-name="T4">н</text:span><text:span text:style-name="T283"> </text:span><text:span text:style-name="T46">(</text:span><text:span text:style-name="T40">карап</text:span><text:span text:style-name="T52">а-</text:span></text:p>
          <text:p text:style-name="P96"><text:span text:style-name="T52">йымдык</text:span><text:span text:style-name="T71"> </text:span><text:span text:style-name="T40">көргөзү</text:span><text:span text:style-name="T52">ү</text:span><text:span text:style-name="T34"> </text:span><text:span text:style-name="T52">үч</text:span><text:span text:style-name="T40">ү</text:span><text:span text:style-name="T52">н</text:span><text:span text:style-name="T64"> </text:span><text:span text:style-name="T40">а</text:span><text:span text:style-name="T24">й</text:span><text:span text:style-name="T40">тылга</text:span><text:span text:style-name="T52">н</text:span><text:span text:style-name="T46">).</text:span></text:p>
          <text:p text:style-name="P97"><text:span text:style-name="T17">acun</text:span><text:span text:style-name="T339"> </text:span><text:span text:style-name="T47">аала</text:span><text:span text:style-name="T5">м,</text:span><text:span text:style-name="T303"> </text:span><text:span text:style-name="T47">д</text:span><text:span text:style-name="T5">ү</text:span><text:span text:style-name="T47">йн</text:span><text:span text:style-name="T114">ө</text:span><text:span text:style-name="T5">.</text:span></text:p>
          <text:p text:style-name="P176"><text:span text:style-name="T341">acur</text:span><text:span text:style-name="T431"> </text:span><text:span text:style-name="T362">аж</text:span><text:span text:style-name="T351">у</text:span><text:span text:style-name="T344">р,</text:span><text:span text:style-name="T453"> </text:span><text:span text:style-name="T362">теши</text:span><text:span text:style-name="T351">к</text:span><text:span text:style-name="T344">т</text:span><text:span text:style-name="T362">ү</text:span><text:span text:style-name="T387">ү</text:span><text:span text:style-name="T344">,</text:span><text:span text:style-name="T453"> </text:span><text:span text:style-name="T362">көзөнөктү</text:span><text:span text:style-name="T387">ү</text:span><text:span text:style-name="T344">.</text:span></text:p>
          <text:p text:style-name="P98"><text:span text:style-name="T17">acu</text:span><text:span text:style-name="T77">z</text:span><text:span text:style-name="T17">e</text:span><text:span text:style-name="T205"> </text:span><text:span text:style-name="T22">1</text:span><text:span text:style-name="T17">.</text:span><text:span text:style-name="T201"> </text:span><text:span text:style-name="T47">карыга</text:span><text:span text:style-name="T5">н</text:span><text:span text:style-name="T325"> </text:span><text:span text:style-name="T47">кемпир</text:span><text:span text:style-name="T5">.</text:span><text:span text:style-name="T284"> </text:span><text:span text:style-name="T17">2.</text:span><text:span text:style-name="T286"> </text:span><text:span text:style-name="T25">ооз</text:span><text:span text:style-name="T53">. </text:span><text:span text:style-name="T207"><text:s/></text:span><text:span text:style-name="T47">жез</text:span><text:span text:style-name="T50"> </text:span><text:span text:style-name="T47">кемпи</text:span><text:span text:style-name="T5">р,</text:span><text:span text:style-name="T322"> </text:span><text:span text:style-name="T47">м</text:span><text:span text:style-name="T28">а</text:span><text:span text:style-name="T47">ста</text:span><text:span text:style-name="T5">н.</text:span></text:p>
          <text:p text:style-name="P99"><text:span text:style-name="T17">ac</text:span><text:span text:style-name="T22">y</text:span><text:span text:style-name="T17">o</text:span><text:span text:style-name="T241"> </text:span><text:span text:style-name="T41">фи</text:span><text:span text:style-name="T113">н</text:span><text:span text:style-name="T53">.</text:span><text:span text:style-name="T226"> </text:span><text:span text:style-name="T5">а</text:span><text:span text:style-name="T28">ж</text:span><text:span text:style-name="T5">ио,</text:span><text:span text:style-name="T322"> </text:span><text:span text:style-name="T47">ла</text:span><text:span text:style-name="T5">ж.</text:span></text:p>
          <text:p text:style-name="P177"><text:span text:style-name="T341">ac</text:span><text:span text:style-name="T346">y</text:span><text:span text:style-name="T341">ocu<text:tab/></text:span><text:span text:style-name="T362">б</text:span><text:span text:style-name="T344">и</text:span><text:span text:style-name="T362">рж</text:span><text:span text:style-name="T344">а<text:tab/></text:span><text:span text:style-name="T362">кызматкер</text:span><text:span text:style-name="T344">и,<text:tab/></text:span><text:span text:style-name="T362">кызыл</text:span><text:span text:style-name="T366"> </text:span><text:span text:style-name="T362">кула</text:span><text:span text:style-name="T344">к.</text:span></text:p>
          <text:p text:style-name="P100"><text:span text:style-name="T17">aç</text:span><text:span text:style-name="T268"> </text:span><text:span text:style-name="T17">1.</text:span><text:span text:style-name="T212"> </text:span><text:span text:style-name="T47">ач</text:span><text:span text:style-name="T5">,</text:span><text:span text:style-name="T222"> </text:span><text:span text:style-name="T47">ачк</text:span><text:span text:style-name="T5">а.</text:span><text:span text:style-name="T225"> </text:span><text:span text:style-name="T17">2.</text:span><text:span text:style-name="T219"> </text:span><text:span text:style-name="T47">а</text:span><text:span text:style-name="T5">ч</text:span><text:span text:style-name="T225"> </text:span><text:span text:style-name="T47">көз</text:span><text:span text:style-name="T5">,</text:span><text:span text:style-name="T222"> </text:span><text:span text:style-name="T5">көзү</text:span><text:span text:style-name="T225"> </text:span><text:span text:style-name="T5">т</text:span><text:span text:style-name="T47">о</text:span><text:span text:style-name="T5">йбо</text:span><text:span text:style-name="T47">с</text:span><text:span text:style-name="T5">,</text:span></text:p>
          <text:p text:style-name="P102"><text:span text:style-name="T5">сук.</text:span><text:span text:style-name="T331"> </text:span><text:span text:style-name="T17">3.</text:span><text:span text:style-name="T334"> </text:span><text:span text:style-name="T47">ачк</text:span><text:span text:style-name="T5">а</text:span><text:span text:style-name="T333"> </text:span><text:span text:style-name="T47">киш</text:span><text:span text:style-name="T5">и.</text:span><text:span text:style-name="T62"> </text:span><text:span text:style-name="T17">4.</text:span><text:span text:style-name="T63"> </text:span><text:span text:style-name="T47">ачты</text:span><text:span text:style-name="T5">к,</text:span><text:span text:style-name="T333"> </text:span><text:span text:style-name="T47">ачк</text:span><text:span text:style-name="T5">а-</text:span><text:span text:style-name="T8"> </text:span><text:span text:style-name="T47">чылы</text:span><text:span text:style-name="T5">к.</text:span><text:span text:style-name="T83"> </text:span><text:span text:style-name="T17">5.</text:span><text:span text:style-name="T82"> </text:span><text:span text:style-name="T47">максатту</text:span><text:span text:style-name="T114">у</text:span><text:span text:style-name="T5">,</text:span><text:span text:style-name="T88"> </text:span><text:span text:style-name="T28">у</text:span><text:span text:style-name="T47">мтулга</text:span><text:span text:style-name="T114">н</text:span><text:span text:style-name="T5">,</text:span><text:span text:style-name="T9"> </text:span><text:span text:style-name="T47">суусага</text:span><text:span text:style-name="T114">н</text:span><text:span text:style-name="T5">.</text:span><text:span text:style-name="T191"> </text:span><text:span text:style-name="T17">~ı</text:span><text:span text:style-name="T192"> </text:span><text:span text:style-name="T17">a</text:span><text:span text:style-name="T22">çı</text:span><text:span text:style-name="T17">na</text:span><text:span text:style-name="T194"> </text:span><text:span text:style-name="T47">а</text:span><text:span text:style-name="T5">ч</text:span><text:span text:style-name="T191"> </text:span><text:span text:style-name="T47">кары</text:span><text:span text:style-name="T5">н.</text:span><text:span text:style-name="T196"> </text:span><text:span text:style-name="T17">~</text:span><text:span text:style-name="T140"> </text:span><text:span text:style-name="T17">а</text:span><text:span text:style-name="T22">çı</text:span><text:span text:style-name="T17">k</text:span></text:p>
          <text:p text:style-name="P102"><text:span text:style-name="T47">ач-жылаңа</text:span><text:span text:style-name="T5">ч,</text:span><text:span text:style-name="T232"> </text:span><text:span text:style-name="T5">үй</text:span><text:span text:style-name="T47">-</text:span><text:span text:style-name="T5">ж</text:span><text:span text:style-name="T28">а</text:span><text:span text:style-name="T5">йс</text:span><text:span text:style-name="T28">ы</text:span><text:span text:style-name="T5">з.</text:span><text:span text:style-name="T200"> </text:span><text:span text:style-name="T17">~</text:span><text:span text:style-name="T233"> </text:span><text:span text:style-name="T22">a</text:span><text:span text:style-name="T17">yı</text:span><text:span text:style-name="T16"> </text:span><text:span text:style-name="T17">o</text:span><text:span text:style-name="T22">y</text:span><text:span text:style-name="T17">n</text:span><text:span text:style-name="T22">a</text:span><text:span text:style-name="T17">maz</text:span><text:span text:style-name="T119"> </text:span><text:span text:style-name="T53">ма</text:span><text:span text:style-name="T25">к</text:span><text:span text:style-name="T53">.</text:span><text:span text:style-name="T149"> </text:span><text:span text:style-name="T47">ачк</text:span><text:span text:style-name="T5">а</text:span><text:span text:style-name="T125"> </text:span><text:span text:style-name="T47">аю</text:span><text:span text:style-name="T5">у</text:span><text:span text:style-name="T125"> </text:span><text:span text:style-name="T5">ойн</text:span><text:span text:style-name="T47">о</text:span><text:span text:style-name="T5">б</text:span><text:span text:style-name="T47">о</text:span><text:span text:style-name="T5">йт</text:span><text:span text:style-name="T8"> </text:span><text:span text:style-name="T47">(</text:span><text:span text:style-name="T25">и</text:span><text:span text:style-name="T53">ш <text:s text:c="2"/></text:span><text:span text:style-name="T97"><text:s/></text:span><text:span text:style-name="T41">кылд</text:span><text:span text:style-name="T76">ы</text:span><text:span text:style-name="T41">ру</text:span><text:span text:style-name="T53">у <text:s text:c="2"/></text:span><text:span text:style-name="T107"><text:s/></text:span><text:span text:style-name="T53">ү</text:span><text:span text:style-name="T76">ч</text:span><text:span text:style-name="T53">үн <text:s text:c="2"/></text:span><text:span text:style-name="T107"><text:s/></text:span><text:span text:style-name="T53">адег</text:span><text:span text:style-name="T25">е</text:span><text:span text:style-name="T41">н</text:span><text:span text:style-name="T53">де</text:span></text:p>
          <text:p text:style-name="P104"><text:span text:style-name="T41">тойгузу</text:span><text:span text:style-name="T53">у</text:span><text:span text:style-name="T65"> </text:span><text:span text:style-name="T41">кере</text:span><text:span text:style-name="T53">к</text:span><text:span text:style-name="T65"> </text:span><text:span text:style-name="T53">ма</text:span><text:span text:style-name="T25">а</text:span><text:span text:style-name="T53">нис</text:span><text:span text:style-name="T76">и</text:span><text:span text:style-name="T53">н</text:span><text:span text:style-name="T25">д</text:span><text:span text:style-name="T113">е</text:span><text:span text:style-name="T47">)</text:span><text:span text:style-name="T5">.</text:span><text:span text:style-name="T74"> </text:span><text:span text:style-name="T17">~</text:span><text:span text:style-name="T16"> </text:span><text:span text:style-name="T17">b</text:span><text:span text:style-name="T22">ı</text:span><text:span text:style-name="T17">rak</text:span><text:span text:style-name="T77">m</text:span><text:span text:style-name="T17">ak</text:span><text:span text:style-name="T22"> </text:span><text:span text:style-name="T47">ач</text:span><text:span text:style-name="T28">(</text:span><text:span text:style-name="T47">к</text:span><text:span text:style-name="T5">а)</text:span><text:span text:style-name="T159"> </text:span><text:span text:style-name="T47">калтыру</text:span><text:span text:style-name="T5">у.</text:span><text:span text:style-name="T161"> </text:span><text:span text:style-name="T17">~</text:span><text:span text:style-name="T162"> </text:span><text:span text:style-name="T22">bil</text:span><text:span text:style-name="T17">a</text:span><text:span text:style-name="T22">ç/</text:span><text:span text:style-name="T44"> </text:span><text:span text:style-name="T22">çı</text:span><text:span text:style-name="T17">plak <text:s/></text:span><text:span text:style-name="T47">а</text:span><text:span text:style-name="T5">ч</text:span><text:span text:style-name="T155"> </text:span><text:span text:style-name="T47">жылаңа</text:span><text:span text:style-name="T5">ч,</text:span><text:span text:style-name="T155"> </text:span><text:span text:style-name="T47">багуусу</text:span><text:span text:style-name="T114">з</text:span><text:span text:style-name="T5">,</text:span><text:span text:style-name="T85"> </text:span><text:span text:style-name="T47">к</text:span><text:span text:style-name="T5">а-</text:span></text:p>
          <text:p text:style-name="P103"><text:span text:style-name="T5">роос</text:span><text:span text:style-name="T28">у</text:span><text:span text:style-name="T5">з.</text:span><text:span text:style-name="T114"> </text:span><text:span text:style-name="T17">~</text:span><text:span text:style-name="T116"> </text:span><text:span text:style-name="T17">gö</text:span><text:span text:style-name="T77">z</text:span><text:span text:style-name="T22">l</text:span><text:span text:style-name="T17">ü</text:span><text:span text:style-name="T116"> </text:span><text:span text:style-name="T47">а</text:span><text:span text:style-name="T5">ч</text:span><text:span text:style-name="T47"> кө</text:span><text:span text:style-name="T5">з,</text:span><text:span text:style-name="T28"> </text:span><text:span text:style-name="T5">сук,</text:span><text:span text:style-name="T28"> </text:span><text:span text:style-name="T5">т</text:span><text:span text:style-name="T47">о</text:span><text:span text:style-name="T5">йбо</text:span><text:span text:style-name="T114">с</text:span><text:span text:style-name="T5">.</text:span></text:p>
          <text:p text:style-name="P105"><text:span text:style-name="T16">~</text:span><text:span text:style-name="T152"> </text:span><text:span text:style-name="T16">gö</text:span><text:span text:style-name="T21">z</text:span><text:span text:style-name="T44">l</text:span><text:span text:style-name="T16">ülük</text:span><text:span text:style-name="T298"> </text:span><text:span text:style-name="T46">а</text:span><text:span text:style-name="T4">ч</text:span><text:span text:style-name="T134"> </text:span><text:span text:style-name="T4">көздүк,</text:span><text:span text:style-name="T195"> </text:span><text:span text:style-name="T46">сукту</text:span><text:span text:style-name="T4">к,</text:span><text:span text:style-name="T9"> </text:span><text:span text:style-name="T4">тойб</text:span><text:span text:style-name="T46">о</text:span><text:span text:style-name="T4">стук. <text:s/></text:span><text:span text:style-name="T301"><text:s/></text:span><text:span text:style-name="T16">~ <text:s/></text:span><text:span text:style-name="T298"><text:s/></text:span><text:span text:style-name="T16">gö</text:span><text:span text:style-name="T21">z</text:span><text:span text:style-name="T16">lülük <text:s/></text:span><text:span text:style-name="T163"><text:s/></text:span><text:span text:style-name="T16">etmek <text:s/></text:span><text:span text:style-name="T163"><text:s/></text:span><text:span text:style-name="T46">ач</text:span></text:p>
          <text:p text:style-name="P178"><text:span text:style-name="T344">көздүк</text:span><text:span text:style-name="T354"> </text:span><text:span text:style-name="T362">кыл</text:span><text:span text:style-name="T351">у</text:span><text:span text:style-name="T344">у,</text:span><text:span text:style-name="T354"> </text:span><text:span text:style-name="T362">алкымы</text:span><text:span text:style-name="T344">н</text:span><text:span text:style-name="T380"> </text:span><text:span text:style-name="T362">агыту</text:span><text:span text:style-name="T344">у,</text:span><text:span text:style-name="T443"> </text:span><text:span text:style-name="T362">сукулдо</text:span><text:span text:style-name="T413">о</text:span><text:span text:style-name="T344">.</text:span><text:span text:style-name="T451"> </text:span><text:span text:style-name="T341">~</text:span><text:span text:style-name="T415"> </text:span><text:span text:style-name="T341">kal</text:span><text:span text:style-name="T375">m</text:span><text:span text:style-name="T341">ak</text:span><text:span text:style-name="T398"> </text:span><text:span text:style-name="T346">1</text:span><text:span text:style-name="T341">)</text:span><text:span text:style-name="T452"> </text:span><text:span text:style-name="T362">ачк</text:span><text:span text:style-name="T344">а</text:span><text:span text:style-name="T465"> </text:span><text:span text:style-name="T362">калу</text:span><text:span text:style-name="T344">у.</text:span></text:p>
          <text:p text:style-name="P179"><text:span text:style-name="T341">2) <text:s/></text:span><text:span text:style-name="T464"><text:s/></text:span><text:span text:style-name="T344">кедейл</text:span><text:span text:style-name="T351">ен</text:span><text:span text:style-name="T344">үү, <text:s/></text:span><text:span text:style-name="T451"><text:s/></text:span><text:span text:style-name="T362">жакырлану</text:span><text:span text:style-name="T344">у. <text:s/></text:span><text:span text:style-name="T463"><text:s/></text:span><text:span text:style-name="T341">aç</text:span></text:p>
          <text:p text:style-name="P104"><text:span text:style-name="T17">gö</text:span><text:span text:style-name="T77">z</text:span><text:span text:style-name="T22">l</text:span><text:span text:style-name="T17">ü</text:span><text:span text:style-name="T299"> </text:span><text:span text:style-name="T47">а</text:span><text:span text:style-name="T5">ч</text:span><text:span text:style-name="T138"> </text:span><text:span text:style-name="T47">кө</text:span><text:span text:style-name="T5">з.</text:span><text:span text:style-name="T138"> </text:span><text:span text:style-name="T17">~</text:span><text:span text:style-name="T194"> </text:span><text:span text:style-name="T17">kurt</text:span><text:span text:style-name="T308"> </text:span><text:span text:style-name="T17">gibi</text:span><text:span text:style-name="T132"> </text:span><text:span text:style-name="T47">а</text:span><text:span text:style-name="T5">ч</text:span><text:span text:style-name="T138"> </text:span><text:span text:style-name="T47">к</text:span><text:span text:style-name="T5">а-</text:span><text:span text:style-name="T8"> </text:span><text:span text:style-name="T5">рышкы</text:span><text:span text:style-name="T28">р</text:span><text:span text:style-name="T5">д</text:span><text:span text:style-name="T28">а</text:span><text:span text:style-name="T114">й</text:span><text:span text:style-name="T5">.</text:span><text:span text:style-name="T209"> </text:span><text:span text:style-name="T17">a</text:span><text:span text:style-name="T22">cı</text:span><text:span text:style-name="T17">n</text:span><text:span text:style-name="T77">d</text:span><text:span text:style-name="T17">an</text:span><text:span text:style-name="T233"> </text:span><text:span text:style-name="T17">ö</text:span><text:span text:style-name="T22">l</text:span><text:span text:style-name="T17">mek</text:span><text:span text:style-name="T110"> </text:span><text:span text:style-name="T17">1)</text:span><text:span text:style-name="T28">а</text:span><text:span text:style-name="T114">б</text:span><text:span text:style-name="T5">-</text:span><text:span text:style-name="T8"> </text:span><text:span text:style-name="T5">дан</text:span><text:span text:style-name="T213"> </text:span><text:span text:style-name="T47">ачк</text:span><text:span text:style-name="T5">а</text:span><text:span text:style-name="T114"> </text:span><text:span text:style-name="T5">бо</text:span><text:span text:style-name="T28">л</text:span><text:span text:style-name="T47">у</text:span><text:span text:style-name="T5">у,</text:span><text:span text:style-name="T213"> </text:span><text:span text:style-name="T47">өзө</text:span><text:span text:style-name="T5">р</text:span><text:span text:style-name="T47">ү</text:span><text:span text:style-name="T114">ү</text:span><text:span text:style-name="T5">.</text:span><text:span text:style-name="T114"> </text:span><text:span text:style-name="T17">2)</text:span><text:span text:style-name="T116"> </text:span><text:span text:style-name="T47">ачкадан</text:span></text:p>
          <text:p text:style-name="P104"><text:span text:style-name="T47">өлү</text:span><text:span text:style-name="T114">ү</text:span><text:span text:style-name="T5">.</text:span><text:span text:style-name="T284"> </text:span><text:span text:style-name="T17">3)</text:span><text:span text:style-name="T327"> </text:span><text:span text:style-name="T5">ко</text:span><text:span text:style-name="T28">л</text:span><text:span text:style-name="T47">у</text:span><text:span text:style-name="T5">нда</text:span><text:span text:style-name="T200"> </text:span><text:span text:style-name="T47">т</text:span><text:span text:style-name="T5">ү</text:span><text:span text:style-name="T47">г</text:span><text:span text:style-name="T5">ү/</text:span><text:span text:style-name="T325"> </text:span><text:span text:style-name="T28">ж</text:span><text:span text:style-name="T47">у</text:span><text:span text:style-name="T79">г</text:span><text:span text:style-name="T5">у</text:span><text:span text:style-name="T325"> </text:span><text:span text:style-name="T47">ка</text:span><text:span text:style-name="T5">л-</text:span><text:span text:style-name="T8"> </text:span><text:span text:style-name="T5">боо.</text:span><text:span text:style-name="T290"> </text:span><text:span text:style-name="T17">~</text:span><text:span text:style-name="T292"> </text:span><text:span text:style-name="T17">su</text:span><text:span text:style-name="T77">s</text:span><text:span text:style-name="T17">uz</text:span><text:span text:style-name="T272"> </text:span><text:span text:style-name="T17">kal</text:span><text:span text:style-name="T77">m</text:span><text:span text:style-name="T17">ak</text:span><text:span text:style-name="T124"> </text:span><text:span text:style-name="T47">там</text:span><text:span text:style-name="T28">а</text:span><text:span text:style-name="T5">к</text:span><text:span text:style-name="T47">-</text:span><text:span text:style-name="T5">ашсы</text:span><text:span text:style-name="T47">з</text:span><text:span text:style-name="T5">,</text:span><text:span text:style-name="T9"> </text:span><text:span text:style-name="T47">суусу</text:span><text:span text:style-name="T5">з</text:span><text:span text:style-name="T79"> </text:span><text:span text:style-name="T47">калу</text:span><text:span text:style-name="T5">у.</text:span></text:p>
          <text:p text:style-name="P106"><text:span text:style-name="T16">aça</text:span><text:span text:style-name="T21">c</text:span><text:span text:style-name="T16">ak</text:span><text:span text:style-name="T168"> </text:span><text:span text:style-name="T16">1.</text:span><text:span text:style-name="T227"> </text:span><text:span text:style-name="T46">(</text:span><text:span text:style-name="T40">би</text:span><text:span text:style-name="T52">р</text:span><text:span text:style-name="T173"> </text:span><text:span text:style-name="T52">нерс</text:span><text:span text:style-name="T40">е</text:span><text:span text:style-name="T52">ни</text:span><text:span text:style-name="T4">)</text:span><text:span text:style-name="T182"> </text:span><text:span text:style-name="T46">ачка</text:span><text:span text:style-name="T4">н</text:span><text:span text:style-name="T171"> </text:span><text:span text:style-name="T46">кура</text:span><text:span text:style-name="T4">л,</text:span><text:span text:style-name="T9"> </text:span><text:span text:style-name="T46">ачкы</text:span><text:span text:style-name="T4">ч </text:span><text:span text:style-name="T52">(мис.</text:span><text:span text:style-name="T128"> </text:span><text:span text:style-name="T52">к</text:span><text:span text:style-name="T40">о</text:span><text:span text:style-name="T52">нсер</text:span><text:span text:style-name="T40">в</text:span><text:span text:style-name="T52">ан</text:span><text:span text:style-name="T40">ы</text:span><text:span text:style-name="T52">, </text:span><text:span text:style-name="T287"><text:s/></text:span><text:span text:style-name="T52">ши</text:span><text:span text:style-name="T40">ш</text:span><text:span text:style-name="T52">ени</text:span><text:span text:style-name="T59"> </text:span><text:span text:style-name="T24">ж</text:span><text:span text:style-name="T52">.</text:span><text:span text:style-name="T64"> </text:span><text:span text:style-name="T52">б.</text:span><text:span text:style-name="T64"> </text:span><text:span text:style-name="T52">)</text:span><text:span text:style-name="T304"> </text:span><text:span text:style-name="T52">. </text:span><text:span text:style-name="T234"><text:s/></text:span><text:span text:style-name="T16">2.</text:span><text:span text:style-name="T35"> </text:span><text:span text:style-name="T46">(</text:span><text:span text:style-name="T24">и</text:span><text:span text:style-name="T52">чте</text:span><text:span text:style-name="T24">й</text:span><text:span text:style-name="T52">ди</text:span><text:span text:style-name="T217"> </text:span><text:span text:style-name="T52">ачуу</text:span><text:span text:style-name="T335"> </text:span><text:span text:style-name="T52">үч</text:span><text:span text:style-name="T40">ү</text:span><text:span text:style-name="T52">н</text:span><text:span text:style-name="T90"> </text:span><text:span text:style-name="T52">та-</text:span></text:p>
          <text:p text:style-name="P105"><text:span text:style-name="T53">ма</text:span><text:span text:style-name="T25">к</text:span><text:span text:style-name="T53">т</text:span><text:span text:style-name="T25">а</text:span><text:span text:style-name="T53">н</text:span><text:span text:style-name="T278"> </text:span><text:span text:style-name="T41">мурд</text:span><text:span text:style-name="T53">а</text:span><text:span text:style-name="T188"> </text:span><text:span text:style-name="T41">ичилге</text:span><text:span text:style-name="T113">н</text:span><text:span text:style-name="T53">) </text:span><text:span text:style-name="T190"><text:s/></text:span><text:span text:style-name="T47">ич</text:span><text:span text:style-name="T5">и</text:span><text:span text:style-name="T47">мд</text:span><text:span text:style-name="T5">ик.</text:span></text:p>
          <text:list xml:id="list105743967718456" text:continue-numbering="true" text:style-name="WW8Num4">
            <text:list-item>
              <text:p text:style-name="P107"><text:span text:style-name="T47">учтагы</text:span><text:span text:style-name="T5">ч</text:span><text:span text:style-name="T243"> </text:span><text:span text:style-name="T47">(</text:span><text:span text:style-name="T41">к</text:span><text:span text:style-name="T53">а</text:span><text:span text:style-name="T41">р</text:span><text:span text:style-name="T53">а</text:span><text:span text:style-name="T25">н</text:span><text:span text:style-name="T53">д</text:span><text:span text:style-name="T25">аш</text:span><text:span text:style-name="T53">ты</text:span><text:span text:style-name="T47">).</text:span></text:p>
            </text:list-item>
          </text:list>
          <text:p text:style-name="P101"><text:span text:style-name="T17">aça</text:span><text:span text:style-name="T77">l</text:span><text:span text:style-name="T17">ya</text:span><text:span text:style-name="T247"> </text:span><text:span text:style-name="T25">бо</text:span><text:span text:style-name="T53">т.</text:span><text:span text:style-name="T220"> </text:span><text:span text:style-name="T28">а</text:span><text:span text:style-name="T5">з</text:span><text:span text:style-name="T47">ал</text:span><text:span text:style-name="T5">ия,</text:span><text:span text:style-name="T266"> </text:span><text:span text:style-name="T47">а</text:span><text:span text:style-name="T5">з</text:span><text:span text:style-name="T47">але</text:span><text:span text:style-name="T5">я.</text:span></text:p>
          <text:p text:style-name="P108"><text:span text:style-name="T17">açar</text:span><text:span text:style-name="T252"> </text:span><text:span text:style-name="T22">1</text:span><text:span text:style-name="T17">.</text:span><text:span text:style-name="T158"> </text:span><text:span text:style-name="T47">ачкы</text:span><text:span text:style-name="T5">ч.</text:span><text:span text:style-name="T248"> </text:span><text:span text:style-name="T17">2.</text:span><text:span text:style-name="T247"> </text:span><text:span text:style-name="T5">ичте</text:span><text:span text:style-name="T47">йд</text:span><text:span text:style-name="T5">и</text:span><text:span text:style-name="T249"> </text:span><text:span text:style-name="T47">ачка</text:span><text:span text:style-name="T5">н,</text:span><text:span text:style-name="T243"> </text:span><text:span text:style-name="T47">сала</text:span><text:span text:style-name="T114">т</text:span><text:span text:style-name="T5">.</text:span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785cm" fo:margin-right="0cm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7.299cm" fo:margin-right="0cm" fo:margin-top="0.104cm" fo:margin-bottom="0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37cm" fo:margin-right="0cm" fo:margin-top="0.131cm" fo:margin-bottom="0cm" loext:contextual-spacing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537cm" style:type="center"/>
          <style:tab-stop style:position="15.074cm" style:type="right"/>
        </style:tab-stops>
      </style:paragraph-properties>
    </style:style>
    <style:style style:name="WW8Num1z0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ize="10pt" fo:letter-spacing="-0.002cm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 style:text-scale="105%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 style:text-scale="112%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0pt" fo:letter-spacing="-0.002cm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 style:text-scale="112%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Body_20_Text_20_Char" style:display-name="Body Text Char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A" style:num-letter-sync="true">
        <style:list-level-properties text:list-level-position-and-space-mode="label-alignment">
          <style:list-level-label-alignment text:label-followed-by="listtab" fo:text-indent="-12.158cm"/>
        </style:list-level-properties>
      </text:list-level-style-number>
      <text:list-level-style-bullet text:level="2" text:style-name="WW8Num1z1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5">
        <style:list-level-properties text:list-level-position-and-space-mode="label-alignment">
          <style:list-level-label-alignment text:label-followed-by="listtab" fo:text-indent="-0.349cm"/>
        </style:list-level-properties>
      </text:list-level-style-number>
      <text:list-level-style-number text:level="2" text:style-name="WW8Num2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508cm"/>
        </style:list-level-properties>
      </text:list-level-style-number>
      <text:list-level-style-bullet text:level="3" text:style-name="WW8Num2z2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 text:start-value="2">
        <style:list-level-properties text:list-level-position-and-space-mode="label-alignment">
          <style:list-level-label-alignment text:label-followed-by="listtab" fo:text-indent="-0.459cm"/>
        </style:list-level-properties>
      </text:list-level-style-number>
      <text:list-level-style-bullet text:level="2" text:style-name="WW8Num3z1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4cm"/>
        </style:list-level-properties>
      </text:list-level-style-number>
      <text:list-level-style-number text:level="2" text:style-name="WW8Num4z0" style:num-suffix="." style:num-format="1" text:start-value="3">
        <style:list-level-properties text:list-level-position-and-space-mode="label-alignment">
          <style:list-level-label-alignment text:label-followed-by="listtab" fo:text-indent="-0.406cm"/>
        </style:list-level-properties>
      </text:list-level-style-number>
      <text:list-level-style-bullet text:level="3" text:style-name="WW8Num4z2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0.353cm" style:punctuation-wrap="simple" style:line-break="normal"/>
      <style:text-properties fo:font-size="10pt" fo:language="ky" fo:country="KG" style:font-size-asian="10pt" style:language-asian="ky" style:country-asian="KG" style:font-size-complex="10pt"/>
    </style:style>
    <style:style style:name="MP2" style:family="paragraph" style:parent-style-name="Standard">
      <style:paragraph-properties fo:margin-left="0.071cm" fo:margin-right="0cm" fo:line-height="0.467cm" fo:text-indent="0cm" style:auto-text-indent="false" style:punctuation-wrap="simple" style:line-break="normal"/>
    </style:style>
    <style:style style:name="MP3" style:family="paragraph" style:parent-style-name="Standard">
      <style:paragraph-properties style:punctuation-wrap="simple" style:line-break="normal"/>
      <style:text-properties fo:font-size="5pt" style:font-size-asian="5pt" style:font-size-complex="5pt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2cm" fo:border="none"/>
    </style:style>
    <style:page-layout style:name="Mpm1">
      <style:page-layout-properties fo:page-width="21.001cm" fo:page-height="29.7cm" style:num-format="1" style:print-orientation="portrait" fo:margin-top="2.787cm" fo:margin-bottom="4.89cm" fo:margin-left="2.963cm" fo:margin-right="2.963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2cm" fo:margin-top="0.23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4.89cm" fo:margin-left="2.963cm" fo:margin-right="2.96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87cm" fo:margin-bottom="2.688cm" style:dynamic-spacing="true"/>
      </style:header-style>
      <style:footer-style>
        <style:header-footer-properties fo:min-height="0.332cm" fo:margin-top="0.233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char" svg:x="10.218cm" svg:y="24.426cm" svg:width="0.564cm" svg:height="0.494cm" draw:z-index="1"><draw:text-box><text:p text:style-name="MP2"><text:page-number text:select-page="current">34</text:page-number></text:p></draw:text-box></draw:frame></text:p>
      </style:footer>
    </style:master-page>
    <style:master-page style:name="Convert_20_1" style:display-name="Convert 1" style:page-layout-name="Mpm1">
      <style:footer>
        <text:p text:style-name="Footer"/>
      </style:footer>
    </style:master-page>
    <style:master-page style:name="Convert_20_2" style:display-name="Convert 2" style:page-layout-name="Mpm1">
      <style:footer>
        <text:p text:style-name="Footer"/>
      </style:footer>
    </style:master-page>
    <style:master-page style:name="Convert_20_3" style:display-name="Convert 3" style:page-layout-name="Mpm1">
      <style:footer>
        <text:p text:style-name="Footer"/>
      </style:footer>
    </style:master-page>
    <style:master-page style:name="Convert_20_4" style:display-name="Convert 4" style:page-layout-name="Mpm2">
      <style:header>
        <text:p text:style-name="MP3"/>
      </style:header>
      <style:footer>
        <text:p text:style-name="MP1"><draw:frame draw:style-name="Mfr1" draw:name="Frame2" text:anchor-type="char" svg:x="10.112cm" svg:y="24.426cm" svg:width="0.776cm" svg:height="0.494cm" draw:z-index="0"><draw:text-box><text:p text:style-name="MP2"><text:page-number text:select-page="current">37</text:page-number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dyr</meta:initial-creator>
    <meta:creation-date>2016-12-06T14:08:00</meta:creation-date>
    <dc:date>2016-12-08T10:57:42.928000000</dc:date>
    <meta:editing-cycles>3</meta:editing-cycles>
    <meta:editing-duration>PT10M26S</meta:editing-duration>
    <meta:generator>LibreOffice/5.0.3.2$Windows_x86 LibreOffice_project/e5f16313668ac592c1bfb310f4390624e3dbfb75</meta:generator>
    <meta:document-statistic meta:table-count="0" meta:image-count="0" meta:object-count="0" meta:page-count="4" meta:paragraph-count="217" meta:word-count="1625" meta:character-count="10820" meta:non-whitespace-character-count="9175"/>
  </office:meta>
</office:document-meta>
</file>